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6437in"/>
    </style:style>
    <style:style style:name="co3" style:family="table-column">
      <style:table-column-properties fo:break-before="auto" style:column-width="1.2236in"/>
    </style:style>
    <style:style style:name="co4" style:family="table-column">
      <style:table-column-properties fo:break-before="auto" style:column-width="0.3374in"/>
    </style:style>
    <style:style style:name="co5" style:family="table-column">
      <style:table-column-properties fo:break-before="auto" style:column-width="0.6374in"/>
    </style:style>
    <style:style style:name="co6" style:family="table-column">
      <style:table-column-properties fo:break-before="auto" style:column-width="0.2646in"/>
    </style:style>
    <style:style style:name="co7" style:family="table-column">
      <style:table-column-properties fo:break-before="auto" style:column-width="0.4098in"/>
    </style:style>
    <style:style style:name="co8" style:family="table-column">
      <style:table-column-properties fo:break-before="auto" style:column-width="0.4827in"/>
    </style:style>
    <style:style style:name="co9" style:family="table-column">
      <style:table-column-properties fo:break-before="auto" style:column-width="0.4516in"/>
    </style:style>
    <style:style style:name="co10" style:family="table-column">
      <style:table-column-properties fo:break-before="auto" style:column-width="1.0319in"/>
    </style:style>
    <style:style style:name="co11" style:family="table-column">
      <style:table-column-properties fo:break-before="auto" style:column-width="1.1043in"/>
    </style:style>
    <style:style style:name="co12" style:family="table-column">
      <style:table-column-properties fo:break-before="auto" style:column-width="1.1772in"/>
    </style:style>
    <style:style style:name="co13" style:family="table-column">
      <style:table-column-properties fo:break-before="auto" style:column-width="0.9591in"/>
    </style:style>
    <style:style style:name="co14" style:family="table-column">
      <style:table-column-properties fo:break-before="auto" style:column-width="0.1925in"/>
    </style:style>
    <style:style style:name="co15" style:family="table-column">
      <style:table-column-properties fo:break-before="auto" style:column-width="0.5547in"/>
    </style:style>
    <style:style style:name="co16" style:family="table-column">
      <style:table-column-properties fo:break-before="auto" style:column-width="1.1457in"/>
    </style:style>
    <style:style style:name="co17" style:family="table-column">
      <style:table-column-properties fo:break-before="auto" style:column-width="1.2181in"/>
    </style:style>
    <style:style style:name="co18" style:family="table-column">
      <style:table-column-properties fo:break-before="auto" style:column-width="1.0008in"/>
    </style:style>
    <style:style style:name="co19" style:family="table-column">
      <style:table-column-properties fo:break-before="auto" style:column-width="1.0728in"/>
    </style:style>
    <style:style style:name="co20" style:family="table-column">
      <style:table-column-properties fo:break-before="auto" style:column-width="0.3063in"/>
    </style:style>
    <style:style style:name="co21" style:family="table-column">
      <style:table-column-properties fo:break-before="auto" style:column-width="0.3783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11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ext-properties fo:font-size="10pt" style:font-size-asian="10pt" style:font-size-complex="10pt"/>
    </style:style>
    <style:style style:name="ce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 style:data-style-name="N118"/>
    <style:style style:name="ce6" style:family="table-cell" style:parent-style-name="Default" style:data-style-name="N118">
      <style:text-properties fo:font-size="12pt" style:font-size-asian="12pt" style:font-size-complex="12pt"/>
    </style:style>
    <style:style style:name="ce7" style:family="table-cell" style:parent-style-name="Default" style:data-style-name="N118"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0">
      <style:text-properties fo:font-size="12pt" style:font-size-asian="12pt" style:font-size-complex="12pt"/>
    </style:style>
    <style:style style:name="ce9" style:family="table-cell" style:parent-style-name="Default" style:data-style-name="N0"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 style:data-style-name="N84">
      <style:text-properties fo:font-size="12pt" fo:font-weight="bold" style:font-size-asian="12pt" style:font-size-complex="12pt"/>
    </style:style>
    <style:style style:name="ce11" style:family="table-cell" style:parent-style-name="Default" style:data-style-name="N118">
      <style:text-properties fo:font-size="10pt" style:font-size-asian="10pt" style:font-size-complex="10pt"/>
    </style:style>
    <style:style style:name="ce12" style:family="table-cell" style:parent-style-name="Default" style:data-style-name="N0">
      <style:text-properties fo:font-size="10pt" style:font-size-asian="10pt" style:font-size-complex="10pt"/>
    </style:style>
    <style:style style:name="ce13" style:family="table-cell" style:parent-style-name="Default" style:data-style-name="N0">
      <style:text-properties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 style:data-style-name="N84"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/>
      <style:paragraph-properties fo:text-align="start"/>
    </style:style>
    <style:style style:name="ce16" style:family="table-cell" style:parent-style-name="Default" style:data-style-name="N37"/>
    <style:style style:name="gr1" style:family="graphic">
      <style:graphic-properties draw:stroke="solid" svg:stroke-color="#000000" draw:fill="none" draw:textarea-horizontal-align="center" draw:textarea-vertical-align="middle" draw:ole-draw-aspect="1"/>
    </style:style>
    <style:style style:name="gr2" style:family="graphic">
      <style:graphic-properties draw:stroke="none" svg:stroke-color="#000000" draw:fill="none" draw:fill-color="#ffffff" fo:min-height="0.1992in"/>
    </style:style>
    <style:style style:name="gr3" style:family="graphic">
      <style:graphic-properties draw:stroke="none" svg:stroke-color="#000000" draw:fill="none" draw:fill-color="#ffffff" fo:min-height="0.2197in"/>
    </style:style>
    <style:style style:name="gr4" style:family="graphic">
      <style:graphic-properties draw:stroke="none" svg:stroke-color="#000000" draw:fill="none" draw:fill-color="#ffffff" fo:min-height="0.1988in"/>
    </style:style>
    <style:style style:name="gr5" style:family="graphic">
      <style:graphic-properties svg:stroke-color="#000000" draw:fill-color="#ffffff" draw:textarea-horizontal-align="center" draw:textarea-vertical-align="middle"/>
    </style:style>
    <style:style style:name="gr6" style:family="graphic">
      <style:graphic-properties draw:stroke="none" svg:stroke-color="#000000" draw:fill="none" draw:fill-color="#ffffff" fo:min-height="0.2929in"/>
    </style:style>
    <style:style style:name="gr7" style:family="graphic">
      <style:graphic-properties fo:border="none"/>
    </style:style>
    <style:style style:name="gr8" style:family="graphic">
      <style:graphic-properties draw:stroke="none" svg:stroke-color="#000000" draw:fill="none" draw:fill-color="#ffffff" fo:min-height="0.2717in"/>
    </style:style>
    <style:style style:name="P1" style:family="paragraph">
      <style:paragraph-properties fo:text-align="center"/>
    </style:style>
    <style:style style:name="P2" style:family="paragraph">
      <style:text-properties style:font-name="Arial" fo:font-size="11pt" style:font-size-asian="11pt" style:font-size-complex="11pt"/>
    </style:style>
    <style:style style:name="P3" style:family="paragraph">
      <style:text-properties style:font-name="Arial" fo:font-size="16pt" style:font-size-asian="16pt" style:font-size-complex="16pt"/>
    </style:style>
    <style:style style:name="P4" style:family="paragraph">
      <style:paragraph-properties fo:text-align="start"/>
      <style:text-properties style:text-line-through-style="none" fo:font-family="Arial" style:font-style-name="Regular" style:font-family-generic="swiss" fo:font-size="11pt" fo:font-style="normal" style:text-underline-style="none"/>
    </style:style>
    <style:style style:name="P5" style:family="paragraph">
      <style:paragraph-properties fo:text-align="start"/>
      <style:text-properties style:text-line-through-style="none" fo:font-family="Arial" style:font-style-name="Bold" style:font-family-generic="swiss" fo:font-size="16pt" fo:font-style="normal" style:text-underline-style="none" fo:font-weight="bold"/>
    </style:style>
    <style:style style:name="P6" style:family="paragraph">
      <style:text-properties style:font-name="Arial" fo:font-size="14pt" fo:font-weight="bold" style:font-size-asian="14pt" style:font-weight-asian="bold" style:font-size-complex="14pt" style:font-weight-complex="bold"/>
    </style:style>
    <style:style style:name="P7" style:family="paragraph">
      <style:paragraph-properties fo:text-align="start"/>
      <style:text-properties style:text-line-through-style="none" fo:font-family="Arial" style:font-style-name="Bold" style:font-family-generic="swiss" fo:font-size="15pt" fo:font-style="normal" style:text-underline-style="none" fo:font-weight="bold"/>
    </style:style>
    <style:style style:name="T1" style:family="text">
      <style:text-properties style:font-name="Arial" fo:font-size="11pt" style:font-size-asian="11pt" style:font-size-complex="11pt"/>
    </style:style>
    <style:style style:name="T2" style:family="text">
      <style:text-properties style:font-name="Arial" fo:font-size="16pt" fo:font-weight="bold" style:font-size-asian="16pt" style:font-weight-asian="bold" style:font-size-complex="16pt" style:font-weight-complex="bold"/>
    </style:style>
    <style:style style:name="T3" style:family="text">
      <style:text-properties style:font-name="Arial" fo:font-size="14pt" fo:font-weight="bold" style:font-size-asian="14pt" style:font-weight-asian="bold" style:font-size-complex="14pt" style:font-weight-complex="bold"/>
    </style:style>
  </office:automatic-styles>
  <office:body>
    <office:spreadsheet>
      <table:table table:name="Total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1" table:number-columns-repeated="1021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6" table:formula="of:=[Aggregates.H1] / 100" office:value-type="percentage" office:value="0.035">
            <text:p>3.5%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>
            <text:p>Projected Total Seroprev:</text:p>
          </table:table-cell>
          <table:table-cell table:style-name="ce7" table:formula="of:=[Aggregates.I1] / 100" office:value-type="percentage" office:value="0.052">
            <text:p>5.2%</text:p>
          </table:table-cell>
          <table:table-cell table:number-columns-repeated="1021"/>
        </table:table-row>
        <table:table-row table:style-name="ro2">
          <table:table-cell table:style-name="ce1" table:number-columns-repeated="2"/>
          <table:table-cell table:style-name="ce6" table:formula="of:=[Aggregates.J1] / 100" office:value-type="percentage" office:value="0.254">
            <text:p>25.4%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6"/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8" table:formula="of:=[Aggregates.K1]" office:value-type="float" office:value="3433">
            <text:p>3433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3" office:value-type="string">
            <text:p>Projected Total Mortality:</text:p>
          </table:table-cell>
          <table:table-cell table:style-name="ce9" table:formula="of:=[Aggregates.L1]" office:value-type="float" office:value="4017">
            <text:p>4017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8" table:formula="of:=[Aggregates.M1]" office:value-type="float" office:value="15220">
            <text:p>15220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6"/>
          <table:table-cell table:style-name="ce1" table:number-columns-repeated="1021"/>
        </table:table-row>
        <table:table-row table:style-name="ro2">
          <table:table-cell table:style-name="ce1"/>
          <table:table-cell table:style-name="ce3" office:value-type="string">
            <text:p>As Of Date:</text:p>
          </table:table-cell>
          <table:table-cell table:style-name="ce10" table:formula="of:=MAX([ResultsData.B1:.B1000])" office:value-type="date" office:date-value="2020-10-31">
            <text:p>2020-10-31</text:p>
          </table:table-cell>
          <table:table-cell table:style-name="ce1" table:number-columns-repeated="1021"/>
        </table:table-row>
        <table:table-row table:style-name="ro2" table:number-rows-repeated="2">
          <table:table-cell table:style-name="ce2" table:number-columns-repeated="2"/>
          <table:table-cell table:style-name="ce11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>
          <table:table-cell table:style-name="ce2"/>
          <table:table-cell table:style-name="ce4"/>
          <table:table-cell table:style-name="ce13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4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 table:number-rows-repeated="3">
          <table:table-cell table:number-columns-repeated="1024"/>
        </table:table-row>
        <table:table-row table:style-name="ro2" table:number-rows-repeated="3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ransmission" table:style-name="ta1" table:print="false">
        <office:forms form:automatic-focus="false" form:apply-design-mode="false">
          <form:form form:name="DoublingTime" form:apply-filter="true" form:command-type="table" form:control-implementation="ooo:com.sun.star.form.component.Form" office:target-frame="" xlink:href="" xlink:type="simple">
            <form:textarea form:name="REffBaseline" form:control-implementation="ooo:com.sun.star.form.component.TextField" xml:id="control1" form:id="control1" form:readonly="true" form:convert-empty-to-null="true" form:linked-cell="Transmission.B5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REffLowerBound" form:control-implementation="ooo:com.sun.star.form.component.TextField" xml:id="control2" form:id="control2" form:readonly="true" form:convert-empty-to-null="true" form:linked-cell="Transmission.B4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 form:name="DoublingTime" form:control-implementation="ooo:com.sun.star.form.component.TextField" xml:id="control3" form:id="control3" form:readonly="true" form:convert-empty-to-null="true" form:linked-cell="Transmission.B3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</form:form>
        </office:forms>
        <table:table-column table:style-name="co1" table:number-columns-repeated="12" table:default-cell-style-name="Default"/>
        <table:table-row table:style-name="ro1">
          <table:table-cell table:number-columns-repeated="12"/>
        </table:table-row>
        <table:table-row table:style-name="ro1">
          <table:table-cell/>
          <table:table-cell>
            <draw:frame table:end-cell-address="Transmission.P35" table:end-x="0.8894in" table:end-y="0.1563in" draw:z-index="0" draw:style-name="gr1" draw:text-style-name="P1" svg:width="13.335in" svg:height="5.8575in" svg:x="0.0004in" svg:y="0.1665in">
              <draw:object draw:notify-on-update-of-ranges="ResultsData.B1:ResultsData.B1000 ResultsData.Q1:ResultsData.Q1000 ResultsData.R1:ResultsData.R1000 ResultsData.S1:ResultsData.S1000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"/>
        </table:table-row>
        <table:table-row table:style-name="ro1">
          <table:table-cell/>
          <table:table-cell table:formula="of:=IF([$Aggregates.$G1] = 1; &quot;unstable&quot;; CONCATENATE([$Aggregates.$E1]; &quot; days&quot;))" office:value-type="string" office:string-value="unstable">
            <text:p>unstable</text:p>
          </table:table-cell>
          <table:table-cell table:number-columns-repeated="10"/>
        </table:table-row>
        <table:table-row table:style-name="ro1">
          <table:table-cell/>
          <table:table-cell table:formula="of:=CONCATENATE(&quot;(&quot;; [$Aggregates.A1]; &quot; - &quot;; [$Aggregates.C1]; &quot;)&quot;)" office:value-type="string" office:string-value="(0.9 - 1.17)">
            <text:p>(0.9 - 1.17)</text:p>
          </table:table-cell>
          <table:table-cell table:number-columns-repeated="6"/>
          <table:table-cell>
            <draw:frame table:end-cell-address="Transmission.J5" table:end-x="0.5378in" table:end-y="0.0843in" draw:z-index="1" draw:style-name="gr2" draw:text-style-name="P2" svg:width="0.6256in" svg:height="0.1992in" svg:x="0.8012in" svg:y="0.063in">
              <draw:text-box>
                <text:p><text:span text:style-name="T1">Low</text:span></text:p>
              </draw:text-box>
            </draw:frame>
          </table:table-cell>
          <table:table-cell/>
          <table:table-cell>
            <draw:frame table:end-cell-address="Transmission.L5" table:end-x="0.0504in" table:end-y="0.1047in" draw:z-index="2" draw:style-name="gr3" draw:text-style-name="P2" svg:width="0.8669in" svg:height="0.2197in" svg:x="0.0724in" svg:y="0.063in">
              <draw:text-box>
                <text:p><text:span text:style-name="T1">Baseline</text:span></text:p>
              </draw:text-box>
            </draw:frame>
          </table:table-cell>
          <table:table-cell>
            <draw:frame table:end-cell-address="Transmission.M5" table:end-x="0.3402in" table:end-y="0.0839in" draw:z-index="3" draw:style-name="gr4" draw:text-style-name="P2" svg:width="0.8449in" svg:height="0.1988in" svg:x="0.3843in" svg:y="0.063in">
              <draw:text-box>
                <text:p><text:span text:style-name="T1">High</text:span></text:p>
              </draw:text-box>
            </draw:frame>
          </table:table-cell>
        </table:table-row>
        <table:table-row table:style-name="ro1">
          <table:table-cell/>
          <table:table-cell table:style-name="ce15" table:formula="of:=[$Aggregates.$B1]" office:value-type="float" office:value="0.95">
            <text:p>0.95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>
            <draw:rect table:end-cell-address="Transmission.G13" table:end-x="0.8457in" table:end-y="0.1453in" draw:z-index="6" draw:style-name="gr5" draw:text-style-name="P1" svg:width="3.2047in" svg:height="1.1193in" svg:x="0.3079in" svg:y="0.0929in">
              <text:p/>
            </draw:rect>
          </table:table-cell>
          <table:table-cell table:number-columns-repeated="8"/>
        </table:table-row>
        <table:table-row table:style-name="ro1">
          <table:table-cell table:number-columns-repeated="3"/>
          <table:table-cell>
            <draw:frame table:end-cell-address="Transmission.F10" table:end-x="0.1441in" table:end-y="0.0535in" draw:z-index="8" draw:style-name="gr6" draw:text-style-name="P3" svg:width="1.4835in" svg:height="0.2929in" svg:x="0.4386in" svg:y="0.1161in">
              <draw:text-box>
                <text:p><text:span text:style-name="T2">Current R-eff:</text:span></text:p>
              </draw:text-box>
            </draw:frame>
          </table:table-cell>
          <table:table-cell/>
          <table:table-cell>
            <draw:control table:end-cell-address="Transmission.G10" table:end-x="0.8343in" table:end-y="0.0213in" draw:z-index="4" draw:style-name="gr7" draw:text-style-name="P4" svg:width="0.9551in" svg:height="0.2091in" svg:x="0.7681in" svg:y="0.1677in" draw:control="control2"/>
            <draw:control table:end-cell-address="Transmission.F10" table:end-x="0.713in" table:end-y="0.0114in" draw:z-index="7" draw:style-name="gr7" draw:text-style-name="P5" svg:width="0.5161in" svg:height="0.2512in" svg:x="0.1969in" svg:y="0.1157in" draw:control="control1"/>
          </table:table-cell>
          <table:table-cell table:number-columns-repeated="6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3"/>
          <table:table-cell>
            <draw:frame table:end-cell-address="Transmission.F12" table:end-x="0.1642in" table:end-y="0.1547in" draw:z-index="9" draw:style-name="gr8" draw:text-style-name="P6" svg:width="1.4839in" svg:height="0.2717in" svg:x="0.4583in" svg:y="0.0606in">
              <draw:text-box>
                <text:p><text:span text:style-name="T3">Doubling Time:</text:span></text:p>
              </draw:text-box>
            </draw:frame>
          </table:table-cell>
          <table:table-cell/>
          <table:table-cell>
            <draw:control table:end-cell-address="Transmission.G12" table:end-x="0.2862in" table:end-y="0.1362in" draw:z-index="5" draw:style-name="gr7" draw:text-style-name="P7" svg:width="0.9657in" svg:height="0.2823in" svg:x="0.2094in" svg:y="0.0315in" draw:control="control3"/>
          </table:table-cell>
          <table:table-cell table:number-columns-repeated="6"/>
        </table:table-row>
      </table:table>
      <table:table table:name="REff" table:style-name="ta1" table:print="false">
        <table:table-column table:style-name="co1" table:number-columns-repeated="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/>
          <table:table-cell>
            <draw:frame table:end-cell-address="REff.P35" table:end-x="0.8563in" table:end-y="0.1465in" draw:z-index="0" draw:style-name="gr1" draw:text-style-name="P1" svg:width="13.3024in" svg:height="5.8358in" svg:x="0in" svg:y="0.0004in">
              <draw:object draw:notify-on-update-of-ranges="ResultsData.B35:ResultsData.B1000 ResultsData.AA35:ResultsData.AA1000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</table:table-row>
      </table:table>
      <table:table table:name="Hospitalizations" table:style-name="ta1" table:print="false">
        <table:table-column table:style-name="co1" table:default-cell-style-name="Default"/>
        <table:table-row table:style-name="ro1" table:number-rows-repeated="2">
          <table:table-cell/>
        </table:table-row>
        <table:table-row table:style-name="ro1">
          <table:table-cell>
            <draw:frame table:end-cell-address="Hospitalizations.P35" table:end-x="0.8783in" table:end-y="0.1571in" draw:z-index="0" draw:style-name="gr1" draw:text-style-name="P1" svg:width="13.3287in" svg:height="5.839in" svg:x="0.8846in" svg:y="0.0079in">
              <draw:object draw:notify-on-update-of-ranges="ResultsData.B35:ResultsData.B1000 ResultsData.H35:ResultsData.H1000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</table:table-row>
      </table:table>
      <table:table table:name="TestPositivity" table:style-name="ta1" table:print="false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>
            <draw:frame table:end-cell-address="TestPositivity.P35" table:end-x="0.8673in" table:end-y="0.1571in" draw:z-index="0" draw:style-name="gr1" draw:text-style-name="P1" svg:width="13.3067in" svg:height="5.8571in" svg:x="0.0067in" svg:y="0.1677in">
              <draw:object draw:notify-on-update-of-ranges="ResultsData.B35:ResultsData.B1000 ResultsData.J35:ResultsData.J1000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</table:table-row>
      </table:table>
      <table:table table:name="TestCapacity" table:style-name="ta1" table:print="false">
        <table:table-column table:style-name="co1" table:default-cell-style-name="Default"/>
        <table:table-row table:style-name="ro1">
          <table:table-cell/>
        </table:table-row>
        <table:table-row table:style-name="ro1">
          <table:table-cell>
            <draw:frame table:end-cell-address="TestCapacity.P35" table:end-x="0.8783in" table:end-y="0.1362in" draw:z-index="0" draw:style-name="gr1" draw:text-style-name="P1" svg:width="13.3287in" svg:height="5.8283in" svg:x="0.8846in" svg:y="0.1756in">
              <draw:object draw:notify-on-update-of-ranges="ResultsData.B35:ResultsData.B1000 ResultsData.I35:ResultsData.I1000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</table:table-row>
      </table:table>
      <table:table table:name="ResultsData" table:style-name="ta1" table:print="false">
        <table:table-column table:style-name="co4" table:default-cell-style-name="Default"/>
        <table:table-column table:style-name="co5" table:default-cell-style-name="ce16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3" table:default-cell-style-name="Default"/>
        <table:table-column table:style-name="co4" table:number-columns-repeated="3" table:default-cell-style-name="Default"/>
        <table:table-column table:style-name="co7" table:default-cell-style-name="Default"/>
        <table:table-column table:style-name="co8" table:default-cell-style-name="Default"/>
        <table:table-column table:style-name="co15" table:default-cell-style-name="Default"/>
        <table:table-column table:style-name="co11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number-columns-repeated="3" table:default-cell-style-name="Default"/>
        <table:table-column table:style-name="co13" table:number-columns-repeated="3" table:default-cell-style-name="Default"/>
        <table:table-column table:style-name="co19" table:number-columns-repeated="3" table:default-cell-style-name="Default"/>
        <table:table-row table:style-name="ro1">
          <table:table-cell office:value-type="float" office:value="-34">
            <text:p>-34</text:p>
          </table:table-cell>
          <table:table-cell office:value-type="date" office:date-value="2020-03-12">
            <text:p>03/1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417">
            <text:p>1417</text:p>
          </table:table-cell>
          <table:table-cell office:value-type="float" office:value="1889">
            <text:p>1889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3">
            <text:p>-33</text:p>
          </table:table-cell>
          <table:table-cell office:value-type="date" office:date-value="2020-03-13">
            <text:p>03/1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50">
            <text:p>1250</text:p>
          </table:table-cell>
          <table:table-cell office:value-type="float" office:value="1562">
            <text:p>1562</text:p>
          </table:table-cell>
          <table:table-cell office:value-type="float" office:value="2083">
            <text:p>208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2">
            <text:p>-32</text:p>
          </table:table-cell>
          <table:table-cell office:value-type="date" office:date-value="2020-03-14">
            <text:p>03/1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40">
            <text:p>134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1">
            <text:p>-31</text:p>
          </table:table-cell>
          <table:table-cell office:value-type="date" office:date-value="2020-03-15">
            <text:p>03/1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00">
            <text:p>1300</text:p>
          </table:table-cell>
          <table:table-cell office:value-type="float" office:value="1625">
            <text:p>16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0">
            <text:p>-30</text:p>
          </table:table-cell>
          <table:table-cell office:value-type="date" office:date-value="2020-03-16">
            <text:p>03/1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775">
            <text:p>17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9">
            <text:p>-29</text:p>
          </table:table-cell>
          <table:table-cell office:value-type="date" office:date-value="2020-03-17">
            <text:p>03/1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50">
            <text:p>1250</text:p>
          </table:table-cell>
          <table:table-cell office:value-type="float" office:value="1725">
            <text:p>1725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8">
            <text:p>-28</text:p>
          </table:table-cell>
          <table:table-cell office:value-type="date" office:date-value="2020-03-18">
            <text:p>03/1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40">
            <text:p>134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7">
            <text:p>-27</text:p>
          </table:table-cell>
          <table:table-cell office:value-type="date" office:date-value="2020-03-19">
            <text:p>03/1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20">
            <text:p>1220</text:p>
          </table:table-cell>
          <table:table-cell office:value-type="float" office:value="1625">
            <text:p>16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6">
            <text:p>-26</text:p>
          </table:table-cell>
          <table:table-cell office:value-type="date" office:date-value="2020-03-20">
            <text:p>03/2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575">
            <text:p>15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5">
            <text:p>-25</text:p>
          </table:table-cell>
          <table:table-cell office:value-type="date" office:date-value="2020-03-21">
            <text:p>03/2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80">
            <text:p>1180</text:p>
          </table:table-cell>
          <table:table-cell office:value-type="float" office:value="1562">
            <text:p>1562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4">
            <text:p>-24</text:p>
          </table:table-cell>
          <table:table-cell office:value-type="date" office:date-value="2020-03-22">
            <text:p>03/2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00">
            <text:p>110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3">
            <text:p>-23</text:p>
          </table:table-cell>
          <table:table-cell office:value-type="date" office:date-value="2020-03-23">
            <text:p>03/2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40">
            <text:p>1040</text:p>
          </table:table-cell>
          <table:table-cell office:value-type="float" office:value="1525">
            <text:p>15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2">
            <text:p>-22</text:p>
          </table:table-cell>
          <table:table-cell office:value-type="date" office:date-value="2020-03-24">
            <text:p>03/2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575">
            <text:p>15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1">
            <text:p>-21</text:p>
          </table:table-cell>
          <table:table-cell office:value-type="date" office:date-value="2020-03-25">
            <text:p>03/2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475">
            <text:p>1475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0">
            <text:p>-20</text:p>
          </table:table-cell>
          <table:table-cell office:value-type="date" office:date-value="2020-03-26">
            <text:p>03/2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375">
            <text:p>13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9">
            <text:p>-19</text:p>
          </table:table-cell>
          <table:table-cell office:value-type="date" office:date-value="2020-03-27">
            <text:p>03/2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40">
            <text:p>1040</text:p>
          </table:table-cell>
          <table:table-cell office:value-type="float" office:value="1375">
            <text:p>1375</text:p>
          </table:table-cell>
          <table:table-cell office:value-type="float" office:value="2033">
            <text:p>20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8">
            <text:p>-18</text:p>
          </table:table-cell>
          <table:table-cell office:value-type="date" office:date-value="2020-03-28">
            <text:p>03/2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80">
            <text:p>980</text:p>
          </table:table-cell>
          <table:table-cell office:value-type="float" office:value="1260">
            <text:p>1260</text:p>
          </table:table-cell>
          <table:table-cell office:value-type="float" office:value="2100">
            <text:p>21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7">
            <text:p>-17</text:p>
          </table:table-cell>
          <table:table-cell office:value-type="date" office:date-value="2020-03-29">
            <text:p>03/2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75">
            <text:p>1275</text:p>
          </table:table-cell>
          <table:table-cell office:value-type="float" office:value="1967">
            <text:p>19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6">
            <text:p>-16</text:p>
          </table:table-cell>
          <table:table-cell office:value-type="date" office:date-value="2020-03-30">
            <text:p>03/3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275">
            <text:p>1275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5">
            <text:p>-15</text:p>
          </table:table-cell>
          <table:table-cell office:value-type="date" office:date-value="2020-03-31">
            <text:p>03/3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300">
            <text:p>1300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4">
            <text:p>-14</text:p>
          </table:table-cell>
          <table:table-cell office:value-type="date" office:date-value="2020-04-01">
            <text:p>04/0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60">
            <text:p>960</text:p>
          </table:table-cell>
          <table:table-cell office:value-type="float" office:value="1225">
            <text:p>1225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3">
            <text:p>-13</text:p>
          </table:table-cell>
          <table:table-cell office:value-type="date" office:date-value="2020-04-02">
            <text:p>04/0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75">
            <text:p>1275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2">
            <text:p>-12</text:p>
          </table:table-cell>
          <table:table-cell office:value-type="date" office:date-value="2020-04-03">
            <text:p>04/0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275">
            <text:p>1275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1">
            <text:p>-11</text:p>
          </table:table-cell>
          <table:table-cell office:value-type="date" office:date-value="2020-04-04">
            <text:p>04/0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50">
            <text:p>1250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0">
            <text:p>-10</text:p>
          </table:table-cell>
          <table:table-cell office:value-type="date" office:date-value="2020-04-05">
            <text:p>04/0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60">
            <text:p>960</text:p>
          </table:table-cell>
          <table:table-cell office:value-type="float" office:value="1200">
            <text:p>1200</text:p>
          </table:table-cell>
          <table:table-cell office:value-type="float" office:value="1633">
            <text:p>16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9">
            <text:p>-9</text:p>
          </table:table-cell>
          <table:table-cell office:value-type="date" office:date-value="2020-04-06">
            <text:p>04/0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840">
            <text:p>840</text:p>
          </table:table-cell>
          <table:table-cell office:value-type="float" office:value="1275">
            <text:p>1275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8">
            <text:p>-8</text:p>
          </table:table-cell>
          <table:table-cell office:value-type="date" office:date-value="2020-04-07">
            <text:p>04/0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760">
            <text:p>760</text:p>
          </table:table-cell>
          <table:table-cell office:value-type="float" office:value="1267">
            <text:p>1267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7">
            <text:p>-7</text:p>
          </table:table-cell>
          <table:table-cell office:value-type="date" office:date-value="2020-04-08">
            <text:p>04/0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20">
            <text:p>620</text:p>
          </table:table-cell>
          <table:table-cell office:value-type="float" office:value="1033">
            <text:p>1033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6">
            <text:p>-6</text:p>
          </table:table-cell>
          <table:table-cell office:value-type="date" office:date-value="2020-04-09">
            <text:p>04/0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80">
            <text:p>580</text:p>
          </table:table-cell>
          <table:table-cell office:value-type="float" office:value="967">
            <text:p>967</text:p>
          </table:table-cell>
          <table:table-cell office:value-type="float" office:value="1600">
            <text:p>16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5">
            <text:p>-5</text:p>
          </table:table-cell>
          <table:table-cell office:value-type="date" office:date-value="2020-04-10">
            <text:p>04/1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40">
            <text:p>540</text:p>
          </table:table-cell>
          <table:table-cell office:value-type="float" office:value="1040">
            <text:p>1040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4">
            <text:p>-4</text:p>
          </table:table-cell>
          <table:table-cell office:value-type="date" office:date-value="2020-04-11">
            <text:p>04/1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20">
            <text:p>520</text:p>
          </table:table-cell>
          <table:table-cell office:value-type="float" office:value="950">
            <text:p>950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">
            <text:p>-3</text:p>
          </table:table-cell>
          <table:table-cell office:value-type="date" office:date-value="2020-04-12">
            <text:p>04/1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20">
            <text:p>620</text:p>
          </table:table-cell>
          <table:table-cell office:value-type="float" office:value="1000">
            <text:p>1000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">
            <text:p>-2</text:p>
          </table:table-cell>
          <table:table-cell office:value-type="date" office:date-value="2020-04-13">
            <text:p>04/1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80">
            <text:p>580</text:p>
          </table:table-cell>
          <table:table-cell office:value-type="float" office:value="960">
            <text:p>960</text:p>
          </table:table-cell>
          <table:table-cell office:value-type="float" office:value="1600">
            <text:p>16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">
            <text:p>-1</text:p>
          </table:table-cell>
          <table:table-cell office:value-type="date" office:date-value="2020-04-14">
            <text:p>04/1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40">
            <text:p>540</text:p>
          </table:table-cell>
          <table:table-cell office:value-type="float" office:value="840">
            <text:p>840</text:p>
          </table:table-cell>
          <table:table-cell office:value-type="float" office:value="1400">
            <text:p>14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date" office:date-value="2020-04-15">
            <text:p>04/15/20</text:p>
          </table:table-cell>
          <table:table-cell office:value-type="float" office:value="12">
            <text:p>12</text:p>
          </table:table-cell>
          <table:table-cell office:value-type="float" office:value="729">
            <text:p>729</text:p>
          </table:table-cell>
          <table:table-cell office:value-type="float" office:value="1501">
            <text:p>1501</text:p>
          </table:table-cell>
          <table:table-cell office:value-type="float" office:value="4.46">
            <text:p>4.46</text:p>
          </table:table-cell>
          <table:table-cell office:value-type="float" office:value="11.3333333333333">
            <text:p>11.3333333333</text:p>
          </table:table-cell>
          <table:table-cell office:value-type="float" office:value="801.666666666667">
            <text:p>801.6666666667</text:p>
          </table:table-cell>
          <table:table-cell office:value-type="float" office:value="1921.66666666667">
            <text:p>1921.6666666667</text:p>
          </table:table-cell>
          <table:table-cell office:value-type="float" office:value="4.77333333333333">
            <text:p>4.7733333333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43">
            <text:p>43</text:p>
          </table:table-cell>
          <table:table-cell office:value-type="float" office:value="455">
            <text:p>455</text:p>
          </table:table-cell>
          <table:table-cell office:value-type="float" office:value="744">
            <text:p>744</text:p>
          </table:table-cell>
          <table:table-cell office:value-type="float" office:value="1270">
            <text:p>1270</text:p>
          </table:table-cell>
          <table:table-cell office:value-type="float" office:value="-19.25">
            <text:p>-19.25</text:p>
          </table:table-cell>
          <table:table-cell office:value-type="float" office:value="-49">
            <text:p>-49</text:p>
          </table:table-cell>
          <table:table-cell office:value-type="float" office:value="-117">
            <text:p>-117</text:p>
          </table:table-cell>
          <table:table-cell office:value-type="float" office:value="-0.0423076923076923">
            <text:p>-0.0423076923</text:p>
          </table:table-cell>
          <table:table-cell office:value-type="float" office:value="-0.0658602150537634">
            <text:p>-0.0658602151</text:p>
          </table:table-cell>
          <table:table-cell office:value-type="float" office:value="-0.0921259842519685">
            <text:p>-0.0921259843</text:p>
          </table:table-cell>
          <table:table-cell office:value-type="float" office:value="0.855431360946746">
            <text:p>0.8554313609</text:p>
          </table:table-cell>
          <table:table-cell office:value-type="float" office:value="0.777990880448607">
            <text:p>0.7779908804</text:p>
          </table:table-cell>
          <table:table-cell office:value-type="float" office:value="0.694193961187922">
            <text:p>0.6941939612</text:p>
          </table:table-cell>
          <table:table-cell office:value-type="float" office:value="-16.0344083110986">
            <text:p>-16.0344083111</text:p>
          </table:table-cell>
          <table:table-cell office:value-type="float" office:value="-10.174011873681">
            <text:p>-10.1740118737</text:p>
          </table:table-cell>
          <table:table-cell office:value-type="float" office:value="-7.17174986870228">
            <text:p>-7.171749868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date" office:date-value="2020-04-16">
            <text:p>04/16/20</text:p>
          </table:table-cell>
          <table:table-cell office:value-type="float" office:value="8">
            <text:p>8</text:p>
          </table:table-cell>
          <table:table-cell office:value-type="float" office:value="847">
            <text:p>847</text:p>
          </table:table-cell>
          <table:table-cell office:value-type="float" office:value="1163">
            <text:p>1163</text:p>
          </table:table-cell>
          <table:table-cell office:value-type="float" office:value="6.28">
            <text:p>6.28</text:p>
          </table:table-cell>
          <table:table-cell office:value-type="float" office:value="12.5">
            <text:p>12.5</text:p>
          </table:table-cell>
          <table:table-cell office:value-type="float" office:value="788.25">
            <text:p>788.25</text:p>
          </table:table-cell>
          <table:table-cell office:value-type="float" office:value="2019">
            <text:p>2019</text:p>
          </table:table-cell>
          <table:table-cell office:value-type="float" office:value="4.3475">
            <text:p>4.3475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43">
            <text:p>43</text:p>
          </table:table-cell>
          <table:table-cell office:value-type="float" office:value="472">
            <text:p>472</text:p>
          </table:table-cell>
          <table:table-cell office:value-type="float" office:value="762">
            <text:p>762</text:p>
          </table:table-cell>
          <table:table-cell office:value-type="float" office:value="1105">
            <text:p>1105</text:p>
          </table:table-cell>
          <table:table-cell office:value-type="float" office:value="5.8">
            <text:p>5.8</text:p>
          </table:table-cell>
          <table:table-cell office:value-type="float" office:value="19.8">
            <text:p>19.8</text:p>
          </table:table-cell>
          <table:table-cell office:value-type="float" office:value="-11.2">
            <text:p>-11.2</text:p>
          </table:table-cell>
          <table:table-cell office:value-type="float" office:value="0.0122881355932203">
            <text:p>0.0122881356</text:p>
          </table:table-cell>
          <table:table-cell office:value-type="float" office:value="0.0259842519685039">
            <text:p>0.025984252</text:p>
          </table:table-cell>
          <table:table-cell office:value-type="float" office:value="-0.0101357466063348">
            <text:p>-0.0101357466</text:p>
          </table:table-cell>
          <table:table-cell office:value-type="float" office:value="1.04330443119793">
            <text:p>1.0433044312</text:p>
          </table:table-cell>
          <table:table-cell office:value-type="float" office:value="1.09226823733647">
            <text:p>1.0922682373</text:p>
          </table:table-cell>
          <table:table-cell office:value-type="float" office:value="0.964726244261993">
            <text:p>0.9647262443</text:p>
          </table:table-cell>
          <table:table-cell office:value-type="float" office:value="0">
            <text:p>0</text:p>
          </table:table-cell>
          <table:table-cell office:value-type="float" office:value="27.0207560874867">
            <text:p>27.020756087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date" office:date-value="2020-04-17">
            <text:p>04/17/20</text:p>
          </table:table-cell>
          <table:table-cell office:value-type="float" office:value="14">
            <text:p>14</text:p>
          </table:table-cell>
          <table:table-cell office:value-type="float" office:value="829">
            <text:p>829</text:p>
          </table:table-cell>
          <table:table-cell office:value-type="float" office:value="3101">
            <text:p>3101</text:p>
          </table:table-cell>
          <table:table-cell office:value-type="float" office:value="3.58">
            <text:p>3.58</text:p>
          </table:table-cell>
          <table:table-cell office:value-type="float" office:value="13.4">
            <text:p>13.4</text:p>
          </table:table-cell>
          <table:table-cell office:value-type="float" office:value="792.8">
            <text:p>792.8</text:p>
          </table:table-cell>
          <table:table-cell office:value-type="float" office:value="2105.6">
            <text:p>2105.6</text:p>
          </table:table-cell>
          <table:table-cell office:value-type="float" office:value="4.146">
            <text:p>4.14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2">
            <text:p>62</text:p>
          </table:table-cell>
          <table:table-cell office:value-type="float" office:value="395">
            <text:p>395</text:p>
          </table:table-cell>
          <table:table-cell office:value-type="float" office:value="700">
            <text:p>700</text:p>
          </table:table-cell>
          <table:table-cell office:value-type="float" office:value="1051">
            <text:p>1051</text:p>
          </table:table-cell>
          <table:table-cell office:value-type="float" office:value="18.3333333333333">
            <text:p>18.3333333333</text:p>
          </table:table-cell>
          <table:table-cell office:value-type="float" office:value="-18.6666666666667">
            <text:p>-18.6666666667</text:p>
          </table:table-cell>
          <table:table-cell office:value-type="float" office:value="-46">
            <text:p>-46</text:p>
          </table:table-cell>
          <table:table-cell office:value-type="float" office:value="0.0464135021097046">
            <text:p>0.0464135021</text:p>
          </table:table-cell>
          <table:table-cell office:value-type="float" office:value="-0.0266666666666667">
            <text:p>-0.0266666667</text:p>
          </table:table-cell>
          <table:table-cell office:value-type="float" office:value="-0.043767840152236">
            <text:p>-0.0437678402</text:p>
          </table:table-cell>
          <table:table-cell office:value-type="float" office:value="1.16666951521302">
            <text:p>1.1666695152</text:p>
          </table:table-cell>
          <table:table-cell office:value-type="float" office:value="0.908060444444444">
            <text:p>0.9080604444</text:p>
          </table:table-cell>
          <table:table-cell office:value-type="float" office:value="0.850567182177094">
            <text:p>0.8505671822</text:p>
          </table:table-cell>
          <table:table-cell office:value-type="float" office:value="15.2781241588512">
            <text:p>15.2781241589</text:p>
          </table:table-cell>
          <table:table-cell office:value-type="float" office:value="-25.6448844623887">
            <text:p>-25.6448844624</text:p>
          </table:table-cell>
          <table:table-cell office:value-type="float" office:value="-15.4877476059112">
            <text:p>-15.487747605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date" office:date-value="2020-04-18">
            <text:p>04/18/20</text:p>
          </table:table-cell>
          <table:table-cell office:value-type="float" office:value="16">
            <text:p>16</text:p>
          </table:table-cell>
          <table:table-cell office:value-type="float" office:value="748">
            <text:p>748</text:p>
          </table:table-cell>
          <table:table-cell office:value-type="float" office:value="2311">
            <text:p>2311</text:p>
          </table:table-cell>
          <table:table-cell office:value-type="float" office:value="3.07">
            <text:p>3.07</text:p>
          </table:table-cell>
          <table:table-cell office:value-type="float" office:value="13">
            <text:p>13</text:p>
          </table:table-cell>
          <table:table-cell office:value-type="float" office:value="815.4">
            <text:p>815.4</text:p>
          </table:table-cell>
          <table:table-cell office:value-type="float" office:value="2146.2">
            <text:p>2146.2</text:p>
          </table:table-cell>
          <table:table-cell office:value-type="float" office:value="4.052">
            <text:p>4.052</text:p>
          </table:table-cell>
          <table:table-cell table:number-columns-repeated="3"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105">
            <text:p>105</text:p>
          </table:table-cell>
          <table:table-cell office:value-type="float" office:value="81">
            <text:p>81</text:p>
          </table:table-cell>
          <table:table-cell office:value-type="float" office:value="358">
            <text:p>358</text:p>
          </table:table-cell>
          <table:table-cell office:value-type="float" office:value="640">
            <text:p>640</text:p>
          </table:table-cell>
          <table:table-cell office:value-type="float" office:value="912">
            <text:p>912</text:p>
          </table:table-cell>
          <table:table-cell office:value-type="float" office:value="5">
            <text:p>5</text:p>
          </table:table-cell>
          <table:table-cell office:value-type="float" office:value="-37.8571428571429">
            <text:p>-37.8571428571</text:p>
          </table:table-cell>
          <table:table-cell office:value-type="float" office:value="-41.7142857142857">
            <text:p>-41.7142857143</text:p>
          </table:table-cell>
          <table:table-cell office:value-type="float" office:value="0.0139664804469274">
            <text:p>0.0139664804</text:p>
          </table:table-cell>
          <table:table-cell office:value-type="float" office:value="-0.0591517857142857">
            <text:p>-0.0591517857</text:p>
          </table:table-cell>
          <table:table-cell office:value-type="float" office:value="-0.0457393483709273">
            <text:p>-0.0457393484</text:p>
          </table:table-cell>
          <table:table-cell office:value-type="float" office:value="1.04926500421335">
            <text:p>1.0492650042</text:p>
          </table:table-cell>
          <table:table-cell office:value-type="float" office:value="0.79982666015625">
            <text:p>0.7998266602</text:p>
          </table:table-cell>
          <table:table-cell office:value-type="float" office:value="0.844012773160973">
            <text:p>0.8440127732</text:p>
          </table:table-cell>
          <table:table-cell office:value-type="float" office:value="0">
            <text:p>0</text:p>
          </table:table-cell>
          <table:table-cell office:value-type="float" office:value="-11.3680154891342">
            <text:p>-11.3680154891</text:p>
          </table:table-cell>
          <table:table-cell office:value-type="float" office:value="-14.8050084739802">
            <text:p>-14.80500847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date" office:date-value="2020-04-19">
            <text:p>04/19/20</text:p>
          </table:table-cell>
          <table:table-cell office:value-type="float" office:value="17">
            <text:p>17</text:p>
          </table:table-cell>
          <table:table-cell office:value-type="float" office:value="811">
            <text:p>811</text:p>
          </table:table-cell>
          <table:table-cell office:value-type="float" office:value="2452">
            <text:p>2452</text:p>
          </table:table-cell>
          <table:table-cell office:value-type="float" office:value="3.34">
            <text:p>3.34</text:p>
          </table:table-cell>
          <table:table-cell office:value-type="float" office:value="14.2">
            <text:p>14.2</text:p>
          </table:table-cell>
          <table:table-cell office:value-type="float" office:value="811">
            <text:p>811</text:p>
          </table:table-cell>
          <table:table-cell office:value-type="float" office:value="2312.6">
            <text:p>2312.6</text:p>
          </table:table-cell>
          <table:table-cell office:value-type="float" office:value="3.938">
            <text:p>3.93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4">
            <text:p>54</text:p>
          </table:table-cell>
          <table:table-cell office:value-type="float" office:value="378">
            <text:p>378</text:p>
          </table:table-cell>
          <table:table-cell office:value-type="float" office:value="637">
            <text:p>637</text:p>
          </table:table-cell>
          <table:table-cell office:value-type="float" office:value="917">
            <text:p>917</text:p>
          </table:table-cell>
          <table:table-cell office:value-type="float" office:value="7.375">
            <text:p>7.375</text:p>
          </table:table-cell>
          <table:table-cell office:value-type="float" office:value="13">
            <text:p>13</text:p>
          </table:table-cell>
          <table:table-cell office:value-type="float" office:value="-59.75">
            <text:p>-59.75</text:p>
          </table:table-cell>
          <table:table-cell office:value-type="float" office:value="0.019510582010582">
            <text:p>0.019510582</text:p>
          </table:table-cell>
          <table:table-cell office:value-type="float" office:value="0.0204081632653061">
            <text:p>0.0204081633</text:p>
          </table:table-cell>
          <table:table-cell office:value-type="float" office:value="-0.0651581243184297">
            <text:p>-0.0651581243</text:p>
          </table:table-cell>
          <table:table-cell office:value-type="float" office:value="1.0690331361454">
            <text:p>1.0690331361</text:p>
          </table:table-cell>
          <table:table-cell office:value-type="float" office:value="1.07224489795918">
            <text:p>1.072244898</text:p>
          </table:table-cell>
          <table:table-cell office:value-type="float" office:value="0.7802679039683">
            <text:p>0.780267904</text:p>
          </table:table-cell>
          <table:table-cell office:value-type="float" office:value="0">
            <text:p>0</text:p>
          </table:table-cell>
          <table:table-cell office:value-type="float" office:value="34.3096184915206">
            <text:p>34.3096184915</text:p>
          </table:table-cell>
          <table:table-cell office:value-type="float" office:value="-10.2874588984251">
            <text:p>-10.287458898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date" office:date-value="2020-04-20">
            <text:p>04/20/20</text:p>
          </table:table-cell>
          <table:table-cell office:value-type="float" office:value="10">
            <text:p>10</text:p>
          </table:table-cell>
          <table:table-cell office:value-type="float" office:value="842">
            <text:p>842</text:p>
          </table:table-cell>
          <table:table-cell office:value-type="float" office:value="1704">
            <text:p>1704</text:p>
          </table:table-cell>
          <table:table-cell office:value-type="float" office:value="3.99">
            <text:p>3.99</text:p>
          </table:table-cell>
          <table:table-cell office:value-type="float" office:value="13.8">
            <text:p>13.8</text:p>
          </table:table-cell>
          <table:table-cell office:value-type="float" office:value="815.2">
            <text:p>815.2</text:p>
          </table:table-cell>
          <table:table-cell office:value-type="float" office:value="2222.4">
            <text:p>2222.4</text:p>
          </table:table-cell>
          <table:table-cell office:value-type="float" office:value="3.75">
            <text:p>3.75</text:p>
          </table:table-cell>
          <table:table-cell table:number-columns-repeated="3" office:value-type="float" office:value="2">
            <text:p>2</text:p>
          </table:table-cell>
          <table:table-cell office:value-type="float" office:value="62">
            <text:p>62</text:p>
          </table:table-cell>
          <table:table-cell office:value-type="float" office:value="120">
            <text:p>120</text:p>
          </table:table-cell>
          <table:table-cell office:value-type="float" office:value="62">
            <text:p>62</text:p>
          </table:table-cell>
          <table:table-cell office:value-type="float" office:value="472">
            <text:p>472</text:p>
          </table:table-cell>
          <table:table-cell office:value-type="float" office:value="720">
            <text:p>720</text:p>
          </table:table-cell>
          <table:table-cell office:value-type="float" office:value="1112">
            <text:p>1112</text:p>
          </table:table-cell>
          <table:table-cell office:value-type="float" office:value="-23.5">
            <text:p>-23.5</text:p>
          </table:table-cell>
          <table:table-cell office:value-type="float" office:value="-10.375">
            <text:p>-10.375</text:p>
          </table:table-cell>
          <table:table-cell office:value-type="float" office:value="-38.5">
            <text:p>-38.5</text:p>
          </table:table-cell>
          <table:table-cell office:value-type="float" office:value="-0.0497881355932203">
            <text:p>-0.0497881356</text:p>
          </table:table-cell>
          <table:table-cell office:value-type="float" office:value="-0.0144097222222222">
            <text:p>-0.0144097222</text:p>
          </table:table-cell>
          <table:table-cell office:value-type="float" office:value="-0.0346223021582734">
            <text:p>-0.0346223022</text:p>
          </table:table-cell>
          <table:table-cell office:value-type="float" office:value="0.830600087977593">
            <text:p>0.830600088</text:p>
          </table:table-cell>
          <table:table-cell office:value-type="float" office:value="0.949972946807485">
            <text:p>0.9499729468</text:p>
          </table:table-cell>
          <table:table-cell office:value-type="float" office:value="0.881171401907251">
            <text:p>0.8811714019</text:p>
          </table:table-cell>
          <table:table-cell office:value-type="float" office:value="-13.5724114621122">
            <text:p>-13.5724114621</text:p>
          </table:table-cell>
          <table:table-cell office:value-type="float" office:value="0">
            <text:p>0</text:p>
          </table:table-cell>
          <table:table-cell office:value-type="float" office:value="-19.6716421822111">
            <text:p>-19.671642182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date" office:date-value="2020-04-21">
            <text:p>04/21/20</text:p>
          </table:table-cell>
          <table:table-cell office:value-type="float" office:value="14">
            <text:p>14</text:p>
          </table:table-cell>
          <table:table-cell office:value-type="float" office:value="825">
            <text:p>825</text:p>
          </table:table-cell>
          <table:table-cell office:value-type="float" office:value="1995">
            <text:p>1995</text:p>
          </table:table-cell>
          <table:table-cell office:value-type="float" office:value="5.71">
            <text:p>5.71</text:p>
          </table:table-cell>
          <table:table-cell office:value-type="float" office:value="13.4">
            <text:p>13.4</text:p>
          </table:table-cell>
          <table:table-cell office:value-type="float" office:value="841">
            <text:p>841</text:p>
          </table:table-cell>
          <table:table-cell office:value-type="float" office:value="2297.8">
            <text:p>2297.8</text:p>
          </table:table-cell>
          <table:table-cell office:value-type="float" office:value="4">
            <text:p>4</text:p>
          </table:table-cell>
          <table:table-cell table:number-columns-repeated="3" office:value-type="float" office:value="2">
            <text:p>2</text:p>
          </table:table-cell>
          <table:table-cell office:value-type="float" office:value="86">
            <text:p>86</text:p>
          </table:table-cell>
          <table:table-cell office:value-type="float" office:value="110">
            <text:p>110</text:p>
          </table:table-cell>
          <table:table-cell office:value-type="float" office:value="86">
            <text:p>86</text:p>
          </table:table-cell>
          <table:table-cell office:value-type="float" office:value="395">
            <text:p>395</text:p>
          </table:table-cell>
          <table:table-cell office:value-type="float" office:value="669">
            <text:p>669</text:p>
          </table:table-cell>
          <table:table-cell office:value-type="float" office:value="1042">
            <text:p>1042</text:p>
          </table:table-cell>
          <table:table-cell office:value-type="float" office:value="-7.125">
            <text:p>-7.125</text:p>
          </table:table-cell>
          <table:table-cell office:value-type="float" office:value="-13.5">
            <text:p>-13.5</text:p>
          </table:table-cell>
          <table:table-cell office:value-type="float" office:value="-24.75">
            <text:p>-24.75</text:p>
          </table:table-cell>
          <table:table-cell office:value-type="float" office:value="-0.0180379746835443">
            <text:p>-0.0180379747</text:p>
          </table:table-cell>
          <table:table-cell office:value-type="float" office:value="-0.0201793721973094">
            <text:p>-0.0201793722</text:p>
          </table:table-cell>
          <table:table-cell office:value-type="float" office:value="-0.0237523992322457">
            <text:p>-0.0237523992</text:p>
          </table:table-cell>
          <table:table-cell office:value-type="float" office:value="0.937504810927736">
            <text:p>0.9375048109</text:p>
          </table:table-cell>
          <table:table-cell office:value-type="float" office:value="0.930170323151481">
            <text:p>0.9301703232</text:p>
          </table:table-cell>
          <table:table-cell office:value-type="float" office:value="0.917972388566945">
            <text:p>0.9179723886</text:p>
          </table:table-cell>
          <table:table-cell office:value-type="float" office:value="0">
            <text:p>0</text:p>
          </table:table-cell>
          <table:table-cell office:value-type="float" office:value="-34.0015425047964">
            <text:p>-34.0015425048</text:p>
          </table:table-cell>
          <table:table-cell office:value-type="float" office:value="-28.8342343241982">
            <text:p>-28.834234324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date" office:date-value="2020-04-22">
            <text:p>04/22/20</text:p>
          </table:table-cell>
          <table:table-cell office:value-type="float" office:value="12">
            <text:p>12</text:p>
          </table:table-cell>
          <table:table-cell office:value-type="float" office:value="850">
            <text:p>850</text:p>
          </table:table-cell>
          <table:table-cell office:value-type="float" office:value="2650">
            <text:p>2650</text:p>
          </table:table-cell>
          <table:table-cell office:value-type="float" office:value="2.64">
            <text:p>2.64</text:p>
          </table:table-cell>
          <table:table-cell office:value-type="float" office:value="12.2">
            <text:p>12.2</text:p>
          </table:table-cell>
          <table:table-cell office:value-type="float" office:value="858.6">
            <text:p>858.6</text:p>
          </table:table-cell>
          <table:table-cell office:value-type="float" office:value="2379.6">
            <text:p>2379.6</text:p>
          </table:table-cell>
          <table:table-cell office:value-type="float" office:value="4.024">
            <text:p>4.024</text:p>
          </table:table-cell>
          <table:table-cell table:number-columns-repeated="3" office:value-type="float" office:value="2">
            <text:p>2</text:p>
          </table:table-cell>
          <table:table-cell office:value-type="float" office:value="79">
            <text:p>79</text:p>
          </table:table-cell>
          <table:table-cell table:number-columns-repeated="2" office:value-type="float" office:value="104">
            <text:p>104</text:p>
          </table:table-cell>
          <table:table-cell office:value-type="float" office:value="344">
            <text:p>344</text:p>
          </table:table-cell>
          <table:table-cell office:value-type="float" office:value="614">
            <text:p>614</text:p>
          </table:table-cell>
          <table:table-cell office:value-type="float" office:value="901">
            <text:p>901</text:p>
          </table:table-cell>
          <table:table-cell office:value-type="float" office:value="10.75">
            <text:p>10.75</text:p>
          </table:table-cell>
          <table:table-cell office:value-type="float" office:value="6">
            <text:p>6</text:p>
          </table:table-cell>
          <table:table-cell office:value-type="float" office:value="-25">
            <text:p>-25</text:p>
          </table:table-cell>
          <table:table-cell office:value-type="float" office:value="0.03125">
            <text:p>0.03125</text:p>
          </table:table-cell>
          <table:table-cell office:value-type="float" office:value="0.00977198697068404">
            <text:p>0.009771987</text:p>
          </table:table-cell>
          <table:table-cell office:value-type="float" office:value="-0.0277469478357381">
            <text:p>-0.0277469478</text:p>
          </table:table-cell>
          <table:table-cell office:value-type="float" office:value="1.1112890625">
            <text:p>1.1112890625</text:p>
          </table:table-cell>
          <table:table-cell office:value-type="float" office:value="1.03438911818693">
            <text:p>1.0343891182</text:p>
          </table:table-cell>
          <table:table-cell office:value-type="float" office:value="0.904394673078747">
            <text:p>0.9043946731</text:p>
          </table:table-cell>
          <table:table-cell office:value-type="float" office:value="22.5255059555446">
            <text:p>22.5255059555</text:p>
          </table:table-cell>
          <table:table-cell office:value-type="float" office:value="0">
            <text:p>0</text:p>
          </table:table-cell>
          <table:table-cell office:value-type="float" office:value="-24.6328254365465">
            <text:p>-24.632825436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date" office:date-value="2020-04-23">
            <text:p>04/23/20</text:p>
          </table:table-cell>
          <table:table-cell office:value-type="float" office:value="14">
            <text:p>14</text:p>
          </table:table-cell>
          <table:table-cell office:value-type="float" office:value="877">
            <text:p>877</text:p>
          </table:table-cell>
          <table:table-cell office:value-type="float" office:value="2688">
            <text:p>2688</text:p>
          </table:table-cell>
          <table:table-cell office:value-type="float" office:value="4.32">
            <text:p>4.32</text:p>
          </table:table-cell>
          <table:table-cell office:value-type="float" office:value="12.6">
            <text:p>12.6</text:p>
          </table:table-cell>
          <table:table-cell office:value-type="float" office:value="875.6">
            <text:p>875.6</text:p>
          </table:table-cell>
          <table:table-cell office:value-type="float" office:value="2548.8">
            <text:p>2548.8</text:p>
          </table:table-cell>
          <table:table-cell office:value-type="float" office:value="3.696">
            <text:p>3.696</text:p>
          </table:table-cell>
          <table:table-cell table:number-columns-repeated="3" office:value-type="float" office:value="2">
            <text:p>2</text:p>
          </table:table-cell>
          <table:table-cell office:value-type="float" office:value="80">
            <text:p>80</text:p>
          </table:table-cell>
          <table:table-cell table:number-columns-repeated="2" office:value-type="float" office:value="105">
            <text:p>105</text:p>
          </table:table-cell>
          <table:table-cell office:value-type="float" office:value="363">
            <text:p>363</text:p>
          </table:table-cell>
          <table:table-cell office:value-type="float" office:value="648">
            <text:p>648</text:p>
          </table:table-cell>
          <table:table-cell office:value-type="float" office:value="945">
            <text:p>945</text:p>
          </table:table-cell>
          <table:table-cell office:value-type="float" office:value="17.375">
            <text:p>17.375</text:p>
          </table:table-cell>
          <table:table-cell office:value-type="float" office:value="22.125">
            <text:p>22.125</text:p>
          </table:table-cell>
          <table:table-cell office:value-type="float" office:value="11.5">
            <text:p>11.5</text:p>
          </table:table-cell>
          <table:table-cell office:value-type="float" office:value="0.0478650137741047">
            <text:p>0.0478650138</text:p>
          </table:table-cell>
          <table:table-cell office:value-type="float" office:value="0.0341435185185185">
            <text:p>0.0341435185</text:p>
          </table:table-cell>
          <table:table-cell office:value-type="float" office:value="0.0121693121693122">
            <text:p>0.0121693122</text:p>
          </table:table-cell>
          <table:table-cell office:value-type="float" office:value="1.17201802491481">
            <text:p>1.1720180249</text:p>
          </table:table-cell>
          <table:table-cell office:value-type="float" office:value="1.12178724333419">
            <text:p>1.1217872433</text:p>
          </table:table-cell>
          <table:table-cell office:value-type="float" office:value="1.04288285322359">
            <text:p>1.0428828532</text:p>
          </table:table-cell>
          <table:table-cell office:value-type="float" office:value="14.8251637633268">
            <text:p>14.8251637633</text:p>
          </table:table-cell>
          <table:table-cell office:value-type="float" office:value="20.6456229518032">
            <text:p>20.64562295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date" office:date-value="2020-04-24">
            <text:p>04/24/20</text:p>
          </table:table-cell>
          <table:table-cell office:value-type="float" office:value="11">
            <text:p>11</text:p>
          </table:table-cell>
          <table:table-cell office:value-type="float" office:value="899">
            <text:p>899</text:p>
          </table:table-cell>
          <table:table-cell office:value-type="float" office:value="2861">
            <text:p>2861</text:p>
          </table:table-cell>
          <table:table-cell office:value-type="float" office:value="3.46">
            <text:p>3.46</text:p>
          </table:table-cell>
          <table:table-cell office:value-type="float" office:value="11.8">
            <text:p>11.8</text:p>
          </table:table-cell>
          <table:table-cell office:value-type="float" office:value="896.8">
            <text:p>896.8</text:p>
          </table:table-cell>
          <table:table-cell office:value-type="float" office:value="2690.6">
            <text:p>2690.6</text:p>
          </table:table-cell>
          <table:table-cell office:value-type="float" office:value="2.976">
            <text:p>2.976</text:p>
          </table:table-cell>
          <table:table-cell table:number-columns-repeated="3" office:value-type="float" office:value="2">
            <text:p>2</text:p>
          </table:table-cell>
          <table:table-cell office:value-type="float" office:value="85">
            <text:p>85</text:p>
          </table:table-cell>
          <table:table-cell office:value-type="float" office:value="158">
            <text:p>158</text:p>
          </table:table-cell>
          <table:table-cell office:value-type="float" office:value="85">
            <text:p>85</text:p>
          </table:table-cell>
          <table:table-cell office:value-type="float" office:value="445">
            <text:p>445</text:p>
          </table:table-cell>
          <table:table-cell office:value-type="float" office:value="710">
            <text:p>710</text:p>
          </table:table-cell>
          <table:table-cell office:value-type="float" office:value="1174">
            <text:p>1174</text:p>
          </table:table-cell>
          <table:table-cell office:value-type="float" office:value="-20.75">
            <text:p>-20.75</text:p>
          </table:table-cell>
          <table:table-cell office:value-type="float" office:value="2.25">
            <text:p>2.25</text:p>
          </table:table-cell>
          <table:table-cell office:value-type="float" office:value="-42.25">
            <text:p>-42.25</text:p>
          </table:table-cell>
          <table:table-cell office:value-type="float" office:value="-0.0466292134831461">
            <text:p>-0.0466292135</text:p>
          </table:table-cell>
          <table:table-cell office:value-type="float" office:value="0.00316901408450704">
            <text:p>0.0031690141</text:p>
          </table:table-cell>
          <table:table-cell office:value-type="float" office:value="-0.0359880749574106">
            <text:p>-0.035988075</text:p>
          </table:table-cell>
          <table:table-cell office:value-type="float" office:value="0.8410593485671">
            <text:p>0.8410593486</text:p>
          </table:table-cell>
          <table:table-cell office:value-type="float" office:value="1.0111112328903">
            <text:p>1.0111112329</text:p>
          </table:table-cell>
          <table:table-cell office:value-type="float" office:value="0.876580215065778">
            <text:p>0.8765802151</text:p>
          </table:table-cell>
          <table:table-cell office:value-type="float" office:value="-14.5157523999938">
            <text:p>-14.5157524</text:p>
          </table:table-cell>
          <table:table-cell office:value-type="float" office:value="0">
            <text:p>0</text:p>
          </table:table-cell>
          <table:table-cell office:value-type="float" office:value="-18.9117777787028">
            <text:p>-18.911777778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date" office:date-value="2020-04-25">
            <text:p>04/25/20</text:p>
          </table:table-cell>
          <table:table-cell office:value-type="float" office:value="12">
            <text:p>12</text:p>
          </table:table-cell>
          <table:table-cell office:value-type="float" office:value="927">
            <text:p>927</text:p>
          </table:table-cell>
          <table:table-cell office:value-type="float" office:value="2550">
            <text:p>2550</text:p>
          </table:table-cell>
          <table:table-cell office:value-type="float" office:value="2.35">
            <text:p>2.35</text:p>
          </table:table-cell>
          <table:table-cell office:value-type="float" office:value="11">
            <text:p>11</text:p>
          </table:table-cell>
          <table:table-cell office:value-type="float" office:value="922">
            <text:p>922</text:p>
          </table:table-cell>
          <table:table-cell office:value-type="float" office:value="2584.6">
            <text:p>2584.6</text:p>
          </table:table-cell>
          <table:table-cell office:value-type="float" office:value="3.232">
            <text:p>3.232</text:p>
          </table:table-cell>
          <table:table-cell table:number-columns-repeated="3" office:value-type="float" office:value="2">
            <text:p>2</text:p>
          </table:table-cell>
          <table:table-cell office:value-type="float" office:value="91">
            <text:p>91</text:p>
          </table:table-cell>
          <table:table-cell office:value-type="float" office:value="165">
            <text:p>165</text:p>
          </table:table-cell>
          <table:table-cell office:value-type="float" office:value="91">
            <text:p>91</text:p>
          </table:table-cell>
          <table:table-cell office:value-type="float" office:value="368">
            <text:p>368</text:p>
          </table:table-cell>
          <table:table-cell office:value-type="float" office:value="630">
            <text:p>630</text:p>
          </table:table-cell>
          <table:table-cell office:value-type="float" office:value="969">
            <text:p>969</text:p>
          </table:table-cell>
          <table:table-cell office:value-type="float" office:value="-7.75">
            <text:p>-7.75</text:p>
          </table:table-cell>
          <table:table-cell office:value-type="float" office:value="-35.625">
            <text:p>-35.625</text:p>
          </table:table-cell>
          <table:table-cell office:value-type="float" office:value="17.5">
            <text:p>17.5</text:p>
          </table:table-cell>
          <table:table-cell office:value-type="float" office:value="-0.0210597826086957">
            <text:p>-0.0210597826</text:p>
          </table:table-cell>
          <table:table-cell office:value-type="float" office:value="-0.056547619047619">
            <text:p>-0.056547619</text:p>
          </table:table-cell>
          <table:table-cell office:value-type="float" office:value="0.0180598555211558">
            <text:p>0.0180598555</text:p>
          </table:table-cell>
          <table:table-cell office:value-type="float" office:value="0.927160049178875">
            <text:p>0.9271600492</text:p>
          </table:table-cell>
          <table:table-cell office:value-type="float" office:value="0.808350694444445">
            <text:p>0.8083506944</text:p>
          </table:table-cell>
          <table:table-cell office:value-type="float" office:value="1.06384876475168">
            <text:p>1.0638487648</text:p>
          </table:table-cell>
          <table:table-cell office:value-type="float" office:value="-32.5655082496928">
            <text:p>-32.5655082497</text:p>
          </table:table-cell>
          <table:table-cell office:value-type="float" office:value="-11.9078249603386">
            <text:p>-11.90782496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date" office:date-value="2020-04-26">
            <text:p>04/26/20</text:p>
          </table:table-cell>
          <table:table-cell office:value-type="float" office:value="10">
            <text:p>10</text:p>
          </table:table-cell>
          <table:table-cell office:value-type="float" office:value="931">
            <text:p>931</text:p>
          </table:table-cell>
          <table:table-cell office:value-type="float" office:value="2704">
            <text:p>2704</text:p>
          </table:table-cell>
          <table:table-cell office:value-type="float" office:value="2.11">
            <text:p>2.11</text:p>
          </table:table-cell>
          <table:table-cell office:value-type="float" office:value="10.4">
            <text:p>10.4</text:p>
          </table:table-cell>
          <table:table-cell office:value-type="float" office:value="943.2">
            <text:p>943.2</text:p>
          </table:table-cell>
          <table:table-cell office:value-type="float" office:value="2356.4">
            <text:p>2356.4</text:p>
          </table:table-cell>
          <table:table-cell office:value-type="float" office:value="3.222">
            <text:p>3.222</text:p>
          </table:table-cell>
          <table:table-cell table:number-columns-repeated="3" office:value-type="float" office:value="2">
            <text:p>2</text:p>
          </table:table-cell>
          <table:table-cell office:value-type="float" office:value="88">
            <text:p>88</text:p>
          </table:table-cell>
          <table:table-cell office:value-type="float" office:value="163">
            <text:p>163</text:p>
          </table:table-cell>
          <table:table-cell office:value-type="float" office:value="88">
            <text:p>88</text:p>
          </table:table-cell>
          <table:table-cell office:value-type="float" office:value="344">
            <text:p>344</text:p>
          </table:table-cell>
          <table:table-cell office:value-type="float" office:value="582">
            <text:p>582</text:p>
          </table:table-cell>
          <table:table-cell office:value-type="float" office:value="978">
            <text:p>978</text:p>
          </table:table-cell>
          <table:table-cell office:value-type="float" office:value="10.75">
            <text:p>10.75</text:p>
          </table:table-cell>
          <table:table-cell office:value-type="float" office:value="-10.375">
            <text:p>-10.375</text:p>
          </table:table-cell>
          <table:table-cell office:value-type="float" office:value="2.875">
            <text:p>2.875</text:p>
          </table:table-cell>
          <table:table-cell office:value-type="float" office:value="0.03125">
            <text:p>0.03125</text:p>
          </table:table-cell>
          <table:table-cell office:value-type="float" office:value="-0.0178264604810997">
            <text:p>-0.0178264605</text:p>
          </table:table-cell>
          <table:table-cell office:value-type="float" office:value="0.00293967280163599">
            <text:p>0.0029396728</text:p>
          </table:table-cell>
          <table:table-cell office:value-type="float" office:value="1.1112890625">
            <text:p>1.1112890625</text:p>
          </table:table-cell>
          <table:table-cell office:value-type="float" office:value="0.938230242394988">
            <text:p>0.9382302424</text:p>
          </table:table-cell>
          <table:table-cell office:value-type="float" office:value="1.01030579249104">
            <text:p>1.0103057925</text:p>
          </table:table-cell>
          <table:table-cell office:value-type="float" office:value="22.5255059555446">
            <text:p>22.525505955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date" office:date-value="2020-04-27">
            <text:p>04/27/20</text:p>
          </table:table-cell>
          <table:table-cell office:value-type="float" office:value="8">
            <text:p>8</text:p>
          </table:table-cell>
          <table:table-cell office:value-type="float" office:value="976">
            <text:p>976</text:p>
          </table:table-cell>
          <table:table-cell office:value-type="float" office:value="2120">
            <text:p>2120</text:p>
          </table:table-cell>
          <table:table-cell office:value-type="float" office:value="3.92">
            <text:p>3.92</text:p>
          </table:table-cell>
          <table:table-cell office:value-type="float" office:value="10">
            <text:p>10</text:p>
          </table:table-cell>
          <table:table-cell office:value-type="float" office:value="963">
            <text:p>963</text:p>
          </table:table-cell>
          <table:table-cell office:value-type="float" office:value="2409.8">
            <text:p>2409.8</text:p>
          </table:table-cell>
          <table:table-cell office:value-type="float" office:value="3.028">
            <text:p>3.028</text:p>
          </table:table-cell>
          <table:table-cell table:number-columns-repeated="3" office:value-type="float" office:value="2">
            <text:p>2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165">
            <text:p>165</text:p>
          </table:table-cell>
          <table:table-cell office:value-type="float" office:value="363">
            <text:p>363</text:p>
          </table:table-cell>
          <table:table-cell office:value-type="float" office:value="607">
            <text:p>607</text:p>
          </table:table-cell>
          <table:table-cell office:value-type="float" office:value="979">
            <text:p>979</text:p>
          </table:table-cell>
          <table:table-cell office:value-type="float" office:value="17.375">
            <text:p>17.375</text:p>
          </table:table-cell>
          <table:table-cell office:value-type="float" office:value="-7">
            <text:p>-7</text:p>
          </table:table-cell>
          <table:table-cell office:value-type="float" office:value="-6.125">
            <text:p>-6.125</text:p>
          </table:table-cell>
          <table:table-cell office:value-type="float" office:value="0.0478650137741047">
            <text:p>0.0478650138</text:p>
          </table:table-cell>
          <table:table-cell office:value-type="float" office:value="-0.0115321252059308">
            <text:p>-0.0115321252</text:p>
          </table:table-cell>
          <table:table-cell office:value-type="float" office:value="-0.00625638406537283">
            <text:p>-0.0062563841</text:p>
          </table:table-cell>
          <table:table-cell office:value-type="float" office:value="1.17201802491481">
            <text:p>1.1720180249</text:p>
          </table:table-cell>
          <table:table-cell office:value-type="float" office:value="0.959898222006302">
            <text:p>0.959898222</text:p>
          </table:table-cell>
          <table:table-cell office:value-type="float" office:value="0.978179374760679">
            <text:p>0.9781793748</text:p>
          </table:table-cell>
          <table:table-cell office:value-type="float" office:value="14.8251637633268">
            <text:p>14.825163763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date" office:date-value="2020-04-28">
            <text:p>04/28/20</text:p>
          </table:table-cell>
          <table:table-cell office:value-type="float" office:value="11">
            <text:p>11</text:p>
          </table:table-cell>
          <table:table-cell office:value-type="float" office:value="983">
            <text:p>983</text:p>
          </table:table-cell>
          <table:table-cell office:value-type="float" office:value="1547">
            <text:p>1547</text:p>
          </table:table-cell>
          <table:table-cell office:value-type="float" office:value="4.27">
            <text:p>4.27</text:p>
          </table:table-cell>
          <table:table-cell office:value-type="float" office:value="10">
            <text:p>10</text:p>
          </table:table-cell>
          <table:table-cell office:value-type="float" office:value="974.2">
            <text:p>974.2</text:p>
          </table:table-cell>
          <table:table-cell office:value-type="float" office:value="2430">
            <text:p>2430</text:p>
          </table:table-cell>
          <table:table-cell office:value-type="float" office:value="2.92">
            <text:p>2.92</text:p>
          </table:table-cell>
          <table:table-cell table:number-columns-repeated="3"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159">
            <text:p>159</text:p>
          </table:table-cell>
          <table:table-cell office:value-type="float" office:value="81">
            <text:p>81</text:p>
          </table:table-cell>
          <table:table-cell office:value-type="float" office:value="296">
            <text:p>296</text:p>
          </table:table-cell>
          <table:table-cell office:value-type="float" office:value="601">
            <text:p>601</text:p>
          </table:table-cell>
          <table:table-cell office:value-type="float" office:value="1174">
            <text:p>1174</text:p>
          </table:table-cell>
          <table:table-cell office:value-type="float" office:value="-55.125">
            <text:p>-55.125</text:p>
          </table:table-cell>
          <table:table-cell office:value-type="float" office:value="-66.75">
            <text:p>-66.75</text:p>
          </table:table-cell>
          <table:table-cell office:value-type="float" office:value="-42.25">
            <text:p>-42.25</text:p>
          </table:table-cell>
          <table:table-cell office:value-type="float" office:value="-0.186233108108108">
            <text:p>-0.1862331081</text:p>
          </table:table-cell>
          <table:table-cell office:value-type="float" office:value="-0.111064891846922">
            <text:p>-0.1110648918</text:p>
          </table:table-cell>
          <table:table-cell office:value-type="float" office:value="-0.0359880749574106">
            <text:p>-0.035988075</text:p>
          </table:table-cell>
          <table:table-cell office:value-type="float" office:value="0.41616235191061">
            <text:p>0.4161623519</text:p>
          </table:table-cell>
          <table:table-cell office:value-type="float" office:value="0.635450282529672">
            <text:p>0.6354502825</text:p>
          </table:table-cell>
          <table:table-cell office:value-type="float" office:value="0.876580215065778">
            <text:p>0.8765802151</text:p>
          </table:table-cell>
          <table:table-cell office:value-type="float" office:value="-3.36346426271354">
            <text:p>-3.3634642627</text:p>
          </table:table-cell>
          <table:table-cell office:value-type="float" office:value="-5.88754825050403">
            <text:p>-5.8875482505</text:p>
          </table:table-cell>
          <table:table-cell office:value-type="float" office:value="-18.9117777787028">
            <text:p>-18.9117777787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date" office:date-value="2020-04-29">
            <text:p>04/29/20</text:p>
          </table:table-cell>
          <table:table-cell office:value-type="float" office:value="9">
            <text:p>9</text:p>
          </table:table-cell>
          <table:table-cell office:value-type="float" office:value="998">
            <text:p>998</text:p>
          </table:table-cell>
          <table:table-cell office:value-type="float" office:value="3128">
            <text:p>3128</text:p>
          </table:table-cell>
          <table:table-cell office:value-type="float" office:value="2.49">
            <text:p>2.49</text:p>
          </table:table-cell>
          <table:table-cell office:value-type="float" office:value="10.2">
            <text:p>10.2</text:p>
          </table:table-cell>
          <table:table-cell office:value-type="float" office:value="989.6">
            <text:p>989.6</text:p>
          </table:table-cell>
          <table:table-cell office:value-type="float" office:value="2565.2">
            <text:p>2565.2</text:p>
          </table:table-cell>
          <table:table-cell office:value-type="float" office:value="3.018">
            <text:p>3.018</text:p>
          </table:table-cell>
          <table:table-cell table:number-columns-repeated="3" office:value-type="float" office:value="2">
            <text:p>2</text:p>
          </table:table-cell>
          <table:table-cell office:value-type="float" office:value="82">
            <text:p>82</text:p>
          </table:table-cell>
          <table:table-cell office:value-type="float" office:value="114">
            <text:p>114</text:p>
          </table:table-cell>
          <table:table-cell office:value-type="float" office:value="82">
            <text:p>82</text:p>
          </table:table-cell>
          <table:table-cell office:value-type="float" office:value="260">
            <text:p>260</text:p>
          </table:table-cell>
          <table:table-cell office:value-type="float" office:value="576">
            <text:p>576</text:p>
          </table:table-cell>
          <table:table-cell office:value-type="float" office:value="969">
            <text:p>969</text:p>
          </table:table-cell>
          <table:table-cell office:value-type="float" office:value="-26.125">
            <text:p>-26.125</text:p>
          </table:table-cell>
          <table:table-cell office:value-type="float" office:value="-46.25">
            <text:p>-46.25</text:p>
          </table:table-cell>
          <table:table-cell office:value-type="float" office:value="17.5">
            <text:p>17.5</text:p>
          </table:table-cell>
          <table:table-cell office:value-type="float" office:value="-0.100480769230769">
            <text:p>-0.1004807692</text:p>
          </table:table-cell>
          <table:table-cell office:value-type="float" office:value="-0.0802951388888889">
            <text:p>-0.0802951389</text:p>
          </table:table-cell>
          <table:table-cell office:value-type="float" office:value="0.0180598555211558">
            <text:p>0.0180598555</text:p>
          </table:table-cell>
          <table:table-cell office:value-type="float" office:value="0.668106222263314">
            <text:p>0.6681062223</text:p>
          </table:table-cell>
          <table:table-cell office:value-type="float" office:value="0.731603740174093">
            <text:p>0.7316037402</text:p>
          </table:table-cell>
          <table:table-cell office:value-type="float" office:value="1.06384876475168">
            <text:p>1.0638487648</text:p>
          </table:table-cell>
          <table:table-cell office:value-type="float" office:value="-6.54561769514681">
            <text:p>-6.5456176951</text:p>
          </table:table-cell>
          <table:table-cell office:value-type="float" office:value="-8.28108458440697">
            <text:p>-8.281084584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date" office:date-value="2020-04-30">
            <text:p>04/30/20</text:p>
          </table:table-cell>
          <table:table-cell office:value-type="float" office:value="12">
            <text:p>12</text:p>
          </table:table-cell>
          <table:table-cell office:value-type="float" office:value="983">
            <text:p>983</text:p>
          </table:table-cell>
          <table:table-cell office:value-type="float" office:value="2651">
            <text:p>2651</text:p>
          </table:table-cell>
          <table:table-cell office:value-type="float" office:value="1.81">
            <text:p>1.81</text:p>
          </table:table-cell>
          <table:table-cell office:value-type="float" office:value="11">
            <text:p>11</text:p>
          </table:table-cell>
          <table:table-cell office:value-type="float" office:value="995.4">
            <text:p>995.4</text:p>
          </table:table-cell>
          <table:table-cell office:value-type="float" office:value="2785.2">
            <text:p>2785.2</text:p>
          </table:table-cell>
          <table:table-cell office:value-type="float" office:value="2.724">
            <text:p>2.724</text:p>
          </table:table-cell>
          <table:table-cell table:number-columns-repeated="3" office:value-type="float" office:value="2">
            <text:p>2</text:p>
          </table:table-cell>
          <table:table-cell office:value-type="float" office:value="74">
            <text:p>74</text:p>
          </table:table-cell>
          <table:table-cell office:value-type="float" office:value="107">
            <text:p>107</text:p>
          </table:table-cell>
          <table:table-cell office:value-type="float" office:value="74">
            <text:p>74</text:p>
          </table:table-cell>
          <table:table-cell office:value-type="float" office:value="260">
            <text:p>260</text:p>
          </table:table-cell>
          <table:table-cell office:value-type="float" office:value="532">
            <text:p>532</text:p>
          </table:table-cell>
          <table:table-cell office:value-type="float" office:value="978">
            <text:p>978</text:p>
          </table:table-cell>
          <table:table-cell office:value-type="float" office:value="-31.5">
            <text:p>-31.5</text:p>
          </table:table-cell>
          <table:table-cell office:value-type="float" office:value="4">
            <text:p>4</text:p>
          </table:table-cell>
          <table:table-cell office:value-type="float" office:value="2.875">
            <text:p>2.875</text:p>
          </table:table-cell>
          <table:table-cell office:value-type="float" office:value="-0.121153846153846">
            <text:p>-0.1211538462</text:p>
          </table:table-cell>
          <table:table-cell office:value-type="float" office:value="0.0075187969924812">
            <text:p>0.007518797</text:p>
          </table:table-cell>
          <table:table-cell office:value-type="float" office:value="0.00293967280163599">
            <text:p>0.0029396728</text:p>
          </table:table-cell>
          <table:table-cell office:value-type="float" office:value="0.604730917159763">
            <text:p>0.6047309172</text:p>
          </table:table-cell>
          <table:table-cell office:value-type="float" office:value="1.02642659279778">
            <text:p>1.0264265928</text:p>
          </table:table-cell>
          <table:table-cell office:value-type="float" office:value="1.01030579249104">
            <text:p>1.0103057925</text:p>
          </table:table-cell>
          <table:table-cell office:value-type="float" office:value="-5.36718357417129">
            <text:p>-5.367183574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date" office:date-value="2020-05-01">
            <text:p>05/01/20</text:p>
          </table:table-cell>
          <table:table-cell office:value-type="float" office:value="11">
            <text:p>11</text:p>
          </table:table-cell>
          <table:table-cell office:value-type="float" office:value="1008">
            <text:p>1008</text:p>
          </table:table-cell>
          <table:table-cell office:value-type="float" office:value="3380">
            <text:p>3380</text:p>
          </table:table-cell>
          <table:table-cell office:value-type="float" office:value="2.6">
            <text:p>2.6</text:p>
          </table:table-cell>
          <table:table-cell office:value-type="float" office:value="9.8">
            <text:p>9.8</text:p>
          </table:table-cell>
          <table:table-cell office:value-type="float" office:value="1004.2">
            <text:p>1004.2</text:p>
          </table:table-cell>
          <table:table-cell office:value-type="float" office:value="2967.6">
            <text:p>2967.6</text:p>
          </table:table-cell>
          <table:table-cell office:value-type="float" office:value="2.326">
            <text:p>2.326</text:p>
          </table:table-cell>
          <table:table-cell table:number-columns-repeated="3" office:value-type="float" office:value="2">
            <text:p>2</text:p>
          </table:table-cell>
          <table:table-cell office:value-type="float" office:value="78">
            <text:p>78</text:p>
          </table:table-cell>
          <table:table-cell office:value-type="float" office:value="166">
            <text:p>166</text:p>
          </table:table-cell>
          <table:table-cell office:value-type="float" office:value="78">
            <text:p>78</text:p>
          </table:table-cell>
          <table:table-cell office:value-type="float" office:value="328">
            <text:p>328</text:p>
          </table:table-cell>
          <table:table-cell office:value-type="float" office:value="578">
            <text:p>578</text:p>
          </table:table-cell>
          <table:table-cell office:value-type="float" office:value="1329">
            <text:p>1329</text:p>
          </table:table-cell>
          <table:table-cell office:value-type="float" office:value="-23.375">
            <text:p>-23.375</text:p>
          </table:table-cell>
          <table:table-cell office:value-type="float" office:value="-13.375">
            <text:p>-13.375</text:p>
          </table:table-cell>
          <table:table-cell office:value-type="float" office:value="-0.5">
            <text:p>-0.5</text:p>
          </table:table-cell>
          <table:table-cell office:value-type="float" office:value="-0.071265243902439">
            <text:p>-0.0712652439</text:p>
          </table:table-cell>
          <table:table-cell office:value-type="float" office:value="-0.0231401384083045">
            <text:p>-0.0231401384</text:p>
          </table:table-cell>
          <table:table-cell office:value-type="float" office:value="-0.000376222723852521">
            <text:p>-0.0003762227</text:p>
          </table:table-cell>
          <table:table-cell office:value-type="float" office:value="0.760525966918873">
            <text:p>0.7605259669</text:p>
          </table:table-cell>
          <table:table-cell office:value-type="float" office:value="0.920059028941823">
            <text:p>0.9200590289</text:p>
          </table:table-cell>
          <table:table-cell office:value-type="float" office:value="0.998683497891851">
            <text:p>0.9986834979</text:p>
          </table:table-cell>
          <table:table-cell office:value-type="float" office:value="-9.37545685768524">
            <text:p>-9.3754568577</text:p>
          </table:table-cell>
          <table:table-cell office:value-type="float" office:value="-29.6063971054529">
            <text:p>-29.606397105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date" office:date-value="2020-05-02">
            <text:p>05/02/20</text:p>
          </table:table-cell>
          <table:table-cell office:value-type="float" office:value="12">
            <text:p>12</text:p>
          </table:table-cell>
          <table:table-cell office:value-type="float" office:value="1005">
            <text:p>1005</text:p>
          </table:table-cell>
          <table:table-cell office:value-type="float" office:value="3220">
            <text:p>3220</text:p>
          </table:table-cell>
          <table:table-cell office:value-type="float" office:value="2.45">
            <text:p>2.45</text:p>
          </table:table-cell>
          <table:table-cell office:value-type="float" office:value="10.2">
            <text:p>10.2</text:p>
          </table:table-cell>
          <table:table-cell office:value-type="float" office:value="1001">
            <text:p>1001</text:p>
          </table:table-cell>
          <table:table-cell office:value-type="float" office:value="2731.6">
            <text:p>2731.6</text:p>
          </table:table-cell>
          <table:table-cell office:value-type="float" office:value="2.208">
            <text:p>2.20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7">
            <text:p>67</text:p>
          </table:table-cell>
          <table:table-cell office:value-type="float" office:value="238">
            <text:p>238</text:p>
          </table:table-cell>
          <table:table-cell office:value-type="float" office:value="467">
            <text:p>467</text:p>
          </table:table-cell>
          <table:table-cell office:value-type="float" office:value="1116">
            <text:p>1116</text:p>
          </table:table-cell>
          <table:table-cell office:value-type="float" office:value="-24.5">
            <text:p>-24.5</text:p>
          </table:table-cell>
          <table:table-cell office:value-type="float" office:value="-30.625">
            <text:p>-30.625</text:p>
          </table:table-cell>
          <table:table-cell office:value-type="float" office:value="-26.625">
            <text:p>-26.625</text:p>
          </table:table-cell>
          <table:table-cell office:value-type="float" office:value="-0.102941176470588">
            <text:p>-0.1029411765</text:p>
          </table:table-cell>
          <table:table-cell office:value-type="float" office:value="-0.0655781584582441">
            <text:p>-0.0655781585</text:p>
          </table:table-cell>
          <table:table-cell office:value-type="float" office:value="-0.0238575268817204">
            <text:p>-0.0238575269</text:p>
          </table:table-cell>
          <table:table-cell office:value-type="float" office:value="0.660475778546713">
            <text:p>0.6604757785</text:p>
          </table:table-cell>
          <table:table-cell office:value-type="float" office:value="0.778905415335024">
            <text:p>0.7789054153</text:p>
          </table:table-cell>
          <table:table-cell office:value-type="float" office:value="0.917614251828246">
            <text:p>0.9176142518</text:p>
          </table:table-cell>
          <table:table-cell office:value-type="float" office:value="-6.38058246087523">
            <text:p>-6.3805824609</text:p>
          </table:table-cell>
          <table:table-cell office:value-type="float" office:value="-10.2192960625574">
            <text:p>-10.2192960626</text:p>
          </table:table-cell>
          <table:table-cell office:value-type="float" office:value="-28.7056374190904">
            <text:p>-28.7056374191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date" office:date-value="2020-05-03">
            <text:p>05/03/20</text:p>
          </table:table-cell>
          <table:table-cell office:value-type="float" office:value="5">
            <text:p>5</text:p>
          </table:table-cell>
          <table:table-cell office:value-type="float" office:value="1027">
            <text:p>1027</text:p>
          </table:table-cell>
          <table:table-cell office:value-type="float" office:value="2459">
            <text:p>2459</text:p>
          </table:table-cell>
          <table:table-cell office:value-type="float" office:value="2.28">
            <text:p>2.28</text:p>
          </table:table-cell>
          <table:table-cell office:value-type="float" office:value="10.2">
            <text:p>10.2</text:p>
          </table:table-cell>
          <table:table-cell office:value-type="float" office:value="997.2">
            <text:p>997.2</text:p>
          </table:table-cell>
          <table:table-cell office:value-type="float" office:value="2521.2">
            <text:p>2521.2</text:p>
          </table:table-cell>
          <table:table-cell office:value-type="float" office:value="2.222">
            <text:p>2.22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7">
            <text:p>67</text:p>
          </table:table-cell>
          <table:table-cell office:value-type="float" office:value="217">
            <text:p>217</text:p>
          </table:table-cell>
          <table:table-cell office:value-type="float" office:value="438">
            <text:p>438</text:p>
          </table:table-cell>
          <table:table-cell office:value-type="float" office:value="978">
            <text:p>978</text:p>
          </table:table-cell>
          <table:table-cell office:value-type="float" office:value="-14.5">
            <text:p>-14.5</text:p>
          </table:table-cell>
          <table:table-cell office:value-type="float" office:value="-56.375">
            <text:p>-56.375</text:p>
          </table:table-cell>
          <table:table-cell office:value-type="float" office:value="-58.375">
            <text:p>-58.375</text:p>
          </table:table-cell>
          <table:table-cell office:value-type="float" office:value="-0.0668202764976959">
            <text:p>-0.0668202765</text:p>
          </table:table-cell>
          <table:table-cell office:value-type="float" office:value="-0.1287100456621">
            <text:p>-0.1287100457</text:p>
          </table:table-cell>
          <table:table-cell office:value-type="float" office:value="-0.0596881390593047">
            <text:p>-0.0596881391</text:p>
          </table:table-cell>
          <table:table-cell office:value-type="float" office:value="0.774880332986472">
            <text:p>0.774880333</text:p>
          </table:table-cell>
          <table:table-cell office:value-type="float" office:value="0.581984740857155">
            <text:p>0.5819847409</text:p>
          </table:table-cell>
          <table:table-cell office:value-type="float" office:value="0.798074354223385">
            <text:p>0.7980743542</text:p>
          </table:table-cell>
          <table:table-cell office:value-type="float" office:value="-10.0227381176559">
            <text:p>-10.0227381177</text:p>
          </table:table-cell>
          <table:table-cell office:value-type="float" office:value="-5.03080904196307">
            <text:p>-5.030809042</text:p>
          </table:table-cell>
          <table:table-cell office:value-type="float" office:value="-11.262684452061">
            <text:p>-11.2626844521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date" office:date-value="2020-05-04">
            <text:p>05/04/20</text:p>
          </table:table-cell>
          <table:table-cell office:value-type="float" office:value="11">
            <text:p>11</text:p>
          </table:table-cell>
          <table:table-cell office:value-type="float" office:value="982">
            <text:p>982</text:p>
          </table:table-cell>
          <table:table-cell office:value-type="float" office:value="1948">
            <text:p>1948</text:p>
          </table:table-cell>
          <table:table-cell office:value-type="float" office:value="1.9">
            <text:p>1.9</text:p>
          </table:table-cell>
          <table:table-cell office:value-type="float" office:value="10">
            <text:p>10</text:p>
          </table:table-cell>
          <table:table-cell office:value-type="float" office:value="989.2">
            <text:p>989.2</text:p>
          </table:table-cell>
          <table:table-cell office:value-type="float" office:value="2480.8">
            <text:p>2480.8</text:p>
          </table:table-cell>
          <table:table-cell office:value-type="float" office:value="1.992">
            <text:p>1.992</text:p>
          </table:table-cell>
          <table:table-cell table:number-columns-repeated="3" office:value-type="float" office:value="2">
            <text:p>2</text:p>
          </table:table-cell>
          <table:table-cell office:value-type="float" office:value="64">
            <text:p>64</text:p>
          </table:table-cell>
          <table:table-cell table:number-columns-repeated="2" office:value-type="float" office:value="154">
            <text:p>154</text:p>
          </table:table-cell>
          <table:table-cell office:value-type="float" office:value="162">
            <text:p>162</text:p>
          </table:table-cell>
          <table:table-cell office:value-type="float" office:value="394">
            <text:p>394</text:p>
          </table:table-cell>
          <table:table-cell office:value-type="float" office:value="715">
            <text:p>715</text:p>
          </table:table-cell>
          <table:table-cell office:value-type="float" office:value="-14.5">
            <text:p>-14.5</text:p>
          </table:table-cell>
          <table:table-cell office:value-type="float" office:value="-11.75">
            <text:p>-11.75</text:p>
          </table:table-cell>
          <table:table-cell office:value-type="float" office:value="-47.5">
            <text:p>-47.5</text:p>
          </table:table-cell>
          <table:table-cell office:value-type="float" office:value="-0.0895061728395062">
            <text:p>-0.0895061728</text:p>
          </table:table-cell>
          <table:table-cell office:value-type="float" office:value="-0.0298223350253807">
            <text:p>-0.029822335</text:p>
          </table:table-cell>
          <table:table-cell office:value-type="float" office:value="-0.0664335664335664">
            <text:p>-0.0664335664</text:p>
          </table:table-cell>
          <table:table-cell office:value-type="float" office:value="0.702430650815425">
            <text:p>0.7024306508</text:p>
          </table:table-cell>
          <table:table-cell office:value-type="float" office:value="0.897364995877245">
            <text:p>0.8973649959</text:p>
          </table:table-cell>
          <table:table-cell office:value-type="float" office:value="0.77613281823072">
            <text:p>0.7761328182</text:p>
          </table:table-cell>
          <table:table-cell office:value-type="float" office:value="-7.39213806271842">
            <text:p>-7.3921380627</text:p>
          </table:table-cell>
          <table:table-cell office:value-type="float" office:value="-22.8942298896618">
            <text:p>-22.8942298897</text:p>
          </table:table-cell>
          <table:table-cell office:value-type="float" office:value="-10.0831451011881">
            <text:p>-10.0831451012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date" office:date-value="2020-05-05">
            <text:p>05/05/20</text:p>
          </table:table-cell>
          <table:table-cell office:value-type="float" office:value="12">
            <text:p>12</text:p>
          </table:table-cell>
          <table:table-cell office:value-type="float" office:value="964">
            <text:p>964</text:p>
          </table:table-cell>
          <table:table-cell office:value-type="float" office:value="1599">
            <text:p>1599</text:p>
          </table:table-cell>
          <table:table-cell office:value-type="float" office:value="1.88">
            <text:p>1.88</text:p>
          </table:table-cell>
          <table:table-cell office:value-type="float" office:value="9.6">
            <text:p>9.6</text:p>
          </table:table-cell>
          <table:table-cell office:value-type="float" office:value="966.4">
            <text:p>966.4</text:p>
          </table:table-cell>
          <table:table-cell office:value-type="float" office:value="2897">
            <text:p>2897</text:p>
          </table:table-cell>
          <table:table-cell office:value-type="float" office:value="1.65">
            <text:p>1.65</text:p>
          </table:table-cell>
          <table:table-cell table:number-columns-repeated="3"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84">
            <text:p>84</text:p>
          </table:table-cell>
          <table:table-cell office:value-type="float" office:value="50">
            <text:p>50</text:p>
          </table:table-cell>
          <table:table-cell office:value-type="float" office:value="150">
            <text:p>150</text:p>
          </table:table-cell>
          <table:table-cell office:value-type="float" office:value="411">
            <text:p>411</text:p>
          </table:table-cell>
          <table:table-cell office:value-type="float" office:value="963">
            <text:p>963</text:p>
          </table:table-cell>
          <table:table-cell office:value-type="float" office:value="-17.125">
            <text:p>-17.125</text:p>
          </table:table-cell>
          <table:table-cell office:value-type="float" office:value="-43.5">
            <text:p>-43.5</text:p>
          </table:table-cell>
          <table:table-cell office:value-type="float" office:value="-56.75">
            <text:p>-56.75</text:p>
          </table:table-cell>
          <table:table-cell office:value-type="float" office:value="-0.114166666666667">
            <text:p>-0.1141666667</text:p>
          </table:table-cell>
          <table:table-cell office:value-type="float" office:value="-0.105839416058394">
            <text:p>-0.1058394161</text:p>
          </table:table-cell>
          <table:table-cell office:value-type="float" office:value="-0.0589304257528557">
            <text:p>-0.0589304258</text:p>
          </table:table-cell>
          <table:table-cell office:value-type="float" office:value="0.625963361111111">
            <text:p>0.6259633611</text:p>
          </table:table-cell>
          <table:table-cell office:value-type="float" office:value="0.651517928499121">
            <text:p>0.6515179285</text:p>
          </table:table-cell>
          <table:table-cell office:value-type="float" office:value="0.800550188220654">
            <text:p>0.8005501882</text:p>
          </table:table-cell>
          <table:table-cell office:value-type="float" office:value="-5.71778797492699">
            <text:p>-5.7177879749</text:p>
          </table:table-cell>
          <table:table-cell office:value-type="float" office:value="-6.19601167351217">
            <text:p>-6.1960116735</text:p>
          </table:table-cell>
          <table:table-cell office:value-type="float" office:value="-11.4120457359419">
            <text:p>-11.4120457359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date" office:date-value="2020-05-06">
            <text:p>05/06/20</text:p>
          </table:table-cell>
          <table:table-cell office:value-type="float" office:value="10">
            <text:p>10</text:p>
          </table:table-cell>
          <table:table-cell office:value-type="float" office:value="968">
            <text:p>968</text:p>
          </table:table-cell>
          <table:table-cell office:value-type="float" office:value="3178">
            <text:p>3178</text:p>
          </table:table-cell>
          <table:table-cell office:value-type="float" office:value="1.45">
            <text:p>1.45</text:p>
          </table:table-cell>
          <table:table-cell office:value-type="float" office:value="10.4">
            <text:p>10.4</text:p>
          </table:table-cell>
          <table:table-cell office:value-type="float" office:value="937.4">
            <text:p>937.4</text:p>
          </table:table-cell>
          <table:table-cell office:value-type="float" office:value="3409.6">
            <text:p>3409.6</text:p>
          </table:table-cell>
          <table:table-cell office:value-type="float" office:value="1.306">
            <text:p>1.3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4">
            <text:p>44</text:p>
          </table:table-cell>
          <table:table-cell office:value-type="float" office:value="79">
            <text:p>79</text:p>
          </table:table-cell>
          <table:table-cell office:value-type="float" office:value="142">
            <text:p>142</text:p>
          </table:table-cell>
          <table:table-cell office:value-type="float" office:value="346">
            <text:p>346</text:p>
          </table:table-cell>
          <table:table-cell office:value-type="float" office:value="558">
            <text:p>558</text:p>
          </table:table-cell>
          <table:table-cell office:value-type="float" office:value="-3.625">
            <text:p>-3.625</text:p>
          </table:table-cell>
          <table:table-cell office:value-type="float" office:value="-38.25">
            <text:p>-38.25</text:p>
          </table:table-cell>
          <table:table-cell office:value-type="float" office:value="-74.375">
            <text:p>-74.375</text:p>
          </table:table-cell>
          <table:table-cell office:value-type="float" office:value="-0.0255281690140845">
            <text:p>-0.025528169</text:p>
          </table:table-cell>
          <table:table-cell office:value-type="float" office:value="-0.110549132947977">
            <text:p>-0.1105491329</text:p>
          </table:table-cell>
          <table:table-cell office:value-type="float" office:value="-0.13328853046595">
            <text:p>-0.1332885305</text:p>
          </table:table-cell>
          <table:table-cell office:value-type="float" office:value="0.911928715780599">
            <text:p>0.9119287158</text:p>
          </table:table-cell>
          <table:table-cell office:value-type="float" office:value="0.637031411841358">
            <text:p>0.6370314118</text:p>
          </table:table-cell>
          <table:table-cell office:value-type="float" office:value="0.56831117478257">
            <text:p>0.5683111748</text:p>
          </table:table-cell>
          <table:table-cell office:value-type="float" office:value="-26.8041808898703">
            <text:p>-26.8041808899</text:p>
          </table:table-cell>
          <table:table-cell office:value-type="float" office:value="-5.91669829052611">
            <text:p>-5.9166982905</text:p>
          </table:table-cell>
          <table:table-cell office:value-type="float" office:value="-4.84551766758492">
            <text:p>-4.8455176676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date" office:date-value="2020-05-07">
            <text:p>05/07/20</text:p>
          </table:table-cell>
          <table:table-cell office:value-type="float" office:value="10">
            <text:p>10</text:p>
          </table:table-cell>
          <table:table-cell office:value-type="float" office:value="891">
            <text:p>891</text:p>
          </table:table-cell>
          <table:table-cell office:value-type="float" office:value="5301">
            <text:p>5301</text:p>
          </table:table-cell>
          <table:table-cell office:value-type="float" office:value="0.74">
            <text:p>0.74</text:p>
          </table:table-cell>
          <table:table-cell office:value-type="float" office:value="10.8">
            <text:p>10.8</text:p>
          </table:table-cell>
          <table:table-cell office:value-type="float" office:value="915.6">
            <text:p>915.6</text:p>
          </table:table-cell>
          <table:table-cell office:value-type="float" office:value="3860">
            <text:p>3860</text:p>
          </table:table-cell>
          <table:table-cell office:value-type="float" office:value="1.092">
            <text:p>1.09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1">
            <text:p>51</text:p>
          </table:table-cell>
          <table:table-cell office:value-type="float" office:value="142">
            <text:p>142</text:p>
          </table:table-cell>
          <table:table-cell office:value-type="float" office:value="335">
            <text:p>335</text:p>
          </table:table-cell>
          <table:table-cell office:value-type="float" office:value="638">
            <text:p>638</text:p>
          </table:table-cell>
          <table:table-cell office:value-type="float" office:value="-4">
            <text:p>-4</text:p>
          </table:table-cell>
          <table:table-cell office:value-type="float" office:value="-8.25">
            <text:p>-8.25</text:p>
          </table:table-cell>
          <table:table-cell office:value-type="float" office:value="-65">
            <text:p>-65</text:p>
          </table:table-cell>
          <table:table-cell office:value-type="float" office:value="-0.028169014084507">
            <text:p>-0.0281690141</text:p>
          </table:table-cell>
          <table:table-cell office:value-type="float" office:value="-0.0246268656716418">
            <text:p>-0.0246268657</text:p>
          </table:table-cell>
          <table:table-cell office:value-type="float" office:value="-0.101880877742947">
            <text:p>-0.1018808777</text:p>
          </table:table-cell>
          <table:table-cell office:value-type="float" office:value="0.902963697679032">
            <text:p>0.9029636977</text:p>
          </table:table-cell>
          <table:table-cell office:value-type="float" office:value="0.914994675874359">
            <text:p>0.9149946759</text:p>
          </table:table-cell>
          <table:table-cell office:value-type="float" office:value="0.663761165869046">
            <text:p>0.6637611659</text:p>
          </table:table-cell>
          <table:table-cell office:value-type="float" office:value="-24.2585008793436">
            <text:p>-24.2585008793</text:p>
          </table:table-cell>
          <table:table-cell office:value-type="float" office:value="-27.7979625349457">
            <text:p>-27.7979625349</text:p>
          </table:table-cell>
          <table:table-cell office:value-type="float" office:value="-6.45072707240572">
            <text:p>-6.4507270724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date" office:date-value="2020-05-08">
            <text:p>05/08/20</text:p>
          </table:table-cell>
          <table:table-cell office:value-type="float" office:value="9">
            <text:p>9</text:p>
          </table:table-cell>
          <table:table-cell office:value-type="float" office:value="882">
            <text:p>882</text:p>
          </table:table-cell>
          <table:table-cell office:value-type="float" office:value="5022">
            <text:p>5022</text:p>
          </table:table-cell>
          <table:table-cell office:value-type="float" office:value="0.56">
            <text:p>0.56</text:p>
          </table:table-cell>
          <table:table-cell office:value-type="float" office:value="10">
            <text:p>10</text:p>
          </table:table-cell>
          <table:table-cell office:value-type="float" office:value="885.2">
            <text:p>885.2</text:p>
          </table:table-cell>
          <table:table-cell office:value-type="float" office:value="4540">
            <text:p>4540</text:p>
          </table:table-cell>
          <table:table-cell office:value-type="float" office:value="0.916">
            <text:p>0.916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127">
            <text:p>127</text:p>
          </table:table-cell>
          <table:table-cell office:value-type="float" office:value="43">
            <text:p>43</text:p>
          </table:table-cell>
          <table:table-cell office:value-type="float" office:value="210">
            <text:p>210</text:p>
          </table:table-cell>
          <table:table-cell office:value-type="float" office:value="340">
            <text:p>340</text:p>
          </table:table-cell>
          <table:table-cell office:value-type="float" office:value="658">
            <text:p>658</text:p>
          </table:table-cell>
          <table:table-cell office:value-type="float" office:value="1.25">
            <text:p>1.25</text:p>
          </table:table-cell>
          <table:table-cell office:value-type="float" office:value="-13.25">
            <text:p>-13.25</text:p>
          </table:table-cell>
          <table:table-cell office:value-type="float" office:value="-47.25">
            <text:p>-47.25</text:p>
          </table:table-cell>
          <table:table-cell office:value-type="float" office:value="0.00595238095238095">
            <text:p>0.005952381</text:p>
          </table:table-cell>
          <table:table-cell office:value-type="float" office:value="-0.0389705882352941">
            <text:p>-0.0389705882</text:p>
          </table:table-cell>
          <table:table-cell office:value-type="float" office:value="-0.0718085106382979">
            <text:p>-0.0718085106</text:p>
          </table:table-cell>
          <table:table-cell office:value-type="float" office:value="1.02090277777778">
            <text:p>1.0209027778</text:p>
          </table:table-cell>
          <table:table-cell office:value-type="float" office:value="0.866579606401384">
            <text:p>0.8665796064</text:p>
          </table:table-cell>
          <table:table-cell office:value-type="float" office:value="0.758776878678135">
            <text:p>0.7587768787</text:p>
          </table:table-cell>
          <table:table-cell office:value-type="float" office:value="0">
            <text:p>0</text:p>
          </table:table-cell>
          <table:table-cell office:value-type="float" office:value="-17.4375486229773">
            <text:p>-17.437548623</text:p>
          </table:table-cell>
          <table:table-cell office:value-type="float" office:value="-9.30183881677706">
            <text:p>-9.3018388168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date" office:date-value="2020-05-09">
            <text:p>05/09/20</text:p>
          </table:table-cell>
          <table:table-cell office:value-type="float" office:value="13">
            <text:p>13</text:p>
          </table:table-cell>
          <table:table-cell office:value-type="float" office:value="873">
            <text:p>873</text:p>
          </table:table-cell>
          <table:table-cell office:value-type="float" office:value="4200">
            <text:p>4200</text:p>
          </table:table-cell>
          <table:table-cell office:value-type="float" office:value="0.83">
            <text:p>0.83</text:p>
          </table:table-cell>
          <table:table-cell office:value-type="float" office:value="9.6">
            <text:p>9.6</text:p>
          </table:table-cell>
          <table:table-cell office:value-type="float" office:value="848">
            <text:p>848</text:p>
          </table:table-cell>
          <table:table-cell office:value-type="float" office:value="4686">
            <text:p>4686</text:p>
          </table:table-cell>
          <table:table-cell office:value-type="float" office:value="0.734">
            <text:p>0.734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68">
            <text:p>68</text:p>
          </table:table-cell>
          <table:table-cell office:value-type="float" office:value="36">
            <text:p>36</text:p>
          </table:table-cell>
          <table:table-cell office:value-type="float" office:value="178">
            <text:p>178</text:p>
          </table:table-cell>
          <table:table-cell office:value-type="float" office:value="335">
            <text:p>335</text:p>
          </table:table-cell>
          <table:table-cell office:value-type="float" office:value="690">
            <text:p>690</text:p>
          </table:table-cell>
          <table:table-cell office:value-type="float" office:value="-8.625">
            <text:p>-8.625</text:p>
          </table:table-cell>
          <table:table-cell office:value-type="float" office:value="-32.25">
            <text:p>-32.25</text:p>
          </table:table-cell>
          <table:table-cell office:value-type="float" office:value="-44.25">
            <text:p>-44.25</text:p>
          </table:table-cell>
          <table:table-cell office:value-type="float" office:value="-0.0484550561797753">
            <text:p>-0.0484550562</text:p>
          </table:table-cell>
          <table:table-cell office:value-type="float" office:value="-0.0962686567164179">
            <text:p>-0.0962686567</text:p>
          </table:table-cell>
          <table:table-cell office:value-type="float" office:value="-0.0641304347826087">
            <text:p>-0.0641304348</text:p>
          </table:table-cell>
          <table:table-cell office:value-type="float" office:value="0.835009172610781">
            <text:p>0.8350091726</text:p>
          </table:table-cell>
          <table:table-cell office:value-type="float" office:value="0.681224303853865">
            <text:p>0.6812243039</text:p>
          </table:table-cell>
          <table:table-cell office:value-type="float" office:value="0.783604395085066">
            <text:p>0.7836043951</text:p>
          </table:table-cell>
          <table:table-cell office:value-type="float" office:value="-13.9555080797225">
            <text:p>-13.9555080797</text:p>
          </table:table-cell>
          <table:table-cell office:value-type="float" office:value="-6.84771403304759">
            <text:p>-6.847714033</text:p>
          </table:table-cell>
          <table:table-cell office:value-type="float" office:value="-10.4579949690761">
            <text:p>-10.4579949691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date" office:date-value="2020-05-10">
            <text:p>05/10/20</text:p>
          </table:table-cell>
          <table:table-cell office:value-type="float" office:value="8">
            <text:p>8</text:p>
          </table:table-cell>
          <table:table-cell office:value-type="float" office:value="812">
            <text:p>812</text:p>
          </table:table-cell>
          <table:table-cell office:value-type="float" office:value="4999">
            <text:p>4999</text:p>
          </table:table-cell>
          <table:table-cell office:value-type="float" office:value="1">
            <text:p>1</text:p>
          </table:table-cell>
          <table:table-cell office:value-type="float" office:value="8.4">
            <text:p>8.4</text:p>
          </table:table-cell>
          <table:table-cell office:value-type="float" office:value="819">
            <text:p>819</text:p>
          </table:table-cell>
          <table:table-cell office:value-type="float" office:value="4136.6">
            <text:p>4136.6</text:p>
          </table:table-cell>
          <table:table-cell office:value-type="float" office:value="0.814">
            <text:p>0.81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121">
            <text:p>121</text:p>
          </table:table-cell>
          <table:table-cell office:value-type="float" office:value="75">
            <text:p>75</text:p>
          </table:table-cell>
          <table:table-cell office:value-type="float" office:value="148">
            <text:p>148</text:p>
          </table:table-cell>
          <table:table-cell office:value-type="float" office:value="290">
            <text:p>290</text:p>
          </table:table-cell>
          <table:table-cell office:value-type="float" office:value="469">
            <text:p>469</text:p>
          </table:table-cell>
          <table:table-cell office:value-type="float" office:value="-6">
            <text:p>-6</text:p>
          </table:table-cell>
          <table:table-cell office:value-type="float" office:value="-10.75">
            <text:p>-10.75</text:p>
          </table:table-cell>
          <table:table-cell office:value-type="float" office:value="-27.625">
            <text:p>-27.625</text:p>
          </table:table-cell>
          <table:table-cell office:value-type="float" office:value="-0.0405405405405405">
            <text:p>-0.0405405405</text:p>
          </table:table-cell>
          <table:table-cell office:value-type="float" office:value="-0.0370689655172414">
            <text:p>-0.0370689655</text:p>
          </table:table-cell>
          <table:table-cell office:value-type="float" office:value="-0.0589019189765458">
            <text:p>-0.058901919</text:p>
          </table:table-cell>
          <table:table-cell office:value-type="float" office:value="0.861329437545654">
            <text:p>0.8613294375</text:p>
          </table:table-cell>
          <table:table-cell office:value-type="float" office:value="0.872951872770511">
            <text:p>0.8729518728</text:p>
          </table:table-cell>
          <table:table-cell office:value-type="float" office:value="0.800643378257964">
            <text:p>0.8006433783</text:p>
          </table:table-cell>
          <table:table-cell office:value-type="float" office:value="-16.7486664279426">
            <text:p>-16.7486664279</text:p>
          </table:table-cell>
          <table:table-cell office:value-type="float" office:value="-18.3500987527957">
            <text:p>-18.3500987528</text:p>
          </table:table-cell>
          <table:table-cell office:value-type="float" office:value="-11.417740005073">
            <text:p>-11.4177400051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date" office:date-value="2020-05-11">
            <text:p>05/11/20</text:p>
          </table:table-cell>
          <table:table-cell office:value-type="float" office:value="8">
            <text:p>8</text:p>
          </table:table-cell>
          <table:table-cell office:value-type="float" office:value="782">
            <text:p>782</text:p>
          </table:table-cell>
          <table:table-cell office:value-type="float" office:value="3908">
            <text:p>3908</text:p>
          </table:table-cell>
          <table:table-cell office:value-type="float" office:value="0.54">
            <text:p>0.54</text:p>
          </table:table-cell>
          <table:table-cell office:value-type="float" office:value="7.6">
            <text:p>7.6</text:p>
          </table:table-cell>
          <table:table-cell office:value-type="float" office:value="780.2">
            <text:p>780.2</text:p>
          </table:table-cell>
          <table:table-cell office:value-type="float" office:value="3888.4">
            <text:p>3888.4</text:p>
          </table:table-cell>
          <table:table-cell office:value-type="float" office:value="0.85">
            <text:p>0.85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62">
            <text:p>62</text:p>
          </table:table-cell>
          <table:table-cell office:value-type="float" office:value="33">
            <text:p>33</text:p>
          </table:table-cell>
          <table:table-cell office:value-type="float" office:value="162">
            <text:p>162</text:p>
          </table:table-cell>
          <table:table-cell office:value-type="float" office:value="308">
            <text:p>308</text:p>
          </table:table-cell>
          <table:table-cell office:value-type="float" office:value="542">
            <text:p>542</text:p>
          </table:table-cell>
          <table:table-cell office:value-type="float" office:value="-13.375">
            <text:p>-13.375</text:p>
          </table:table-cell>
          <table:table-cell office:value-type="float" office:value="-3.375">
            <text:p>-3.375</text:p>
          </table:table-cell>
          <table:table-cell office:value-type="float" office:value="-31.875">
            <text:p>-31.875</text:p>
          </table:table-cell>
          <table:table-cell office:value-type="float" office:value="-0.0825617283950617">
            <text:p>-0.0825617284</text:p>
          </table:table-cell>
          <table:table-cell office:value-type="float" office:value="-0.0109577922077922">
            <text:p>-0.0109577922</text:p>
          </table:table-cell>
          <table:table-cell office:value-type="float" office:value="-0.058809963099631">
            <text:p>-0.0588099631</text:p>
          </table:table-cell>
          <table:table-cell office:value-type="float" office:value="0.724394171048621">
            <text:p>0.724394171</text:p>
          </table:table-cell>
          <table:table-cell office:value-type="float" office:value="0.961883070764463">
            <text:p>0.9618830708</text:p>
          </table:table-cell>
          <table:table-cell office:value-type="float" office:value="0.80094400820046">
            <text:p>0.8009440082</text:p>
          </table:table-cell>
          <table:table-cell office:value-type="float" office:value="-8.04395195146509">
            <text:p>-8.0439519515</text:p>
          </table:table-cell>
          <table:table-cell office:value-type="float" office:value="0">
            <text:p>0</text:p>
          </table:table-cell>
          <table:table-cell office:value-type="float" office:value="-11.4361459349287">
            <text:p>-11.4361459349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date" office:date-value="2020-05-12">
            <text:p>05/12/20</text:p>
          </table:table-cell>
          <table:table-cell office:value-type="float" office:value="4">
            <text:p>4</text:p>
          </table:table-cell>
          <table:table-cell office:value-type="float" office:value="746">
            <text:p>746</text:p>
          </table:table-cell>
          <table:table-cell office:value-type="float" office:value="2554">
            <text:p>2554</text:p>
          </table:table-cell>
          <table:table-cell office:value-type="float" office:value="1.14">
            <text:p>1.14</text:p>
          </table:table-cell>
          <table:table-cell office:value-type="float" office:value="6.2">
            <text:p>6.2</text:p>
          </table:table-cell>
          <table:table-cell office:value-type="float" office:value="737.2">
            <text:p>737.2</text:p>
          </table:table-cell>
          <table:table-cell office:value-type="float" office:value="4000">
            <text:p>4000</text:p>
          </table:table-cell>
          <table:table-cell office:value-type="float" office:value="0.848">
            <text:p>0.84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8">
            <text:p>28</text:p>
          </table:table-cell>
          <table:table-cell office:value-type="float" office:value="175">
            <text:p>175</text:p>
          </table:table-cell>
          <table:table-cell office:value-type="float" office:value="299">
            <text:p>299</text:p>
          </table:table-cell>
          <table:table-cell office:value-type="float" office:value="490">
            <text:p>490</text:p>
          </table:table-cell>
          <table:table-cell office:value-type="float" office:value="-24.625">
            <text:p>-24.625</text:p>
          </table:table-cell>
          <table:table-cell office:value-type="float" office:value="-14">
            <text:p>-14</text:p>
          </table:table-cell>
          <table:table-cell office:value-type="float" office:value="-19.625">
            <text:p>-19.625</text:p>
          </table:table-cell>
          <table:table-cell office:value-type="float" office:value="-0.140714285714286">
            <text:p>-0.1407142857</text:p>
          </table:table-cell>
          <table:table-cell office:value-type="float" office:value="-0.0468227424749164">
            <text:p>-0.0468227425</text:p>
          </table:table-cell>
          <table:table-cell office:value-type="float" office:value="-0.0400510204081633">
            <text:p>-0.0400510204</text:p>
          </table:table-cell>
          <table:table-cell office:value-type="float" office:value="0.546309">
            <text:p>0.546309</text:p>
          </table:table-cell>
          <table:table-cell office:value-type="float" office:value="0.840417444995022">
            <text:p>0.840417445</text:p>
          </table:table-cell>
          <table:table-cell office:value-type="float" office:value="0.862965433673469">
            <text:p>0.8629654337</text:p>
          </table:table-cell>
          <table:table-cell office:value-type="float" office:value="-4.57058894836224">
            <text:p>-4.5705889484</text:p>
          </table:table-cell>
          <table:table-cell office:value-type="float" office:value="-14.4542999177573">
            <text:p>-14.4542999178</text:p>
          </table:table-cell>
          <table:table-cell office:value-type="float" office:value="-16.957670197692">
            <text:p>-16.9576701977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date" office:date-value="2020-05-13">
            <text:p>05/13/20</text:p>
          </table:table-cell>
          <table:table-cell office:value-type="float" office:value="5">
            <text:p>5</text:p>
          </table:table-cell>
          <table:table-cell office:value-type="float" office:value="688">
            <text:p>688</text:p>
          </table:table-cell>
          <table:table-cell office:value-type="float" office:value="3781">
            <text:p>3781</text:p>
          </table:table-cell>
          <table:table-cell office:value-type="float" office:value="0.74">
            <text:p>0.74</text:p>
          </table:table-cell>
          <table:table-cell office:value-type="float" office:value="5.8">
            <text:p>5.8</text:p>
          </table:table-cell>
          <table:table-cell office:value-type="float" office:value="697.6">
            <text:p>697.6</text:p>
          </table:table-cell>
          <table:table-cell office:value-type="float" office:value="3796">
            <text:p>3796</text:p>
          </table:table-cell>
          <table:table-cell office:value-type="float" office:value="0.834">
            <text:p>0.834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56">
            <text:p>56</text:p>
          </table:table-cell>
          <table:table-cell office:value-type="float" office:value="29">
            <text:p>29</text:p>
          </table:table-cell>
          <table:table-cell office:value-type="float" office:value="178">
            <text:p>178</text:p>
          </table:table-cell>
          <table:table-cell office:value-type="float" office:value="280">
            <text:p>280</text:p>
          </table:table-cell>
          <table:table-cell office:value-type="float" office:value="490">
            <text:p>490</text:p>
          </table:table-cell>
          <table:table-cell office:value-type="float" office:value="-17.875">
            <text:p>-17.875</text:p>
          </table:table-cell>
          <table:table-cell office:value-type="float" office:value="-26.75">
            <text:p>-26.75</text:p>
          </table:table-cell>
          <table:table-cell office:value-type="float" office:value="-1">
            <text:p>-1</text:p>
          </table:table-cell>
          <table:table-cell office:value-type="float" office:value="-0.100421348314607">
            <text:p>-0.1004213483</text:p>
          </table:table-cell>
          <table:table-cell office:value-type="float" office:value="-0.0955357142857143">
            <text:p>-0.0955357143</text:p>
          </table:table-cell>
          <table:table-cell office:value-type="float" office:value="-0.00204081632653061">
            <text:p>-0.0020408163</text:p>
          </table:table-cell>
          <table:table-cell office:value-type="float" office:value="0.668290797405631">
            <text:p>0.6682907974</text:p>
          </table:table-cell>
          <table:table-cell office:value-type="float" office:value="0.6835140625">
            <text:p>0.6835140625</text:p>
          </table:table-cell>
          <table:table-cell office:value-type="float" office:value="0.992865306122449">
            <text:p>0.9928653061</text:p>
          </table:table-cell>
          <table:table-cell office:value-type="float" office:value="-6.5497033469578">
            <text:p>-6.549703347</text:p>
          </table:table-cell>
          <table:table-cell office:value-type="float" office:value="-6.90299969028417">
            <text:p>-6.90299969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date" office:date-value="2020-05-14">
            <text:p>05/14/20</text:p>
          </table:table-cell>
          <table:table-cell office:value-type="float" office:value="6">
            <text:p>6</text:p>
          </table:table-cell>
          <table:table-cell office:value-type="float" office:value="658">
            <text:p>658</text:p>
          </table:table-cell>
          <table:table-cell office:value-type="float" office:value="4758">
            <text:p>4758</text:p>
          </table:table-cell>
          <table:table-cell office:value-type="float" office:value="0.82">
            <text:p>0.82</text:p>
          </table:table-cell>
          <table:table-cell office:value-type="float" office:value="5.4">
            <text:p>5.4</text:p>
          </table:table-cell>
          <table:table-cell office:value-type="float" office:value="655.2">
            <text:p>655.2</text:p>
          </table:table-cell>
          <table:table-cell office:value-type="float" office:value="3852.8">
            <text:p>3852.8</text:p>
          </table:table-cell>
          <table:table-cell office:value-type="float" office:value="0.994">
            <text:p>0.994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87">
            <text:p>87</text:p>
          </table:table-cell>
          <table:table-cell office:value-type="float" office:value="25">
            <text:p>25</text:p>
          </table:table-cell>
          <table:table-cell office:value-type="float" office:value="138">
            <text:p>138</text:p>
          </table:table-cell>
          <table:table-cell office:value-type="float" office:value="242">
            <text:p>242</text:p>
          </table:table-cell>
          <table:table-cell office:value-type="float" office:value="510">
            <text:p>510</text:p>
          </table:table-cell>
          <table:table-cell office:value-type="float" office:value="-12.125">
            <text:p>-12.125</text:p>
          </table:table-cell>
          <table:table-cell office:value-type="float" office:value="-5.5">
            <text:p>-5.5</text:p>
          </table:table-cell>
          <table:table-cell office:value-type="float" office:value="-6.5">
            <text:p>-6.5</text:p>
          </table:table-cell>
          <table:table-cell office:value-type="float" office:value="-0.0878623188405797">
            <text:p>-0.0878623188</text:p>
          </table:table-cell>
          <table:table-cell office:value-type="float" office:value="-0.0227272727272727">
            <text:p>-0.0227272727</text:p>
          </table:table-cell>
          <table:table-cell office:value-type="float" office:value="-0.0127450980392157">
            <text:p>-0.012745098</text:p>
          </table:table-cell>
          <table:table-cell office:value-type="float" office:value="0.707612666719177">
            <text:p>0.7076126667</text:p>
          </table:table-cell>
          <table:table-cell office:value-type="float" office:value="0.92146694214876">
            <text:p>0.9214669421</text:p>
          </table:table-cell>
          <table:table-cell office:value-type="float" office:value="0.955710534409842">
            <text:p>0.9557105344</text:p>
          </table:table-cell>
          <table:table-cell office:value-type="float" office:value="-7.53713042348525">
            <text:p>-7.5371304235</text:p>
          </table:table-cell>
          <table:table-cell office:value-type="float" office:value="-30.1505744394097">
            <text:p>-30.15057443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date" office:date-value="2020-05-15">
            <text:p>05/15/20</text:p>
          </table:table-cell>
          <table:table-cell office:value-type="float" office:value="6">
            <text:p>6</text:p>
          </table:table-cell>
          <table:table-cell office:value-type="float" office:value="614">
            <text:p>614</text:p>
          </table:table-cell>
          <table:table-cell office:value-type="float" office:value="3979">
            <text:p>3979</text:p>
          </table:table-cell>
          <table:table-cell office:value-type="float" office:value="0.93">
            <text:p>0.93</text:p>
          </table:table-cell>
          <table:table-cell office:value-type="float" office:value="5.2">
            <text:p>5.2</text:p>
          </table:table-cell>
          <table:table-cell office:value-type="float" office:value="618.4">
            <text:p>618.4</text:p>
          </table:table-cell>
          <table:table-cell office:value-type="float" office:value="4083.6">
            <text:p>4083.6</text:p>
          </table:table-cell>
          <table:table-cell office:value-type="float" office:value="0.96">
            <text:p>0.9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9">
            <text:p>29</text:p>
          </table:table-cell>
          <table:table-cell office:value-type="float" office:value="152">
            <text:p>152</text:p>
          </table:table-cell>
          <table:table-cell office:value-type="float" office:value="256">
            <text:p>256</text:p>
          </table:table-cell>
          <table:table-cell office:value-type="float" office:value="490">
            <text:p>490</text:p>
          </table:table-cell>
          <table:table-cell office:value-type="float" office:value="-17.25">
            <text:p>-17.25</text:p>
          </table:table-cell>
          <table:table-cell office:value-type="float" office:value="-4.75">
            <text:p>-4.75</text:p>
          </table:table-cell>
          <table:table-cell office:value-type="float" office:value="-4.5">
            <text:p>-4.5</text:p>
          </table:table-cell>
          <table:table-cell office:value-type="float" office:value="-0.113486842105263">
            <text:p>-0.1134868421</text:p>
          </table:table-cell>
          <table:table-cell office:value-type="float" office:value="-0.0185546875">
            <text:p>-0.0185546875</text:p>
          </table:table-cell>
          <table:table-cell office:value-type="float" office:value="-0.00918367346938776">
            <text:p>-0.0091836735</text:p>
          </table:table-cell>
          <table:table-cell office:value-type="float" office:value="0.628039408760388">
            <text:p>0.6280394088</text:p>
          </table:table-cell>
          <table:table-cell office:value-type="float" office:value="0.935733375549316">
            <text:p>0.9357333755</text:p>
          </table:table-cell>
          <table:table-cell office:value-type="float" office:value="0.968022448979592">
            <text:p>0.968022449</text:p>
          </table:table-cell>
          <table:table-cell office:value-type="float" office:value="-5.7542017671924">
            <text:p>-5.754201767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date" office:date-value="2020-05-16">
            <text:p>05/16/20</text:p>
          </table:table-cell>
          <table:table-cell office:value-type="float" office:value="6">
            <text:p>6</text:p>
          </table:table-cell>
          <table:table-cell office:value-type="float" office:value="570">
            <text:p>570</text:p>
          </table:table-cell>
          <table:table-cell office:value-type="float" office:value="4192">
            <text:p>4192</text:p>
          </table:table-cell>
          <table:table-cell office:value-type="float" office:value="1.34">
            <text:p>1.34</text:p>
          </table:table-cell>
          <table:table-cell office:value-type="float" office:value="6.4">
            <text:p>6.4</text:p>
          </table:table-cell>
          <table:table-cell office:value-type="float" office:value="594.4">
            <text:p>594.4</text:p>
          </table:table-cell>
          <table:table-cell office:value-type="float" office:value="3748.6">
            <text:p>3748.6</text:p>
          </table:table-cell>
          <table:table-cell office:value-type="float" office:value="1.058">
            <text:p>1.058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61">
            <text:p>61</text:p>
          </table:table-cell>
          <table:table-cell office:value-type="float" office:value="39">
            <text:p>39</text:p>
          </table:table-cell>
          <table:table-cell office:value-type="float" office:value="115">
            <text:p>115</text:p>
          </table:table-cell>
          <table:table-cell office:value-type="float" office:value="255">
            <text:p>255</text:p>
          </table:table-cell>
          <table:table-cell office:value-type="float" office:value="460">
            <text:p>460</text:p>
          </table:table-cell>
          <table:table-cell office:value-type="float" office:value="-7.5">
            <text:p>-7.5</text:p>
          </table:table-cell>
          <table:table-cell office:value-type="float" office:value="5">
            <text:p>5</text:p>
          </table:table-cell>
          <table:table-cell office:value-type="float" office:value="-14.875">
            <text:p>-14.875</text:p>
          </table:table-cell>
          <table:table-cell office:value-type="float" office:value="-0.0652173913043478">
            <text:p>-0.0652173913</text:p>
          </table:table-cell>
          <table:table-cell office:value-type="float" office:value="0.0196078431372549">
            <text:p>0.0196078431</text:p>
          </table:table-cell>
          <table:table-cell office:value-type="float" office:value="-0.0323369565217391">
            <text:p>-0.0323369565</text:p>
          </table:table-cell>
          <table:table-cell office:value-type="float" office:value="0.78007561436673">
            <text:p>0.7800756144</text:p>
          </table:table-cell>
          <table:table-cell office:value-type="float" office:value="1.06938100730488">
            <text:p>1.0693810073</text:p>
          </table:table-cell>
          <table:table-cell office:value-type="float" office:value="0.888870182537807">
            <text:p>0.8888701825</text:p>
          </table:table-cell>
          <table:table-cell office:value-type="float" office:value="-10.2777879124422">
            <text:p>-10.2777879124</text:p>
          </table:table-cell>
          <table:table-cell office:value-type="float" office:value="0">
            <text:p>0</text:p>
          </table:table-cell>
          <table:table-cell office:value-type="float" office:value="-21.0866674217534">
            <text:p>-21.0866674218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date" office:date-value="2020-05-17">
            <text:p>05/17/20</text:p>
          </table:table-cell>
          <table:table-cell office:value-type="float" office:value="3">
            <text:p>3</text:p>
          </table:table-cell>
          <table:table-cell office:value-type="float" office:value="562">
            <text:p>562</text:p>
          </table:table-cell>
          <table:table-cell office:value-type="float" office:value="3708">
            <text:p>3708</text:p>
          </table:table-cell>
          <table:table-cell office:value-type="float" office:value="0.97">
            <text:p>0.97</text:p>
          </table:table-cell>
          <table:table-cell office:value-type="float" office:value="6.2">
            <text:p>6.2</text:p>
          </table:table-cell>
          <table:table-cell office:value-type="float" office:value="572">
            <text:p>572</text:p>
          </table:table-cell>
          <table:table-cell office:value-type="float" office:value="3087.8">
            <text:p>3087.8</text:p>
          </table:table-cell>
          <table:table-cell office:value-type="float" office:value="1.182">
            <text:p>1.182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90">
            <text:p>90</text:p>
          </table:table-cell>
          <table:table-cell office:value-type="float" office:value="39">
            <text:p>39</text:p>
          </table:table-cell>
          <table:table-cell office:value-type="float" office:value="122">
            <text:p>122</text:p>
          </table:table-cell>
          <table:table-cell office:value-type="float" office:value="250">
            <text:p>250</text:p>
          </table:table-cell>
          <table:table-cell office:value-type="float" office:value="490">
            <text:p>490</text:p>
          </table:table-cell>
          <table:table-cell office:value-type="float" office:value="-3.125">
            <text:p>-3.125</text:p>
          </table:table-cell>
          <table:table-cell office:value-type="float" office:value="-5.875">
            <text:p>-5.875</text:p>
          </table:table-cell>
          <table:table-cell office:value-type="float" office:value="-1">
            <text:p>-1</text:p>
          </table:table-cell>
          <table:table-cell office:value-type="float" office:value="-0.0256147540983607">
            <text:p>-0.0256147541</text:p>
          </table:table-cell>
          <table:table-cell office:value-type="float" office:value="-0.0235">
            <text:p>-0.0235</text:p>
          </table:table-cell>
          <table:table-cell office:value-type="float" office:value="-0.00204081632653061">
            <text:p>-0.0020408163</text:p>
          </table:table-cell>
          <table:table-cell office:value-type="float" office:value="0.911634347285676">
            <text:p>0.9116343473</text:p>
          </table:table-cell>
          <table:table-cell office:value-type="float" office:value="0.91883241">
            <text:p>0.91883241</text:p>
          </table:table-cell>
          <table:table-cell office:value-type="float" office:value="0.992865306122449">
            <text:p>0.9928653061</text:p>
          </table:table-cell>
          <table:table-cell office:value-type="float" office:value="-26.712393510087">
            <text:p>-26.7123935101</text:p>
          </table:table-cell>
          <table:table-cell office:value-type="float" office:value="-29.1476775101454">
            <text:p>-29.14767751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date" office:date-value="2020-05-18">
            <text:p>05/18/20</text:p>
          </table:table-cell>
          <table:table-cell office:value-type="float" office:value="11">
            <text:p>11</text:p>
          </table:table-cell>
          <table:table-cell office:value-type="float" office:value="568">
            <text:p>568</text:p>
          </table:table-cell>
          <table:table-cell office:value-type="float" office:value="2106">
            <text:p>2106</text:p>
          </table:table-cell>
          <table:table-cell office:value-type="float" office:value="1.23">
            <text:p>1.23</text:p>
          </table:table-cell>
          <table:table-cell office:value-type="float" office:value="5.6">
            <text:p>5.6</text:p>
          </table:table-cell>
          <table:table-cell office:value-type="float" office:value="557">
            <text:p>557</text:p>
          </table:table-cell>
          <table:table-cell office:value-type="float" office:value="3098.4">
            <text:p>3098.4</text:p>
          </table:table-cell>
          <table:table-cell office:value-type="float" office:value="1.204">
            <text:p>1.20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91">
            <text:p>91</text:p>
          </table:table-cell>
          <table:table-cell office:value-type="float" office:value="63">
            <text:p>63</text:p>
          </table:table-cell>
          <table:table-cell office:value-type="float" office:value="132">
            <text:p>132</text:p>
          </table:table-cell>
          <table:table-cell office:value-type="float" office:value="235">
            <text:p>235</text:p>
          </table:table-cell>
          <table:table-cell office:value-type="float" office:value="435">
            <text:p>435</text:p>
          </table:table-cell>
          <table:table-cell office:value-type="float" office:value="-0.625">
            <text:p>-0.625</text:p>
          </table:table-cell>
          <table:table-cell office:value-type="float" office:value="-3.75">
            <text:p>-3.75</text:p>
          </table:table-cell>
          <table:table-cell office:value-type="float" office:value="-4.75">
            <text:p>-4.75</text:p>
          </table:table-cell>
          <table:table-cell office:value-type="float" office:value="-0.00473484848484849">
            <text:p>-0.0047348485</text:p>
          </table:table-cell>
          <table:table-cell office:value-type="float" office:value="-0.0159574468085106">
            <text:p>-0.0159574468</text:p>
          </table:table-cell>
          <table:table-cell office:value-type="float" office:value="-0.0109195402298851">
            <text:p>-0.0109195402</text:p>
          </table:table-cell>
          <table:table-cell office:value-type="float" office:value="0.983471971131772">
            <text:p>0.9834719711</text:p>
          </table:table-cell>
          <table:table-cell office:value-type="float" office:value="0.94464803078316">
            <text:p>0.9446480308</text:p>
          </table:table-cell>
          <table:table-cell office:value-type="float" office:value="0.962015312458713">
            <text:p>0.962015312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date" office:date-value="2020-05-19">
            <text:p>05/19/20</text:p>
          </table:table-cell>
          <table:table-cell office:value-type="float" office:value="5">
            <text:p>5</text:p>
          </table:table-cell>
          <table:table-cell office:value-type="float" office:value="546">
            <text:p>546</text:p>
          </table:table-cell>
          <table:table-cell office:value-type="float" office:value="1454">
            <text:p>1454</text:p>
          </table:table-cell>
          <table:table-cell office:value-type="float" office:value="1.44">
            <text:p>1.44</text:p>
          </table:table-cell>
          <table:table-cell office:value-type="float" office:value="5">
            <text:p>5</text:p>
          </table:table-cell>
          <table:table-cell office:value-type="float" office:value="545">
            <text:p>545</text:p>
          </table:table-cell>
          <table:table-cell office:value-type="float" office:value="3216.4">
            <text:p>3216.4</text:p>
          </table:table-cell>
          <table:table-cell office:value-type="float" office:value="1.116">
            <text:p>1.116</text:p>
          </table:table-cell>
          <table:table-cell table:number-columns-repeated="3"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62">
            <text:p>62</text:p>
          </table:table-cell>
          <table:table-cell office:value-type="float" office:value="90">
            <text:p>90</text:p>
          </table:table-cell>
          <table:table-cell office:value-type="float" office:value="145">
            <text:p>145</text:p>
          </table:table-cell>
          <table:table-cell office:value-type="float" office:value="252">
            <text:p>252</text:p>
          </table:table-cell>
          <table:table-cell office:value-type="float" office:value="434">
            <text:p>434</text:p>
          </table:table-cell>
          <table:table-cell office:value-type="float" office:value="-16.125">
            <text:p>-16.125</text:p>
          </table:table-cell>
          <table:table-cell office:value-type="float" office:value="-12.25">
            <text:p>-12.25</text:p>
          </table:table-cell>
          <table:table-cell office:value-type="float" office:value="-2.75">
            <text:p>-2.75</text:p>
          </table:table-cell>
          <table:table-cell office:value-type="float" office:value="-0.111206896551724">
            <text:p>-0.1112068966</text:p>
          </table:table-cell>
          <table:table-cell office:value-type="float" office:value="-0.0486111111111111">
            <text:p>-0.0486111111</text:p>
          </table:table-cell>
          <table:table-cell office:value-type="float" office:value="-0.00633640552995392">
            <text:p>-0.0063364055</text:p>
          </table:table-cell>
          <table:table-cell office:value-type="float" office:value="0.635015130796671">
            <text:p>0.6350151308</text:p>
          </table:table-cell>
          <table:table-cell office:value-type="float" office:value="0.834492669753086">
            <text:p>0.8344926698</text:p>
          </table:table-cell>
          <table:table-cell office:value-type="float" office:value="0.97790127471384">
            <text:p>0.9779012747</text:p>
          </table:table-cell>
          <table:table-cell office:value-type="float" office:value="-5.87956973800579">
            <text:p>-5.879569738</text:p>
          </table:table-cell>
          <table:table-cell office:value-type="float" office:value="-13.9095758124405">
            <text:p>-13.90957581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date" office:date-value="2020-05-20">
            <text:p>05/20/20</text:p>
          </table:table-cell>
          <table:table-cell office:value-type="float" office:value="3">
            <text:p>3</text:p>
          </table:table-cell>
          <table:table-cell office:value-type="float" office:value="539">
            <text:p>539</text:p>
          </table:table-cell>
          <table:table-cell office:value-type="float" office:value="4032">
            <text:p>4032</text:p>
          </table:table-cell>
          <table:table-cell office:value-type="float" office:value="1.04">
            <text:p>1.04</text:p>
          </table:table-cell>
          <table:table-cell office:value-type="float" office:value="5">
            <text:p>5</text:p>
          </table:table-cell>
          <table:table-cell office:value-type="float" office:value="529.2">
            <text:p>529.2</text:p>
          </table:table-cell>
          <table:table-cell office:value-type="float" office:value="4132.8">
            <text:p>4132.8</text:p>
          </table:table-cell>
          <table:table-cell office:value-type="float" office:value="1.012">
            <text:p>1.012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81">
            <text:p>81</text:p>
          </table:table-cell>
          <table:table-cell office:value-type="float" office:value="39">
            <text:p>39</text:p>
          </table:table-cell>
          <table:table-cell office:value-type="float" office:value="122">
            <text:p>122</text:p>
          </table:table-cell>
          <table:table-cell office:value-type="float" office:value="230">
            <text:p>230</text:p>
          </table:table-cell>
          <table:table-cell office:value-type="float" office:value="490">
            <text:p>490</text:p>
          </table:table-cell>
          <table:table-cell office:value-type="float" office:value="-13">
            <text:p>-13</text:p>
          </table:table-cell>
          <table:table-cell office:value-type="float" office:value="-9.125">
            <text:p>-9.125</text:p>
          </table:table-cell>
          <table:table-cell office:value-type="float" office:value="-28.875">
            <text:p>-28.875</text:p>
          </table:table-cell>
          <table:table-cell office:value-type="float" office:value="-0.10655737704918">
            <text:p>-0.106557377</text:p>
          </table:table-cell>
          <table:table-cell office:value-type="float" office:value="-0.0396739130434783">
            <text:p>-0.039673913</text:p>
          </table:table-cell>
          <table:table-cell office:value-type="float" office:value="-0.0589285714285714">
            <text:p>-0.0589285714</text:p>
          </table:table-cell>
          <table:table-cell office:value-type="float" office:value="0.649303950550927">
            <text:p>0.6493039506</text:p>
          </table:table-cell>
          <table:table-cell office:value-type="float" office:value="0.864226382325142">
            <text:p>0.8642263823</text:p>
          </table:table-cell>
          <table:table-cell office:value-type="float" office:value="0.80055625">
            <text:p>0.80055625</text:p>
          </table:table-cell>
          <table:table-cell office:value-type="float" office:value="-6.15183922377828">
            <text:p>-6.1518392238</text:p>
          </table:table-cell>
          <table:table-cell office:value-type="float" office:value="-17.122195136576">
            <text:p>-17.1221951366</text:p>
          </table:table-cell>
          <table:table-cell office:value-type="float" office:value="-11.4124159723816">
            <text:p>-11.4124159724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date" office:date-value="2020-05-21">
            <text:p>05/21/20</text:p>
          </table:table-cell>
          <table:table-cell office:value-type="float" office:value="3">
            <text:p>3</text:p>
          </table:table-cell>
          <table:table-cell office:value-type="float" office:value="510">
            <text:p>510</text:p>
          </table:table-cell>
          <table:table-cell office:value-type="float" office:value="4782">
            <text:p>4782</text:p>
          </table:table-cell>
          <table:table-cell office:value-type="float" office:value="0.9">
            <text:p>0.9</text:p>
          </table:table-cell>
          <table:table-cell office:value-type="float" office:value="4">
            <text:p>4</text:p>
          </table:table-cell>
          <table:table-cell office:value-type="float" office:value="508">
            <text:p>508</text:p>
          </table:table-cell>
          <table:table-cell office:value-type="float" office:value="4403.4">
            <text:p>4403.4</text:p>
          </table:table-cell>
          <table:table-cell office:value-type="float" office:value="0.968">
            <text:p>0.968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72">
            <text:p>72</text:p>
          </table:table-cell>
          <table:table-cell office:value-type="float" office:value="47">
            <text:p>47</text:p>
          </table:table-cell>
          <table:table-cell office:value-type="float" office:value="118">
            <text:p>118</text:p>
          </table:table-cell>
          <table:table-cell office:value-type="float" office:value="240">
            <text:p>240</text:p>
          </table:table-cell>
          <table:table-cell office:value-type="float" office:value="450">
            <text:p>450</text:p>
          </table:table-cell>
          <table:table-cell office:value-type="float" office:value="-6">
            <text:p>-6</text:p>
          </table:table-cell>
          <table:table-cell office:value-type="float" office:value="0">
            <text:p>0</text:p>
          </table:table-cell>
          <table:table-cell office:value-type="float" office:value="-23.375">
            <text:p>-23.375</text:p>
          </table:table-cell>
          <table:table-cell office:value-type="float" office:value="-0.0508474576271186">
            <text:p>-0.0508474576</text:p>
          </table:table-cell>
          <table:table-cell office:value-type="float" office:value="0">
            <text:p>0</text:p>
          </table:table-cell>
          <table:table-cell office:value-type="float" office:value="-0.0519444444444444">
            <text:p>-0.0519444444</text:p>
          </table:table-cell>
          <table:table-cell office:value-type="float" office:value="0.827101407641482">
            <text:p>0.8271014076</text:p>
          </table:table-cell>
          <table:table-cell office:value-type="float" office:value="1">
            <text:p>1</text:p>
          </table:table-cell>
          <table:table-cell office:value-type="float" office:value="0.823482966049383">
            <text:p>0.823482966</text:p>
          </table:table-cell>
          <table:table-cell office:value-type="float" office:value="-13.2823067302369">
            <text:p>-13.2823067302</text:p>
          </table:table-cell>
          <table:table-cell office:value-type="float" office:value="0">
            <text:p>0</text:p>
          </table:table-cell>
          <table:table-cell office:value-type="float" office:value="-12.9943552840797">
            <text:p>-12.9943552841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date" office:date-value="2020-05-22">
            <text:p>05/22/20</text:p>
          </table:table-cell>
          <table:table-cell office:value-type="float" office:value="3">
            <text:p>3</text:p>
          </table:table-cell>
          <table:table-cell office:value-type="float" office:value="483">
            <text:p>483</text:p>
          </table:table-cell>
          <table:table-cell office:value-type="float" office:value="8290">
            <text:p>8290</text:p>
          </table:table-cell>
          <table:table-cell office:value-type="float" office:value="0.45">
            <text:p>0.45</text:p>
          </table:table-cell>
          <table:table-cell office:value-type="float" office:value="3.8">
            <text:p>3.8</text:p>
          </table:table-cell>
          <table:table-cell office:value-type="float" office:value="487.2">
            <text:p>487.2</text:p>
          </table:table-cell>
          <table:table-cell office:value-type="float" office:value="4845.6">
            <text:p>4845.6</text:p>
          </table:table-cell>
          <table:table-cell office:value-type="float" office:value="0.832">
            <text:p>0.832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44">
            <text:p>44</text:p>
          </table:table-cell>
          <table:table-cell office:value-type="float" office:value="69">
            <text:p>69</text:p>
          </table:table-cell>
          <table:table-cell office:value-type="float" office:value="112">
            <text:p>112</text:p>
          </table:table-cell>
          <table:table-cell office:value-type="float" office:value="195">
            <text:p>195</text:p>
          </table:table-cell>
          <table:table-cell office:value-type="float" office:value="285">
            <text:p>285</text:p>
          </table:table-cell>
          <table:table-cell office:value-type="float" office:value="-8.25">
            <text:p>-8.25</text:p>
          </table:table-cell>
          <table:table-cell office:value-type="float" office:value="-12.5">
            <text:p>-12.5</text:p>
          </table:table-cell>
          <table:table-cell office:value-type="float" office:value="-18.375">
            <text:p>-18.375</text:p>
          </table:table-cell>
          <table:table-cell office:value-type="float" office:value="-0.0736607142857143">
            <text:p>-0.0736607143</text:p>
          </table:table-cell>
          <table:table-cell office:value-type="float" office:value="-0.0641025641025641">
            <text:p>-0.0641025641</text:p>
          </table:table-cell>
          <table:table-cell office:value-type="float" office:value="-0.0644736842105263">
            <text:p>-0.0644736842</text:p>
          </table:table-cell>
          <table:table-cell office:value-type="float" office:value="0.752822265625">
            <text:p>0.7528222656</text:p>
          </table:table-cell>
          <table:table-cell office:value-type="float" office:value="0.783694937541091">
            <text:p>0.7836949375</text:p>
          </table:table-cell>
          <table:table-cell office:value-type="float" office:value="0.782489542936288">
            <text:p>0.7824895429</text:p>
          </table:table-cell>
          <table:table-cell office:value-type="float" office:value="-9.05900526542516">
            <text:p>-9.0590052654</text:p>
          </table:table-cell>
          <table:table-cell office:value-type="float" office:value="-10.4626959917821">
            <text:p>-10.4626959918</text:p>
          </table:table-cell>
          <table:table-cell office:value-type="float" office:value="-10.4004312996464">
            <text:p>-10.4004312996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date" office:date-value="2020-05-23">
            <text:p>05/23/20</text:p>
          </table:table-cell>
          <table:table-cell office:value-type="float" office:value="6">
            <text:p>6</text:p>
          </table:table-cell>
          <table:table-cell office:value-type="float" office:value="462">
            <text:p>462</text:p>
          </table:table-cell>
          <table:table-cell office:value-type="float" office:value="3459">
            <text:p>3459</text:p>
          </table:table-cell>
          <table:table-cell office:value-type="float" office:value="1.01">
            <text:p>1.01</text:p>
          </table:table-cell>
          <table:table-cell office:value-type="float" office:value="4.2">
            <text:p>4.2</text:p>
          </table:table-cell>
          <table:table-cell office:value-type="float" office:value="465.4">
            <text:p>465.4</text:p>
          </table:table-cell>
          <table:table-cell office:value-type="float" office:value="4378">
            <text:p>4378</text:p>
          </table:table-cell>
          <table:table-cell office:value-type="float" office:value="0.802">
            <text:p>0.80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6">
            <text:p>26</text:p>
          </table:table-cell>
          <table:table-cell office:value-type="float" office:value="65">
            <text:p>65</text:p>
          </table:table-cell>
          <table:table-cell office:value-type="float" office:value="135">
            <text:p>135</text:p>
          </table:table-cell>
          <table:table-cell office:value-type="float" office:value="224">
            <text:p>224</text:p>
          </table:table-cell>
          <table:table-cell office:value-type="float" office:value="301">
            <text:p>301</text:p>
          </table:table-cell>
          <table:table-cell office:value-type="float" office:value="-12.5">
            <text:p>-12.5</text:p>
          </table:table-cell>
          <table:table-cell office:value-type="float" office:value="-2.625">
            <text:p>-2.625</text:p>
          </table:table-cell>
          <table:table-cell office:value-type="float" office:value="0.875">
            <text:p>0.875</text:p>
          </table:table-cell>
          <table:table-cell office:value-type="float" office:value="-0.0925925925925926">
            <text:p>-0.0925925926</text:p>
          </table:table-cell>
          <table:table-cell office:value-type="float" office:value="-0.01171875">
            <text:p>-0.01171875</text:p>
          </table:table-cell>
          <table:table-cell office:value-type="float" office:value="0.00290697674418605">
            <text:p>0.0029069767</text:p>
          </table:table-cell>
          <table:table-cell office:value-type="float" office:value="0.692729766803841">
            <text:p>0.6927297668</text:p>
          </table:table-cell>
          <table:table-cell office:value-type="float" office:value="0.959253540039062">
            <text:p>0.95925354</text:p>
          </table:table-cell>
          <table:table-cell office:value-type="float" office:value="1.01019098161168">
            <text:p>1.0101909816</text:p>
          </table:table-cell>
          <table:table-cell office:value-type="float" office:value="-7.13380444446946">
            <text:p>-7.133804444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date" office:date-value="2020-05-24">
            <text:p>05/24/20</text:p>
          </table:table-cell>
          <table:table-cell office:value-type="float" office:value="4">
            <text:p>4</text:p>
          </table:table-cell>
          <table:table-cell office:value-type="float" office:value="442">
            <text:p>442</text:p>
          </table:table-cell>
          <table:table-cell office:value-type="float" office:value="3665">
            <text:p>3665</text:p>
          </table:table-cell>
          <table:table-cell office:value-type="float" office:value="0.76">
            <text:p>0.76</text:p>
          </table:table-cell>
          <table:table-cell office:value-type="float" office:value="5.2">
            <text:p>5.2</text:p>
          </table:table-cell>
          <table:table-cell office:value-type="float" office:value="450.6">
            <text:p>450.6</text:p>
          </table:table-cell>
          <table:table-cell office:value-type="float" office:value="3750.4">
            <text:p>3750.4</text:p>
          </table:table-cell>
          <table:table-cell office:value-type="float" office:value="0.804">
            <text:p>0.804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table:number-columns-repeated="2" office:value-type="float" office:value="45">
            <text:p>45</text:p>
          </table:table-cell>
          <table:table-cell office:value-type="float" office:value="100">
            <text:p>100</text:p>
          </table:table-cell>
          <table:table-cell office:value-type="float" office:value="220">
            <text:p>220</text:p>
          </table:table-cell>
          <table:table-cell office:value-type="float" office:value="398">
            <text:p>398</text:p>
          </table:table-cell>
          <table:table-cell office:value-type="float" office:value="-15">
            <text:p>-15</text:p>
          </table:table-cell>
          <table:table-cell office:value-type="float" office:value="20.5">
            <text:p>20.5</text:p>
          </table:table-cell>
          <table:table-cell office:value-type="float" office:value="-0.75">
            <text:p>-0.75</text:p>
          </table:table-cell>
          <table:table-cell office:value-type="float" office:value="-0.15">
            <text:p>-0.15</text:p>
          </table:table-cell>
          <table:table-cell office:value-type="float" office:value="0.0931818181818182">
            <text:p>0.0931818182</text:p>
          </table:table-cell>
          <table:table-cell office:value-type="float" office:value="-0.00188442211055276">
            <text:p>-0.0018844221</text:p>
          </table:table-cell>
          <table:table-cell office:value-type="float" office:value="0.5191">
            <text:p>0.5191</text:p>
          </table:table-cell>
          <table:table-cell office:value-type="float" office:value="1.34315475206612">
            <text:p>1.3431547521</text:p>
          </table:table-cell>
          <table:table-cell office:value-type="float" office:value="0.993411482664579">
            <text:p>0.9934114827</text:p>
          </table:table-cell>
          <table:table-cell office:value-type="float" office:value="-4.26502428179873">
            <text:p>-4.2650242818</text:p>
          </table:table-cell>
          <table:table-cell office:value-type="float" office:value="7.78008075327757">
            <text:p>7.78008075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date" office:date-value="2020-05-25">
            <text:p>05/25/20</text:p>
          </table:table-cell>
          <table:table-cell office:value-type="float" office:value="5">
            <text:p>5</text:p>
          </table:table-cell>
          <table:table-cell office:value-type="float" office:value="430">
            <text:p>430</text:p>
          </table:table-cell>
          <table:table-cell office:value-type="float" office:value="1694">
            <text:p>1694</text:p>
          </table:table-cell>
          <table:table-cell office:value-type="float" office:value="0.89">
            <text:p>0.89</text:p>
          </table:table-cell>
          <table:table-cell office:value-type="float" office:value="5.8">
            <text:p>5.8</text:p>
          </table:table-cell>
          <table:table-cell office:value-type="float" office:value="440">
            <text:p>440</text:p>
          </table:table-cell>
          <table:table-cell office:value-type="float" office:value="2831.8">
            <text:p>2831.8</text:p>
          </table:table-cell>
          <table:table-cell office:value-type="float" office:value="0.834">
            <text:p>0.834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70">
            <text:p>70</text:p>
          </table:table-cell>
          <table:table-cell office:value-type="float" office:value="47">
            <text:p>47</text:p>
          </table:table-cell>
          <table:table-cell office:value-type="float" office:value="90">
            <text:p>90</text:p>
          </table:table-cell>
          <table:table-cell office:value-type="float" office:value="232">
            <text:p>232</text:p>
          </table:table-cell>
          <table:table-cell office:value-type="float" office:value="393">
            <text:p>393</text:p>
          </table:table-cell>
          <table:table-cell office:value-type="float" office:value="-11.75">
            <text:p>-11.75</text:p>
          </table:table-cell>
          <table:table-cell office:value-type="float" office:value="-3.75">
            <text:p>-3.75</text:p>
          </table:table-cell>
          <table:table-cell office:value-type="float" office:value="13.25">
            <text:p>13.25</text:p>
          </table:table-cell>
          <table:table-cell office:value-type="float" office:value="-0.130555555555556">
            <text:p>-0.1305555556</text:p>
          </table:table-cell>
          <table:table-cell office:value-type="float" office:value="-0.0161637931034483">
            <text:p>-0.0161637931</text:p>
          </table:table-cell>
          <table:table-cell office:value-type="float" office:value="0.0337150127226463">
            <text:p>0.0337150127</text:p>
          </table:table-cell>
          <table:table-cell office:value-type="float" office:value="0.576463271604938">
            <text:p>0.5764632716</text:p>
          </table:table-cell>
          <table:table-cell office:value-type="float" office:value="0.943938809824614">
            <text:p>0.9439388098</text:p>
          </table:table-cell>
          <table:table-cell office:value-type="float" office:value="1.12023048061172">
            <text:p>1.1202304806</text:p>
          </table:table-cell>
          <table:table-cell office:value-type="float" office:value="-4.95456050193325">
            <text:p>-4.9545605019</text:p>
          </table:table-cell>
          <table:table-cell office:value-type="float" office:value="0">
            <text:p>0</text:p>
          </table:table-cell>
          <table:table-cell office:value-type="float" office:value="20.9036652197798">
            <text:p>20.9036652198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date" office:date-value="2020-05-26">
            <text:p>05/26/20</text:p>
          </table:table-cell>
          <table:table-cell office:value-type="float" office:value="8">
            <text:p>8</text:p>
          </table:table-cell>
          <table:table-cell office:value-type="float" office:value="436">
            <text:p>436</text:p>
          </table:table-cell>
          <table:table-cell office:value-type="float" office:value="1644">
            <text:p>1644</text:p>
          </table:table-cell>
          <table:table-cell office:value-type="float" office:value="0.91">
            <text:p>0.91</text:p>
          </table:table-cell>
          <table:table-cell office:value-type="float" office:value="5.4">
            <text:p>5.4</text:p>
          </table:table-cell>
          <table:table-cell office:value-type="float" office:value="428.4">
            <text:p>428.4</text:p>
          </table:table-cell>
          <table:table-cell office:value-type="float" office:value="2950.2">
            <text:p>2950.2</text:p>
          </table:table-cell>
          <table:table-cell office:value-type="float" office:value="0.746">
            <text:p>0.7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0">
            <text:p>30</text:p>
          </table:table-cell>
          <table:table-cell office:value-type="float" office:value="67">
            <text:p>67</text:p>
          </table:table-cell>
          <table:table-cell office:value-type="float" office:value="80">
            <text:p>80</text:p>
          </table:table-cell>
          <table:table-cell office:value-type="float" office:value="180">
            <text:p>180</text:p>
          </table:table-cell>
          <table:table-cell office:value-type="float" office:value="298">
            <text:p>298</text:p>
          </table:table-cell>
          <table:table-cell office:value-type="float" office:value="-3">
            <text:p>-3</text:p>
          </table:table-cell>
          <table:table-cell office:value-type="float" office:value="-5.875">
            <text:p>-5.875</text:p>
          </table:table-cell>
          <table:table-cell office:value-type="float" office:value="-6.625">
            <text:p>-6.625</text:p>
          </table:table-cell>
          <table:table-cell office:value-type="float" office:value="-0.0375">
            <text:p>-0.0375</text:p>
          </table:table-cell>
          <table:table-cell office:value-type="float" office:value="-0.0326388888888889">
            <text:p>-0.0326388889</text:p>
          </table:table-cell>
          <table:table-cell office:value-type="float" office:value="-0.0222315436241611">
            <text:p>-0.0222315436</text:p>
          </table:table-cell>
          <table:table-cell office:value-type="float" office:value="0.87150625">
            <text:p>0.87150625</text:p>
          </table:table-cell>
          <table:table-cell office:value-type="float" office:value="0.887851871141975">
            <text:p>0.8878518711</text:p>
          </table:table-cell>
          <table:table-cell office:value-type="float" office:value="0.923158310717986">
            <text:p>0.9231583107</text:p>
          </table:table-cell>
          <table:table-cell office:value-type="float" office:value="-18.1351435345782">
            <text:p>-18.1351435346</text:p>
          </table:table-cell>
          <table:table-cell office:value-type="float" office:value="-20.8883594828331">
            <text:p>-20.8883594828</text:p>
          </table:table-cell>
          <table:table-cell office:value-type="float" office:value="-30.8306726634468">
            <text:p>-30.8306726634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date" office:date-value="2020-05-27">
            <text:p>05/27/20</text:p>
          </table:table-cell>
          <table:table-cell office:value-type="float" office:value="6">
            <text:p>6</text:p>
          </table:table-cell>
          <table:table-cell office:value-type="float" office:value="430">
            <text:p>430</text:p>
          </table:table-cell>
          <table:table-cell office:value-type="float" office:value="3697">
            <text:p>3697</text:p>
          </table:table-cell>
          <table:table-cell office:value-type="float" office:value="0.6">
            <text:p>0.6</text:p>
          </table:table-cell>
          <table:table-cell office:value-type="float" office:value="6.2">
            <text:p>6.2</text:p>
          </table:table-cell>
          <table:table-cell office:value-type="float" office:value="416.8">
            <text:p>416.8</text:p>
          </table:table-cell>
          <table:table-cell office:value-type="float" office:value="3445.4">
            <text:p>3445.4</text:p>
          </table:table-cell>
          <table:table-cell office:value-type="float" office:value="0.676">
            <text:p>0.676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table:number-columns-repeated="2" office:value-type="float" office:value="42">
            <text:p>42</text:p>
          </table:table-cell>
          <table:table-cell office:value-type="float" office:value="116">
            <text:p>116</text:p>
          </table:table-cell>
          <table:table-cell office:value-type="float" office:value="210">
            <text:p>210</text:p>
          </table:table-cell>
          <table:table-cell office:value-type="float" office:value="315">
            <text:p>315</text:p>
          </table:table-cell>
          <table:table-cell office:value-type="float" office:value="-3.125">
            <text:p>-3.125</text:p>
          </table:table-cell>
          <table:table-cell office:value-type="float" office:value="3.75">
            <text:p>3.75</text:p>
          </table:table-cell>
          <table:table-cell office:value-type="float" office:value="-21">
            <text:p>-21</text:p>
          </table:table-cell>
          <table:table-cell office:value-type="float" office:value="-0.0269396551724138">
            <text:p>-0.0269396552</text:p>
          </table:table-cell>
          <table:table-cell office:value-type="float" office:value="0.0178571428571429">
            <text:p>0.0178571429</text:p>
          </table:table-cell>
          <table:table-cell office:value-type="float" office:value="-0.0666666666666667">
            <text:p>-0.0666666667</text:p>
          </table:table-cell>
          <table:table-cell office:value-type="float" office:value="0.907133667137336">
            <text:p>0.9071336671</text:p>
          </table:table-cell>
          <table:table-cell office:value-type="float" office:value="1.063125">
            <text:p>1.063125</text:p>
          </table:table-cell>
          <table:table-cell office:value-type="float" office:value="0.775377777777778">
            <text:p>0.7753777778</text:p>
          </table:table-cell>
          <table:table-cell office:value-type="float" office:value="-25.3814723316553">
            <text:p>-25.3814723317</text:p>
          </table:table-cell>
          <table:table-cell office:value-type="float" office:value="0">
            <text:p>0</text:p>
          </table:table-cell>
          <table:table-cell office:value-type="float" office:value="-10.0466492497133">
            <text:p>-10.0466492497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date" office:date-value="2020-05-28">
            <text:p>05/28/20</text:p>
          </table:table-cell>
          <table:table-cell office:value-type="float" office:value="4">
            <text:p>4</text:p>
          </table:table-cell>
          <table:table-cell office:value-type="float" office:value="404">
            <text:p>404</text:p>
          </table:table-cell>
          <table:table-cell office:value-type="float" office:value="4051">
            <text:p>4051</text:p>
          </table:table-cell>
          <table:table-cell office:value-type="float" office:value="0.57">
            <text:p>0.57</text:p>
          </table:table-cell>
          <table:table-cell office:value-type="float" office:value="6.6">
            <text:p>6.6</text:p>
          </table:table-cell>
          <table:table-cell office:value-type="float" office:value="413.6">
            <text:p>413.6</text:p>
          </table:table-cell>
          <table:table-cell office:value-type="float" office:value="3788.6">
            <text:p>3788.6</text:p>
          </table:table-cell>
          <table:table-cell office:value-type="float" office:value="0.65">
            <text:p>0.65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table:number-columns-repeated="2" office:value-type="float" office:value="49">
            <text:p>49</text:p>
          </table:table-cell>
          <table:table-cell office:value-type="float" office:value="90">
            <text:p>90</text:p>
          </table:table-cell>
          <table:table-cell office:value-type="float" office:value="222">
            <text:p>222</text:p>
          </table:table-cell>
          <table:table-cell office:value-type="float" office:value="450">
            <text:p>450</text:p>
          </table:table-cell>
          <table:table-cell office:value-type="float" office:value="1.875">
            <text:p>1.875</text:p>
          </table:table-cell>
          <table:table-cell office:value-type="float" office:value="-7.875">
            <text:p>-7.875</text:p>
          </table:table-cell>
          <table:table-cell office:value-type="float" office:value="5.25">
            <text:p>5.25</text:p>
          </table:table-cell>
          <table:table-cell office:value-type="float" office:value="0.0208333333333333">
            <text:p>0.0208333333</text:p>
          </table:table-cell>
          <table:table-cell office:value-type="float" office:value="-0.035472972972973">
            <text:p>-0.035472973</text:p>
          </table:table-cell>
          <table:table-cell office:value-type="float" office:value="0.0116666666666667">
            <text:p>0.0116666667</text:p>
          </table:table-cell>
          <table:table-cell office:value-type="float" office:value="1.07376736111111">
            <text:p>1.0737673611</text:p>
          </table:table-cell>
          <table:table-cell office:value-type="float" office:value="0.878310924945216">
            <text:p>0.8783109249</text:p>
          </table:table-cell>
          <table:table-cell office:value-type="float" office:value="1.04110011111111">
            <text:p>1.0411001111</text:p>
          </table:table-cell>
          <table:table-cell office:value-type="float" office:value="33.6164472488643">
            <text:p>33.6164472489</text:p>
          </table:table-cell>
          <table:table-cell office:value-type="float" office:value="-19.1914893208575">
            <text:p>-19.19148932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date" office:date-value="2020-05-29">
            <text:p>05/29/20</text:p>
          </table:table-cell>
          <table:table-cell office:value-type="float" office:value="8">
            <text:p>8</text:p>
          </table:table-cell>
          <table:table-cell office:value-type="float" office:value="384">
            <text:p>384</text:p>
          </table:table-cell>
          <table:table-cell office:value-type="float" office:value="6141">
            <text:p>6141</text:p>
          </table:table-cell>
          <table:table-cell office:value-type="float" office:value="0.41">
            <text:p>0.41</text:p>
          </table:table-cell>
          <table:table-cell office:value-type="float" office:value="5.4">
            <text:p>5.4</text:p>
          </table:table-cell>
          <table:table-cell office:value-type="float" office:value="410.2">
            <text:p>410.2</text:p>
          </table:table-cell>
          <table:table-cell office:value-type="float" office:value="3943.4">
            <text:p>3943.4</text:p>
          </table:table-cell>
          <table:table-cell office:value-type="float" office:value="0.542">
            <text:p>0.542</text:p>
          </table:table-cell>
          <table:table-cell table:number-columns-repeated="3" office:value-type="float" office:value="2">
            <text:p>2</text:p>
          </table:table-cell>
          <table:table-cell office:value-type="float" office:value="35">
            <text:p>35</text:p>
          </table:table-cell>
          <table:table-cell table:number-columns-repeated="2" office:value-type="float" office:value="48">
            <text:p>48</text:p>
          </table:table-cell>
          <table:table-cell office:value-type="float" office:value="78">
            <text:p>78</text:p>
          </table:table-cell>
          <table:table-cell office:value-type="float" office:value="184">
            <text:p>184</text:p>
          </table:table-cell>
          <table:table-cell office:value-type="float" office:value="322">
            <text:p>322</text:p>
          </table:table-cell>
          <table:table-cell office:value-type="float" office:value="-14">
            <text:p>-14</text:p>
          </table:table-cell>
          <table:table-cell office:value-type="float" office:value="-14.25">
            <text:p>-14.25</text:p>
          </table:table-cell>
          <table:table-cell office:value-type="float" office:value="7.375">
            <text:p>7.375</text:p>
          </table:table-cell>
          <table:table-cell office:value-type="float" office:value="-0.179487179487179">
            <text:p>-0.1794871795</text:p>
          </table:table-cell>
          <table:table-cell office:value-type="float" office:value="-0.077445652173913">
            <text:p>-0.0774456522</text:p>
          </table:table-cell>
          <table:table-cell office:value-type="float" office:value="0.0229037267080745">
            <text:p>0.0229037267</text:p>
          </table:table-cell>
          <table:table-cell office:value-type="float" office:value="0.434937541091387">
            <text:p>0.4349375411</text:p>
          </table:table-cell>
          <table:table-cell office:value-type="float" office:value="0.740695962310964">
            <text:p>0.7406959623</text:p>
          </table:table-cell>
          <table:table-cell office:value-type="float" office:value="1.08119122164461">
            <text:p>1.0811912216</text:p>
          </table:table-cell>
          <table:table-cell office:value-type="float" office:value="-3.50382699891572">
            <text:p>-3.5038269989</text:p>
          </table:table-cell>
          <table:table-cell office:value-type="float" office:value="-8.59888171899567">
            <text:p>-8.598881719</text:p>
          </table:table-cell>
          <table:table-cell office:value-type="float" office:value="30.608776352064">
            <text:p>30.6087763521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date" office:date-value="2020-05-30">
            <text:p>05/30/20</text:p>
          </table:table-cell>
          <table:table-cell office:value-type="float" office:value="7">
            <text:p>7</text:p>
          </table:table-cell>
          <table:table-cell office:value-type="float" office:value="414">
            <text:p>414</text:p>
          </table:table-cell>
          <table:table-cell office:value-type="float" office:value="3410">
            <text:p>3410</text:p>
          </table:table-cell>
          <table:table-cell office:value-type="float" office:value="0.76">
            <text:p>0.76</text:p>
          </table:table-cell>
          <table:table-cell office:value-type="float" office:value="4.4">
            <text:p>4.4</text:p>
          </table:table-cell>
          <table:table-cell office:value-type="float" office:value="407.6">
            <text:p>407.6</text:p>
          </table:table-cell>
          <table:table-cell office:value-type="float" office:value="3601">
            <text:p>3601</text:p>
          </table:table-cell>
          <table:table-cell office:value-type="float" office:value="0.584">
            <text:p>0.58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4">
            <text:p>34</text:p>
          </table:table-cell>
          <table:table-cell office:value-type="float" office:value="47">
            <text:p>47</text:p>
          </table:table-cell>
          <table:table-cell office:value-type="float" office:value="70">
            <text:p>70</text:p>
          </table:table-cell>
          <table:table-cell office:value-type="float" office:value="165">
            <text:p>165</text:p>
          </table:table-cell>
          <table:table-cell office:value-type="float" office:value="302">
            <text:p>302</text:p>
          </table:table-cell>
          <table:table-cell office:value-type="float" office:value="-10.5">
            <text:p>-10.5</text:p>
          </table:table-cell>
          <table:table-cell office:value-type="float" office:value="3.625">
            <text:p>3.625</text:p>
          </table:table-cell>
          <table:table-cell office:value-type="float" office:value="-13.625">
            <text:p>-13.625</text:p>
          </table:table-cell>
          <table:table-cell office:value-type="float" office:value="-0.15">
            <text:p>-0.15</text:p>
          </table:table-cell>
          <table:table-cell office:value-type="float" office:value="0.021969696969697">
            <text:p>0.021969697</text:p>
          </table:table-cell>
          <table:table-cell office:value-type="float" office:value="-0.0451158940397351">
            <text:p>-0.045115894</text:p>
          </table:table-cell>
          <table:table-cell office:value-type="float" office:value="0.5191">
            <text:p>0.5191</text:p>
          </table:table-cell>
          <table:table-cell office:value-type="float" office:value="1.07783996786042">
            <text:p>1.0778399679</text:p>
          </table:table-cell>
          <table:table-cell office:value-type="float" office:value="0.846083840895136">
            <text:p>0.8460838409</text:p>
          </table:table-cell>
          <table:table-cell office:value-type="float" office:value="-4.26502428179873">
            <text:p>-4.2650242818</text:p>
          </table:table-cell>
          <table:table-cell office:value-type="float" office:value="31.8954658487576">
            <text:p>31.8954658488</text:p>
          </table:table-cell>
          <table:table-cell office:value-type="float" office:value="-15.0144625364273">
            <text:p>-15.0144625364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date" office:date-value="2020-05-31">
            <text:p>05/31/20</text:p>
          </table:table-cell>
          <table:table-cell office:value-type="float" office:value="2">
            <text:p>2</text:p>
          </table:table-cell>
          <table:table-cell office:value-type="float" office:value="419">
            <text:p>419</text:p>
          </table:table-cell>
          <table:table-cell office:value-type="float" office:value="2418">
            <text:p>2418</text:p>
          </table:table-cell>
          <table:table-cell office:value-type="float" office:value="0.37">
            <text:p>0.37</text:p>
          </table:table-cell>
          <table:table-cell office:value-type="float" office:value="4.6">
            <text:p>4.6</text:p>
          </table:table-cell>
          <table:table-cell office:value-type="float" office:value="412.2">
            <text:p>412.2</text:p>
          </table:table-cell>
          <table:table-cell office:value-type="float" office:value="3191.6">
            <text:p>3191.6</text:p>
          </table:table-cell>
          <table:table-cell office:value-type="float" office:value="0.76">
            <text:p>0.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1">
            <text:p>41</text:p>
          </table:table-cell>
          <table:table-cell office:value-type="float" office:value="53">
            <text:p>53</text:p>
          </table:table-cell>
          <table:table-cell office:value-type="float" office:value="52">
            <text:p>52</text:p>
          </table:table-cell>
          <table:table-cell office:value-type="float" office:value="180">
            <text:p>180</text:p>
          </table:table-cell>
          <table:table-cell office:value-type="float" office:value="398">
            <text:p>398</text:p>
          </table:table-cell>
          <table:table-cell office:value-type="float" office:value="-10.625">
            <text:p>-10.625</text:p>
          </table:table-cell>
          <table:table-cell office:value-type="float" office:value="-14.625">
            <text:p>-14.625</text:p>
          </table:table-cell>
          <table:table-cell office:value-type="float" office:value="-22.5">
            <text:p>-22.5</text:p>
          </table:table-cell>
          <table:table-cell office:value-type="float" office:value="-0.204326923076923">
            <text:p>-0.2043269231</text:p>
          </table:table-cell>
          <table:table-cell office:value-type="float" office:value="-0.08125">
            <text:p>-0.08125</text:p>
          </table:table-cell>
          <table:table-cell office:value-type="float" office:value="-0.0565326633165829">
            <text:p>-0.0565326633</text:p>
          </table:table-cell>
          <table:table-cell office:value-type="float" office:value="0.366684772559172">
            <text:p>0.3666847726</text:p>
          </table:table-cell>
          <table:table-cell office:value-type="float" office:value="0.7285640625">
            <text:p>0.7285640625</text:p>
          </table:table-cell>
          <table:table-cell office:value-type="float" office:value="0.808399724754425">
            <text:p>0.8083997248</text:p>
          </table:table-cell>
          <table:table-cell office:value-type="float" office:value="-3.03257919847452">
            <text:p>-3.0325791985</text:p>
          </table:table-cell>
          <table:table-cell office:value-type="float" office:value="-8.17957437243531">
            <text:p>-8.1795743724</text:p>
          </table:table-cell>
          <table:table-cell office:value-type="float" office:value="-11.9110686696584">
            <text:p>-11.9110686697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date" office:date-value="2020-06-01">
            <text:p>06/01/20</text:p>
          </table:table-cell>
          <table:table-cell office:value-type="float" office:value="1">
            <text:p>1</text:p>
          </table:table-cell>
          <table:table-cell office:value-type="float" office:value="417">
            <text:p>417</text:p>
          </table:table-cell>
          <table:table-cell office:value-type="float" office:value="1985">
            <text:p>1985</text:p>
          </table:table-cell>
          <table:table-cell office:value-type="float" office:value="0.81">
            <text:p>0.81</text:p>
          </table:table-cell>
          <table:table-cell office:value-type="float" office:value="3.4">
            <text:p>3.4</text:p>
          </table:table-cell>
          <table:table-cell office:value-type="float" office:value="418.2">
            <text:p>418.2</text:p>
          </table:table-cell>
          <table:table-cell office:value-type="float" office:value="2284">
            <text:p>2284</text:p>
          </table:table-cell>
          <table:table-cell office:value-type="float" office:value="0.802">
            <text:p>0.802</text:p>
          </table:table-cell>
          <table:table-cell table:number-columns-repeated="3" office:value-type="float" office:value="2">
            <text:p>2</text:p>
          </table:table-cell>
          <table:table-cell office:value-type="float" office:value="41">
            <text:p>41</text:p>
          </table:table-cell>
          <table:table-cell table:number-columns-repeated="2" office:value-type="float" office:value="74">
            <text:p>74</text:p>
          </table:table-cell>
          <table:table-cell office:value-type="float" office:value="40">
            <text:p>40</text:p>
          </table:table-cell>
          <table:table-cell office:value-type="float" office:value="158">
            <text:p>158</text:p>
          </table:table-cell>
          <table:table-cell office:value-type="float" office:value="390">
            <text:p>390</text:p>
          </table:table-cell>
          <table:table-cell office:value-type="float" office:value="-6.875">
            <text:p>-6.875</text:p>
          </table:table-cell>
          <table:table-cell office:value-type="float" office:value="-11.5">
            <text:p>-11.5</text:p>
          </table:table-cell>
          <table:table-cell office:value-type="float" office:value="-1.5">
            <text:p>-1.5</text:p>
          </table:table-cell>
          <table:table-cell office:value-type="float" office:value="-0.171875">
            <text:p>-0.171875</text:p>
          </table:table-cell>
          <table:table-cell office:value-type="float" office:value="-0.0727848101265823">
            <text:p>-0.0727848101</text:p>
          </table:table-cell>
          <table:table-cell office:value-type="float" office:value="-0.00384615384615385">
            <text:p>-0.0038461538</text:p>
          </table:table-cell>
          <table:table-cell office:value-type="float" office:value="0.456337890625">
            <text:p>0.4563378906</text:p>
          </table:table-cell>
          <table:table-cell office:value-type="float" office:value="0.755636516583881">
            <text:p>0.7556365166</text:p>
          </table:table-cell>
          <table:table-cell office:value-type="float" office:value="0.986567455621302">
            <text:p>0.9865674556</text:p>
          </table:table-cell>
          <table:table-cell office:value-type="float" office:value="-3.67539573176875">
            <text:p>-3.6753957318</text:p>
          </table:table-cell>
          <table:table-cell office:value-type="float" office:value="-9.17230127781479">
            <text:p>-9.172301277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date" office:date-value="2020-06-02">
            <text:p>06/02/20</text:p>
          </table:table-cell>
          <table:table-cell office:value-type="float" office:value="5">
            <text:p>5</text:p>
          </table:table-cell>
          <table:table-cell office:value-type="float" office:value="427">
            <text:p>427</text:p>
          </table:table-cell>
          <table:table-cell office:value-type="float" office:value="2004">
            <text:p>2004</text:p>
          </table:table-cell>
          <table:table-cell office:value-type="float" office:value="1.45">
            <text:p>1.45</text:p>
          </table:table-cell>
          <table:table-cell office:value-type="float" office:value="3">
            <text:p>3</text:p>
          </table:table-cell>
          <table:table-cell office:value-type="float" office:value="416.6">
            <text:p>416.6</text:p>
          </table:table-cell>
          <table:table-cell office:value-type="float" office:value="2466.4">
            <text:p>2466.4</text:p>
          </table:table-cell>
          <table:table-cell office:value-type="float" office:value="0.756">
            <text:p>0.75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2">
            <text:p>32</text:p>
          </table:table-cell>
          <table:table-cell office:value-type="float" office:value="66">
            <text:p>66</text:p>
          </table:table-cell>
          <table:table-cell office:value-type="float" office:value="32">
            <text:p>32</text:p>
          </table:table-cell>
          <table:table-cell office:value-type="float" office:value="118">
            <text:p>118</text:p>
          </table:table-cell>
          <table:table-cell office:value-type="float" office:value="322">
            <text:p>322</text:p>
          </table:table-cell>
          <table:table-cell office:value-type="float" office:value="4.5">
            <text:p>4.5</text:p>
          </table:table-cell>
          <table:table-cell office:value-type="float" office:value="-10.25">
            <text:p>-10.25</text:p>
          </table:table-cell>
          <table:table-cell office:value-type="float" office:value="-16.875">
            <text:p>-16.875</text:p>
          </table:table-cell>
          <table:table-cell office:value-type="float" office:value="0.140625">
            <text:p>0.140625</text:p>
          </table:table-cell>
          <table:table-cell office:value-type="float" office:value="-0.086864406779661">
            <text:p>-0.0868644068</text:p>
          </table:table-cell>
          <table:table-cell office:value-type="float" office:value="-0.0524068322981366">
            <text:p>-0.0524068323</text:p>
          </table:table-cell>
          <table:table-cell office:value-type="float" office:value="1.530947265625">
            <text:p>1.5309472656</text:p>
          </table:table-cell>
          <table:table-cell office:value-type="float" office:value="0.710763609594944">
            <text:p>0.7107636096</text:p>
          </table:table-cell>
          <table:table-cell office:value-type="float" office:value="0.821959180056711">
            <text:p>0.8219591801</text:p>
          </table:table-cell>
          <table:table-cell office:value-type="float" office:value="5.26802225117811">
            <text:p>5.2680222512</text:p>
          </table:table-cell>
          <table:table-cell office:value-type="float" office:value="-7.62782381404741">
            <text:p>-7.627823814</text:p>
          </table:table-cell>
          <table:table-cell office:value-type="float" office:value="-12.8765923059699">
            <text:p>-12.876592306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date" office:date-value="2020-06-03">
            <text:p>06/03/20</text:p>
          </table:table-cell>
          <table:table-cell office:value-type="float" office:value="2">
            <text:p>2</text:p>
          </table:table-cell>
          <table:table-cell office:value-type="float" office:value="414">
            <text:p>414</text:p>
          </table:table-cell>
          <table:table-cell office:value-type="float" office:value="1603">
            <text:p>1603</text:p>
          </table:table-cell>
          <table:table-cell office:value-type="float" office:value="0.62">
            <text:p>0.62</text:p>
          </table:table-cell>
          <table:table-cell office:value-type="float" office:value="3.2">
            <text:p>3.2</text:p>
          </table:table-cell>
          <table:table-cell office:value-type="float" office:value="412.2">
            <text:p>412.2</text:p>
          </table:table-cell>
          <table:table-cell office:value-type="float" office:value="3325.2">
            <text:p>3325.2</text:p>
          </table:table-cell>
          <table:table-cell office:value-type="float" office:value="0.73">
            <text:p>0.73</text:p>
          </table:table-cell>
          <table:table-cell table:number-columns-repeated="3" office:value-type="float" office:value="2">
            <text:p>2</text:p>
          </table:table-cell>
          <table:table-cell office:value-type="float" office:value="30">
            <text:p>30</text:p>
          </table:table-cell>
          <table:table-cell table:number-columns-repeated="2" office:value-type="float" office:value="42">
            <text:p>42</text:p>
          </table:table-cell>
          <table:table-cell office:value-type="float" office:value="38">
            <text:p>38</text:p>
          </table:table-cell>
          <table:table-cell office:value-type="float" office:value="116">
            <text:p>116</text:p>
          </table:table-cell>
          <table:table-cell office:value-type="float" office:value="302">
            <text:p>302</text:p>
          </table:table-cell>
          <table:table-cell office:value-type="float" office:value="4.5">
            <text:p>4.5</text:p>
          </table:table-cell>
          <table:table-cell office:value-type="float" office:value="-26.125">
            <text:p>-26.125</text:p>
          </table:table-cell>
          <table:table-cell office:value-type="float" office:value="-13.625">
            <text:p>-13.625</text:p>
          </table:table-cell>
          <table:table-cell office:value-type="float" office:value="0.118421052631579">
            <text:p>0.1184210526</text:p>
          </table:table-cell>
          <table:table-cell office:value-type="float" office:value="-0.225215517241379">
            <text:p>-0.2252155172</text:p>
          </table:table-cell>
          <table:table-cell office:value-type="float" office:value="-0.0451158940397351">
            <text:p>-0.045115894</text:p>
          </table:table-cell>
          <table:table-cell office:value-type="float" office:value="1.44195983379501">
            <text:p>1.4419598338</text:p>
          </table:table-cell>
          <table:table-cell office:value-type="float" office:value="0.311160866899524">
            <text:p>0.3111608669</text:p>
          </table:table-cell>
          <table:table-cell office:value-type="float" office:value="0.846083840895136">
            <text:p>0.8460838409</text:p>
          </table:table-cell>
          <table:table-cell office:value-type="float" office:value="6.19335316515893">
            <text:p>6.1933531652</text:p>
          </table:table-cell>
          <table:table-cell office:value-type="float" office:value="-2.71640930254133">
            <text:p>-2.7164093025</text:p>
          </table:table-cell>
          <table:table-cell office:value-type="float" office:value="-15.0144625364273">
            <text:p>-15.0144625364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date" office:date-value="2020-06-04">
            <text:p>06/04/20</text:p>
          </table:table-cell>
          <table:table-cell office:value-type="float" office:value="5">
            <text:p>5</text:p>
          </table:table-cell>
          <table:table-cell office:value-type="float" office:value="406">
            <text:p>406</text:p>
          </table:table-cell>
          <table:table-cell office:value-type="float" office:value="4322">
            <text:p>4322</text:p>
          </table:table-cell>
          <table:table-cell office:value-type="float" office:value="0.53">
            <text:p>0.53</text:p>
          </table:table-cell>
          <table:table-cell office:value-type="float" office:value="3.6">
            <text:p>3.6</text:p>
          </table:table-cell>
          <table:table-cell office:value-type="float" office:value="406.2">
            <text:p>406.2</text:p>
          </table:table-cell>
          <table:table-cell office:value-type="float" office:value="3777.6">
            <text:p>3777.6</text:p>
          </table:table-cell>
          <table:table-cell office:value-type="float" office:value="0.662">
            <text:p>0.662</text:p>
          </table:table-cell>
          <table:table-cell table:number-columns-repeated="3" office:value-type="float" office:value="2">
            <text:p>2</text:p>
          </table:table-cell>
          <table:table-cell office:value-type="float" office:value="27">
            <text:p>27</text:p>
          </table:table-cell>
          <table:table-cell table:number-columns-repeated="2" office:value-type="float" office:value="61">
            <text:p>61</text:p>
          </table:table-cell>
          <table:table-cell office:value-type="float" office:value="50">
            <text:p>50</text:p>
          </table:table-cell>
          <table:table-cell office:value-type="float" office:value="120">
            <text:p>120</text:p>
          </table:table-cell>
          <table:table-cell office:value-type="float" office:value="352">
            <text:p>352</text:p>
          </table:table-cell>
          <table:table-cell office:value-type="float" office:value="-14.375">
            <text:p>-14.375</text:p>
          </table:table-cell>
          <table:table-cell office:value-type="float" office:value="-10.5">
            <text:p>-10.5</text:p>
          </table:table-cell>
          <table:table-cell office:value-type="float" office:value="-16.125">
            <text:p>-16.125</text:p>
          </table:table-cell>
          <table:table-cell office:value-type="float" office:value="-0.2875">
            <text:p>-0.2875</text:p>
          </table:table-cell>
          <table:table-cell office:value-type="float" office:value="-0.0875">
            <text:p>-0.0875</text:p>
          </table:table-cell>
          <table:table-cell office:value-type="float" office:value="-0.0458096590909091">
            <text:p>-0.0458096591</text:p>
          </table:table-cell>
          <table:table-cell office:value-type="float" office:value="0.15575625">
            <text:p>0.15575625</text:p>
          </table:table-cell>
          <table:table-cell office:value-type="float" office:value="0.70875625">
            <text:p>0.70875625</text:p>
          </table:table-cell>
          <table:table-cell office:value-type="float" office:value="0.843779301919228">
            <text:p>0.8437793019</text:p>
          </table:table-cell>
          <table:table-cell office:value-type="float" office:value="-2.04483053451045">
            <text:p>-2.0448305345</text:p>
          </table:table-cell>
          <table:table-cell office:value-type="float" office:value="-7.56982008372886">
            <text:p>-7.5698200837</text:p>
          </table:table-cell>
          <table:table-cell office:value-type="float" office:value="-14.7817447398164">
            <text:p>-14.7817447398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date" office:date-value="2020-06-05">
            <text:p>06/05/20</text:p>
          </table:table-cell>
          <table:table-cell office:value-type="float" office:value="3">
            <text:p>3</text:p>
          </table:table-cell>
          <table:table-cell office:value-type="float" office:value="397">
            <text:p>397</text:p>
          </table:table-cell>
          <table:table-cell office:value-type="float" office:value="6712">
            <text:p>6712</text:p>
          </table:table-cell>
          <table:table-cell office:value-type="float" office:value="0.24">
            <text:p>0.24</text:p>
          </table:table-cell>
          <table:table-cell office:value-type="float" office:value="2.8">
            <text:p>2.8</text:p>
          </table:table-cell>
          <table:table-cell office:value-type="float" office:value="398">
            <text:p>398</text:p>
          </table:table-cell>
          <table:table-cell office:value-type="float" office:value="4046.6">
            <text:p>4046.6</text:p>
          </table:table-cell>
          <table:table-cell office:value-type="float" office:value="0.48">
            <text:p>0.48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37">
            <text:p>37</text:p>
          </table:table-cell>
          <table:table-cell office:value-type="float" office:value="59">
            <text:p>59</text:p>
          </table:table-cell>
          <table:table-cell office:value-type="float" office:value="45">
            <text:p>45</text:p>
          </table:table-cell>
          <table:table-cell office:value-type="float" office:value="136">
            <text:p>136</text:p>
          </table:table-cell>
          <table:table-cell office:value-type="float" office:value="309">
            <text:p>309</text:p>
          </table:table-cell>
          <table:table-cell office:value-type="float" office:value="2.625">
            <text:p>2.625</text:p>
          </table:table-cell>
          <table:table-cell office:value-type="float" office:value="-12.5">
            <text:p>-12.5</text:p>
          </table:table-cell>
          <table:table-cell office:value-type="float" office:value="-20.5">
            <text:p>-20.5</text:p>
          </table:table-cell>
          <table:table-cell office:value-type="float" office:value="0.0583333333333333">
            <text:p>0.0583333333</text:p>
          </table:table-cell>
          <table:table-cell office:value-type="float" office:value="-0.0919117647058824">
            <text:p>-0.0919117647</text:p>
          </table:table-cell>
          <table:table-cell office:value-type="float" office:value="-0.0663430420711974">
            <text:p>-0.0663430421</text:p>
          </table:table-cell>
          <table:table-cell office:value-type="float" office:value="1.21083611111111">
            <text:p>1.2108361111</text:p>
          </table:table-cell>
          <table:table-cell office:value-type="float" office:value="0.694866457612457">
            <text:p>0.6948664576</text:p>
          </table:table-cell>
          <table:table-cell office:value-type="float" office:value="0.77642609524408">
            <text:p>0.7764260952</text:p>
          </table:table-cell>
          <table:table-cell office:value-type="float" office:value="12.2258220095542">
            <text:p>12.2258220096</text:p>
          </table:table-cell>
          <table:table-cell office:value-type="float" office:value="-7.18929952141306">
            <text:p>-7.1892995214</text:p>
          </table:table-cell>
          <table:table-cell office:value-type="float" office:value="-10.0973873564076">
            <text:p>-10.0973873564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date" office:date-value="2020-06-06">
            <text:p>06/06/20</text:p>
          </table:table-cell>
          <table:table-cell office:value-type="float" office:value="3">
            <text:p>3</text:p>
          </table:table-cell>
          <table:table-cell office:value-type="float" office:value="387">
            <text:p>387</text:p>
          </table:table-cell>
          <table:table-cell office:value-type="float" office:value="4247">
            <text:p>4247</text:p>
          </table:table-cell>
          <table:table-cell office:value-type="float" office:value="0.47">
            <text:p>0.47</text:p>
          </table:table-cell>
          <table:table-cell office:value-type="float" office:value="2.6">
            <text:p>2.6</text:p>
          </table:table-cell>
          <table:table-cell office:value-type="float" office:value="392.2">
            <text:p>392.2</text:p>
          </table:table-cell>
          <table:table-cell office:value-type="float" office:value="3835.4">
            <text:p>3835.4</text:p>
          </table:table-cell>
          <table:table-cell office:value-type="float" office:value="0.576">
            <text:p>0.576</text:p>
          </table:table-cell>
          <table:table-cell table:number-columns-repeated="3"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float" office:value="39">
            <text:p>39</text:p>
          </table:table-cell>
          <table:table-cell office:value-type="float" office:value="61">
            <text:p>61</text:p>
          </table:table-cell>
          <table:table-cell office:value-type="float" office:value="32">
            <text:p>32</text:p>
          </table:table-cell>
          <table:table-cell office:value-type="float" office:value="110">
            <text:p>110</text:p>
          </table:table-cell>
          <table:table-cell office:value-type="float" office:value="245">
            <text:p>245</text:p>
          </table:table-cell>
          <table:table-cell office:value-type="float" office:value="4.5">
            <text:p>4.5</text:p>
          </table:table-cell>
          <table:table-cell office:value-type="float" office:value="-15.375">
            <text:p>-15.375</text:p>
          </table:table-cell>
          <table:table-cell office:value-type="float" office:value="-5.25">
            <text:p>-5.25</text:p>
          </table:table-cell>
          <table:table-cell office:value-type="float" office:value="0.140625">
            <text:p>0.140625</text:p>
          </table:table-cell>
          <table:table-cell office:value-type="float" office:value="-0.139772727272727">
            <text:p>-0.1397727273</text:p>
          </table:table-cell>
          <table:table-cell office:value-type="float" office:value="-0.0214285714285714">
            <text:p>-0.0214285714</text:p>
          </table:table-cell>
          <table:table-cell office:value-type="float" office:value="1.530947265625">
            <text:p>1.5309472656</text:p>
          </table:table-cell>
          <table:table-cell office:value-type="float" office:value="0.549086828512397">
            <text:p>0.5490868285</text:p>
          </table:table-cell>
          <table:table-cell office:value-type="float" office:value="0.9259">
            <text:p>0.9259</text:p>
          </table:table-cell>
          <table:table-cell office:value-type="float" office:value="5.26802225117811">
            <text:p>5.2680222512</text:p>
          </table:table-cell>
          <table:table-cell office:value-type="float" office:value="-4.60383486424976">
            <text:p>-4.6038348642</text:p>
          </table:table-cell>
          <table:table-cell office:value-type="float" office:value="-31.9990436285172">
            <text:p>-31.9990436285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date" office:date-value="2020-06-07">
            <text:p>06/07/20</text:p>
          </table:table-cell>
          <table:table-cell office:value-type="float" office:value="1">
            <text:p>1</text:p>
          </table:table-cell>
          <table:table-cell office:value-type="float" office:value="386">
            <text:p>386</text:p>
          </table:table-cell>
          <table:table-cell office:value-type="float" office:value="3349">
            <text:p>3349</text:p>
          </table:table-cell>
          <table:table-cell office:value-type="float" office:value="0.54">
            <text:p>0.54</text:p>
          </table:table-cell>
          <table:table-cell office:value-type="float" office:value="2">
            <text:p>2</text:p>
          </table:table-cell>
          <table:table-cell office:value-type="float" office:value="379.8">
            <text:p>379.8</text:p>
          </table:table-cell>
          <table:table-cell office:value-type="float" office:value="3714.8">
            <text:p>3714.8</text:p>
          </table:table-cell>
          <table:table-cell office:value-type="float" office:value="0.486">
            <text:p>0.4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0">
            <text:p>20</text:p>
          </table:table-cell>
          <table:table-cell office:value-type="float" office:value="54">
            <text:p>54</text:p>
          </table:table-cell>
          <table:table-cell office:value-type="float" office:value="38">
            <text:p>38</text:p>
          </table:table-cell>
          <table:table-cell office:value-type="float" office:value="105">
            <text:p>105</text:p>
          </table:table-cell>
          <table:table-cell office:value-type="float" office:value="225">
            <text:p>225</text:p>
          </table:table-cell>
          <table:table-cell office:value-type="float" office:value="4.5">
            <text:p>4.5</text:p>
          </table:table-cell>
          <table:table-cell office:value-type="float" office:value="-2.875">
            <text:p>-2.875</text:p>
          </table:table-cell>
          <table:table-cell office:value-type="float" office:value="-7">
            <text:p>-7</text:p>
          </table:table-cell>
          <table:table-cell office:value-type="float" office:value="0.118421052631579">
            <text:p>0.1184210526</text:p>
          </table:table-cell>
          <table:table-cell office:value-type="float" office:value="-0.0273809523809524">
            <text:p>-0.0273809524</text:p>
          </table:table-cell>
          <table:table-cell office:value-type="float" office:value="-0.0311111111111111">
            <text:p>-0.0311111111</text:p>
          </table:table-cell>
          <table:table-cell office:value-type="float" office:value="1.44195983379501">
            <text:p>1.4419598338</text:p>
          </table:table-cell>
          <table:table-cell office:value-type="float" office:value="0.905636111111111">
            <text:p>0.9056361111</text:p>
          </table:table-cell>
          <table:table-cell office:value-type="float" office:value="0.893008197530864">
            <text:p>0.8930081975</text:p>
          </table:table-cell>
          <table:table-cell office:value-type="float" office:value="6.19335316515893">
            <text:p>6.1933531652</text:p>
          </table:table-cell>
          <table:table-cell office:value-type="float" office:value="-24.9667632956896">
            <text:p>-24.9667632957</text:p>
          </table:table-cell>
          <table:table-cell office:value-type="float" office:value="-21.9313316478327">
            <text:p>-21.9313316478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date" office:date-value="2020-06-08">
            <text:p>06/08/20</text:p>
          </table:table-cell>
          <table:table-cell office:value-type="float" office:value="1">
            <text:p>1</text:p>
          </table:table-cell>
          <table:table-cell office:value-type="float" office:value="385">
            <text:p>385</text:p>
          </table:table-cell>
          <table:table-cell office:value-type="float" office:value="547">
            <text:p>547</text:p>
          </table:table-cell>
          <table:table-cell office:value-type="float" office:value="1.1">
            <text:p>1.1</text:p>
          </table:table-cell>
          <table:table-cell office:value-type="float" office:value="1.6">
            <text:p>1.6</text:p>
          </table:table-cell>
          <table:table-cell office:value-type="float" office:value="364.6">
            <text:p>364.6</text:p>
          </table:table-cell>
          <table:table-cell office:value-type="float" office:value="3016.6">
            <text:p>3016.6</text:p>
          </table:table-cell>
          <table:table-cell office:value-type="float" office:value="0.5">
            <text:p>0.5</text:p>
          </table:table-cell>
          <table:table-cell table:number-columns-repeated="3" office:value-type="float" office:value="2">
            <text:p>2</text:p>
          </table:table-cell>
          <table:table-cell office:value-type="float" office:value="16">
            <text:p>16</text:p>
          </table:table-cell>
          <table:table-cell table:number-columns-repeated="2" office:value-type="float" office:value="50">
            <text:p>50</text:p>
          </table:table-cell>
          <table:table-cell office:value-type="float" office:value="55">
            <text:p>55</text:p>
          </table:table-cell>
          <table:table-cell office:value-type="float" office:value="98">
            <text:p>98</text:p>
          </table:table-cell>
          <table:table-cell office:value-type="float" office:value="179">
            <text:p>179</text:p>
          </table:table-cell>
          <table:table-cell office:value-type="float" office:value="-3.5">
            <text:p>-3.5</text:p>
          </table:table-cell>
          <table:table-cell office:value-type="float" office:value="-7.5">
            <text:p>-7.5</text:p>
          </table:table-cell>
          <table:table-cell office:value-type="float" office:value="0.875">
            <text:p>0.875</text:p>
          </table:table-cell>
          <table:table-cell office:value-type="float" office:value="-0.0636363636363636">
            <text:p>-0.0636363636</text:p>
          </table:table-cell>
          <table:table-cell office:value-type="float" office:value="-0.076530612244898">
            <text:p>-0.0765306122</text:p>
          </table:table-cell>
          <table:table-cell office:value-type="float" office:value="0.00488826815642458">
            <text:p>0.0048882682</text:p>
          </table:table-cell>
          <table:table-cell office:value-type="float" office:value="0.785209917355372">
            <text:p>0.7852099174</text:p>
          </table:table-cell>
          <table:table-cell office:value-type="float" office:value="0.743622448979592">
            <text:p>0.743622449</text:p>
          </table:table-cell>
          <table:table-cell office:value-type="float" office:value="1.017155773072">
            <text:p>1.0171557731</text:p>
          </table:table-cell>
          <table:table-cell office:value-type="float" office:value="-10.5419415722221">
            <text:p>-10.5419415722</text:p>
          </table:table-cell>
          <table:table-cell office:value-type="float" office:value="-8.70595116030509">
            <text:p>-8.70595116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date" office:date-value="2020-06-09">
            <text:p>06/09/20</text:p>
          </table:table-cell>
          <table:table-cell office:value-type="float" office:value="2">
            <text:p>2</text:p>
          </table:table-cell>
          <table:table-cell office:value-type="float" office:value="344">
            <text:p>344</text:p>
          </table:table-cell>
          <table:table-cell office:value-type="float" office:value="3719">
            <text:p>3719</text:p>
          </table:table-cell>
          <table:table-cell office:value-type="float" office:value="0.08">
            <text:p>0.08</text:p>
          </table:table-cell>
          <table:table-cell office:value-type="float" office:value="1.4">
            <text:p>1.4</text:p>
          </table:table-cell>
          <table:table-cell office:value-type="float" office:value="345.2">
            <text:p>345.2</text:p>
          </table:table-cell>
          <table:table-cell office:value-type="float" office:value="3078.8">
            <text:p>3078.8</text:p>
          </table:table-cell>
          <table:table-cell office:value-type="float" office:value="0.458">
            <text:p>0.458</text:p>
          </table:table-cell>
          <table:table-cell table:number-columns-repeated="3"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45">
            <text:p>45</text:p>
          </table:table-cell>
          <table:table-cell office:value-type="float" office:value="42">
            <text:p>42</text:p>
          </table:table-cell>
          <table:table-cell office:value-type="float" office:value="98">
            <text:p>98</text:p>
          </table:table-cell>
          <table:table-cell office:value-type="float" office:value="245">
            <text:p>245</text:p>
          </table:table-cell>
          <table:table-cell office:value-type="float" office:value="0.75">
            <text:p>0.75</text:p>
          </table:table-cell>
          <table:table-cell office:value-type="float" office:value="-1.75">
            <text:p>-1.75</text:p>
          </table:table-cell>
          <table:table-cell office:value-type="float" office:value="-3.125">
            <text:p>-3.125</text:p>
          </table:table-cell>
          <table:table-cell office:value-type="float" office:value="0.0178571428571429">
            <text:p>0.0178571429</text:p>
          </table:table-cell>
          <table:table-cell office:value-type="float" office:value="-0.0178571428571429">
            <text:p>-0.0178571429</text:p>
          </table:table-cell>
          <table:table-cell office:value-type="float" office:value="-0.0127551020408163">
            <text:p>-0.012755102</text:p>
          </table:table-cell>
          <table:table-cell office:value-type="float" office:value="1.063125">
            <text:p>1.063125</text:p>
          </table:table-cell>
          <table:table-cell office:value-type="float" office:value="0.938125">
            <text:p>0.938125</text:p>
          </table:table-cell>
          <table:table-cell office:value-type="float" office:value="0.955676020408163">
            <text:p>0.955676020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date" office:date-value="2020-06-10">
            <text:p>06/10/20</text:p>
          </table:table-cell>
          <table:table-cell office:value-type="float" office:value="1">
            <text:p>1</text:p>
          </table:table-cell>
          <table:table-cell office:value-type="float" office:value="321">
            <text:p>321</text:p>
          </table:table-cell>
          <table:table-cell office:value-type="float" office:value="3221">
            <text:p>3221</text:p>
          </table:table-cell>
          <table:table-cell office:value-type="float" office:value="0.31">
            <text:p>0.31</text:p>
          </table:table-cell>
          <table:table-cell office:value-type="float" office:value="1.6">
            <text:p>1.6</text:p>
          </table:table-cell>
          <table:table-cell office:value-type="float" office:value="324.6">
            <text:p>324.6</text:p>
          </table:table-cell>
          <table:table-cell office:value-type="float" office:value="3293.4">
            <text:p>3293.4</text:p>
          </table:table-cell>
          <table:table-cell office:value-type="float" office:value="0.414">
            <text:p>0.414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41">
            <text:p>41</text:p>
          </table:table-cell>
          <table:table-cell office:value-type="float" office:value="18">
            <text:p>18</text:p>
          </table:table-cell>
          <table:table-cell office:value-type="float" office:value="72">
            <text:p>72</text:p>
          </table:table-cell>
          <table:table-cell office:value-type="float" office:value="225">
            <text:p>225</text:p>
          </table:table-cell>
          <table:table-cell office:value-type="float" office:value="-9.5">
            <text:p>-9.5</text:p>
          </table:table-cell>
          <table:table-cell office:value-type="float" office:value="-8">
            <text:p>-8</text:p>
          </table:table-cell>
          <table:table-cell office:value-type="float" office:value="-5">
            <text:p>-5</text:p>
          </table:table-cell>
          <table:table-cell office:value-type="float" office:value="-0.527777777777778">
            <text:p>-0.5277777778</text:p>
          </table:table-cell>
          <table:table-cell office:value-type="float" office:value="-0.111111111111111">
            <text:p>-0.1111111111</text:p>
          </table:table-cell>
          <table:table-cell office:value-type="float" office:value="-0.0222222222222222">
            <text:p>-0.0222222222</text:p>
          </table:table-cell>
          <table:table-cell office:value-type="float" office:value="0">
            <text:p>0</text:p>
          </table:table-cell>
          <table:table-cell office:value-type="float" office:value="0.635308641975309">
            <text:p>0.635308642</text:p>
          </table:table-cell>
          <table:table-cell office:value-type="float" office:value="0.92319012345679">
            <text:p>0.9231901235</text:p>
          </table:table-cell>
          <table:table-cell office:value-type="float" office:value="-0.923819821861165">
            <text:p>-0.9238198219</text:p>
          </table:table-cell>
          <table:table-cell office:value-type="float" office:value="-5.88494919236172">
            <text:p>-5.8849491924</text:p>
          </table:table-cell>
          <table:table-cell office:value-type="float" office:value="-30.8437514627875">
            <text:p>-30.8437514628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date" office:date-value="2020-06-11">
            <text:p>06/11/20</text:p>
          </table:table-cell>
          <table:table-cell office:value-type="float" office:value="2">
            <text:p>2</text:p>
          </table:table-cell>
          <table:table-cell office:value-type="float" office:value="290">
            <text:p>290</text:p>
          </table:table-cell>
          <table:table-cell office:value-type="float" office:value="4558">
            <text:p>4558</text:p>
          </table:table-cell>
          <table:table-cell office:value-type="float" office:value="0.26">
            <text:p>0.26</text:p>
          </table:table-cell>
          <table:table-cell office:value-type="float" office:value="2.2">
            <text:p>2.2</text:p>
          </table:table-cell>
          <table:table-cell office:value-type="float" office:value="302.6">
            <text:p>302.6</text:p>
          </table:table-cell>
          <table:table-cell office:value-type="float" office:value="3884">
            <text:p>3884</text:p>
          </table:table-cell>
          <table:table-cell office:value-type="float" office:value="0.256">
            <text:p>0.25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37">
            <text:p>37</text:p>
          </table:table-cell>
          <table:table-cell office:value-type="float" office:value="25">
            <text:p>25</text:p>
          </table:table-cell>
          <table:table-cell office:value-type="float" office:value="82">
            <text:p>82</text:p>
          </table:table-cell>
          <table:table-cell office:value-type="float" office:value="240">
            <text:p>240</text:p>
          </table:table-cell>
          <table:table-cell office:value-type="float" office:value="-8.5">
            <text:p>-8.5</text:p>
          </table:table-cell>
          <table:table-cell office:value-type="float" office:value="-6.875">
            <text:p>-6.875</text:p>
          </table:table-cell>
          <table:table-cell office:value-type="float" office:value="-6.375">
            <text:p>-6.375</text:p>
          </table:table-cell>
          <table:table-cell office:value-type="float" office:value="-0.34">
            <text:p>-0.34</text:p>
          </table:table-cell>
          <table:table-cell office:value-type="float" office:value="-0.0838414634146342">
            <text:p>-0.0838414634</text:p>
          </table:table-cell>
          <table:table-cell office:value-type="float" office:value="-0.0265625">
            <text:p>-0.0265625</text:p>
          </table:table-cell>
          <table:table-cell office:value-type="float" office:value="0.0365759999999999">
            <text:p>0.036576</text:p>
          </table:table-cell>
          <table:table-cell office:value-type="float" office:value="0.720332484384295">
            <text:p>0.7203324844</text:p>
          </table:table-cell>
          <table:table-cell office:value-type="float" office:value="0.90841416015625">
            <text:p>0.9084141602</text:p>
          </table:table-cell>
          <table:table-cell office:value-type="float" office:value="-1.66816225638028">
            <text:p>-1.6681622564</text:p>
          </table:table-cell>
          <table:table-cell office:value-type="float" office:value="-7.91572451658328">
            <text:p>-7.9157245166</text:p>
          </table:table-cell>
          <table:table-cell office:value-type="float" office:value="-25.7468240524881">
            <text:p>-25.7468240525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date" office:date-value="2020-06-12">
            <text:p>06/12/20</text:p>
          </table:table-cell>
          <table:table-cell office:value-type="float" office:value="2">
            <text:p>2</text:p>
          </table:table-cell>
          <table:table-cell office:value-type="float" office:value="283">
            <text:p>283</text:p>
          </table:table-cell>
          <table:table-cell office:value-type="float" office:value="4422">
            <text:p>4422</text:p>
          </table:table-cell>
          <table:table-cell office:value-type="float" office:value="0.32">
            <text:p>0.32</text:p>
          </table:table-cell>
          <table:table-cell office:value-type="float" office:value="2.4">
            <text:p>2.4</text:p>
          </table:table-cell>
          <table:table-cell office:value-type="float" office:value="288.8">
            <text:p>288.8</text:p>
          </table:table-cell>
          <table:table-cell office:value-type="float" office:value="3854.8">
            <text:p>3854.8</text:p>
          </table:table-cell>
          <table:table-cell office:value-type="float" office:value="0.268">
            <text:p>0.26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6">
            <text:p>26</text:p>
          </table:table-cell>
          <table:table-cell office:value-type="float" office:value="43">
            <text:p>43</text:p>
          </table:table-cell>
          <table:table-cell office:value-type="float" office:value="42">
            <text:p>42</text:p>
          </table:table-cell>
          <table:table-cell office:value-type="float" office:value="95">
            <text:p>95</text:p>
          </table:table-cell>
          <table:table-cell office:value-type="float" office:value="161">
            <text:p>161</text:p>
          </table:table-cell>
          <table:table-cell office:value-type="float" office:value="-6.25">
            <text:p>-6.25</text:p>
          </table:table-cell>
          <table:table-cell office:value-type="float" office:value="-7.25">
            <text:p>-7.25</text:p>
          </table:table-cell>
          <table:table-cell office:value-type="float" office:value="2.625">
            <text:p>2.625</text:p>
          </table:table-cell>
          <table:table-cell office:value-type="float" office:value="-0.148809523809524">
            <text:p>-0.1488095238</text:p>
          </table:table-cell>
          <table:table-cell office:value-type="float" office:value="-0.0763157894736842">
            <text:p>-0.0763157895</text:p>
          </table:table-cell>
          <table:table-cell office:value-type="float" office:value="0.016304347826087">
            <text:p>0.0163043478</text:p>
          </table:table-cell>
          <table:table-cell office:value-type="float" office:value="0.522569444444444">
            <text:p>0.5225694444</text:p>
          </table:table-cell>
          <table:table-cell office:value-type="float" office:value="0.744309972299169">
            <text:p>0.7443099723</text:p>
          </table:table-cell>
          <table:table-cell office:value-type="float" office:value="1.05758624763705">
            <text:p>1.0575862476</text:p>
          </table:table-cell>
          <table:table-cell office:value-type="float" office:value="-4.30207286862384">
            <text:p>-4.3020728686</text:p>
          </table:table-cell>
          <table:table-cell office:value-type="float" office:value="-8.73145966019885">
            <text:p>-8.73145966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date" office:date-value="2020-06-13">
            <text:p>06/13/20</text:p>
          </table:table-cell>
          <table:table-cell office:value-type="float" office:value="4">
            <text:p>4</text:p>
          </table:table-cell>
          <table:table-cell office:value-type="float" office:value="275">
            <text:p>275</text:p>
          </table:table-cell>
          <table:table-cell office:value-type="float" office:value="3500">
            <text:p>3500</text:p>
          </table:table-cell>
          <table:table-cell office:value-type="float" office:value="0.31">
            <text:p>0.31</text:p>
          </table:table-cell>
          <table:table-cell office:value-type="float" office:value="2.4">
            <text:p>2.4</text:p>
          </table:table-cell>
          <table:table-cell office:value-type="float" office:value="275.6">
            <text:p>275.6</text:p>
          </table:table-cell>
          <table:table-cell office:value-type="float" office:value="3537.6">
            <text:p>3537.6</text:p>
          </table:table-cell>
          <table:table-cell office:value-type="float" office:value="0.292">
            <text:p>0.292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3" office:value-type="float" office:value="42">
            <text:p>42</text:p>
          </table:table-cell>
          <table:table-cell office:value-type="float" office:value="88">
            <text:p>88</text:p>
          </table:table-cell>
          <table:table-cell office:value-type="float" office:value="230">
            <text:p>230</text:p>
          </table:table-cell>
          <table:table-cell office:value-type="float" office:value="-5.25">
            <text:p>-5.25</text:p>
          </table:table-cell>
          <table:table-cell office:value-type="float" office:value="-4.625">
            <text:p>-4.625</text:p>
          </table:table-cell>
          <table:table-cell office:value-type="float" office:value="-2.875">
            <text:p>-2.875</text:p>
          </table:table-cell>
          <table:table-cell office:value-type="float" office:value="-0.125">
            <text:p>-0.125</text:p>
          </table:table-cell>
          <table:table-cell office:value-type="float" office:value="-0.0525568181818182">
            <text:p>-0.0525568182</text:p>
          </table:table-cell>
          <table:table-cell office:value-type="float" office:value="-0.0125">
            <text:p>-0.0125</text:p>
          </table:table-cell>
          <table:table-cell office:value-type="float" office:value="0.593125">
            <text:p>0.593125</text:p>
          </table:table-cell>
          <table:table-cell office:value-type="float" office:value="0.821465085872934">
            <text:p>0.8214650859</text:p>
          </table:table-cell>
          <table:table-cell office:value-type="float" office:value="0.95655625">
            <text:p>0.95655625</text:p>
          </table:table-cell>
          <table:table-cell office:value-type="float" office:value="-5.19089306968443">
            <text:p>-5.1908930697</text:p>
          </table:table-cell>
          <table:table-cell office:value-type="float" office:value="-12.8388382123384">
            <text:p>-12.83883821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date" office:date-value="2020-06-14">
            <text:p>06/14/20</text:p>
          </table:table-cell>
          <table:table-cell office:value-type="float" office:value="3">
            <text:p>3</text:p>
          </table:table-cell>
          <table:table-cell office:value-type="float" office:value="275">
            <text:p>275</text:p>
          </table:table-cell>
          <table:table-cell office:value-type="float" office:value="3573">
            <text:p>3573</text:p>
          </table:table-cell>
          <table:table-cell office:value-type="float" office:value="0.14">
            <text:p>0.14</text:p>
          </table:table-cell>
          <table:table-cell office:value-type="float" office:value="2.4">
            <text:p>2.4</text:p>
          </table:table-cell>
          <table:table-cell office:value-type="float" office:value="259.6">
            <text:p>259.6</text:p>
          </table:table-cell>
          <table:table-cell office:value-type="float" office:value="2916.2">
            <text:p>2916.2</text:p>
          </table:table-cell>
          <table:table-cell office:value-type="float" office:value="0.254">
            <text:p>0.254</text:p>
          </table:table-cell>
          <table:table-cell table:number-columns-repeated="3"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36">
            <text:p>36</text:p>
          </table:table-cell>
          <table:table-cell office:value-type="float" office:value="32">
            <text:p>32</text:p>
          </table:table-cell>
          <table:table-cell office:value-type="float" office:value="72">
            <text:p>72</text:p>
          </table:table-cell>
          <table:table-cell office:value-type="float" office:value="235">
            <text:p>235</text:p>
          </table:table-cell>
          <table:table-cell office:value-type="float" office:value="-17.25">
            <text:p>-17.25</text:p>
          </table:table-cell>
          <table:table-cell office:value-type="float" office:value="-9.75">
            <text:p>-9.75</text:p>
          </table:table-cell>
          <table:table-cell office:value-type="float" office:value="-4.25">
            <text:p>-4.25</text:p>
          </table:table-cell>
          <table:table-cell office:value-type="float" office:value="-0.5390625">
            <text:p>-0.5390625</text:p>
          </table:table-cell>
          <table:table-cell office:value-type="float" office:value="-0.135416666666667">
            <text:p>-0.1354166667</text:p>
          </table:table-cell>
          <table:table-cell office:value-type="float" office:value="-0.0180851063829787">
            <text:p>-0.0180851064</text:p>
          </table:table-cell>
          <table:table-cell office:value-type="float" office:value="0">
            <text:p>0</text:p>
          </table:table-cell>
          <table:table-cell office:value-type="float" office:value="0.561983506944445">
            <text:p>0.5619835069</text:p>
          </table:table-cell>
          <table:table-cell office:value-type="float" office:value="0.937343186962426">
            <text:p>0.937343187</text:p>
          </table:table-cell>
          <table:table-cell office:value-type="float" office:value="-0.894969149678505">
            <text:p>-0.8949691497</text:p>
          </table:table-cell>
          <table:table-cell office:value-type="float" office:value="-4.76364985983171">
            <text:p>-4.763649859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date" office:date-value="2020-06-15">
            <text:p>06/15/20</text:p>
          </table:table-cell>
          <table:table-cell office:value-type="float" office:value="1">
            <text:p>1</text:p>
          </table:table-cell>
          <table:table-cell office:value-type="float" office:value="255">
            <text:p>255</text:p>
          </table:table-cell>
          <table:table-cell office:value-type="float" office:value="1635">
            <text:p>1635</text:p>
          </table:table-cell>
          <table:table-cell office:value-type="float" office:value="0.43">
            <text:p>0.43</text:p>
          </table:table-cell>
          <table:table-cell office:value-type="float" office:value="2.4">
            <text:p>2.4</text:p>
          </table:table-cell>
          <table:table-cell office:value-type="float" office:value="242.8">
            <text:p>242.8</text:p>
          </table:table-cell>
          <table:table-cell office:value-type="float" office:value="3094">
            <text:p>3094</text:p>
          </table:table-cell>
          <table:table-cell office:value-type="float" office:value="0.194">
            <text:p>0.194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 office:value-type="float" office:value="32">
            <text:p>32</text:p>
          </table:table-cell>
          <table:table-cell office:value-type="float" office:value="28">
            <text:p>28</text:p>
          </table:table-cell>
          <table:table-cell office:value-type="float" office:value="70">
            <text:p>70</text:p>
          </table:table-cell>
          <table:table-cell office:value-type="float" office:value="240">
            <text:p>240</text:p>
          </table:table-cell>
          <table:table-cell office:value-type="float" office:value="-17.25">
            <text:p>-17.25</text:p>
          </table:table-cell>
          <table:table-cell office:value-type="float" office:value="-10">
            <text:p>-10</text:p>
          </table:table-cell>
          <table:table-cell office:value-type="float" office:value="-6.375">
            <text:p>-6.375</text:p>
          </table:table-cell>
          <table:table-cell office:value-type="float" office:value="-0.616071428571429">
            <text:p>-0.6160714286</text:p>
          </table:table-cell>
          <table:table-cell office:value-type="float" office:value="-0.142857142857143">
            <text:p>-0.1428571429</text:p>
          </table:table-cell>
          <table:table-cell office:value-type="float" office:value="-0.0265625">
            <text:p>-0.0265625</text:p>
          </table:table-cell>
          <table:table-cell office:value-type="float" office:value="0">
            <text:p>0</text:p>
          </table:table-cell>
          <table:table-cell office:value-type="float" office:value="0.54">
            <text:p>0.54</text:p>
          </table:table-cell>
          <table:table-cell office:value-type="float" office:value="0.90841416015625">
            <text:p>0.9084141602</text:p>
          </table:table-cell>
          <table:table-cell office:value-type="float" office:value="-0.724065686395253">
            <text:p>-0.7240656864</text:p>
          </table:table-cell>
          <table:table-cell office:value-type="float" office:value="-4.49655610560192">
            <text:p>-4.4965561056</text:p>
          </table:table-cell>
          <table:table-cell office:value-type="float" office:value="-25.7468240524881">
            <text:p>-25.7468240525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date" office:date-value="2020-06-16">
            <text:p>06/16/20</text:p>
          </table:table-cell>
          <table:table-cell office:value-type="float" office:value="2">
            <text:p>2</text:p>
          </table:table-cell>
          <table:table-cell office:value-type="float" office:value="210">
            <text:p>210</text:p>
          </table:table-cell>
          <table:table-cell office:value-type="float" office:value="1451">
            <text:p>1451</text:p>
          </table:table-cell>
          <table:table-cell office:value-type="float" office:value="0.07">
            <text:p>0.07</text:p>
          </table:table-cell>
          <table:table-cell office:value-type="float" office:value="1.8">
            <text:p>1.8</text:p>
          </table:table-cell>
          <table:table-cell office:value-type="float" office:value="226.2">
            <text:p>226.2</text:p>
          </table:table-cell>
          <table:table-cell office:value-type="float" office:value="3085.8">
            <text:p>3085.8</text:p>
          </table:table-cell>
          <table:table-cell office:value-type="float" office:value="0.138">
            <text:p>0.138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29">
            <text:p>29</text:p>
          </table:table-cell>
          <table:table-cell office:value-type="float" office:value="35">
            <text:p>35</text:p>
          </table:table-cell>
          <table:table-cell office:value-type="float" office:value="72">
            <text:p>72</text:p>
          </table:table-cell>
          <table:table-cell office:value-type="float" office:value="161">
            <text:p>161</text:p>
          </table:table-cell>
          <table:table-cell office:value-type="float" office:value="-4.625">
            <text:p>-4.625</text:p>
          </table:table-cell>
          <table:table-cell office:value-type="float" office:value="-2.75">
            <text:p>-2.75</text:p>
          </table:table-cell>
          <table:table-cell office:value-type="float" office:value="-8.75">
            <text:p>-8.75</text:p>
          </table:table-cell>
          <table:table-cell office:value-type="float" office:value="-0.132142857142857">
            <text:p>-0.1321428571</text:p>
          </table:table-cell>
          <table:table-cell office:value-type="float" office:value="-0.0381944444444444">
            <text:p>-0.0381944444</text:p>
          </table:table-cell>
          <table:table-cell office:value-type="float" office:value="-0.0543478260869565">
            <text:p>-0.0543478261</text:p>
          </table:table-cell>
          <table:table-cell office:value-type="float" office:value="0.571725">
            <text:p>0.571725</text:p>
          </table:table-cell>
          <table:table-cell office:value-type="float" office:value="0.869178722993827">
            <text:p>0.869178723</text:p>
          </table:table-cell>
          <table:table-cell office:value-type="float" office:value="0.815571833648393">
            <text:p>0.8155718336</text:p>
          </table:table-cell>
          <table:table-cell office:value-type="float" office:value="-4.8906807327331">
            <text:p>-4.8906807327</text:p>
          </table:table-cell>
          <table:table-cell office:value-type="float" office:value="-17.799030486852">
            <text:p>-17.7990304869</text:p>
          </table:table-cell>
          <table:table-cell office:value-type="float" office:value="-12.4041069181477">
            <text:p>-12.4041069181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date" office:date-value="2020-06-17">
            <text:p>06/17/20</text:p>
          </table:table-cell>
          <table:table-cell office:value-type="float" office:value="2">
            <text:p>2</text:p>
          </table:table-cell>
          <table:table-cell office:value-type="float" office:value="199">
            <text:p>199</text:p>
          </table:table-cell>
          <table:table-cell office:value-type="float" office:value="5311">
            <text:p>5311</text:p>
          </table:table-cell>
          <table:table-cell office:value-type="float" office:value="0.02">
            <text:p>0.02</text:p>
          </table:table-cell>
          <table:table-cell office:value-type="float" office:value="1.2">
            <text:p>1.2</text:p>
          </table:table-cell>
          <table:table-cell office:value-type="float" office:value="208.4">
            <text:p>208.4</text:p>
          </table:table-cell>
          <table:table-cell office:value-type="float" office:value="3129.8">
            <text:p>3129.8</text:p>
          </table:table-cell>
          <table:table-cell office:value-type="float" office:value="0.12">
            <text:p>0.12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106">
            <text:p>106</text:p>
          </table:table-cell>
          <table:table-cell office:value-type="float" office:value="-3.375">
            <text:p>-3.375</text:p>
          </table:table-cell>
          <table:table-cell office:value-type="float" office:value="-2.875">
            <text:p>-2.875</text:p>
          </table:table-cell>
          <table:table-cell office:value-type="float" office:value="-12.25">
            <text:p>-12.25</text:p>
          </table:table-cell>
          <table:table-cell office:value-type="float" office:value="-0.16875">
            <text:p>-0.16875</text:p>
          </table:table-cell>
          <table:table-cell office:value-type="float" office:value="-0.0522727272727273">
            <text:p>-0.0522727273</text:p>
          </table:table-cell>
          <table:table-cell office:value-type="float" office:value="-0.115566037735849">
            <text:p>-0.1155660377</text:p>
          </table:table-cell>
          <table:table-cell office:value-type="float" office:value="0.4651890625">
            <text:p>0.4651890625</text:p>
          </table:table-cell>
          <table:table-cell office:value-type="float" office:value="0.822401033057851">
            <text:p>0.8224010331</text:p>
          </table:table-cell>
          <table:table-cell office:value-type="float" office:value="0.621695665717337">
            <text:p>0.6216956657</text:p>
          </table:table-cell>
          <table:table-cell office:value-type="float" office:value="-3.75029543815577">
            <text:p>-3.7502954382</text:p>
          </table:table-cell>
          <table:table-cell office:value-type="float" office:value="-12.9105323214817">
            <text:p>-12.9105323215</text:p>
          </table:table-cell>
          <table:table-cell office:value-type="float" office:value="-5.64417954783279">
            <text:p>-5.6441795478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date" office:date-value="2020-06-18">
            <text:p>06/18/20</text:p>
          </table:table-cell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 office:value-type="float" office:value="3459">
            <text:p>3459</text:p>
          </table:table-cell>
          <table:table-cell office:value-type="float" office:value="0.03">
            <text:p>0.03</text:p>
          </table:table-cell>
          <table:table-cell office:value-type="float" office:value="1.4">
            <text:p>1.4</text:p>
          </table:table-cell>
          <table:table-cell office:value-type="float" office:value="194.4">
            <text:p>194.4</text:p>
          </table:table-cell>
          <table:table-cell office:value-type="float" office:value="3544.6">
            <text:p>3544.6</text:p>
          </table:table-cell>
          <table:table-cell office:value-type="float" office:value="0.06">
            <text:p>0.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49">
            <text:p>49</text:p>
          </table:table-cell>
          <table:table-cell office:value-type="float" office:value="87">
            <text:p>87</text:p>
          </table:table-cell>
          <table:table-cell office:value-type="float" office:value="-15.125">
            <text:p>-15.125</text:p>
          </table:table-cell>
          <table:table-cell office:value-type="float" office:value="-2.25">
            <text:p>-2.25</text:p>
          </table:table-cell>
          <table:table-cell office:value-type="float" office:value="-2.125">
            <text:p>-2.125</text:p>
          </table:table-cell>
          <table:table-cell office:value-type="float" office:value="-0.75625">
            <text:p>-0.75625</text:p>
          </table:table-cell>
          <table:table-cell office:value-type="float" office:value="-0.0459183673469388">
            <text:p>-0.0459183673</text:p>
          </table:table-cell>
          <table:table-cell office:value-type="float" office:value="-0.0244252873563218">
            <text:p>-0.0244252874</text:p>
          </table:table-cell>
          <table:table-cell office:value-type="float" office:value="0">
            <text:p>0</text:p>
          </table:table-cell>
          <table:table-cell office:value-type="float" office:value="0.843418367346939">
            <text:p>0.8434183673</text:p>
          </table:table-cell>
          <table:table-cell office:value-type="float" office:value="0.915680819791254">
            <text:p>0.9156808198</text:p>
          </table:table-cell>
          <table:table-cell office:value-type="float" office:value="-0.491032307407651">
            <text:p>-0.4910323074</text:p>
          </table:table-cell>
          <table:table-cell office:value-type="float" office:value="-14.7459165997534">
            <text:p>-14.7459165998</text:p>
          </table:table-cell>
          <table:table-cell office:value-type="float" office:value="-28.0302590876083">
            <text:p>-28.0302590876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date" office:date-value="2020-06-19">
            <text:p>06/19/20</text:p>
          </table:table-cell>
          <table:table-cell office:value-type="float" office:value="0">
            <text:p>0</text:p>
          </table:table-cell>
          <table:table-cell office:value-type="float" office:value="186">
            <text:p>186</text:p>
          </table:table-cell>
          <table:table-cell office:value-type="float" office:value="3793">
            <text:p>3793</text:p>
          </table:table-cell>
          <table:table-cell office:value-type="float" office:value="0.05">
            <text:p>0.05</text:p>
          </table:table-cell>
          <table:table-cell office:value-type="float" office:value="1">
            <text:p>1</text:p>
          </table:table-cell>
          <table:table-cell office:value-type="float" office:value="189.2">
            <text:p>189.2</text:p>
          </table:table-cell>
          <table:table-cell office:value-type="float" office:value="3899.6">
            <text:p>3899.6</text:p>
          </table:table-cell>
          <table:table-cell office:value-type="float" office:value="0.096">
            <text:p>0.096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84">
            <text:p>84</text:p>
          </table:table-cell>
          <table:table-cell office:value-type="float" office:value="-14.125">
            <text:p>-14.125</text:p>
          </table:table-cell>
          <table:table-cell office:value-type="float" office:value="-20.125">
            <text:p>-20.125</text:p>
          </table:table-cell>
          <table:table-cell office:value-type="float" office:value="-2.5">
            <text:p>-2.5</text:p>
          </table:table-cell>
          <table:table-cell office:value-type="float" office:value="-0.70625">
            <text:p>-0.70625</text:p>
          </table:table-cell>
          <table:table-cell office:value-type="float" office:value="-0.447222222222222">
            <text:p>-0.4472222222</text:p>
          </table:table-cell>
          <table:table-cell office:value-type="float" office:value="-0.0297619047619048">
            <text:p>-0.0297619048</text:p>
          </table:table-cell>
          <table:table-cell table:number-columns-repeated="2" office:value-type="float" office:value="0">
            <text:p>0</text:p>
          </table:table-cell>
          <table:table-cell office:value-type="float" office:value="0.897569444444445">
            <text:p>0.8975694444</text:p>
          </table:table-cell>
          <table:table-cell office:value-type="float" office:value="-0.565822325194265">
            <text:p>-0.5658223252</text:p>
          </table:table-cell>
          <table:table-cell office:value-type="float" office:value="-1.16927818508489">
            <text:p>-1.1692781851</text:p>
          </table:table-cell>
          <table:table-cell office:value-type="float" office:value="-22.9414264867989">
            <text:p>-22.9414264868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date" office:date-value="2020-06-20">
            <text:p>06/20/20</text:p>
          </table:table-cell>
          <table:table-cell office:value-type="float" office:value="2">
            <text:p>2</text:p>
          </table:table-cell>
          <table:table-cell office:value-type="float" office:value="185">
            <text:p>185</text:p>
          </table:table-cell>
          <table:table-cell office:value-type="float" office:value="3709">
            <text:p>3709</text:p>
          </table:table-cell>
          <table:table-cell office:value-type="float" office:value="0.13">
            <text:p>0.13</text:p>
          </table:table-cell>
          <table:table-cell office:value-type="float" office:value="1">
            <text:p>1</text:p>
          </table:table-cell>
          <table:table-cell office:value-type="float" office:value="186">
            <text:p>186</text:p>
          </table:table-cell>
          <table:table-cell office:value-type="float" office:value="3195.2">
            <text:p>3195.2</text:p>
          </table:table-cell>
          <table:table-cell office:value-type="float" office:value="0.182">
            <text:p>0.182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82">
            <text:p>82</text:p>
          </table:table-cell>
          <table:table-cell office:value-type="float" office:value="-3">
            <text:p>-3</text:p>
          </table:table-cell>
          <table:table-cell office:value-type="float" office:value="-5.625">
            <text:p>-5.625</text:p>
          </table:table-cell>
          <table:table-cell office:value-type="float" office:value="-9">
            <text:p>-9</text:p>
          </table:table-cell>
          <table:table-cell office:value-type="float" office:value="-0.12">
            <text:p>-0.12</text:p>
          </table:table-cell>
          <table:table-cell office:value-type="float" office:value="-0.1125">
            <text:p>-0.1125</text:p>
          </table:table-cell>
          <table:table-cell office:value-type="float" office:value="-0.109756097560976">
            <text:p>-0.1097560976</text:p>
          </table:table-cell>
          <table:table-cell office:value-type="float" office:value="0.608224">
            <text:p>0.608224</text:p>
          </table:table-cell>
          <table:table-cell office:value-type="float" office:value="0.63105625">
            <text:p>0.63105625</text:p>
          </table:table-cell>
          <table:table-cell office:value-type="float" office:value="0.639464604402142">
            <text:p>0.6394646044</text:p>
          </table:table-cell>
          <table:table-cell office:value-type="float" office:value="-5.42227097958022">
            <text:p>-5.4222709796</text:p>
          </table:table-cell>
          <table:table-cell office:value-type="float" office:value="-5.80784257829561">
            <text:p>-5.8078425783</text:p>
          </table:table-cell>
          <table:table-cell office:value-type="float" office:value="-5.96205347073407">
            <text:p>-5.9620534707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date" office:date-value="2020-06-21">
            <text:p>06/21/20</text:p>
          </table:table-cell>
          <table:table-cell office:value-type="float" office:value="0">
            <text:p>0</text:p>
          </table:table-cell>
          <table:table-cell office:value-type="float" office:value="184">
            <text:p>184</text:p>
          </table:table-cell>
          <table:table-cell office:value-type="float" office:value="3226">
            <text:p>3226</text:p>
          </table:table-cell>
          <table:table-cell office:value-type="float" office:value="0.25">
            <text:p>0.25</text:p>
          </table:table-cell>
          <table:table-cell office:value-type="float" office:value="1">
            <text:p>1</text:p>
          </table:table-cell>
          <table:table-cell office:value-type="float" office:value="184.2">
            <text:p>184.2</text:p>
          </table:table-cell>
          <table:table-cell office:value-type="float" office:value="2652.6">
            <text:p>2652.6</text:p>
          </table:table-cell>
          <table:table-cell office:value-type="float" office:value="0.31">
            <text:p>0.31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84">
            <text:p>84</text:p>
          </table:table-cell>
          <table:table-cell office:value-type="float" office:value="-3.375">
            <text:p>-3.375</text:p>
          </table:table-cell>
          <table:table-cell office:value-type="float" office:value="-4">
            <text:p>-4</text:p>
          </table:table-cell>
          <table:table-cell office:value-type="float" office:value="-6.375">
            <text:p>-6.375</text:p>
          </table:table-cell>
          <table:table-cell office:value-type="float" office:value="-0.16875">
            <text:p>-0.16875</text:p>
          </table:table-cell>
          <table:table-cell office:value-type="float" office:value="-0.0888888888888889">
            <text:p>-0.0888888889</text:p>
          </table:table-cell>
          <table:table-cell office:value-type="float" office:value="-0.0758928571428571">
            <text:p>-0.0758928571</text:p>
          </table:table-cell>
          <table:table-cell office:value-type="float" office:value="0.4651890625">
            <text:p>0.4651890625</text:p>
          </table:table-cell>
          <table:table-cell office:value-type="float" office:value="0.704375308641975">
            <text:p>0.7043753086</text:p>
          </table:table-cell>
          <table:table-cell office:value-type="float" office:value="0.7456640625">
            <text:p>0.7456640625</text:p>
          </table:table-cell>
          <table:table-cell office:value-type="float" office:value="-3.75029543815577">
            <text:p>-3.7502954382</text:p>
          </table:table-cell>
          <table:table-cell office:value-type="float" office:value="-7.4459558537877">
            <text:p>-7.4459558538</text:p>
          </table:table-cell>
          <table:table-cell office:value-type="float" office:value="-8.782101303727">
            <text:p>-8.7821013037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date" office:date-value="2020-06-22">
            <text:p>06/22/20</text:p>
          </table:table-cell>
          <table:table-cell office:value-type="float" office:value="2">
            <text:p>2</text:p>
          </table:table-cell>
          <table:table-cell office:value-type="float" office:value="183">
            <text:p>183</text:p>
          </table:table-cell>
          <table:table-cell office:value-type="float" office:value="1789">
            <text:p>1789</text:p>
          </table:table-cell>
          <table:table-cell office:value-type="float" office:value="0.45">
            <text:p>0.45</text:p>
          </table:table-cell>
          <table:table-cell office:value-type="float" office:value="1.6">
            <text:p>1.6</text:p>
          </table:table-cell>
          <table:table-cell office:value-type="float" office:value="183.4">
            <text:p>183.4</text:p>
          </table:table-cell>
          <table:table-cell office:value-type="float" office:value="2405.8">
            <text:p>2405.8</text:p>
          </table:table-cell>
          <table:table-cell office:value-type="float" office:value="0.354">
            <text:p>0.354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3">
            <text:p>23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82">
            <text:p>82</text:p>
          </table:table-cell>
          <table:table-cell office:value-type="float" office:value="-2.625">
            <text:p>-2.625</text:p>
          </table:table-cell>
          <table:table-cell office:value-type="float" office:value="-3.75">
            <text:p>-3.75</text:p>
          </table:table-cell>
          <table:table-cell office:value-type="float" office:value="-1.875">
            <text:p>-1.875</text:p>
          </table:table-cell>
          <table:table-cell office:value-type="float" office:value="-0.13125">
            <text:p>-0.13125</text:p>
          </table:table-cell>
          <table:table-cell office:value-type="float" office:value="-0.0892857142857143">
            <text:p>-0.0892857143</text:p>
          </table:table-cell>
          <table:table-cell office:value-type="float" office:value="-0.0228658536585366">
            <text:p>-0.0228658537</text:p>
          </table:table-cell>
          <table:table-cell office:value-type="float" office:value="0.5743890625">
            <text:p>0.5743890625</text:p>
          </table:table-cell>
          <table:table-cell office:value-type="float" office:value="0.703125">
            <text:p>0.703125</text:p>
          </table:table-cell>
          <table:table-cell office:value-type="float" office:value="0.920994292831648">
            <text:p>0.9209942928</text:p>
          </table:table-cell>
          <table:table-cell office:value-type="float" office:value="-4.92642332174705">
            <text:p>-4.9264233217</text:p>
          </table:table-cell>
          <table:table-cell office:value-type="float" office:value="-7.4112733424489">
            <text:p>-7.4112733424</text:p>
          </table:table-cell>
          <table:table-cell office:value-type="float" office:value="-29.965726999992">
            <text:p>-29.965727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date" office:date-value="2020-06-23">
            <text:p>06/23/20</text:p>
          </table:table-cell>
          <table:table-cell office:value-type="float" office:value="1">
            <text:p>1</text:p>
          </table:table-cell>
          <table:table-cell office:value-type="float" office:value="183">
            <text:p>183</text:p>
          </table:table-cell>
          <table:table-cell office:value-type="float" office:value="746">
            <text:p>746</text:p>
          </table:table-cell>
          <table:table-cell office:value-type="float" office:value="0.67">
            <text:p>0.67</text:p>
          </table:table-cell>
          <table:table-cell office:value-type="float" office:value="1.4">
            <text:p>1.4</text:p>
          </table:table-cell>
          <table:table-cell office:value-type="float" office:value="182.2">
            <text:p>182.2</text:p>
          </table:table-cell>
          <table:table-cell office:value-type="float" office:value="2405.8">
            <text:p>2405.8</text:p>
          </table:table-cell>
          <table:table-cell office:value-type="float" office:value="0.376">
            <text:p>0.376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2">
            <text:p>22</text:p>
          </table:table-cell>
          <table:table-cell office:value-type="float" office:value="31">
            <text:p>31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77">
            <text:p>77</text:p>
          </table:table-cell>
          <table:table-cell office:value-type="float" office:value="-2.375">
            <text:p>-2.375</text:p>
          </table:table-cell>
          <table:table-cell office:value-type="float" office:value="0.375">
            <text:p>0.375</text:p>
          </table:table-cell>
          <table:table-cell office:value-type="float" office:value="-1.25">
            <text:p>-1.25</text:p>
          </table:table-cell>
          <table:table-cell office:value-type="float" office:value="-0.11875">
            <text:p>-0.11875</text:p>
          </table:table-cell>
          <table:table-cell office:value-type="float" office:value="0.00986842105263158">
            <text:p>0.0098684211</text:p>
          </table:table-cell>
          <table:table-cell office:value-type="float" office:value="-0.0162337662337662">
            <text:p>-0.0162337662</text:p>
          </table:table-cell>
          <table:table-cell office:value-type="float" office:value="0.6120140625">
            <text:p>0.6120140625</text:p>
          </table:table-cell>
          <table:table-cell office:value-type="float" office:value="1.03473034972299">
            <text:p>1.0347303497</text:p>
          </table:table-cell>
          <table:table-cell office:value-type="float" office:value="0.943698347107438">
            <text:p>0.9436983471</text:p>
          </table:table-cell>
          <table:table-cell office:value-type="float" office:value="-5.48315528808548">
            <text:p>-5.483155288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date" office:date-value="2020-06-24">
            <text:p>06/24/20</text:p>
          </table:table-cell>
          <table:table-cell office:value-type="float" office:value="3">
            <text:p>3</text:p>
          </table:table-cell>
          <table:table-cell office:value-type="float" office:value="182">
            <text:p>182</text:p>
          </table:table-cell>
          <table:table-cell office:value-type="float" office:value="2559">
            <text:p>2559</text:p>
          </table:table-cell>
          <table:table-cell office:value-type="float" office:value="0.27">
            <text:p>0.27</text:p>
          </table:table-cell>
          <table:table-cell office:value-type="float" office:value="1.6">
            <text:p>1.6</text:p>
          </table:table-cell>
          <table:table-cell office:value-type="float" office:value="180.2">
            <text:p>180.2</text:p>
          </table:table-cell>
          <table:table-cell office:value-type="float" office:value="2146">
            <text:p>2146</text:p>
          </table:table-cell>
          <table:table-cell office:value-type="float" office:value="0.368">
            <text:p>0.36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9">
            <text:p>29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74">
            <text:p>74</text:p>
          </table:table-cell>
          <table:table-cell office:value-type="float" office:value="-3.375">
            <text:p>-3.375</text:p>
          </table:table-cell>
          <table:table-cell office:value-type="float" office:value="-1.625">
            <text:p>-1.625</text:p>
          </table:table-cell>
          <table:table-cell office:value-type="float" office:value="-3.375">
            <text:p>-3.375</text:p>
          </table:table-cell>
          <table:table-cell office:value-type="float" office:value="-0.16875">
            <text:p>-0.16875</text:p>
          </table:table-cell>
          <table:table-cell office:value-type="float" office:value="-0.0427631578947368">
            <text:p>-0.0427631579</text:p>
          </table:table-cell>
          <table:table-cell office:value-type="float" office:value="-0.0456081081081081">
            <text:p>-0.0456081081</text:p>
          </table:table-cell>
          <table:table-cell office:value-type="float" office:value="0.4651890625">
            <text:p>0.4651890625</text:p>
          </table:table-cell>
          <table:table-cell office:value-type="float" office:value="0.853913175207756">
            <text:p>0.8539131752</text:p>
          </table:table-cell>
          <table:table-cell office:value-type="float" office:value="0.844448616691015">
            <text:p>0.8444486167</text:p>
          </table:table-cell>
          <table:table-cell office:value-type="float" office:value="-3.75029543815577">
            <text:p>-3.7502954382</text:p>
          </table:table-cell>
          <table:table-cell office:value-type="float" office:value="-15.8598822452927">
            <text:p>-15.8598822453</text:p>
          </table:table-cell>
          <table:table-cell office:value-type="float" office:value="-14.8486238496313">
            <text:p>-14.8486238496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date" office:date-value="2020-06-25">
            <text:p>06/25/20</text:p>
          </table:table-cell>
          <table:table-cell office:value-type="float" office:value="1">
            <text:p>1</text:p>
          </table:table-cell>
          <table:table-cell office:value-type="float" office:value="179">
            <text:p>179</text:p>
          </table:table-cell>
          <table:table-cell office:value-type="float" office:value="3709">
            <text:p>3709</text:p>
          </table:table-cell>
          <table:table-cell office:value-type="float" office:value="0.24">
            <text:p>0.24</text:p>
          </table:table-cell>
          <table:table-cell office:value-type="float" office:value="1.2">
            <text:p>1.2</text:p>
          </table:table-cell>
          <table:table-cell office:value-type="float" office:value="178">
            <text:p>178</text:p>
          </table:table-cell>
          <table:table-cell office:value-type="float" office:value="2429.6">
            <text:p>2429.6</text:p>
          </table:table-cell>
          <table:table-cell office:value-type="float" office:value="0.346">
            <text:p>0.346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 office:value-type="float" office:value="55">
            <text:p>55</text:p>
          </table:table-cell>
          <table:table-cell office:value-type="float" office:value="-2.625">
            <text:p>-2.625</text:p>
          </table:table-cell>
          <table:table-cell office:value-type="float" office:value="0">
            <text:p>0</text:p>
          </table:table-cell>
          <table:table-cell office:value-type="float" office:value="-3.25">
            <text:p>-3.25</text:p>
          </table:table-cell>
          <table:table-cell office:value-type="float" office:value="-0.13125">
            <text:p>-0.13125</text:p>
          </table:table-cell>
          <table:table-cell office:value-type="float" office:value="0">
            <text:p>0</text:p>
          </table:table-cell>
          <table:table-cell office:value-type="float" office:value="-0.0590909090909091">
            <text:p>-0.0590909091</text:p>
          </table:table-cell>
          <table:table-cell office:value-type="float" office:value="0.5743890625">
            <text:p>0.5743890625</text:p>
          </table:table-cell>
          <table:table-cell office:value-type="float" office:value="1">
            <text:p>1</text:p>
          </table:table-cell>
          <table:table-cell office:value-type="float" office:value="0.800025619834711">
            <text:p>0.8000256198</text:p>
          </table:table-cell>
          <table:table-cell office:value-type="float" office:value="-4.92642332174705">
            <text:p>-4.9264233217</text:p>
          </table:table-cell>
          <table:table-cell office:value-type="float" office:value="0">
            <text:p>0</text:p>
          </table:table-cell>
          <table:table-cell office:value-type="float" office:value="-11.3800914553277">
            <text:p>-11.3800914553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date" office:date-value="2020-06-26">
            <text:p>06/26/20</text:p>
          </table:table-cell>
          <table:table-cell office:value-type="float" office:value="1">
            <text:p>1</text:p>
          </table:table-cell>
          <table:table-cell office:value-type="float" office:value="174">
            <text:p>174</text:p>
          </table:table-cell>
          <table:table-cell office:value-type="float" office:value="1927">
            <text:p>1927</text:p>
          </table:table-cell>
          <table:table-cell office:value-type="float" office:value="0.21">
            <text:p>0.21</text:p>
          </table:table-cell>
          <table:table-cell office:value-type="float" office:value="1.6">
            <text:p>1.6</text:p>
          </table:table-cell>
          <table:table-cell office:value-type="float" office:value="175.4">
            <text:p>175.4</text:p>
          </table:table-cell>
          <table:table-cell office:value-type="float" office:value="2466.6">
            <text:p>2466.6</text:p>
          </table:table-cell>
          <table:table-cell office:value-type="float" office:value="0.298">
            <text:p>0.29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3">
            <text:p>13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74">
            <text:p>74</text:p>
          </table:table-cell>
          <table:table-cell office:value-type="float" office:value="-2.375">
            <text:p>-2.375</text:p>
          </table:table-cell>
          <table:table-cell office:value-type="float" office:value="5.625">
            <text:p>5.625</text:p>
          </table:table-cell>
          <table:table-cell office:value-type="float" office:value="5.875">
            <text:p>5.875</text:p>
          </table:table-cell>
          <table:table-cell office:value-type="float" office:value="-0.11875">
            <text:p>-0.11875</text:p>
          </table:table-cell>
          <table:table-cell office:value-type="float" office:value="0.140625">
            <text:p>0.140625</text:p>
          </table:table-cell>
          <table:table-cell office:value-type="float" office:value="0.0793918918918919">
            <text:p>0.0793918919</text:p>
          </table:table-cell>
          <table:table-cell office:value-type="float" office:value="0.6120140625">
            <text:p>0.6120140625</text:p>
          </table:table-cell>
          <table:table-cell office:value-type="float" office:value="1.530947265625">
            <text:p>1.5309472656</text:p>
          </table:table-cell>
          <table:table-cell office:value-type="float" office:value="1.29022564371804">
            <text:p>1.2902256437</text:p>
          </table:table-cell>
          <table:table-cell office:value-type="float" office:value="-5.48315528808548">
            <text:p>-5.4831552881</text:p>
          </table:table-cell>
          <table:table-cell office:value-type="float" office:value="5.26802225117811">
            <text:p>5.2680222512</text:p>
          </table:table-cell>
          <table:table-cell office:value-type="float" office:value="9.07286602098185">
            <text:p>9.072866021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date" office:date-value="2020-06-27">
            <text:p>06/27/20</text:p>
          </table:table-cell>
          <table:table-cell office:value-type="float" office:value="0">
            <text:p>0</text:p>
          </table:table-cell>
          <table:table-cell office:value-type="float" office:value="172">
            <text:p>172</text:p>
          </table:table-cell>
          <table:table-cell office:value-type="float" office:value="3207">
            <text:p>3207</text:p>
          </table:table-cell>
          <table:table-cell office:value-type="float" office:value="0.34">
            <text:p>0.34</text:p>
          </table:table-cell>
          <table:table-cell office:value-type="float" office:value="1.8">
            <text:p>1.8</text:p>
          </table:table-cell>
          <table:table-cell office:value-type="float" office:value="172.8">
            <text:p>172.8</text:p>
          </table:table-cell>
          <table:table-cell office:value-type="float" office:value="2491.8">
            <text:p>2491.8</text:p>
          </table:table-cell>
          <table:table-cell office:value-type="float" office:value="0.266">
            <text:p>0.26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3">
            <text:p>13</text:p>
          </table:table-cell>
          <table:table-cell office:value-type="float" office:value="26">
            <text:p>26</text:p>
          </table:table-cell>
          <table:table-cell office:value-type="float" office:value="25">
            <text:p>25</text:p>
          </table:table-cell>
          <table:table-cell office:value-type="float" office:value="38">
            <text:p>38</text:p>
          </table:table-cell>
          <table:table-cell office:value-type="float" office:value="74">
            <text:p>74</text:p>
          </table:table-cell>
          <table:table-cell office:value-type="float" office:value="-2.5">
            <text:p>-2.5</text:p>
          </table:table-cell>
          <table:table-cell office:value-type="float" office:value="0.875">
            <text:p>0.875</text:p>
          </table:table-cell>
          <table:table-cell office:value-type="float" office:value="5">
            <text:p>5</text:p>
          </table:table-cell>
          <table:table-cell office:value-type="float" office:value="-0.1">
            <text:p>-0.1</text:p>
          </table:table-cell>
          <table:table-cell office:value-type="float" office:value="0.0230263157894737">
            <text:p>0.0230263158</text:p>
          </table:table-cell>
          <table:table-cell office:value-type="float" office:value="0.0675675675675676">
            <text:p>0.0675675676</text:p>
          </table:table-cell>
          <table:table-cell office:value-type="float" office:value="0.6696">
            <text:p>0.6696</text:p>
          </table:table-cell>
          <table:table-cell office:value-type="float" office:value="1.08163131925208">
            <text:p>1.0816313193</text:p>
          </table:table-cell>
          <table:table-cell office:value-type="float" office:value="1.245434623813">
            <text:p>1.2454346238</text:p>
          </table:table-cell>
          <table:table-cell office:value-type="float" office:value="-6.57881347896059">
            <text:p>-6.578813479</text:p>
          </table:table-cell>
          <table:table-cell office:value-type="float" office:value="30.44765047296">
            <text:p>30.447650473</text:p>
          </table:table-cell>
          <table:table-cell office:value-type="float" office:value="10.6013754753506">
            <text:p>10.6013754754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date" office:date-value="2020-06-28">
            <text:p>06/28/20</text:p>
          </table:table-cell>
          <table:table-cell office:value-type="float" office:value="3">
            <text:p>3</text:p>
          </table:table-cell>
          <table:table-cell office:value-type="float" office:value="170">
            <text:p>170</text:p>
          </table:table-cell>
          <table:table-cell office:value-type="float" office:value="931">
            <text:p>931</text:p>
          </table:table-cell>
          <table:table-cell office:value-type="float" office:value="0.43">
            <text:p>0.43</text:p>
          </table:table-cell>
          <table:table-cell office:value-type="float" office:value="1.6">
            <text:p>1.6</text:p>
          </table:table-cell>
          <table:table-cell office:value-type="float" office:value="170.8">
            <text:p>170.8</text:p>
          </table:table-cell>
          <table:table-cell office:value-type="float" office:value="1963.2">
            <text:p>1963.2</text:p>
          </table:table-cell>
          <table:table-cell office:value-type="float" office:value="0.406">
            <text:p>0.406</text:p>
          </table:table-cell>
          <table:table-cell table:number-columns-repeated="3"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27">
            <text:p>27</text:p>
          </table:table-cell>
          <table:table-cell office:value-type="float" office:value="22">
            <text:p>22</text:p>
          </table:table-cell>
          <table:table-cell office:value-type="float" office:value="35">
            <text:p>35</text:p>
          </table:table-cell>
          <table:table-cell office:value-type="float" office:value="69">
            <text:p>69</text:p>
          </table:table-cell>
          <table:table-cell office:value-type="float" office:value="-1.875">
            <text:p>-1.875</text:p>
          </table:table-cell>
          <table:table-cell office:value-type="float" office:value="-2">
            <text:p>-2</text:p>
          </table:table-cell>
          <table:table-cell office:value-type="float" office:value="13.5">
            <text:p>13.5</text:p>
          </table:table-cell>
          <table:table-cell office:value-type="float" office:value="-0.0852272727272727">
            <text:p>-0.0852272727</text:p>
          </table:table-cell>
          <table:table-cell office:value-type="float" office:value="-0.0571428571428571">
            <text:p>-0.0571428571</text:p>
          </table:table-cell>
          <table:table-cell office:value-type="float" office:value="0.195652173913043">
            <text:p>0.1956521739</text:p>
          </table:table-cell>
          <table:table-cell office:value-type="float" office:value="0.715941373966942">
            <text:p>0.715941374</text:p>
          </table:table-cell>
          <table:table-cell office:value-type="float" office:value="0.8064">
            <text:p>0.8064</text:p>
          </table:table-cell>
          <table:table-cell office:value-type="float" office:value="1.75981096408318">
            <text:p>1.7598109641</text:p>
          </table:table-cell>
          <table:table-cell office:value-type="float" office:value="-7.78120856746017">
            <text:p>-7.7812085675</text:p>
          </table:table-cell>
          <table:table-cell office:value-type="float" office:value="-11.7801035050652">
            <text:p>-11.7801035051</text:p>
          </table:table-cell>
          <table:table-cell office:value-type="float" office:value="3.87900969280347">
            <text:p>3.8790096928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date" office:date-value="2020-06-29">
            <text:p>06/29/20</text:p>
          </table:table-cell>
          <table:table-cell office:value-type="float" office:value="4">
            <text:p>4</text:p>
          </table:table-cell>
          <table:table-cell office:value-type="float" office:value="169">
            <text:p>169</text:p>
          </table:table-cell>
          <table:table-cell office:value-type="float" office:value="2685">
            <text:p>2685</text:p>
          </table:table-cell>
          <table:table-cell office:value-type="float" office:value="0.11">
            <text:p>0.11</text:p>
          </table:table-cell>
          <table:table-cell office:value-type="float" office:value="1.6">
            <text:p>1.6</text:p>
          </table:table-cell>
          <table:table-cell office:value-type="float" office:value="167.4">
            <text:p>167.4</text:p>
          </table:table-cell>
          <table:table-cell office:value-type="float" office:value="2138.8">
            <text:p>2138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6">
            <text:p>26</text:p>
          </table:table-cell>
          <table:table-cell office:value-type="float" office:value="18">
            <text:p>18</text:p>
          </table:table-cell>
          <table:table-cell office:value-type="float" office:value="42">
            <text:p>42</text:p>
          </table:table-cell>
          <table:table-cell office:value-type="float" office:value="91">
            <text:p>91</text:p>
          </table:table-cell>
          <table:table-cell office:value-type="float" office:value="-2.125">
            <text:p>-2.125</text:p>
          </table:table-cell>
          <table:table-cell office:value-type="float" office:value="0.25">
            <text:p>0.25</text:p>
          </table:table-cell>
          <table:table-cell office:value-type="float" office:value="14">
            <text:p>14</text:p>
          </table:table-cell>
          <table:table-cell office:value-type="float" office:value="-0.118055555555556">
            <text:p>-0.1180555556</text:p>
          </table:table-cell>
          <table:table-cell office:value-type="float" office:value="0.00595238095238095">
            <text:p>0.005952381</text:p>
          </table:table-cell>
          <table:table-cell office:value-type="float" office:value="0.153846153846154">
            <text:p>0.1538461538</text:p>
          </table:table-cell>
          <table:table-cell office:value-type="float" office:value="0.614122299382716">
            <text:p>0.6141222994</text:p>
          </table:table-cell>
          <table:table-cell office:value-type="float" office:value="1.02090277777778">
            <text:p>1.0209027778</text:p>
          </table:table-cell>
          <table:table-cell office:value-type="float" office:value="1.58485207100592">
            <text:p>1.584852071</text:p>
          </table:table-cell>
          <table:table-cell office:value-type="float" office:value="-5.51753621604541">
            <text:p>-5.517536216</text:p>
          </table:table-cell>
          <table:table-cell office:value-type="float" office:value="0">
            <text:p>0</text:p>
          </table:table-cell>
          <table:table-cell office:value-type="float" office:value="4.84376725479299">
            <text:p>4.8437672548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date" office:date-value="2020-06-30">
            <text:p>06/30/20</text:p>
          </table:table-cell>
          <table:table-cell office:value-type="float" office:value="0">
            <text:p>0</text:p>
          </table:table-cell>
          <table:table-cell office:value-type="float" office:value="169">
            <text:p>169</text:p>
          </table:table-cell>
          <table:table-cell office:value-type="float" office:value="1066">
            <text:p>1066</text:p>
          </table:table-cell>
          <table:table-cell office:value-type="float" office:value="0.94">
            <text:p>0.94</text:p>
          </table:table-cell>
          <table:table-cell office:value-type="float" office:value="1.8">
            <text:p>1.8</text:p>
          </table:table-cell>
          <table:table-cell office:value-type="float" office:value="163">
            <text:p>163</text:p>
          </table:table-cell>
          <table:table-cell office:value-type="float" office:value="1885.4">
            <text:p>1885.4</text:p>
          </table:table-cell>
          <table:table-cell office:value-type="float" office:value="0.402">
            <text:p>0.402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48">
            <text:p>48</text:p>
          </table:table-cell>
          <table:table-cell office:value-type="float" office:value="105">
            <text:p>105</text:p>
          </table:table-cell>
          <table:table-cell office:value-type="float" office:value="-0.5">
            <text:p>-0.5</text:p>
          </table:table-cell>
          <table:table-cell office:value-type="float" office:value="4.5">
            <text:p>4.5</text:p>
          </table:table-cell>
          <table:table-cell office:value-type="float" office:value="9">
            <text:p>9</text:p>
          </table:table-cell>
          <table:table-cell office:value-type="float" office:value="-0.1">
            <text:p>-0.1</text:p>
          </table:table-cell>
          <table:table-cell office:value-type="float" office:value="0.09375">
            <text:p>0.09375</text:p>
          </table:table-cell>
          <table:table-cell office:value-type="float" office:value="0.0857142857142857">
            <text:p>0.0857142857</text:p>
          </table:table-cell>
          <table:table-cell office:value-type="float" office:value="0.6696">
            <text:p>0.6696</text:p>
          </table:table-cell>
          <table:table-cell office:value-type="float" office:value="1.3453515625">
            <text:p>1.3453515625</text:p>
          </table:table-cell>
          <table:table-cell office:value-type="float" office:value="1.3144">
            <text:p>1.3144</text:p>
          </table:table-cell>
          <table:table-cell office:value-type="float" office:value="-6.57881347896059">
            <text:p>-6.578813479</text:p>
          </table:table-cell>
          <table:table-cell office:value-type="float" office:value="7.73496800763617">
            <text:p>7.7349680076</text:p>
          </table:table-cell>
          <table:table-cell office:value-type="float" office:value="8.42854097334081">
            <text:p>8.4285409733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date" office:date-value="2020-07-01">
            <text:p>07/01/20</text:p>
          </table:table-cell>
          <table:table-cell office:value-type="float" office:value="1">
            <text:p>1</text:p>
          </table:table-cell>
          <table:table-cell office:value-type="float" office:value="157">
            <text:p>157</text:p>
          </table:table-cell>
          <table:table-cell office:value-type="float" office:value="2805">
            <text:p>2805</text:p>
          </table:table-cell>
          <table:table-cell office:value-type="float" office:value="0.07">
            <text:p>0.07</text:p>
          </table:table-cell>
          <table:table-cell office:value-type="float" office:value="1.4">
            <text:p>1.4</text:p>
          </table:table-cell>
          <table:table-cell office:value-type="float" office:value="157">
            <text:p>157</text:p>
          </table:table-cell>
          <table:table-cell office:value-type="float" office:value="2086.8">
            <text:p>2086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105">
            <text:p>105</text:p>
          </table:table-cell>
          <table:table-cell office:value-type="float" office:value="1.125">
            <text:p>1.125</text:p>
          </table:table-cell>
          <table:table-cell office:value-type="float" office:value="3">
            <text:p>3</text:p>
          </table:table-cell>
          <table:table-cell office:value-type="float" office:value="10.375">
            <text:p>10.375</text:p>
          </table:table-cell>
          <table:table-cell office:value-type="float" office:value="0.5625">
            <text:p>0.5625</text:p>
          </table:table-cell>
          <table:table-cell office:value-type="float" office:value="0.0666666666666667">
            <text:p>0.0666666667</text:p>
          </table:table-cell>
          <table:table-cell office:value-type="float" office:value="0.0988095238095238">
            <text:p>0.0988095238</text:p>
          </table:table-cell>
          <table:table-cell office:value-type="float" office:value="3.58890625">
            <text:p>3.58890625</text:p>
          </table:table-cell>
          <table:table-cell office:value-type="float" office:value="1.24204444444444">
            <text:p>1.2420444444</text:p>
          </table:table-cell>
          <table:table-cell office:value-type="float" office:value="1.36496944444444">
            <text:p>1.3649694444</text:p>
          </table:table-cell>
          <table:table-cell office:value-type="float" office:value="1.55314185975269">
            <text:p>1.5531418598</text:p>
          </table:table-cell>
          <table:table-cell office:value-type="float" office:value="10.7400536662813">
            <text:p>10.7400536663</text:p>
          </table:table-cell>
          <table:table-cell office:value-type="float" office:value="7.35611512489127">
            <text:p>7.3561151249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date" office:date-value="2020-07-02">
            <text:p>07/02/20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office:value-type="float" office:value="1940">
            <text:p>1940</text:p>
          </table:table-cell>
          <table:table-cell office:value-type="float" office:value="0.46">
            <text:p>0.46</text:p>
          </table:table-cell>
          <table:table-cell office:value-type="float" office:value="0.8">
            <text:p>0.8</text:p>
          </table:table-cell>
          <table:table-cell office:value-type="float" office:value="152">
            <text:p>152</text:p>
          </table:table-cell>
          <table:table-cell office:value-type="float" office:value="1925.8">
            <text:p>1925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163">
            <text:p>163</text:p>
          </table:table-cell>
          <table:table-cell office:value-type="float" office:value="1.875">
            <text:p>1.875</text:p>
          </table:table-cell>
          <table:table-cell office:value-type="float" office:value="4.875">
            <text:p>4.875</text:p>
          </table:table-cell>
          <table:table-cell office:value-type="float" office:value="10.25">
            <text:p>10.25</text:p>
          </table:table-cell>
          <table:table-cell office:value-type="float" office:value="0">
            <text:p>0</text:p>
          </table:table-cell>
          <table:table-cell office:value-type="float" office:value="0.108333333333333">
            <text:p>0.1083333333</text:p>
          </table:table-cell>
          <table:table-cell office:value-type="float" office:value="0.0628834355828221">
            <text:p>0.0628834356</text:p>
          </table:table-cell>
          <table:table-cell office:value-type="float" office:value="1">
            <text:p>1</text:p>
          </table:table-cell>
          <table:table-cell office:value-type="float" office:value="1.40216944444444">
            <text:p>1.4021694444</text:p>
          </table:table-cell>
          <table:table-cell office:value-type="float" office:value="1.22784250442245">
            <text:p>1.2278425044</text:p>
          </table:table-cell>
          <table:table-cell office:value-type="float" office:value="0">
            <text:p>0</text:p>
          </table:table-cell>
          <table:table-cell office:value-type="float" office:value="6.73891502877301">
            <text:p>6.7389150288</text:p>
          </table:table-cell>
          <table:table-cell office:value-type="float" office:value="11.3657819254111">
            <text:p>11.3657819254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date" office:date-value="2020-07-03">
            <text:p>07/03/20</text:p>
          </table:table-cell>
          <table:table-cell office:value-type="float" office:value="1">
            <text:p>1</text:p>
          </table:table-cell>
          <table:table-cell office:value-type="float" office:value="140">
            <text:p>140</text:p>
          </table:table-cell>
          <table:table-cell office:value-type="float" office:value="1938">
            <text:p>1938</text:p>
          </table:table-cell>
          <table:table-cell office:value-type="float" office:value="0.31">
            <text:p>0.31</text:p>
          </table:table-cell>
          <table:table-cell office:value-type="float" office:value="0.8">
            <text:p>0.8</text:p>
          </table:table-cell>
          <table:table-cell office:value-type="float" office:value="147">
            <text:p>147</text:p>
          </table:table-cell>
          <table:table-cell office:value-type="float" office:value="2129">
            <text:p>2129</text:p>
          </table:table-cell>
          <table:table-cell office:value-type="float" office:value="0.276">
            <text:p>0.27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float" office:value="52">
            <text:p>52</text:p>
          </table:table-cell>
          <table:table-cell office:value-type="float" office:value="167">
            <text:p>167</text:p>
          </table:table-cell>
          <table:table-cell office:value-type="float" office:value="3.75">
            <text:p>3.75</text:p>
          </table:table-cell>
          <table:table-cell office:value-type="float" office:value="5.75">
            <text:p>5.75</text:p>
          </table:table-cell>
          <table:table-cell office:value-type="float" office:value="-1.375">
            <text:p>-1.375</text:p>
          </table:table-cell>
          <table:table-cell office:value-type="float" office:value="0.75">
            <text:p>0.75</text:p>
          </table:table-cell>
          <table:table-cell office:value-type="float" office:value="0.110576923076923">
            <text:p>0.1105769231</text:p>
          </table:table-cell>
          <table:table-cell office:value-type="float" office:value="-0.00823353293413174">
            <text:p>-0.0082335329</text:p>
          </table:table-cell>
          <table:table-cell office:value-type="float" office:value="4.7275">
            <text:p>4.7275</text:p>
          </table:table-cell>
          <table:table-cell office:value-type="float" office:value="1.41098465236686">
            <text:p>1.4109846524</text:p>
          </table:table-cell>
          <table:table-cell office:value-type="float" office:value="0.971315505217111">
            <text:p>0.9713155052</text:p>
          </table:table-cell>
          <table:table-cell office:value-type="float" office:value="1.23861262584667">
            <text:p>1.2386126258</text:p>
          </table:table-cell>
          <table:table-cell office:value-type="float" office:value="6.60897807455499">
            <text:p>6.60897807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date" office:date-value="2020-07-04">
            <text:p>07/04/20</text:p>
          </table:table-cell>
          <table:table-cell office:value-type="float" office:value="1">
            <text:p>1</text:p>
          </table:table-cell>
          <table:table-cell office:value-type="float" office:value="144">
            <text:p>144</text:p>
          </table:table-cell>
          <table:table-cell office:value-type="float" office:value="1880">
            <text:p>1880</text:p>
          </table:table-cell>
          <table:table-cell office:value-type="float" office:value="0.11">
            <text:p>0.11</text:p>
          </table:table-cell>
          <table:table-cell office:value-type="float" office:value="0.6">
            <text:p>0.6</text:p>
          </table:table-cell>
          <table:table-cell office:value-type="float" office:value="144">
            <text:p>144</text:p>
          </table:table-cell>
          <table:table-cell office:value-type="float" office:value="1666.6">
            <text:p>1666.6</text:p>
          </table:table-cell>
          <table:table-cell office:value-type="float" office:value="0.506">
            <text:p>0.5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office:value-type="float" office:value="23">
            <text:p>23</text:p>
          </table:table-cell>
          <table:table-cell office:value-type="float" office:value="15">
            <text:p>15</text:p>
          </table:table-cell>
          <table:table-cell office:value-type="float" office:value="58">
            <text:p>58</text:p>
          </table:table-cell>
          <table:table-cell office:value-type="float" office:value="144">
            <text:p>144</text:p>
          </table:table-cell>
          <table:table-cell office:value-type="float" office:value="1.25">
            <text:p>1.25</text:p>
          </table:table-cell>
          <table:table-cell office:value-type="float" office:value="4.125">
            <text:p>4.125</text:p>
          </table:table-cell>
          <table:table-cell office:value-type="float" office:value="2.75">
            <text:p>2.75</text:p>
          </table:table-cell>
          <table:table-cell office:value-type="float" office:value="0.0833333333333333">
            <text:p>0.0833333333</text:p>
          </table:table-cell>
          <table:table-cell office:value-type="float" office:value="0.0711206896551724">
            <text:p>0.0711206897</text:p>
          </table:table-cell>
          <table:table-cell office:value-type="float" office:value="0.0190972222222222">
            <text:p>0.0190972222</text:p>
          </table:table-cell>
          <table:table-cell office:value-type="float" office:value="1.30527777777778">
            <text:p>1.3052777778</text:p>
          </table:table-cell>
          <table:table-cell office:value-type="float" office:value="1.25883639268728">
            <text:p>1.2588363927</text:p>
          </table:table-cell>
          <table:table-cell office:value-type="float" office:value="1.06755509741512">
            <text:p>1.0675550974</text:p>
          </table:table-cell>
          <table:table-cell office:value-type="float" office:value="8.65971680252282">
            <text:p>8.6597168025</text:p>
          </table:table-cell>
          <table:table-cell office:value-type="float" office:value="10.0886747665507">
            <text:p>10.088674766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date" office:date-value="2020-07-05">
            <text:p>07/05/20</text:p>
          </table:table-cell>
          <table:table-cell office:value-type="float" office:value="0">
            <text:p>0</text:p>
          </table:table-cell>
          <table:table-cell office:value-type="float" office:value="144">
            <text:p>144</text:p>
          </table:table-cell>
          <table:table-cell office:value-type="float" office:value="2082">
            <text:p>2082</text:p>
          </table:table-cell>
          <table:table-cell office:value-type="float" office:value="0.43">
            <text:p>0.43</text:p>
          </table:table-cell>
          <table:table-cell office:value-type="float" office:value="0.4">
            <text:p>0.4</text:p>
          </table:table-cell>
          <table:table-cell office:value-type="float" office:value="140.4">
            <text:p>140.4</text:p>
          </table:table-cell>
          <table:table-cell office:value-type="float" office:value="1458.6">
            <text:p>1458.6</text:p>
          </table:table-cell>
          <table:table-cell office:value-type="float" office:value="0.77">
            <text:p>0.77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office:value-type="float" office:value="63">
            <text:p>63</text:p>
          </table:table-cell>
          <table:table-cell office:value-type="float" office:value="200">
            <text:p>200</text:p>
          </table:table-cell>
          <table:table-cell office:value-type="float" office:value="2.75">
            <text:p>2.75</text:p>
          </table:table-cell>
          <table:table-cell office:value-type="float" office:value="1.5">
            <text:p>1.5</text:p>
          </table:table-cell>
          <table:table-cell office:value-type="float" office:value="2.875">
            <text:p>2.875</text:p>
          </table:table-cell>
          <table:table-cell office:value-type="float" office:value="0.229166666666667">
            <text:p>0.2291666667</text:p>
          </table:table-cell>
          <table:table-cell office:value-type="float" office:value="0.0238095238095238">
            <text:p>0.0238095238</text:p>
          </table:table-cell>
          <table:table-cell office:value-type="float" office:value="0.014375">
            <text:p>0.014375</text:p>
          </table:table-cell>
          <table:table-cell office:value-type="float" office:value="1.90501736111111">
            <text:p>1.9050173611</text:p>
          </table:table-cell>
          <table:table-cell office:value-type="float" office:value="1.08444444444444">
            <text:p>1.0844444444</text:p>
          </table:table-cell>
          <table:table-cell office:value-type="float" office:value="1.050717515625">
            <text:p>1.0507175156</text:p>
          </table:table-cell>
          <table:table-cell office:value-type="float" office:value="3.35930582151355">
            <text:p>3.3593058215</text:p>
          </table:table-cell>
          <table:table-cell office:value-type="float" office:value="29.4573960115121">
            <text:p>29.457396011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date" office:date-value="2020-07-06">
            <text:p>07/06/20</text:p>
          </table:table-cell>
          <table:table-cell office:value-type="float" office:value="0">
            <text:p>0</text:p>
          </table:table-cell>
          <table:table-cell office:value-type="float" office:value="142">
            <text:p>142</text:p>
          </table:table-cell>
          <table:table-cell office:value-type="float" office:value="493">
            <text:p>493</text:p>
          </table:table-cell>
          <table:table-cell office:value-type="float" office:value="1.22">
            <text:p>1.22</text:p>
          </table:table-cell>
          <table:table-cell office:value-type="float" office:value="0.2">
            <text:p>0.2</text:p>
          </table:table-cell>
          <table:table-cell office:value-type="float" office:value="138.6">
            <text:p>138.6</text:p>
          </table:table-cell>
          <table:table-cell office:value-type="float" office:value="1413">
            <text:p>1413</text:p>
          </table:table-cell>
          <table:table-cell office:value-type="float" office:value="0.766">
            <text:p>0.766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3">
            <text:p>23</text:p>
          </table:table-cell>
          <table:table-cell office:value-type="float" office:value="10">
            <text:p>10</text:p>
          </table:table-cell>
          <table:table-cell office:value-type="float" office:value="75">
            <text:p>75</text:p>
          </table:table-cell>
          <table:table-cell office:value-type="float" office:value="151">
            <text:p>151</text:p>
          </table:table-cell>
          <table:table-cell office:value-type="float" office:value="6">
            <text:p>6</text:p>
          </table:table-cell>
          <table:table-cell office:value-type="float" office:value="3.5">
            <text:p>3.5</text:p>
          </table:table-cell>
          <table:table-cell office:value-type="float" office:value="7.5">
            <text:p>7.5</text:p>
          </table:table-cell>
          <table:table-cell office:value-type="float" office:value="0.6">
            <text:p>0.6</text:p>
          </table:table-cell>
          <table:table-cell office:value-type="float" office:value="0.0466666666666667">
            <text:p>0.0466666667</text:p>
          </table:table-cell>
          <table:table-cell office:value-type="float" office:value="0.0496688741721854">
            <text:p>0.0496688742</text:p>
          </table:table-cell>
          <table:table-cell office:value-type="float" office:value="3.8056">
            <text:p>3.8056</text:p>
          </table:table-cell>
          <table:table-cell office:value-type="float" office:value="1.16760177777778">
            <text:p>1.1676017778</text:p>
          </table:table-cell>
          <table:table-cell office:value-type="float" office:value="1.17867637384325">
            <text:p>1.1786763738</text:p>
          </table:table-cell>
          <table:table-cell office:value-type="float" office:value="1.47476984735695">
            <text:p>1.4747698474</text:p>
          </table:table-cell>
          <table:table-cell office:value-type="float" office:value="15.1970929843229">
            <text:p>15.1970929843</text:p>
          </table:table-cell>
          <table:table-cell office:value-type="float" office:value="14.2991369234721">
            <text:p>14.2991369235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date" office:date-value="2020-07-07">
            <text:p>07/07/20</text:p>
          </table:table-cell>
          <table:table-cell office:value-type="float" office:value="0">
            <text:p>0</text:p>
          </table:table-cell>
          <table:table-cell office:value-type="float" office:value="132">
            <text:p>132</text:p>
          </table:table-cell>
          <table:table-cell office:value-type="float" office:value="900">
            <text:p>900</text:p>
          </table:table-cell>
          <table:table-cell office:value-type="float" office:value="1.78">
            <text:p>1.78</text:p>
          </table:table-cell>
          <table:table-cell office:value-type="float" office:value="0.4">
            <text:p>0.4</text:p>
          </table:table-cell>
          <table:table-cell office:value-type="float" office:value="136.4">
            <text:p>136.4</text:p>
          </table:table-cell>
          <table:table-cell office:value-type="float" office:value="1218.8">
            <text:p>1218.8</text:p>
          </table:table-cell>
          <table:table-cell office:value-type="float" office:value="0.964">
            <text:p>0.964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2">
            <text:p>22</text:p>
          </table:table-cell>
          <table:table-cell office:value-type="float" office:value="25">
            <text:p>25</text:p>
          </table:table-cell>
          <table:table-cell office:value-type="float" office:value="60">
            <text:p>60</text:p>
          </table:table-cell>
          <table:table-cell office:value-type="float" office:value="135">
            <text:p>135</text:p>
          </table:table-cell>
          <table:table-cell office:value-type="float" office:value="3.75">
            <text:p>3.75</text:p>
          </table:table-cell>
          <table:table-cell office:value-type="float" office:value="-2.25">
            <text:p>-2.25</text:p>
          </table:table-cell>
          <table:table-cell office:value-type="float" office:value="2.375">
            <text:p>2.375</text:p>
          </table:table-cell>
          <table:table-cell office:value-type="float" office:value="0.15">
            <text:p>0.15</text:p>
          </table:table-cell>
          <table:table-cell office:value-type="float" office:value="-0.0375">
            <text:p>-0.0375</text:p>
          </table:table-cell>
          <table:table-cell office:value-type="float" office:value="0.0175925925925926">
            <text:p>0.0175925926</text:p>
          </table:table-cell>
          <table:table-cell office:value-type="float" office:value="1.5691">
            <text:p>1.5691</text:p>
          </table:table-cell>
          <table:table-cell office:value-type="float" office:value="0.87150625">
            <text:p>0.87150625</text:p>
          </table:table-cell>
          <table:table-cell office:value-type="float" office:value="1.06218069272977">
            <text:p>1.0621806927</text:p>
          </table:table-cell>
          <table:table-cell office:value-type="float" office:value="4.95948445464039">
            <text:p>4.9594844546</text:p>
          </table:table-cell>
          <table:table-cell office:value-type="float" office:value="-18.1351435345782">
            <text:p>-18.13514353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date" office:date-value="2020-07-08">
            <text:p>07/08/20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710">
            <text:p>1710</text:p>
          </table:table-cell>
          <table:table-cell office:value-type="float" office:value="0.29">
            <text:p>0.29</text:p>
          </table:table-cell>
          <table:table-cell office:value-type="float" office:value="0.8">
            <text:p>0.8</text:p>
          </table:table-cell>
          <table:table-cell office:value-type="float" office:value="133.4">
            <text:p>133.4</text:p>
          </table:table-cell>
          <table:table-cell office:value-type="float" office:value="1289.4">
            <text:p>1289.4</text:p>
          </table:table-cell>
          <table:table-cell office:value-type="float" office:value="0.902">
            <text:p>0.902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20">
            <text:p>20</text:p>
          </table:table-cell>
          <table:table-cell office:value-type="float" office:value="32">
            <text:p>32</text:p>
          </table:table-cell>
          <table:table-cell office:value-type="float" office:value="68">
            <text:p>68</text:p>
          </table:table-cell>
          <table:table-cell office:value-type="float" office:value="131">
            <text:p>131</text:p>
          </table:table-cell>
          <table:table-cell office:value-type="float" office:value="2.75">
            <text:p>2.75</text:p>
          </table:table-cell>
          <table:table-cell office:value-type="float" office:value="0.625">
            <text:p>0.625</text:p>
          </table:table-cell>
          <table:table-cell office:value-type="float" office:value="-3.875">
            <text:p>-3.875</text:p>
          </table:table-cell>
          <table:table-cell office:value-type="float" office:value="0.0859375">
            <text:p>0.0859375</text:p>
          </table:table-cell>
          <table:table-cell office:value-type="float" office:value="0.00919117647058824">
            <text:p>0.0091911765</text:p>
          </table:table-cell>
          <table:table-cell office:value-type="float" office:value="-0.0295801526717557">
            <text:p>-0.0295801527</text:p>
          </table:table-cell>
          <table:table-cell office:value-type="float" office:value="1.31525634765625">
            <text:p>1.3152563477</text:p>
          </table:table-cell>
          <table:table-cell office:value-type="float" office:value="1.03233469398789">
            <text:p>1.032334694</text:p>
          </table:table-cell>
          <table:table-cell office:value-type="float" office:value="0.89818443709574">
            <text:p>0.8981844371</text:p>
          </table:table-cell>
          <table:table-cell office:value-type="float" office:value="8.40752464310305">
            <text:p>8.4075246431</text:p>
          </table:table-cell>
          <table:table-cell office:value-type="float" office:value="0">
            <text:p>0</text:p>
          </table:table-cell>
          <table:table-cell office:value-type="float" office:value="-23.0845386591503">
            <text:p>-23.0845386592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date" office:date-value="2020-07-09">
            <text:p>07/09/20</text:p>
          </table:table-cell>
          <table:table-cell office:value-type="float" office:value="2">
            <text:p>2</text:p>
          </table:table-cell>
          <table:table-cell office:value-type="float" office:value="133">
            <text:p>133</text:p>
          </table:table-cell>
          <table:table-cell office:value-type="float" office:value="909">
            <text:p>909</text:p>
          </table:table-cell>
          <table:table-cell office:value-type="float" office:value="1.1">
            <text:p>1.1</text:p>
          </table:table-cell>
          <table:table-cell office:value-type="float" office:value="1.2">
            <text:p>1.2</text:p>
          </table:table-cell>
          <table:table-cell office:value-type="float" office:value="130.6">
            <text:p>130.6</text:p>
          </table:table-cell>
          <table:table-cell office:value-type="float" office:value="1427.4">
            <text:p>1427.4</text:p>
          </table:table-cell>
          <table:table-cell office:value-type="float" office:value="0.76">
            <text:p>0.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80">
            <text:p>80</text:p>
          </table:table-cell>
          <table:table-cell office:value-type="float" office:value="180">
            <text:p>180</text:p>
          </table:table-cell>
          <table:table-cell office:value-type="float" office:value="6">
            <text:p>6</text:p>
          </table:table-cell>
          <table:table-cell office:value-type="float" office:value="4.125">
            <text:p>4.125</text:p>
          </table:table-cell>
          <table:table-cell office:value-type="float" office:value="6.125">
            <text:p>6.125</text:p>
          </table:table-cell>
          <table:table-cell office:value-type="float" office:value="0.2">
            <text:p>0.2</text:p>
          </table:table-cell>
          <table:table-cell office:value-type="float" office:value="0.0515625">
            <text:p>0.0515625</text:p>
          </table:table-cell>
          <table:table-cell office:value-type="float" office:value="0.0340277777777778">
            <text:p>0.0340277778</text:p>
          </table:table-cell>
          <table:table-cell office:value-type="float" office:value="1.7784">
            <text:p>1.7784</text:p>
          </table:table-cell>
          <table:table-cell office:value-type="float" office:value="1.18567978515625">
            <text:p>1.1856797852</text:p>
          </table:table-cell>
          <table:table-cell office:value-type="float" office:value="1.12136668595679">
            <text:p>1.121366686</text:p>
          </table:table-cell>
          <table:table-cell office:value-type="float" office:value="3.80178401692393">
            <text:p>3.8017840169</text:p>
          </table:table-cell>
          <table:table-cell office:value-type="float" office:value="13.7865240012283">
            <text:p>13.7865240012</text:p>
          </table:table-cell>
          <table:table-cell office:value-type="float" office:value="20.7146803981886">
            <text:p>20.7146803982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date" office:date-value="2020-07-10">
            <text:p>07/10/20</text:p>
          </table:table-cell>
          <table:table-cell office:value-type="float" office:value="2">
            <text:p>2</text:p>
          </table:table-cell>
          <table:table-cell office:value-type="float" office:value="129">
            <text:p>129</text:p>
          </table:table-cell>
          <table:table-cell office:value-type="float" office:value="2435">
            <text:p>2435</text:p>
          </table:table-cell>
          <table:table-cell office:value-type="float" office:value="0.12">
            <text:p>0.12</text:p>
          </table:table-cell>
          <table:table-cell office:value-type="float" office:value="1.2">
            <text:p>1.2</text:p>
          </table:table-cell>
          <table:table-cell office:value-type="float" office:value="129.6">
            <text:p>129.6</text:p>
          </table:table-cell>
          <table:table-cell office:value-type="float" office:value="1488.4">
            <text:p>1488.4</text:p>
          </table:table-cell>
          <table:table-cell office:value-type="float" office:value="0.486">
            <text:p>0.4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25">
            <text:p>25</text:p>
          </table:table-cell>
          <table:table-cell office:value-type="float" office:value="78">
            <text:p>78</text:p>
          </table:table-cell>
          <table:table-cell office:value-type="float" office:value="143">
            <text:p>143</text:p>
          </table:table-cell>
          <table:table-cell office:value-type="float" office:value="-4.125">
            <text:p>-4.125</text:p>
          </table:table-cell>
          <table:table-cell office:value-type="float" office:value="6">
            <text:p>6</text:p>
          </table:table-cell>
          <table:table-cell office:value-type="float" office:value="11.125">
            <text:p>11.125</text:p>
          </table:table-cell>
          <table:table-cell office:value-type="float" office:value="-0.165">
            <text:p>-0.165</text:p>
          </table:table-cell>
          <table:table-cell office:value-type="float" office:value="0.0769230769230769">
            <text:p>0.0769230769</text:p>
          </table:table-cell>
          <table:table-cell office:value-type="float" office:value="0.0777972027972028">
            <text:p>0.0777972028</text:p>
          </table:table-cell>
          <table:table-cell office:value-type="float" office:value="0.475861">
            <text:p>0.475861</text:p>
          </table:table-cell>
          <table:table-cell office:value-type="float" office:value="1.28082840236686">
            <text:p>1.2808284024</text:p>
          </table:table-cell>
          <table:table-cell office:value-type="float" office:value="1.28415292312583">
            <text:p>1.2841529231</text:p>
          </table:table-cell>
          <table:table-cell office:value-type="float" office:value="-3.8439081566422">
            <text:p>-3.8439081566</text:p>
          </table:table-cell>
          <table:table-cell office:value-type="float" office:value="9.35320668499947">
            <text:p>9.353206685</text:p>
          </table:table-cell>
          <table:table-cell office:value-type="float" office:value="9.25191361468452">
            <text:p>9.2519136147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date" office:date-value="2020-07-11">
            <text:p>07/11/20</text:p>
          </table:table-cell>
          <table:table-cell office:value-type="float" office:value="2">
            <text:p>2</text:p>
          </table:table-cell>
          <table:table-cell office:value-type="float" office:value="128">
            <text:p>128</text:p>
          </table:table-cell>
          <table:table-cell office:value-type="float" office:value="1183">
            <text:p>1183</text:p>
          </table:table-cell>
          <table:table-cell office:value-type="float" office:value="0.51">
            <text:p>0.51</text:p>
          </table:table-cell>
          <table:table-cell office:value-type="float" office:value="1.2">
            <text:p>1.2</text:p>
          </table:table-cell>
          <table:table-cell office:value-type="float" office:value="129.6">
            <text:p>129.6</text:p>
          </table:table-cell>
          <table:table-cell office:value-type="float" office:value="1373.6">
            <text:p>1373.6</text:p>
          </table:table-cell>
          <table:table-cell office:value-type="float" office:value="0.656">
            <text:p>0.656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2">
            <text:p>22</text:p>
          </table:table-cell>
          <table:table-cell office:value-type="float" office:value="38">
            <text:p>38</text:p>
          </table:table-cell>
          <table:table-cell office:value-type="float" office:value="68">
            <text:p>68</text:p>
          </table:table-cell>
          <table:table-cell office:value-type="float" office:value="135">
            <text:p>135</text:p>
          </table:table-cell>
          <table:table-cell office:value-type="float" office:value="-1.625">
            <text:p>-1.625</text:p>
          </table:table-cell>
          <table:table-cell office:value-type="float" office:value="-2">
            <text:p>-2</text:p>
          </table:table-cell>
          <table:table-cell office:value-type="float" office:value="2.375">
            <text:p>2.375</text:p>
          </table:table-cell>
          <table:table-cell office:value-type="float" office:value="-0.0427631578947368">
            <text:p>-0.0427631579</text:p>
          </table:table-cell>
          <table:table-cell office:value-type="float" office:value="-0.0294117647058824">
            <text:p>-0.0294117647</text:p>
          </table:table-cell>
          <table:table-cell office:value-type="float" office:value="0.0175925925925926">
            <text:p>0.0175925926</text:p>
          </table:table-cell>
          <table:table-cell office:value-type="float" office:value="0.853913175207756">
            <text:p>0.8539131752</text:p>
          </table:table-cell>
          <table:table-cell office:value-type="float" office:value="0.898754325259516">
            <text:p>0.8987543253</text:p>
          </table:table-cell>
          <table:table-cell office:value-type="float" office:value="1.06218069272977">
            <text:p>1.0621806927</text:p>
          </table:table-cell>
          <table:table-cell office:value-type="float" office:value="-15.8598822452927">
            <text:p>-15.8598822453</text:p>
          </table:table-cell>
          <table:table-cell office:value-type="float" office:value="-23.2187061996004">
            <text:p>-23.21870619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date" office:date-value="2020-07-12">
            <text:p>07/12/20</text:p>
          </table:table-cell>
          <table:table-cell office:value-type="float" office:value="0">
            <text:p>0</text:p>
          </table:table-cell>
          <table:table-cell office:value-type="float" office:value="127">
            <text:p>127</text:p>
          </table:table-cell>
          <table:table-cell office:value-type="float" office:value="1205">
            <text:p>1205</text:p>
          </table:table-cell>
          <table:table-cell office:value-type="float" office:value="0.41">
            <text:p>0.41</text:p>
          </table:table-cell>
          <table:table-cell office:value-type="float" office:value="0.8">
            <text:p>0.8</text:p>
          </table:table-cell>
          <table:table-cell office:value-type="float" office:value="128">
            <text:p>128</text:p>
          </table:table-cell>
          <table:table-cell office:value-type="float" office:value="1351.2">
            <text:p>1351.2</text:p>
          </table:table-cell>
          <table:table-cell office:value-type="float" office:value="0.712">
            <text:p>0.712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75">
            <text:p>75</text:p>
          </table:table-cell>
          <table:table-cell office:value-type="float" office:value="147">
            <text:p>147</text:p>
          </table:table-cell>
          <table:table-cell office:value-type="float" office:value="-1">
            <text:p>-1</text:p>
          </table:table-cell>
          <table:table-cell office:value-type="float" office:value="3.125">
            <text:p>3.125</text:p>
          </table:table-cell>
          <table:table-cell office:value-type="float" office:value="-3.375">
            <text:p>-3.375</text:p>
          </table:table-cell>
          <table:table-cell office:value-type="float" office:value="-0.0238095238095238">
            <text:p>-0.0238095238</text:p>
          </table:table-cell>
          <table:table-cell office:value-type="float" office:value="0.0416666666666667">
            <text:p>0.0416666667</text:p>
          </table:table-cell>
          <table:table-cell office:value-type="float" office:value="-0.0229591836734694">
            <text:p>-0.0229591837</text:p>
          </table:table-cell>
          <table:table-cell office:value-type="float" office:value="0.917777777777778">
            <text:p>0.9177777778</text:p>
          </table:table-cell>
          <table:table-cell office:value-type="float" office:value="1.14923611111111">
            <text:p>1.1492361111</text:p>
          </table:table-cell>
          <table:table-cell office:value-type="float" office:value="0.920676020408163">
            <text:p>0.9206760204</text:p>
          </table:table-cell>
          <table:table-cell office:value-type="float" office:value="-28.7642160775476">
            <text:p>-28.7642160775</text:p>
          </table:table-cell>
          <table:table-cell office:value-type="float" office:value="16.9797480183389">
            <text:p>16.9797480183</text:p>
          </table:table-cell>
          <table:table-cell office:value-type="float" office:value="-29.8424953173374">
            <text:p>-29.8424953173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date" office:date-value="2020-07-13">
            <text:p>07/13/20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136">
            <text:p>1136</text:p>
          </table:table-cell>
          <table:table-cell office:value-type="float" office:value="1.14">
            <text:p>1.14</text:p>
          </table:table-cell>
          <table:table-cell office:value-type="float" office:value="0.4">
            <text:p>0.4</text:p>
          </table:table-cell>
          <table:table-cell office:value-type="float" office:value="124">
            <text:p>124</text:p>
          </table:table-cell>
          <table:table-cell office:value-type="float" office:value="1429.6">
            <text:p>1429.6</text:p>
          </table:table-cell>
          <table:table-cell office:value-type="float" office:value="0.724">
            <text:p>0.72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35">
            <text:p>35</text:p>
          </table:table-cell>
          <table:table-cell office:value-type="float" office:value="82">
            <text:p>82</text:p>
          </table:table-cell>
          <table:table-cell office:value-type="float" office:value="175">
            <text:p>175</text:p>
          </table:table-cell>
          <table:table-cell office:value-type="float" office:value="-2.25">
            <text:p>-2.25</text:p>
          </table:table-cell>
          <table:table-cell office:value-type="float" office:value="2.125">
            <text:p>2.125</text:p>
          </table:table-cell>
          <table:table-cell office:value-type="float" office:value="7">
            <text:p>7</text:p>
          </table:table-cell>
          <table:table-cell office:value-type="float" office:value="-0.0642857142857143">
            <text:p>-0.0642857143</text:p>
          </table:table-cell>
          <table:table-cell office:value-type="float" office:value="0.0259146341463415">
            <text:p>0.0259146341</text:p>
          </table:table-cell>
          <table:table-cell office:value-type="float" office:value="0.04">
            <text:p>0.04</text:p>
          </table:table-cell>
          <table:table-cell office:value-type="float" office:value="0.7831">
            <text:p>0.7831</text:p>
          </table:table-cell>
          <table:table-cell office:value-type="float" office:value="1.09201749330756">
            <text:p>1.0920174933</text:p>
          </table:table-cell>
          <table:table-cell office:value-type="float" office:value="1.143136">
            <text:p>1.143136</text:p>
          </table:table-cell>
          <table:table-cell office:value-type="float" office:value="-10.4318781480354">
            <text:p>-10.431878148</text:p>
          </table:table-cell>
          <table:table-cell office:value-type="float" office:value="27.0924222822824">
            <text:p>27.0924222823</text:p>
          </table:table-cell>
          <table:table-cell office:value-type="float" office:value="17.6729876851297">
            <text:p>17.6729876851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date" office:date-value="2020-07-14">
            <text:p>07/14/20</text:p>
          </table:table-cell>
          <table:table-cell office:value-type="float" office:value="0">
            <text:p>0</text:p>
          </table:table-cell>
          <table:table-cell office:value-type="float" office:value="125">
            <text:p>125</text:p>
          </table:table-cell>
          <table:table-cell office:value-type="float" office:value="797">
            <text:p>797</text:p>
          </table:table-cell>
          <table:table-cell office:value-type="float" office:value="1.38">
            <text:p>1.38</text:p>
          </table:table-cell>
          <table:table-cell office:value-type="float" office:value="0">
            <text:p>0</text:p>
          </table:table-cell>
          <table:table-cell office:value-type="float" office:value="115">
            <text:p>115</text:p>
          </table:table-cell>
          <table:table-cell office:value-type="float" office:value="1482.4">
            <text:p>1482.4</text:p>
          </table:table-cell>
          <table:table-cell office:value-type="float" office:value="0.844">
            <text:p>0.844</text:p>
          </table:table-cell>
          <table:table-cell table:number-columns-repeated="4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56">
            <text:p>56</text:p>
          </table:table-cell>
          <table:table-cell office:value-type="float" office:value="135">
            <text:p>135</text:p>
          </table:table-cell>
          <table:table-cell office:value-type="float" office:value="-2.125">
            <text:p>-2.125</text:p>
          </table:table-cell>
          <table:table-cell office:value-type="float" office:value="-5.875">
            <text:p>-5.875</text:p>
          </table:table-cell>
          <table:table-cell office:value-type="float" office:value="-8">
            <text:p>-8</text:p>
          </table:table-cell>
          <table:table-cell office:value-type="float" office:value="-0.0607142857142857">
            <text:p>-0.0607142857</text:p>
          </table:table-cell>
          <table:table-cell office:value-type="float" office:value="-0.104910714285714">
            <text:p>-0.1049107143</text:p>
          </table:table-cell>
          <table:table-cell office:value-type="float" office:value="-0.0592592592592593">
            <text:p>-0.0592592593</text:p>
          </table:table-cell>
          <table:table-cell office:value-type="float" office:value="0.794725">
            <text:p>0.794725</text:p>
          </table:table-cell>
          <table:table-cell office:value-type="float" office:value="0.654384765625">
            <text:p>0.6543847656</text:p>
          </table:table-cell>
          <table:table-cell office:value-type="float" office:value="0.799475445816186">
            <text:p>0.7994754458</text:p>
          </table:table-cell>
          <table:table-cell office:value-type="float" office:value="-11.0663504712709">
            <text:p>-11.0663504713</text:p>
          </table:table-cell>
          <table:table-cell office:value-type="float" office:value="-6.25404575773089">
            <text:p>-6.2540457577</text:p>
          </table:table-cell>
          <table:table-cell office:value-type="float" office:value="-11.3467567376537">
            <text:p>-11.3467567377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date" office:date-value="2020-07-15">
            <text:p>07/15/20</text:p>
          </table:table-cell>
          <table:table-cell office:value-type="float" office:value="0">
            <text:p>0</text:p>
          </table:table-cell>
          <table:table-cell office:value-type="float" office:value="109">
            <text:p>109</text:p>
          </table:table-cell>
          <table:table-cell office:value-type="float" office:value="2827">
            <text:p>2827</text:p>
          </table:table-cell>
          <table:table-cell office:value-type="float" office:value="0.18">
            <text:p>0.18</text:p>
          </table:table-cell>
          <table:table-cell office:value-type="float" office:value="0">
            <text:p>0</text:p>
          </table:table-cell>
          <table:table-cell office:value-type="float" office:value="106.2">
            <text:p>106.2</text:p>
          </table:table-cell>
          <table:table-cell office:value-type="float" office:value="1664.8">
            <text:p>1664.8</text:p>
          </table:table-cell>
          <table:table-cell office:value-type="float" office:value="0.894">
            <text:p>0.89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float" office:value="2.75">
            <text:p>2.75</text:p>
          </table:table-cell>
          <table:table-cell office:value-type="float" office:value="-1.5">
            <text:p>-1.5</text:p>
          </table:table-cell>
          <table:table-cell office:value-type="float" office:value="-6.875">
            <text:p>-6.875</text:p>
          </table:table-cell>
          <table:table-cell office:value-type="float" office:value="0.0859375">
            <text:p>0.0859375</text:p>
          </table:table-cell>
          <table:table-cell office:value-type="float" office:value="-0.0272727272727273">
            <text:p>-0.0272727273</text:p>
          </table:table-cell>
          <table:table-cell office:value-type="float" office:value="-0.0859375">
            <text:p>-0.0859375</text:p>
          </table:table-cell>
          <table:table-cell office:value-type="float" office:value="1.31525634765625">
            <text:p>1.3152563477</text:p>
          </table:table-cell>
          <table:table-cell office:value-type="float" office:value="0.906003305785124">
            <text:p>0.9060033058</text:p>
          </table:table-cell>
          <table:table-cell office:value-type="float" office:value="0.71369384765625">
            <text:p>0.7136938477</text:p>
          </table:table-cell>
          <table:table-cell office:value-type="float" office:value="8.40752464310305">
            <text:p>8.4075246431</text:p>
          </table:table-cell>
          <table:table-cell office:value-type="float" office:value="-25.0672258355234">
            <text:p>-25.0672258355</text:p>
          </table:table-cell>
          <table:table-cell office:value-type="float" office:value="-7.71394944945854">
            <text:p>-7.7139494495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date" office:date-value="2020-07-16">
            <text:p>07/16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1447">
            <text:p>1447</text:p>
          </table:table-cell>
          <table:table-cell office:value-type="float" office:value="1.11">
            <text:p>1.11</text:p>
          </table:table-cell>
          <table:table-cell office:value-type="float" office:value="0.2">
            <text:p>0.2</text:p>
          </table:table-cell>
          <table:table-cell office:value-type="float" office:value="96.4">
            <text:p>96.4</text:p>
          </table:table-cell>
          <table:table-cell office:value-type="float" office:value="1914.4">
            <text:p>1914.4</text:p>
          </table:table-cell>
          <table:table-cell office:value-type="float" office:value="0.85">
            <text:p>0.85</text:p>
          </table:table-cell>
          <table:table-cell table:number-columns-repeated="3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42">
            <text:p>42</text:p>
          </table:table-cell>
          <table:table-cell office:value-type="float" office:value="68">
            <text:p>68</text:p>
          </table:table-cell>
          <table:table-cell office:value-type="float" office:value="135">
            <text:p>135</text:p>
          </table:table-cell>
          <table:table-cell office:value-type="float" office:value="-3.125">
            <text:p>-3.125</text:p>
          </table:table-cell>
          <table:table-cell office:value-type="float" office:value="3.5">
            <text:p>3.5</text:p>
          </table:table-cell>
          <table:table-cell office:value-type="float" office:value="-3.375">
            <text:p>-3.375</text:p>
          </table:table-cell>
          <table:table-cell office:value-type="float" office:value="-0.0744047619047619">
            <text:p>-0.0744047619</text:p>
          </table:table-cell>
          <table:table-cell office:value-type="float" office:value="0.0514705882352941">
            <text:p>0.0514705882</text:p>
          </table:table-cell>
          <table:table-cell office:value-type="float" office:value="-0.025">
            <text:p>-0.025</text:p>
          </table:table-cell>
          <table:table-cell office:value-type="float" office:value="0.750434027777778">
            <text:p>0.7504340278</text:p>
          </table:table-cell>
          <table:table-cell office:value-type="float" office:value="1.18533953287197">
            <text:p>1.1853395329</text:p>
          </table:table-cell>
          <table:table-cell office:value-type="float" office:value="0.913725">
            <text:p>0.913725</text:p>
          </table:table-cell>
          <table:table-cell office:value-type="float" office:value="-8.96485888423937">
            <text:p>-8.9648588842</text:p>
          </table:table-cell>
          <table:table-cell office:value-type="float" office:value="13.8105341466819">
            <text:p>13.8105341467</text:p>
          </table:table-cell>
          <table:table-cell office:value-type="float" office:value="-27.3778512338056">
            <text:p>-27.3778512338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date" office:date-value="2020-07-17">
            <text:p>07/17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2117">
            <text:p>2117</text:p>
          </table:table-cell>
          <table:table-cell office:value-type="float" office:value="0.66">
            <text:p>0.66</text:p>
          </table:table-cell>
          <table:table-cell office:value-type="float" office:value="0.2">
            <text:p>0.2</text:p>
          </table:table-cell>
          <table:table-cell office:value-type="float" office:value="88">
            <text:p>88</text:p>
          </table:table-cell>
          <table:table-cell office:value-type="float" office:value="2297.6">
            <text:p>2297.6</text:p>
          </table:table-cell>
          <table:table-cell office:value-type="float" office:value="0.706">
            <text:p>0.706</text:p>
          </table:table-cell>
          <table:table-cell table:number-columns-repeated="5"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62">
            <text:p>62</text:p>
          </table:table-cell>
          <table:table-cell office:value-type="float" office:value="139">
            <text:p>139</text:p>
          </table:table-cell>
          <table:table-cell office:value-type="float" office:value="-3">
            <text:p>-3</text:p>
          </table:table-cell>
          <table:table-cell office:value-type="float" office:value="-5.5">
            <text:p>-5.5</text:p>
          </table:table-cell>
          <table:table-cell office:value-type="float" office:value="-11.75">
            <text:p>-11.75</text:p>
          </table:table-cell>
          <table:table-cell office:value-type="float" office:value="-0.09375">
            <text:p>-0.09375</text:p>
          </table:table-cell>
          <table:table-cell office:value-type="float" office:value="-0.0887096774193548">
            <text:p>-0.0887096774</text:p>
          </table:table-cell>
          <table:table-cell office:value-type="float" office:value="-0.0845323741007194">
            <text:p>-0.0845323741</text:p>
          </table:table-cell>
          <table:table-cell office:value-type="float" office:value="0.6891015625">
            <text:p>0.6891015625</text:p>
          </table:table-cell>
          <table:table-cell office:value-type="float" office:value="0.704940166493236">
            <text:p>0.7049401665</text:p>
          </table:table-cell>
          <table:table-cell office:value-type="float" office:value="0.718142306298846">
            <text:p>0.7181423063</text:p>
          </table:table-cell>
          <table:table-cell office:value-type="float" office:value="-7.04131113225497">
            <text:p>-7.0413111323</text:p>
          </table:table-cell>
          <table:table-cell office:value-type="float" office:value="-7.46172055435136">
            <text:p>-7.4617205544</text:p>
          </table:table-cell>
          <table:table-cell office:value-type="float" office:value="-7.84810916145338">
            <text:p>-7.8481091615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date" office:date-value="2020-07-18">
            <text:p>07/18/20</text:p>
          </table:table-cell>
          <table:table-cell office:value-type="float" office:value="1">
            <text:p>1</text:p>
          </table:table-cell>
          <table:table-cell office:value-type="float" office:value="82">
            <text:p>82</text:p>
          </table:table-cell>
          <table:table-cell office:value-type="float" office:value="2384">
            <text:p>2384</text:p>
          </table:table-cell>
          <table:table-cell office:value-type="float" office:value="0.92">
            <text:p>0.92</text:p>
          </table:table-cell>
          <table:table-cell office:value-type="float" office:value="0.2">
            <text:p>0.2</text:p>
          </table:table-cell>
          <table:table-cell office:value-type="float" office:value="81.8">
            <text:p>81.8</text:p>
          </table:table-cell>
          <table:table-cell office:value-type="float" office:value="2177">
            <text:p>2177</text:p>
          </table:table-cell>
          <table:table-cell office:value-type="float" office:value="0.724">
            <text:p>0.724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55">
            <text:p>55</text:p>
          </table:table-cell>
          <table:table-cell office:value-type="float" office:value="112">
            <text:p>112</text:p>
          </table:table-cell>
          <table:table-cell office:value-type="float" office:value="-4.125">
            <text:p>-4.125</text:p>
          </table:table-cell>
          <table:table-cell office:value-type="float" office:value="-5.875">
            <text:p>-5.875</text:p>
          </table:table-cell>
          <table:table-cell office:value-type="float" office:value="2.125">
            <text:p>2.125</text:p>
          </table:table-cell>
          <table:table-cell office:value-type="float" office:value="-0.117857142857143">
            <text:p>-0.1178571429</text:p>
          </table:table-cell>
          <table:table-cell office:value-type="float" office:value="-0.106818181818182">
            <text:p>-0.1068181818</text:p>
          </table:table-cell>
          <table:table-cell office:value-type="float" office:value="0.0189732142857143">
            <text:p>0.0189732143</text:p>
          </table:table-cell>
          <table:table-cell office:value-type="float" office:value="0.614725">
            <text:p>0.614725</text:p>
          </table:table-cell>
          <table:table-cell office:value-type="float" office:value="0.64850020661157">
            <text:p>0.6485002066</text:p>
          </table:table-cell>
          <table:table-cell office:value-type="float" office:value="1.06711181640625">
            <text:p>1.0671118164</text:p>
          </table:table-cell>
          <table:table-cell office:value-type="float" office:value="-5.52743365101352">
            <text:p>-5.527433651</text:p>
          </table:table-cell>
          <table:table-cell office:value-type="float" office:value="-6.13594011120885">
            <text:p>-6.13594011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date" office:date-value="2020-07-19">
            <text:p>07/19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2713">
            <text:p>2713</text:p>
          </table:table-cell>
          <table:table-cell office:value-type="float" office:value="0.66">
            <text:p>0.66</text:p>
          </table:table-cell>
          <table:table-cell office:value-type="float" office:value="0.2">
            <text:p>0.2</text:p>
          </table:table-cell>
          <table:table-cell office:value-type="float" office:value="80.4">
            <text:p>80.4</text:p>
          </table:table-cell>
          <table:table-cell office:value-type="float" office:value="2039.6">
            <text:p>2039.6</text:p>
          </table:table-cell>
          <table:table-cell office:value-type="float" office:value="0.712">
            <text:p>0.712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16">
            <text:p>16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float" office:value="112">
            <text:p>112</text:p>
          </table:table-cell>
          <table:table-cell office:value-type="float" office:value="0.875">
            <text:p>0.875</text:p>
          </table:table-cell>
          <table:table-cell office:value-type="float" office:value="-1.5">
            <text:p>-1.5</text:p>
          </table:table-cell>
          <table:table-cell office:value-type="float" office:value="-2.125">
            <text:p>-2.125</text:p>
          </table:table-cell>
          <table:table-cell office:value-type="float" office:value="0.025">
            <text:p>0.025</text:p>
          </table:table-cell>
          <table:table-cell office:value-type="float" office:value="-0.025">
            <text:p>-0.025</text:p>
          </table:table-cell>
          <table:table-cell office:value-type="float" office:value="-0.0189732142857143">
            <text:p>-0.0189732143</text:p>
          </table:table-cell>
          <table:table-cell office:value-type="float" office:value="1.088725">
            <text:p>1.088725</text:p>
          </table:table-cell>
          <table:table-cell office:value-type="float" office:value="0.913725">
            <text:p>0.913725</text:p>
          </table:table-cell>
          <table:table-cell office:value-type="float" office:value="0.93429931640625">
            <text:p>0.9342993164</text:p>
          </table:table-cell>
          <table:table-cell office:value-type="float" office:value="28.0710345259387">
            <text:p>28.0710345259</text:p>
          </table:table-cell>
          <table:table-cell office:value-type="float" office:value="-27.3778512338056">
            <text:p>-27.377851233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date" office:date-value="2020-07-20">
            <text:p>07/20/20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2224">
            <text:p>2224</text:p>
          </table:table-cell>
          <table:table-cell office:value-type="float" office:value="0.27">
            <text:p>0.27</text:p>
          </table:table-cell>
          <table:table-cell office:value-type="float" office:value="0.2">
            <text:p>0.2</text:p>
          </table:table-cell>
          <table:table-cell office:value-type="float" office:value="79">
            <text:p>79</text:p>
          </table:table-cell>
          <table:table-cell office:value-type="float" office:value="2047.8">
            <text:p>2047.8</text:p>
          </table:table-cell>
          <table:table-cell office:value-type="float" office:value="0.756">
            <text:p>0.75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42">
            <text:p>42</text:p>
          </table:table-cell>
          <table:table-cell office:value-type="float" office:value="68">
            <text:p>68</text:p>
          </table:table-cell>
          <table:table-cell office:value-type="float" office:value="139">
            <text:p>139</text:p>
          </table:table-cell>
          <table:table-cell office:value-type="float" office:value="-3.125">
            <text:p>-3.125</text:p>
          </table:table-cell>
          <table:table-cell office:value-type="float" office:value="3.5">
            <text:p>3.5</text:p>
          </table:table-cell>
          <table:table-cell office:value-type="float" office:value="-4.25">
            <text:p>-4.25</text:p>
          </table:table-cell>
          <table:table-cell office:value-type="float" office:value="-0.0744047619047619">
            <text:p>-0.0744047619</text:p>
          </table:table-cell>
          <table:table-cell office:value-type="float" office:value="0.0514705882352941">
            <text:p>0.0514705882</text:p>
          </table:table-cell>
          <table:table-cell office:value-type="float" office:value="-0.0305755395683453">
            <text:p>-0.0305755396</text:p>
          </table:table-cell>
          <table:table-cell office:value-type="float" office:value="0.750434027777778">
            <text:p>0.7504340278</text:p>
          </table:table-cell>
          <table:table-cell office:value-type="float" office:value="1.18533953287197">
            <text:p>1.1853395329</text:p>
          </table:table-cell>
          <table:table-cell office:value-type="float" office:value="0.894817944205786">
            <text:p>0.8948179442</text:p>
          </table:table-cell>
          <table:table-cell office:value-type="float" office:value="-8.96485888423937">
            <text:p>-8.9648588842</text:p>
          </table:table-cell>
          <table:table-cell office:value-type="float" office:value="13.8105341466819">
            <text:p>13.8105341467</text:p>
          </table:table-cell>
          <table:table-cell office:value-type="float" office:value="-22.3216229035762">
            <text:p>-22.3216229036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date" office:date-value="2020-07-21">
            <text:p>07/21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760">
            <text:p>760</text:p>
          </table:table-cell>
          <table:table-cell office:value-type="float" office:value="1.05">
            <text:p>1.05</text:p>
          </table:table-cell>
          <table:table-cell office:value-type="float" office:value="0">
            <text:p>0</text:p>
          </table:table-cell>
          <table:table-cell office:value-type="float" office:value="76.6">
            <text:p>76.6</text:p>
          </table:table-cell>
          <table:table-cell office:value-type="float" office:value="2197.4">
            <text:p>2197.4</text:p>
          </table:table-cell>
          <table:table-cell office:value-type="float" office:value="0.662">
            <text:p>0.66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32">
            <text:p>32</text:p>
          </table:table-cell>
          <table:table-cell office:value-type="float" office:value="56">
            <text:p>56</text:p>
          </table:table-cell>
          <table:table-cell office:value-type="float" office:value="82">
            <text:p>82</text:p>
          </table:table-cell>
          <table:table-cell office:value-type="float" office:value="-3">
            <text:p>-3</text:p>
          </table:table-cell>
          <table:table-cell office:value-type="float" office:value="-4.125">
            <text:p>-4.125</text:p>
          </table:table-cell>
          <table:table-cell office:value-type="float" office:value="2.125">
            <text:p>2.125</text:p>
          </table:table-cell>
          <table:table-cell office:value-type="float" office:value="-0.09375">
            <text:p>-0.09375</text:p>
          </table:table-cell>
          <table:table-cell office:value-type="float" office:value="-0.0736607142857143">
            <text:p>-0.0736607143</text:p>
          </table:table-cell>
          <table:table-cell office:value-type="float" office:value="0.0259146341463415">
            <text:p>0.0259146341</text:p>
          </table:table-cell>
          <table:table-cell office:value-type="float" office:value="0.6891015625">
            <text:p>0.6891015625</text:p>
          </table:table-cell>
          <table:table-cell office:value-type="float" office:value="0.752822265625">
            <text:p>0.7528222656</text:p>
          </table:table-cell>
          <table:table-cell office:value-type="float" office:value="1.09201749330756">
            <text:p>1.0920174933</text:p>
          </table:table-cell>
          <table:table-cell office:value-type="float" office:value="-7.04131113225497">
            <text:p>-7.0413111323</text:p>
          </table:table-cell>
          <table:table-cell office:value-type="float" office:value="-9.05900526542516">
            <text:p>-9.0590052654</text:p>
          </table:table-cell>
          <table:table-cell office:value-type="float" office:value="27.0924222822824">
            <text:p>27.0924222823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date" office:date-value="2020-07-22">
            <text:p>07/22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2158">
            <text:p>2158</text:p>
          </table:table-cell>
          <table:table-cell office:value-type="float" office:value="0.88">
            <text:p>0.88</text:p>
          </table:table-cell>
          <table:table-cell office:value-type="float" office:value="0">
            <text:p>0</text:p>
          </table:table-cell>
          <table:table-cell office:value-type="float" office:value="73.6">
            <text:p>73.6</text:p>
          </table:table-cell>
          <table:table-cell office:value-type="float" office:value="2401.6">
            <text:p>2401.6</text:p>
          </table:table-cell>
          <table:table-cell office:value-type="float" office:value="0.626">
            <text:p>0.62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float" office:value="109">
            <text:p>109</text:p>
          </table:table-cell>
          <table:table-cell office:value-type="float" office:value="2.125">
            <text:p>2.125</text:p>
          </table:table-cell>
          <table:table-cell office:value-type="float" office:value="-4">
            <text:p>-4</text:p>
          </table:table-cell>
          <table:table-cell office:value-type="float" office:value="2.125">
            <text:p>2.125</text:p>
          </table:table-cell>
          <table:table-cell office:value-type="float" office:value="0.0607142857142857">
            <text:p>0.0607142857</text:p>
          </table:table-cell>
          <table:table-cell office:value-type="float" office:value="-0.0666666666666667">
            <text:p>-0.0666666667</text:p>
          </table:table-cell>
          <table:table-cell office:value-type="float" office:value="0.0194954128440367">
            <text:p>0.0194954128</text:p>
          </table:table-cell>
          <table:table-cell office:value-type="float" office:value="1.219725">
            <text:p>1.219725</text:p>
          </table:table-cell>
          <table:table-cell office:value-type="float" office:value="0.775377777777778">
            <text:p>0.7753777778</text:p>
          </table:table-cell>
          <table:table-cell office:value-type="float" office:value="1.06897888435317">
            <text:p>1.0689788844</text:p>
          </table:table-cell>
          <table:table-cell office:value-type="float" office:value="11.7597109304979">
            <text:p>11.7597109305</text:p>
          </table:table-cell>
          <table:table-cell office:value-type="float" office:value="-10.0466492497133">
            <text:p>-10.046649249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date" office:date-value="2020-07-23">
            <text:p>07/23/2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3132">
            <text:p>3132</text:p>
          </table:table-cell>
          <table:table-cell office:value-type="float" office:value="0.45">
            <text:p>0.45</text:p>
          </table:table-cell>
          <table:table-cell office:value-type="float" office:value="0">
            <text:p>0</text:p>
          </table:table-cell>
          <table:table-cell office:value-type="float" office:value="71.8">
            <text:p>71.8</text:p>
          </table:table-cell>
          <table:table-cell office:value-type="float" office:value="2720.6">
            <text:p>2720.6</text:p>
          </table:table-cell>
          <table:table-cell office:value-type="float" office:value="0.708">
            <text:p>0.708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1">
            <text:p>11</text:p>
          </table:table-cell>
          <table:table-cell office:value-type="float" office:value="22">
            <text:p>22</text:p>
          </table:table-cell>
          <table:table-cell office:value-type="float" office:value="47">
            <text:p>47</text:p>
          </table:table-cell>
          <table:table-cell office:value-type="float" office:value="109">
            <text:p>109</text:p>
          </table:table-cell>
          <table:table-cell office:value-type="float" office:value="-3.125">
            <text:p>-3.125</text:p>
          </table:table-cell>
          <table:table-cell office:value-type="float" office:value="-6">
            <text:p>-6</text:p>
          </table:table-cell>
          <table:table-cell office:value-type="float" office:value="-2.375">
            <text:p>-2.375</text:p>
          </table:table-cell>
          <table:table-cell office:value-type="float" office:value="-0.142045454545455">
            <text:p>-0.1420454545</text:p>
          </table:table-cell>
          <table:table-cell office:value-type="float" office:value="-0.127659574468085">
            <text:p>-0.1276595745</text:p>
          </table:table-cell>
          <table:table-cell office:value-type="float" office:value="-0.0217889908256881">
            <text:p>-0.0217889908</text:p>
          </table:table-cell>
          <table:table-cell office:value-type="float" office:value="0.542387654958678">
            <text:p>0.542387655</text:p>
          </table:table-cell>
          <table:table-cell office:value-type="float" office:value="0.585133544590312">
            <text:p>0.5851335446</text:p>
          </table:table-cell>
          <table:table-cell office:value-type="float" office:value="0.924669061947648">
            <text:p>0.9246690619</text:p>
          </table:table-cell>
          <table:table-cell office:value-type="float" office:value="-4.52433660155613">
            <text:p>-4.5243366016</text:p>
          </table:table-cell>
          <table:table-cell office:value-type="float" office:value="-5.07519286328082">
            <text:p>-5.0751928633</text:p>
          </table:table-cell>
          <table:table-cell office:value-type="float" office:value="-31.4639613690979">
            <text:p>-31.463961369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date" office:date-value="2020-07-24">
            <text:p>07/24/20</text:p>
          </table:table-cell>
          <table:table-cell office:value-type="float" office:value="0">
            <text:p>0</text:p>
          </table:table-cell>
          <table:table-cell office:value-type="float" office:value="68">
            <text:p>68</text:p>
          </table:table-cell>
          <table:table-cell office:value-type="float" office:value="3734">
            <text:p>3734</text:p>
          </table:table-cell>
          <table:table-cell office:value-type="float" office:value="0.48">
            <text:p>0.48</text:p>
          </table:table-cell>
          <table:table-cell office:value-type="float" office:value="0">
            <text:p>0</text:p>
          </table:table-cell>
          <table:table-cell office:value-type="float" office:value="70.8">
            <text:p>70.8</text:p>
          </table:table-cell>
          <table:table-cell office:value-type="float" office:value="3144.8">
            <text:p>3144.8</text:p>
          </table:table-cell>
          <table:table-cell office:value-type="float" office:value="0.574">
            <text:p>0.574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22">
            <text:p>22</text:p>
          </table:table-cell>
          <table:table-cell office:value-type="float" office:value="60">
            <text:p>60</text:p>
          </table:table-cell>
          <table:table-cell office:value-type="float" office:value="131">
            <text:p>131</text:p>
          </table:table-cell>
          <table:table-cell office:value-type="float" office:value="-0.5">
            <text:p>-0.5</text:p>
          </table:table-cell>
          <table:table-cell office:value-type="float" office:value="2.75">
            <text:p>2.75</text:p>
          </table:table-cell>
          <table:table-cell office:value-type="float" office:value="-3.875">
            <text:p>-3.875</text:p>
          </table:table-cell>
          <table:table-cell office:value-type="float" office:value="-0.0227272727272727">
            <text:p>-0.0227272727</text:p>
          </table:table-cell>
          <table:table-cell office:value-type="float" office:value="0.0458333333333333">
            <text:p>0.0458333333</text:p>
          </table:table-cell>
          <table:table-cell office:value-type="float" office:value="-0.0295801526717557">
            <text:p>-0.0295801527</text:p>
          </table:table-cell>
          <table:table-cell office:value-type="float" office:value="0.92146694214876">
            <text:p>0.9214669421</text:p>
          </table:table-cell>
          <table:table-cell office:value-type="float" office:value="1.16453402777778">
            <text:p>1.1645340278</text:p>
          </table:table-cell>
          <table:table-cell office:value-type="float" office:value="0.89818443709574">
            <text:p>0.8981844371</text:p>
          </table:table-cell>
          <table:table-cell office:value-type="float" office:value="-30.1505744394097">
            <text:p>-30.1505744394</text:p>
          </table:table-cell>
          <table:table-cell office:value-type="float" office:value="15.4671963300782">
            <text:p>15.4671963301</text:p>
          </table:table-cell>
          <table:table-cell office:value-type="float" office:value="-23.0845386591503">
            <text:p>-23.0845386592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date" office:date-value="2020-07-25">
            <text:p>07/25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3819">
            <text:p>3819</text:p>
          </table:table-cell>
          <table:table-cell office:value-type="float" office:value="0.68">
            <text:p>0.68</text:p>
          </table:table-cell>
          <table:table-cell office:value-type="float" office:value="0">
            <text:p>0</text:p>
          </table:table-cell>
          <table:table-cell office:value-type="float" office:value="70.8">
            <text:p>70.8</text:p>
          </table:table-cell>
          <table:table-cell office:value-type="float" office:value="3119">
            <text:p>3119</text:p>
          </table:table-cell>
          <table:table-cell office:value-type="float" office:value="0.526">
            <text:p>0.526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52">
            <text:p>52</text:p>
          </table:table-cell>
          <table:table-cell office:value-type="float" office:value="82">
            <text:p>82</text:p>
          </table:table-cell>
          <table:table-cell office:value-type="float" office:value="5">
            <text:p>5</text:p>
          </table:table-cell>
          <table:table-cell office:value-type="float" office:value="0.5">
            <text:p>0.5</text:p>
          </table:table-cell>
          <table:table-cell office:value-type="float" office:value="1.75">
            <text:p>1.75</text:p>
          </table:table-cell>
          <table:table-cell office:value-type="float" office:value="0.5">
            <text:p>0.5</text:p>
          </table:table-cell>
          <table:table-cell office:value-type="float" office:value="0.00961538461538462">
            <text:p>0.0096153846</text:p>
          </table:table-cell>
          <table:table-cell office:value-type="float" office:value="0.0213414634146341">
            <text:p>0.0213414634</text:p>
          </table:table-cell>
          <table:table-cell office:value-type="float" office:value="3.24">
            <text:p>3.24</text:p>
          </table:table-cell>
          <table:table-cell office:value-type="float" office:value="1.0338350591716">
            <text:p>1.0338350592</text:p>
          </table:table-cell>
          <table:table-cell office:value-type="float" office:value="1.07558781975015">
            <text:p>1.0755878198</text:p>
          </table:table-cell>
          <table:table-cell office:value-type="float" office:value="1.70951129135145">
            <text:p>1.7095112914</text:p>
          </table:table-cell>
          <table:table-cell office:value-type="float" office:value="0">
            <text:p>0</text:p>
          </table:table-cell>
          <table:table-cell office:value-type="float" office:value="32.8242502985398">
            <text:p>32.8242502985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date" office:date-value="2020-07-26">
            <text:p>07/26/20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2881">
            <text:p>2881</text:p>
          </table:table-cell>
          <table:table-cell office:value-type="float" office:value="0.38">
            <text:p>0.38</text:p>
          </table:table-cell>
          <table:table-cell office:value-type="float" office:value="0">
            <text:p>0</text:p>
          </table:table-cell>
          <table:table-cell office:value-type="float" office:value="72">
            <text:p>72</text:p>
          </table:table-cell>
          <table:table-cell office:value-type="float" office:value="2823.8">
            <text:p>2823.8</text:p>
          </table:table-cell>
          <table:table-cell office:value-type="float" office:value="0.532">
            <text:p>0.532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109">
            <text:p>109</text:p>
          </table:table-cell>
          <table:table-cell office:value-type="float" office:value="4.625">
            <text:p>4.625</text:p>
          </table:table-cell>
          <table:table-cell office:value-type="float" office:value="-4">
            <text:p>-4</text:p>
          </table:table-cell>
          <table:table-cell office:value-type="float" office:value="1.875">
            <text:p>1.875</text:p>
          </table:table-cell>
          <table:table-cell office:value-type="float" office:value="0.23125">
            <text:p>0.23125</text:p>
          </table:table-cell>
          <table:table-cell office:value-type="float" office:value="-0.0727272727272727">
            <text:p>-0.0727272727</text:p>
          </table:table-cell>
          <table:table-cell office:value-type="float" office:value="0.0172018348623853">
            <text:p>0.0172018349</text:p>
          </table:table-cell>
          <table:table-cell office:value-type="float" office:value="1.9141890625">
            <text:p>1.9141890625</text:p>
          </table:table-cell>
          <table:table-cell office:value-type="float" office:value="0.755821487603306">
            <text:p>0.7558214876</text:p>
          </table:table-cell>
          <table:table-cell office:value-type="float" office:value="1.06078639213871">
            <text:p>1.0607863921</text:p>
          </table:table-cell>
          <table:table-cell office:value-type="float" office:value="3.33195918262053">
            <text:p>3.3319591826</text:p>
          </table:table-cell>
          <table:table-cell office:value-type="float" office:value="-9.17983906954439">
            <text:p>-9.179839069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date" office:date-value="2020-07-27">
            <text:p>07/27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2029">
            <text:p>2029</text:p>
          </table:table-cell>
          <table:table-cell office:value-type="float" office:value="0.64">
            <text:p>0.64</text:p>
          </table:table-cell>
          <table:table-cell office:value-type="float" office:value="0">
            <text:p>0</text:p>
          </table:table-cell>
          <table:table-cell office:value-type="float" office:value="73.6">
            <text:p>73.6</text:p>
          </table:table-cell>
          <table:table-cell office:value-type="float" office:value="2718.4">
            <text:p>2718.4</text:p>
          </table:table-cell>
          <table:table-cell office:value-type="float" office:value="0.492">
            <text:p>0.49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109">
            <text:p>109</text:p>
          </table:table-cell>
          <table:table-cell office:value-type="float" office:value="-2.5">
            <text:p>-2.5</text:p>
          </table:table-cell>
          <table:table-cell office:value-type="float" office:value="16">
            <text:p>16</text:p>
          </table:table-cell>
          <table:table-cell office:value-type="float" office:value="-1.75">
            <text:p>-1.75</text:p>
          </table:table-cell>
          <table:table-cell office:value-type="float" office:value="-0.125">
            <text:p>-0.125</text:p>
          </table:table-cell>
          <table:table-cell office:value-type="float" office:value="0.347826086956522">
            <text:p>0.347826087</text:p>
          </table:table-cell>
          <table:table-cell office:value-type="float" office:value="-0.0160550458715596">
            <text:p>-0.0160550459</text:p>
          </table:table-cell>
          <table:table-cell office:value-type="float" office:value="0.593125">
            <text:p>0.593125</text:p>
          </table:table-cell>
          <table:table-cell office:value-type="float" office:value="2.4545179584121">
            <text:p>2.4545179584</text:p>
          </table:table-cell>
          <table:table-cell office:value-type="float" office:value="0.9443125578655">
            <text:p>0.9443125579</text:p>
          </table:table-cell>
          <table:table-cell office:value-type="float" office:value="-5.19089306968443">
            <text:p>-5.1908930697</text:p>
          </table:table-cell>
          <table:table-cell office:value-type="float" office:value="2.32215565234261">
            <text:p>2.32215565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date" office:date-value="2020-07-28">
            <text:p>07/28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1656">
            <text:p>1656</text:p>
          </table:table-cell>
          <table:table-cell office:value-type="float" office:value="0.48">
            <text:p>0.48</text:p>
          </table:table-cell>
          <table:table-cell office:value-type="float" office:value="0">
            <text:p>0</text:p>
          </table:table-cell>
          <table:table-cell office:value-type="float" office:value="74.4">
            <text:p>74.4</text:p>
          </table:table-cell>
          <table:table-cell office:value-type="float" office:value="2557.6">
            <text:p>2557.6</text:p>
          </table:table-cell>
          <table:table-cell office:value-type="float" office:value="0.482">
            <text:p>0.482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72">
            <text:p>72</text:p>
          </table:table-cell>
          <table:table-cell office:value-type="float" office:value="135">
            <text:p>135</text:p>
          </table:table-cell>
          <table:table-cell office:value-type="float" office:value="-0.375">
            <text:p>-0.375</text:p>
          </table:table-cell>
          <table:table-cell office:value-type="float" office:value="8.375">
            <text:p>8.375</text:p>
          </table:table-cell>
          <table:table-cell office:value-type="float" office:value="-4.5">
            <text:p>-4.5</text:p>
          </table:table-cell>
          <table:table-cell office:value-type="float" office:value="-0.01875">
            <text:p>-0.01875</text:p>
          </table:table-cell>
          <table:table-cell office:value-type="float" office:value="0.116319444444444">
            <text:p>0.1163194444</text:p>
          </table:table-cell>
          <table:table-cell office:value-type="float" office:value="-0.0333333333333333">
            <text:p>-0.0333333333</text:p>
          </table:table-cell>
          <table:table-cell office:value-type="float" office:value="0.9350640625">
            <text:p>0.9350640625</text:p>
          </table:table-cell>
          <table:table-cell office:value-type="float" office:value="1.43363727334105">
            <text:p>1.4336372733</text:p>
          </table:table-cell>
          <table:table-cell office:value-type="float" office:value="0.885511111111111">
            <text:p>0.8855111111</text:p>
          </table:table-cell>
          <table:table-cell office:value-type="float" office:value="0">
            <text:p>0</text:p>
          </table:table-cell>
          <table:table-cell office:value-type="float" office:value="6.29921553929046">
            <text:p>6.2992155393</text:p>
          </table:table-cell>
          <table:table-cell office:value-type="float" office:value="-20.4458836336144">
            <text:p>-20.4458836336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date" office:date-value="2020-07-29">
            <text:p>07/29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3207">
            <text:p>3207</text:p>
          </table:table-cell>
          <table:table-cell office:value-type="float" office:value="0.28">
            <text:p>0.28</text:p>
          </table:table-cell>
          <table:table-cell office:value-type="float" office:value="0">
            <text:p>0</text:p>
          </table:table-cell>
          <table:table-cell office:value-type="float" office:value="74.8">
            <text:p>74.8</text:p>
          </table:table-cell>
          <table:table-cell office:value-type="float" office:value="2521.8">
            <text:p>2521.8</text:p>
          </table:table-cell>
          <table:table-cell office:value-type="float" office:value="0.562">
            <text:p>0.56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58">
            <text:p>58</text:p>
          </table:table-cell>
          <table:table-cell office:value-type="float" office:value="160">
            <text:p>160</text:p>
          </table:table-cell>
          <table:table-cell office:value-type="float" office:value="6.25">
            <text:p>6.25</text:p>
          </table:table-cell>
          <table:table-cell office:value-type="float" office:value="-6.25">
            <text:p>-6.25</text:p>
          </table:table-cell>
          <table:table-cell office:value-type="float" office:value="15">
            <text:p>15</text:p>
          </table:table-cell>
          <table:table-cell office:value-type="float" office:value="0.78125">
            <text:p>0.78125</text:p>
          </table:table-cell>
          <table:table-cell office:value-type="float" office:value="-0.107758620689655">
            <text:p>-0.1077586207</text:p>
          </table:table-cell>
          <table:table-cell office:value-type="float" office:value="0.09375">
            <text:p>0.09375</text:p>
          </table:table-cell>
          <table:table-cell office:value-type="float" office:value="4.9306640625">
            <text:p>4.9306640625</text:p>
          </table:table-cell>
          <table:table-cell office:value-type="float" office:value="0.645604191438763">
            <text:p>0.6456041914</text:p>
          </table:table-cell>
          <table:table-cell office:value-type="float" office:value="1.3453515625">
            <text:p>1.3453515625</text:p>
          </table:table-cell>
          <table:table-cell office:value-type="float" office:value="1.20063871939063">
            <text:p>1.2006387194</text:p>
          </table:table-cell>
          <table:table-cell office:value-type="float" office:value="-6.07924770051532">
            <text:p>-6.0792477005</text:p>
          </table:table-cell>
          <table:table-cell office:value-type="float" office:value="7.73496800763617">
            <text:p>7.7349680076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date" office:date-value="2020-07-30">
            <text:p>07/30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3015">
            <text:p>3015</text:p>
          </table:table-cell>
          <table:table-cell office:value-type="float" office:value="0.63">
            <text:p>0.63</text:p>
          </table:table-cell>
          <table:table-cell office:value-type="float" office:value="0.2">
            <text:p>0.2</text:p>
          </table:table-cell>
          <table:table-cell office:value-type="float" office:value="73.8">
            <text:p>73.8</text:p>
          </table:table-cell>
          <table:table-cell office:value-type="float" office:value="2860.8">
            <text:p>2860.8</text:p>
          </table:table-cell>
          <table:table-cell office:value-type="float" office:value="0.546">
            <text:p>0.54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58">
            <text:p>58</text:p>
          </table:table-cell>
          <table:table-cell office:value-type="float" office:value="183">
            <text:p>183</text:p>
          </table:table-cell>
          <table:table-cell office:value-type="float" office:value="4.625">
            <text:p>4.625</text:p>
          </table:table-cell>
          <table:table-cell office:value-type="float" office:value="-4.375">
            <text:p>-4.375</text:p>
          </table:table-cell>
          <table:table-cell office:value-type="float" office:value="12.875">
            <text:p>12.875</text:p>
          </table:table-cell>
          <table:table-cell office:value-type="float" office:value="0.23125">
            <text:p>0.23125</text:p>
          </table:table-cell>
          <table:table-cell office:value-type="float" office:value="-0.0754310344827586">
            <text:p>-0.0754310345</text:p>
          </table:table-cell>
          <table:table-cell office:value-type="float" office:value="0.0703551912568306">
            <text:p>0.0703551913</text:p>
          </table:table-cell>
          <table:table-cell office:value-type="float" office:value="1.9141890625">
            <text:p>1.9141890625</text:p>
          </table:table-cell>
          <table:table-cell office:value-type="float" office:value="0.747143467598098">
            <text:p>0.7471434676</text:p>
          </table:table-cell>
          <table:table-cell office:value-type="float" office:value="1.25594488115501">
            <text:p>1.2559448812</text:p>
          </table:table-cell>
          <table:table-cell office:value-type="float" office:value="3.33195918262053">
            <text:p>3.3319591826</text:p>
          </table:table-cell>
          <table:table-cell office:value-type="float" office:value="-8.8380479100281">
            <text:p>-8.83804791</text:p>
          </table:table-cell>
          <table:table-cell office:value-type="float" office:value="10.1947579867203">
            <text:p>10.1947579867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date" office:date-value="2020-07-31">
            <text:p>07/31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2702">
            <text:p>2702</text:p>
          </table:table-cell>
          <table:table-cell office:value-type="float" office:value="0.78">
            <text:p>0.78</text:p>
          </table:table-cell>
          <table:table-cell office:value-type="float" office:value="0.2">
            <text:p>0.2</text:p>
          </table:table-cell>
          <table:table-cell office:value-type="float" office:value="72.8">
            <text:p>72.8</text:p>
          </table:table-cell>
          <table:table-cell office:value-type="float" office:value="2951.6">
            <text:p>2951.6</text:p>
          </table:table-cell>
          <table:table-cell office:value-type="float" office:value="0.536">
            <text:p>0.53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240">
            <text:p>240</text:p>
          </table:table-cell>
          <table:table-cell office:value-type="float" office:value="-2.5">
            <text:p>-2.5</text:p>
          </table:table-cell>
          <table:table-cell office:value-type="float" office:value="16.625">
            <text:p>16.625</text:p>
          </table:table-cell>
          <table:table-cell office:value-type="float" office:value="14.25">
            <text:p>14.25</text:p>
          </table:table-cell>
          <table:table-cell office:value-type="float" office:value="-0.125">
            <text:p>-0.125</text:p>
          </table:table-cell>
          <table:table-cell office:value-type="float" office:value="0.361413043478261">
            <text:p>0.3614130435</text:p>
          </table:table-cell>
          <table:table-cell office:value-type="float" office:value="0.059375">
            <text:p>0.059375</text:p>
          </table:table-cell>
          <table:table-cell office:value-type="float" office:value="0.593125">
            <text:p>0.593125</text:p>
          </table:table-cell>
          <table:table-cell office:value-type="float" office:value="2.5209596526465">
            <text:p>2.5209596526</text:p>
          </table:table-cell>
          <table:table-cell office:value-type="float" office:value="1.214722265625">
            <text:p>1.2147222656</text:p>
          </table:table-cell>
          <table:table-cell office:value-type="float" office:value="-5.19089306968443">
            <text:p>-5.1908930697</text:p>
          </table:table-cell>
          <table:table-cell office:value-type="float" office:value="2.24666172227987">
            <text:p>2.2466617223</text:p>
          </table:table-cell>
          <table:table-cell office:value-type="float" office:value="12.0172998767207">
            <text:p>12.0172998767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date" office:date-value="2020-08-01">
            <text:p>08/01/20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  <table:table-cell office:value-type="float" office:value="3724">
            <text:p>3724</text:p>
          </table:table-cell>
          <table:table-cell office:value-type="float" office:value="0.56">
            <text:p>0.56</text:p>
          </table:table-cell>
          <table:table-cell office:value-type="float" office:value="0.2">
            <text:p>0.2</text:p>
          </table:table-cell>
          <table:table-cell office:value-type="float" office:value="72.4">
            <text:p>72.4</text:p>
          </table:table-cell>
          <table:table-cell office:value-type="float" office:value="2703.2">
            <text:p>2703.2</text:p>
          </table:table-cell>
          <table:table-cell office:value-type="float" office:value="0.572">
            <text:p>0.57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80">
            <text:p>80</text:p>
          </table:table-cell>
          <table:table-cell office:value-type="float" office:value="205">
            <text:p>205</text:p>
          </table:table-cell>
          <table:table-cell office:value-type="float" office:value="-1.25">
            <text:p>-1.25</text:p>
          </table:table-cell>
          <table:table-cell office:value-type="float" office:value="10.75">
            <text:p>10.75</text:p>
          </table:table-cell>
          <table:table-cell office:value-type="float" office:value="2.75">
            <text:p>2.75</text:p>
          </table:table-cell>
          <table:table-cell office:value-type="float" office:value="-0.0625">
            <text:p>-0.0625</text:p>
          </table:table-cell>
          <table:table-cell office:value-type="float" office:value="0.134375">
            <text:p>0.134375</text:p>
          </table:table-cell>
          <table:table-cell office:value-type="float" office:value="0.0134146341463415">
            <text:p>0.0134146341</text:p>
          </table:table-cell>
          <table:table-cell office:value-type="float" office:value="0.78890625">
            <text:p>0.78890625</text:p>
          </table:table-cell>
          <table:table-cell office:value-type="float" office:value="1.505703515625">
            <text:p>1.5057035156</text:p>
          </table:table-cell>
          <table:table-cell office:value-type="float" office:value="1.04730392623438">
            <text:p>1.0473039262</text:p>
          </table:table-cell>
          <table:table-cell office:value-type="float" office:value="-10.7400536662813">
            <text:p>-10.7400536663</text:p>
          </table:table-cell>
          <table:table-cell office:value-type="float" office:value="5.49759734602017">
            <text:p>5.4975973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date" office:date-value="2020-08-02">
            <text:p>08/02/20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2110">
            <text:p>2110</text:p>
          </table:table-cell>
          <table:table-cell office:value-type="float" office:value="0.43">
            <text:p>0.43</text:p>
          </table:table-cell>
          <table:table-cell office:value-type="float" office:value="0.4">
            <text:p>0.4</text:p>
          </table:table-cell>
          <table:table-cell office:value-type="float" office:value="72.8">
            <text:p>72.8</text:p>
          </table:table-cell>
          <table:table-cell office:value-type="float" office:value="2334.2">
            <text:p>2334.2</text:p>
          </table:table-cell>
          <table:table-cell office:value-type="float" office:value="0.6">
            <text:p>0.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82">
            <text:p>82</text:p>
          </table:table-cell>
          <table:table-cell office:value-type="float" office:value="150">
            <text:p>150</text:p>
          </table:table-cell>
          <table:table-cell office:value-type="float" office:value="6.25">
            <text:p>6.25</text:p>
          </table:table-cell>
          <table:table-cell office:value-type="float" office:value="1.5">
            <text:p>1.5</text:p>
          </table:table-cell>
          <table:table-cell office:value-type="float" office:value="15.625">
            <text:p>15.625</text:p>
          </table:table-cell>
          <table:table-cell office:value-type="float" office:value="0.78125">
            <text:p>0.78125</text:p>
          </table:table-cell>
          <table:table-cell office:value-type="float" office:value="0.0182926829268293">
            <text:p>0.0182926829</text:p>
          </table:table-cell>
          <table:table-cell office:value-type="float" office:value="0.104166666666667">
            <text:p>0.1041666667</text:p>
          </table:table-cell>
          <table:table-cell office:value-type="float" office:value="4.9306640625">
            <text:p>4.9306640625</text:p>
          </table:table-cell>
          <table:table-cell office:value-type="float" office:value="1.06468024985128">
            <text:p>1.0646802499</text:p>
          </table:table-cell>
          <table:table-cell office:value-type="float" office:value="1.38585069444444">
            <text:p>1.3858506944</text:p>
          </table:table-cell>
          <table:table-cell office:value-type="float" office:value="1.20063871939063">
            <text:p>1.2006387194</text:p>
          </table:table-cell>
          <table:table-cell office:value-type="float" office:value="0">
            <text:p>0</text:p>
          </table:table-cell>
          <table:table-cell office:value-type="float" office:value="6.99506374514089">
            <text:p>6.9950637451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date" office:date-value="2020-08-03">
            <text:p>08/03/20</text:p>
          </table:table-cell>
          <table:table-cell office:value-type="float" office:value="0">
            <text:p>0</text:p>
          </table:table-cell>
          <table:table-cell office:value-type="float" office:value="74">
            <text:p>74</text:p>
          </table:table-cell>
          <table:table-cell office:value-type="float" office:value="1965">
            <text:p>1965</text:p>
          </table:table-cell>
          <table:table-cell office:value-type="float" office:value="0.46">
            <text:p>0.46</text:p>
          </table:table-cell>
          <table:table-cell office:value-type="float" office:value="0.6">
            <text:p>0.6</text:p>
          </table:table-cell>
          <table:table-cell office:value-type="float" office:value="72.6">
            <text:p>72.6</text:p>
          </table:table-cell>
          <table:table-cell office:value-type="float" office:value="2189">
            <text:p>2189</text:p>
          </table:table-cell>
          <table:table-cell office:value-type="float" office:value="0.556">
            <text:p>0.556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87">
            <text:p>87</text:p>
          </table:table-cell>
          <table:table-cell office:value-type="float" office:value="183">
            <text:p>183</text:p>
          </table:table-cell>
          <table:table-cell office:value-type="float" office:value="5">
            <text:p>5</text:p>
          </table:table-cell>
          <table:table-cell office:value-type="float" office:value="-0.375">
            <text:p>-0.375</text:p>
          </table:table-cell>
          <table:table-cell office:value-type="float" office:value="12.875">
            <text:p>12.875</text:p>
          </table:table-cell>
          <table:table-cell office:value-type="float" office:value="0.25">
            <text:p>0.25</text:p>
          </table:table-cell>
          <table:table-cell office:value-type="float" office:value="-0.00431034482758621">
            <text:p>-0.0043103448</text:p>
          </table:table-cell>
          <table:table-cell office:value-type="float" office:value="0.0703551912568306">
            <text:p>0.0703551913</text:p>
          </table:table-cell>
          <table:table-cell office:value-type="float" office:value="1.9975">
            <text:p>1.9975</text:p>
          </table:table-cell>
          <table:table-cell office:value-type="float" office:value="0.984950208085612">
            <text:p>0.9849502081</text:p>
          </table:table-cell>
          <table:table-cell office:value-type="float" office:value="1.25594488115501">
            <text:p>1.2559448812</text:p>
          </table:table-cell>
          <table:table-cell office:value-type="float" office:value="3.10628371950539">
            <text:p>3.1062837195</text:p>
          </table:table-cell>
          <table:table-cell office:value-type="float" office:value="0">
            <text:p>0</text:p>
          </table:table-cell>
          <table:table-cell office:value-type="float" office:value="10.1947579867203">
            <text:p>10.1947579867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date" office:date-value="2020-08-04">
            <text:p>08/04/20</text:p>
          </table:table-cell>
          <table:table-cell office:value-type="float" office:value="1">
            <text:p>1</text:p>
          </table:table-cell>
          <table:table-cell office:value-type="float" office:value="75">
            <text:p>75</text:p>
          </table:table-cell>
          <table:table-cell office:value-type="float" office:value="1170">
            <text:p>1170</text:p>
          </table:table-cell>
          <table:table-cell office:value-type="float" office:value="0.77">
            <text:p>0.77</text:p>
          </table:table-cell>
          <table:table-cell office:value-type="float" office:value="0.6">
            <text:p>0.6</text:p>
          </table:table-cell>
          <table:table-cell office:value-type="float" office:value="73.2">
            <text:p>73.2</text:p>
          </table:table-cell>
          <table:table-cell office:value-type="float" office:value="1931.8">
            <text:p>1931.8</text:p>
          </table:table-cell>
          <table:table-cell office:value-type="float" office:value="0.714">
            <text:p>0.714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13">
            <text:p>13</text:p>
          </table:table-cell>
          <table:table-cell office:value-type="float" office:value="30">
            <text:p>30</text:p>
          </table:table-cell>
          <table:table-cell office:value-type="float" office:value="102">
            <text:p>102</text:p>
          </table:table-cell>
          <table:table-cell office:value-type="float" office:value="232">
            <text:p>232</text:p>
          </table:table-cell>
          <table:table-cell office:value-type="float" office:value="9.625">
            <text:p>9.625</text:p>
          </table:table-cell>
          <table:table-cell office:value-type="float" office:value="-0.625">
            <text:p>-0.625</text:p>
          </table:table-cell>
          <table:table-cell office:value-type="float" office:value="14.125">
            <text:p>14.125</text:p>
          </table:table-cell>
          <table:table-cell office:value-type="float" office:value="0.320833333333333">
            <text:p>0.3208333333</text:p>
          </table:table-cell>
          <table:table-cell office:value-type="float" office:value="-0.00612745098039216">
            <text:p>-0.006127451</text:p>
          </table:table-cell>
          <table:table-cell office:value-type="float" office:value="0.0608836206896552">
            <text:p>0.0608836207</text:p>
          </table:table-cell>
          <table:table-cell office:value-type="float" office:value="2.32466736111111">
            <text:p>2.3246673611</text:p>
          </table:table-cell>
          <table:table-cell office:value-type="float" office:value="0.978627511053441">
            <text:p>0.9786275111</text:p>
          </table:table-cell>
          <table:table-cell office:value-type="float" office:value="1.22035803033963">
            <text:p>1.2203580303</text:p>
          </table:table-cell>
          <table:table-cell office:value-type="float" office:value="2.49097994657408">
            <text:p>2.4909799466</text:p>
          </table:table-cell>
          <table:table-cell office:value-type="float" office:value="0">
            <text:p>0</text:p>
          </table:table-cell>
          <table:table-cell office:value-type="float" office:value="11.7279490036261">
            <text:p>11.7279490036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date" office:date-value="2020-08-05">
            <text:p>08/05/20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1976">
            <text:p>1976</text:p>
          </table:table-cell>
          <table:table-cell office:value-type="float" office:value="0.56">
            <text:p>0.56</text:p>
          </table:table-cell>
          <table:table-cell office:value-type="float" office:value="1">
            <text:p>1</text:p>
          </table:table-cell>
          <table:table-cell office:value-type="float" office:value="73.4">
            <text:p>73.4</text:p>
          </table:table-cell>
          <table:table-cell office:value-type="float" office:value="2094">
            <text:p>2094</text:p>
          </table:table-cell>
          <table:table-cell office:value-type="float" office:value="0.792">
            <text:p>0.79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58">
            <text:p>58</text:p>
          </table:table-cell>
          <table:table-cell office:value-type="float" office:value="96">
            <text:p>96</text:p>
          </table:table-cell>
          <table:table-cell office:value-type="float" office:value="205">
            <text:p>205</text:p>
          </table:table-cell>
          <table:table-cell office:value-type="float" office:value="8.75">
            <text:p>8.75</text:p>
          </table:table-cell>
          <table:table-cell office:value-type="float" office:value="13.375">
            <text:p>13.375</text:p>
          </table:table-cell>
          <table:table-cell office:value-type="float" office:value="2.75">
            <text:p>2.75</text:p>
          </table:table-cell>
          <table:table-cell office:value-type="float" office:value="0.150862068965517">
            <text:p>0.150862069</text:p>
          </table:table-cell>
          <table:table-cell office:value-type="float" office:value="0.139322916666667">
            <text:p>0.1393229167</text:p>
          </table:table-cell>
          <table:table-cell office:value-type="float" office:value="0.0134146341463415">
            <text:p>0.0134146341</text:p>
          </table:table-cell>
          <table:table-cell office:value-type="float" office:value="1.57262559453032">
            <text:p>1.5726255945</text:p>
          </table:table-cell>
          <table:table-cell office:value-type="float" office:value="1.52567552354601">
            <text:p>1.5256755235</text:p>
          </table:table-cell>
          <table:table-cell office:value-type="float" office:value="1.04730392623438">
            <text:p>1.0473039262</text:p>
          </table:table-cell>
          <table:table-cell office:value-type="float" office:value="4.93303560640243">
            <text:p>4.9330356064</text:p>
          </table:table-cell>
          <table:table-cell office:value-type="float" office:value="5.31415402716096">
            <text:p>5.314154027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date" office:date-value="2020-08-06">
            <text:p>08/06/20</text:p>
          </table:table-cell>
          <table:table-cell office:value-type="float" office:value="1">
            <text:p>1</text:p>
          </table:table-cell>
          <table:table-cell office:value-type="float" office:value="74">
            <text:p>74</text:p>
          </table:table-cell>
          <table:table-cell office:value-type="float" office:value="2438">
            <text:p>2438</text:p>
          </table:table-cell>
          <table:table-cell office:value-type="float" office:value="1.35">
            <text:p>1.35</text:p>
          </table:table-cell>
          <table:table-cell office:value-type="float" office:value="1">
            <text:p>1</text:p>
          </table:table-cell>
          <table:table-cell office:value-type="float" office:value="72.4">
            <text:p>72.4</text:p>
          </table:table-cell>
          <table:table-cell office:value-type="float" office:value="2295">
            <text:p>2295</text:p>
          </table:table-cell>
          <table:table-cell office:value-type="float" office:value="0.916">
            <text:p>0.91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float" office:value="183">
            <text:p>183</text:p>
          </table:table-cell>
          <table:table-cell office:value-type="float" office:value="8">
            <text:p>8</text:p>
          </table:table-cell>
          <table:table-cell office:value-type="float" office:value="0.625">
            <text:p>0.625</text:p>
          </table:table-cell>
          <table:table-cell office:value-type="float" office:value="29.75">
            <text:p>29.75</text:p>
          </table:table-cell>
          <table:table-cell office:value-type="float" office:value="0.114285714285714">
            <text:p>0.1142857143</text:p>
          </table:table-cell>
          <table:table-cell office:value-type="float" office:value="0.00625">
            <text:p>0.00625</text:p>
          </table:table-cell>
          <table:table-cell office:value-type="float" office:value="0.162568306010929">
            <text:p>0.162568306</text:p>
          </table:table-cell>
          <table:table-cell office:value-type="float" office:value="1.4256">
            <text:p>1.4256</text:p>
          </table:table-cell>
          <table:table-cell office:value-type="float" office:value="1.0219515625">
            <text:p>1.0219515625</text:p>
          </table:table-cell>
          <table:table-cell office:value-type="float" office:value="1.62078884111201">
            <text:p>1.6207888411</text:p>
          </table:table-cell>
          <table:table-cell office:value-type="float" office:value="6.40536197802138">
            <text:p>6.405361978</text:p>
          </table:table-cell>
          <table:table-cell office:value-type="float" office:value="0">
            <text:p>0</text:p>
          </table:table-cell>
          <table:table-cell office:value-type="float" office:value="4.60160493097734">
            <text:p>4.601604931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date" office:date-value="2020-08-07">
            <text:p>08/07/20</text:p>
          </table:table-cell>
          <table:table-cell office:value-type="float" office:value="2">
            <text:p>2</text:p>
          </table:table-cell>
          <table:table-cell office:value-type="float" office:value="72">
            <text:p>72</text:p>
          </table:table-cell>
          <table:table-cell office:value-type="float" office:value="2921">
            <text:p>2921</text:p>
          </table:table-cell>
          <table:table-cell office:value-type="float" office:value="0.82">
            <text:p>0.82</text:p>
          </table:table-cell>
          <table:table-cell office:value-type="float" office:value="0.8">
            <text:p>0.8</text:p>
          </table:table-cell>
          <table:table-cell office:value-type="float" office:value="72">
            <text:p>72</text:p>
          </table:table-cell>
          <table:table-cell office:value-type="float" office:value="2528">
            <text:p>2528</text:p>
          </table:table-cell>
          <table:table-cell office:value-type="float" office:value="1.13">
            <text:p>1.13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70">
            <text:p>70</text:p>
          </table:table-cell>
          <table:table-cell office:value-type="float" office:value="110">
            <text:p>110</text:p>
          </table:table-cell>
          <table:table-cell office:value-type="float" office:value="205">
            <text:p>205</text:p>
          </table:table-cell>
          <table:table-cell office:value-type="float" office:value="1.25">
            <text:p>1.25</text:p>
          </table:table-cell>
          <table:table-cell office:value-type="float" office:value="26.5">
            <text:p>26.5</text:p>
          </table:table-cell>
          <table:table-cell office:value-type="float" office:value="51.125">
            <text:p>51.125</text:p>
          </table:table-cell>
          <table:table-cell office:value-type="float" office:value="0.0178571428571429">
            <text:p>0.0178571429</text:p>
          </table:table-cell>
          <table:table-cell office:value-type="float" office:value="0.240909090909091">
            <text:p>0.2409090909</text:p>
          </table:table-cell>
          <table:table-cell office:value-type="float" office:value="0.249390243902439">
            <text:p>0.2493902439</text:p>
          </table:table-cell>
          <table:table-cell office:value-type="float" office:value="1.063125">
            <text:p>1.063125</text:p>
          </table:table-cell>
          <table:table-cell office:value-type="float" office:value="1.9569347107438">
            <text:p>1.9569347107</text:p>
          </table:table-cell>
          <table:table-cell office:value-type="float" office:value="1.99476902141582">
            <text:p>1.9947690214</text:p>
          </table:table-cell>
          <table:table-cell office:value-type="float" office:value="0">
            <text:p>0</text:p>
          </table:table-cell>
          <table:table-cell office:value-type="float" office:value="3.21133031947276">
            <text:p>3.2113303195</text:p>
          </table:table-cell>
          <table:table-cell office:value-type="float" office:value="3.11309077874958">
            <text:p>3.1130907787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date" office:date-value="2020-08-08">
            <text:p>08/08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2970">
            <text:p>2970</text:p>
          </table:table-cell>
          <table:table-cell office:value-type="float" office:value="1.08">
            <text:p>1.08</text:p>
          </table:table-cell>
          <table:table-cell office:value-type="float" office:value="1.2">
            <text:p>1.2</text:p>
          </table:table-cell>
          <table:table-cell office:value-type="float" office:value="69.8">
            <text:p>69.8</text:p>
          </table:table-cell>
          <table:table-cell office:value-type="float" office:value="2510.4">
            <text:p>2510.4</text:p>
          </table:table-cell>
          <table:table-cell office:value-type="float" office:value="1.388">
            <text:p>1.388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80">
            <text:p>80</text:p>
          </table:table-cell>
          <table:table-cell office:value-type="float" office:value="132">
            <text:p>132</text:p>
          </table:table-cell>
          <table:table-cell office:value-type="float" office:value="282">
            <text:p>282</text:p>
          </table:table-cell>
          <table:table-cell office:value-type="float" office:value="2.5">
            <text:p>2.5</text:p>
          </table:table-cell>
          <table:table-cell office:value-type="float" office:value="3.875">
            <text:p>3.875</text:p>
          </table:table-cell>
          <table:table-cell office:value-type="float" office:value="69.625">
            <text:p>69.625</text:p>
          </table:table-cell>
          <table:table-cell office:value-type="float" office:value="0.03125">
            <text:p>0.03125</text:p>
          </table:table-cell>
          <table:table-cell office:value-type="float" office:value="0.0293560606060606">
            <text:p>0.0293560606</text:p>
          </table:table-cell>
          <table:table-cell office:value-type="float" office:value="0.246897163120567">
            <text:p>0.2468971631</text:p>
          </table:table-cell>
          <table:table-cell office:value-type="float" office:value="1.1112890625">
            <text:p>1.1112890625</text:p>
          </table:table-cell>
          <table:table-cell office:value-type="float" office:value="1.10443529757805">
            <text:p>1.1044352976</text:p>
          </table:table-cell>
          <table:table-cell office:value-type="float" office:value="1.98361816086967">
            <text:p>1.9836181609</text:p>
          </table:table-cell>
          <table:table-cell office:value-type="float" office:value="22.5255059555446">
            <text:p>22.5255059555</text:p>
          </table:table-cell>
          <table:table-cell office:value-type="float" office:value="23.9566256655354">
            <text:p>23.9566256655</text:p>
          </table:table-cell>
          <table:table-cell office:value-type="float" office:value="3.14127094994613">
            <text:p>3.1412709499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date" office:date-value="2020-08-09">
            <text:p>08/09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2335">
            <text:p>2335</text:p>
          </table:table-cell>
          <table:table-cell office:value-type="float" office:value="1.84">
            <text:p>1.84</text:p>
          </table:table-cell>
          <table:table-cell office:value-type="float" office:value="1">
            <text:p>1</text:p>
          </table:table-cell>
          <table:table-cell office:value-type="float" office:value="67.4">
            <text:p>67.4</text:p>
          </table:table-cell>
          <table:table-cell office:value-type="float" office:value="2182.6">
            <text:p>2182.6</text:p>
          </table:table-cell>
          <table:table-cell office:value-type="float" office:value="1.494">
            <text:p>1.494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5">
            <text:p>125</text:p>
          </table:table-cell>
          <table:table-cell office:value-type="float" office:value="348">
            <text:p>348</text:p>
          </table:table-cell>
          <table:table-cell office:value-type="float" office:value="8">
            <text:p>8</text:p>
          </table:table-cell>
          <table:table-cell office:value-type="float" office:value="3.125">
            <text:p>3.125</text:p>
          </table:table-cell>
          <table:table-cell office:value-type="float" office:value="51.625">
            <text:p>51.625</text:p>
          </table:table-cell>
          <table:table-cell office:value-type="float" office:value="0.114285714285714">
            <text:p>0.1142857143</text:p>
          </table:table-cell>
          <table:table-cell office:value-type="float" office:value="0.025">
            <text:p>0.025</text:p>
          </table:table-cell>
          <table:table-cell office:value-type="float" office:value="0.148347701149425">
            <text:p>0.1483477011</text:p>
          </table:table-cell>
          <table:table-cell office:value-type="float" office:value="1.4256">
            <text:p>1.4256</text:p>
          </table:table-cell>
          <table:table-cell office:value-type="float" office:value="1.088725">
            <text:p>1.088725</text:p>
          </table:table-cell>
          <table:table-cell office:value-type="float" office:value="1.56235075327817">
            <text:p>1.5623507533</text:p>
          </table:table-cell>
          <table:table-cell office:value-type="float" office:value="6.40536197802138">
            <text:p>6.405361978</text:p>
          </table:table-cell>
          <table:table-cell office:value-type="float" office:value="28.0710345259387">
            <text:p>28.0710345259</text:p>
          </table:table-cell>
          <table:table-cell office:value-type="float" office:value="5.01103598163759">
            <text:p>5.0110359816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date" office:date-value="2020-08-10">
            <text:p>08/10/20</text:p>
          </table:table-cell>
          <table:table-cell office:value-type="float" office:value="3">
            <text:p>3</text:p>
          </table:table-cell>
          <table:table-cell office:value-type="float" office:value="61">
            <text:p>61</text:p>
          </table:table-cell>
          <table:table-cell office:value-type="float" office:value="1888">
            <text:p>1888</text:p>
          </table:table-cell>
          <table:table-cell office:value-type="float" office:value="1.85">
            <text:p>1.85</text:p>
          </table:table-cell>
          <table:table-cell office:value-type="float" office:value="0.6">
            <text:p>0.6</text:p>
          </table:table-cell>
          <table:table-cell office:value-type="float" office:value="65.8">
            <text:p>65.8</text:p>
          </table:table-cell>
          <table:table-cell office:value-type="float" office:value="2177.8">
            <text:p>2177.8</text:p>
          </table:table-cell>
          <table:table-cell office:value-type="float" office:value="1.482">
            <text:p>1.482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0">
            <text:p>120</text:p>
          </table:table-cell>
          <table:table-cell office:value-type="float" office:value="388">
            <text:p>388</text:p>
          </table:table-cell>
          <table:table-cell office:value-type="float" office:value="1.25">
            <text:p>1.25</text:p>
          </table:table-cell>
          <table:table-cell office:value-type="float" office:value="4.25">
            <text:p>4.25</text:p>
          </table:table-cell>
          <table:table-cell office:value-type="float" office:value="49">
            <text:p>49</text:p>
          </table:table-cell>
          <table:table-cell office:value-type="float" office:value="0.0178571428571429">
            <text:p>0.0178571429</text:p>
          </table:table-cell>
          <table:table-cell office:value-type="float" office:value="0.0354166666666667">
            <text:p>0.0354166667</text:p>
          </table:table-cell>
          <table:table-cell office:value-type="float" office:value="0.126288659793814">
            <text:p>0.1262886598</text:p>
          </table:table-cell>
          <table:table-cell office:value-type="float" office:value="1.063125">
            <text:p>1.063125</text:p>
          </table:table-cell>
          <table:table-cell office:value-type="float" office:value="1.12641684027778">
            <text:p>1.1264168403</text:p>
          </table:table-cell>
          <table:table-cell office:value-type="float" office:value="1.47327000743969">
            <text:p>1.4732700074</text:p>
          </table:table-cell>
          <table:table-cell office:value-type="float" office:value="0">
            <text:p>0</text:p>
          </table:table-cell>
          <table:table-cell office:value-type="float" office:value="19.9157777874143">
            <text:p>19.9157777874</text:p>
          </table:table-cell>
          <table:table-cell office:value-type="float" office:value="5.82829966795535">
            <text:p>5.828299668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date" office:date-value="2020-08-11">
            <text:p>08/11/20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799">
            <text:p>799</text:p>
          </table:table-cell>
          <table:table-cell office:value-type="float" office:value="1.88">
            <text:p>1.88</text:p>
          </table:table-cell>
          <table:table-cell office:value-type="float" office:value="1">
            <text:p>1</text:p>
          </table:table-cell>
          <table:table-cell office:value-type="float" office:value="65.2">
            <text:p>65.2</text:p>
          </table:table-cell>
          <table:table-cell office:value-type="float" office:value="2221.6">
            <text:p>2221.6</text:p>
          </table:table-cell>
          <table:table-cell office:value-type="float" office:value="1.548">
            <text:p>1.548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5">
            <text:p>125</text:p>
          </table:table-cell>
          <table:table-cell office:value-type="float" office:value="559">
            <text:p>559</text:p>
          </table:table-cell>
          <table:table-cell office:value-type="float" office:value="1.25">
            <text:p>1.25</text:p>
          </table:table-cell>
          <table:table-cell office:value-type="float" office:value="26.5">
            <text:p>26.5</text:p>
          </table:table-cell>
          <table:table-cell office:value-type="float" office:value="54.625">
            <text:p>54.625</text:p>
          </table:table-cell>
          <table:table-cell office:value-type="float" office:value="0.0178571428571429">
            <text:p>0.0178571429</text:p>
          </table:table-cell>
          <table:table-cell office:value-type="float" office:value="0.212">
            <text:p>0.212</text:p>
          </table:table-cell>
          <table:table-cell office:value-type="float" office:value="0.0977191413237925">
            <text:p>0.0977191413</text:p>
          </table:table-cell>
          <table:table-cell office:value-type="float" office:value="1.063125">
            <text:p>1.063125</text:p>
          </table:table-cell>
          <table:table-cell office:value-type="float" office:value="1.83009024">
            <text:p>1.83009024</text:p>
          </table:table-cell>
          <table:table-cell office:value-type="float" office:value="1.36073309457215">
            <text:p>1.3607330946</text:p>
          </table:table-cell>
          <table:table-cell office:value-type="float" office:value="0">
            <text:p>0</text:p>
          </table:table-cell>
          <table:table-cell office:value-type="float" office:value="3.6050365398819">
            <text:p>3.6050365399</text:p>
          </table:table-cell>
          <table:table-cell office:value-type="float" office:value="7.43444795270719">
            <text:p>7.4344479527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date" office:date-value="2020-08-12">
            <text:p>08/12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2897">
            <text:p>2897</text:p>
          </table:table-cell>
          <table:table-cell office:value-type="float" office:value="0.76">
            <text:p>0.76</text:p>
          </table:table-cell>
          <table:table-cell office:value-type="float" office:value="1">
            <text:p>1</text:p>
          </table:table-cell>
          <table:table-cell office:value-type="float" office:value="63.4">
            <text:p>63.4</text:p>
          </table:table-cell>
          <table:table-cell office:value-type="float" office:value="2383">
            <text:p>2383</text:p>
          </table:table-cell>
          <table:table-cell office:value-type="float" office:value="1.434">
            <text:p>1.434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9">
            <text:p>9</text:p>
          </table:table-cell>
          <table:table-cell office:value-type="float" office:value="80">
            <text:p>80</text:p>
          </table:table-cell>
          <table:table-cell office:value-type="float" office:value="162">
            <text:p>162</text:p>
          </table:table-cell>
          <table:table-cell office:value-type="float" office:value="734">
            <text:p>734</text:p>
          </table:table-cell>
          <table:table-cell office:value-type="float" office:value="2.5">
            <text:p>2.5</text:p>
          </table:table-cell>
          <table:table-cell office:value-type="float" office:value="35.25">
            <text:p>35.25</text:p>
          </table:table-cell>
          <table:table-cell office:value-type="float" office:value="34.5">
            <text:p>34.5</text:p>
          </table:table-cell>
          <table:table-cell office:value-type="float" office:value="0.03125">
            <text:p>0.03125</text:p>
          </table:table-cell>
          <table:table-cell office:value-type="float" office:value="0.217592592592593">
            <text:p>0.2175925926</text:p>
          </table:table-cell>
          <table:table-cell office:value-type="float" office:value="0.0470027247956403">
            <text:p>0.0470027248</text:p>
          </table:table-cell>
          <table:table-cell office:value-type="float" office:value="1.1112890625">
            <text:p>1.1112890625</text:p>
          </table:table-cell>
          <table:table-cell office:value-type="float" office:value="1.85437328532236">
            <text:p>1.8543732853</text:p>
          </table:table-cell>
          <table:table-cell office:value-type="float" office:value="1.16883967881564">
            <text:p>1.1688396788</text:p>
          </table:table-cell>
          <table:table-cell office:value-type="float" office:value="22.5255059555446">
            <text:p>22.5255059555</text:p>
          </table:table-cell>
          <table:table-cell office:value-type="float" office:value="3.52073641591156">
            <text:p>3.5207364159</text:p>
          </table:table-cell>
          <table:table-cell office:value-type="float" office:value="15.090877980797">
            <text:p>15.0908779808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date" office:date-value="2020-08-13">
            <text:p>08/13/20</text:p>
          </table:table-cell>
          <table:table-cell office:value-type="float" office:value="2">
            <text:p>2</text:p>
          </table:table-cell>
          <table:table-cell office:value-type="float" office:value="66">
            <text:p>66</text:p>
          </table:table-cell>
          <table:table-cell office:value-type="float" office:value="3189">
            <text:p>3189</text:p>
          </table:table-cell>
          <table:table-cell office:value-type="float" office:value="1.41">
            <text:p>1.41</text:p>
          </table:table-cell>
          <table:table-cell office:value-type="float" office:value="0.4">
            <text:p>0.4</text:p>
          </table:table-cell>
          <table:table-cell office:value-type="float" office:value="63.8">
            <text:p>63.8</text:p>
          </table:table-cell>
          <table:table-cell office:value-type="float" office:value="2605">
            <text:p>2605</text:p>
          </table:table-cell>
          <table:table-cell office:value-type="float" office:value="1.224">
            <text:p>1.224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72">
            <text:p>72</text:p>
          </table:table-cell>
          <table:table-cell office:value-type="float" office:value="200">
            <text:p>200</text:p>
          </table:table-cell>
          <table:table-cell office:value-type="float" office:value="573">
            <text:p>573</text:p>
          </table:table-cell>
          <table:table-cell office:value-type="float" office:value="8.125">
            <text:p>8.125</text:p>
          </table:table-cell>
          <table:table-cell office:value-type="float" office:value="41.75">
            <text:p>41.75</text:p>
          </table:table-cell>
          <table:table-cell office:value-type="float" office:value="88.375">
            <text:p>88.375</text:p>
          </table:table-cell>
          <table:table-cell office:value-type="float" office:value="0.112847222222222">
            <text:p>0.1128472222</text:p>
          </table:table-cell>
          <table:table-cell office:value-type="float" office:value="0.20875">
            <text:p>0.20875</text:p>
          </table:table-cell>
          <table:table-cell office:value-type="float" office:value="0.154232111692845">
            <text:p>0.1542321117</text:p>
          </table:table-cell>
          <table:table-cell office:value-type="float" office:value="1.41992488908179">
            <text:p>1.4199248891</text:p>
          </table:table-cell>
          <table:table-cell office:value-type="float" office:value="1.8160350625">
            <text:p>1.8160350625</text:p>
          </table:table-cell>
          <table:table-cell office:value-type="float" office:value="1.58643597770834">
            <text:p>1.5864359777</text:p>
          </table:table-cell>
          <table:table-cell office:value-type="float" office:value="6.48274912163615">
            <text:p>6.4827491216</text:p>
          </table:table-cell>
          <table:table-cell office:value-type="float" office:value="3.65609471935649">
            <text:p>3.6560947194</text:p>
          </table:table-cell>
          <table:table-cell office:value-type="float" office:value="4.83247328528682">
            <text:p>4.8324732853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date" office:date-value="2020-08-14">
            <text:p>08/14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3142">
            <text:p>3142</text:p>
          </table:table-cell>
          <table:table-cell office:value-type="float" office:value="1.27">
            <text:p>1.27</text:p>
          </table:table-cell>
          <table:table-cell office:value-type="float" office:value="0.6">
            <text:p>0.6</text:p>
          </table:table-cell>
          <table:table-cell office:value-type="float" office:value="63.8">
            <text:p>63.8</text:p>
          </table:table-cell>
          <table:table-cell office:value-type="float" office:value="3029.8">
            <text:p>3029.8</text:p>
          </table:table-cell>
          <table:table-cell office:value-type="float" office:value="1.114">
            <text:p>1.11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82">
            <text:p>82</text:p>
          </table:table-cell>
          <table:table-cell office:value-type="float" office:value="230">
            <text:p>230</text:p>
          </table:table-cell>
          <table:table-cell office:value-type="float" office:value="1043">
            <text:p>1043</text:p>
          </table:table-cell>
          <table:table-cell office:value-type="float" office:value="13.5">
            <text:p>13.5</text:p>
          </table:table-cell>
          <table:table-cell office:value-type="float" office:value="41">
            <text:p>41</text:p>
          </table:table-cell>
          <table:table-cell office:value-type="float" office:value="88.25">
            <text:p>88.25</text:p>
          </table:table-cell>
          <table:table-cell office:value-type="float" office:value="0.164634146341463">
            <text:p>0.1646341463</text:p>
          </table:table-cell>
          <table:table-cell office:value-type="float" office:value="0.178260869565217">
            <text:p>0.1782608696</text:p>
          </table:table-cell>
          <table:table-cell office:value-type="float" office:value="0.0846116970278044">
            <text:p>0.084611697</text:p>
          </table:table-cell>
          <table:table-cell office:value-type="float" office:value="1.62934414039262">
            <text:p>1.6293441404</text:p>
          </table:table-cell>
          <table:table-cell office:value-type="float" office:value="1.68619584120983">
            <text:p>1.6861958412</text:p>
          </table:table-cell>
          <table:table-cell office:value-type="float" office:value="1.31017285257421">
            <text:p>1.3101728526</text:p>
          </table:table-cell>
          <table:table-cell office:value-type="float" office:value="4.54800094187489">
            <text:p>4.5480009419</text:p>
          </table:table-cell>
          <table:table-cell office:value-type="float" office:value="4.22548916595003">
            <text:p>4.225489166</text:p>
          </table:table-cell>
          <table:table-cell office:value-type="float" office:value="8.53397895997075">
            <text:p>8.53397896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date" office:date-value="2020-08-15">
            <text:p>08/15/20</text:p>
          </table:table-cell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 office:value-type="float" office:value="2998">
            <text:p>2998</text:p>
          </table:table-cell>
          <table:table-cell office:value-type="float" office:value="0.8">
            <text:p>0.8</text:p>
          </table:table-cell>
          <table:table-cell office:value-type="float" office:value="0.6">
            <text:p>0.6</text:p>
          </table:table-cell>
          <table:table-cell office:value-type="float" office:value="63.4">
            <text:p>63.4</text:p>
          </table:table-cell>
          <table:table-cell office:value-type="float" office:value="2915.2">
            <text:p>2915.2</text:p>
          </table:table-cell>
          <table:table-cell office:value-type="float" office:value="1.22">
            <text:p>1.2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92">
            <text:p>92</text:p>
          </table:table-cell>
          <table:table-cell office:value-type="float" office:value="320">
            <text:p>320</text:p>
          </table:table-cell>
          <table:table-cell office:value-type="float" office:value="1244">
            <text:p>1244</text:p>
          </table:table-cell>
          <table:table-cell office:value-type="float" office:value="22.75">
            <text:p>22.75</text:p>
          </table:table-cell>
          <table:table-cell office:value-type="float" office:value="46.75">
            <text:p>46.75</text:p>
          </table:table-cell>
          <table:table-cell office:value-type="float" office:value="98">
            <text:p>98</text:p>
          </table:table-cell>
          <table:table-cell office:value-type="float" office:value="0.247282608695652">
            <text:p>0.2472826087</text:p>
          </table:table-cell>
          <table:table-cell office:value-type="float" office:value="0.14609375">
            <text:p>0.14609375</text:p>
          </table:table-cell>
          <table:table-cell office:value-type="float" office:value="0.0787781350482315">
            <text:p>0.078778135</text:p>
          </table:table-cell>
          <table:table-cell office:value-type="float" office:value="1.9853405600189">
            <text:p>1.98534056</text:p>
          </table:table-cell>
          <table:table-cell office:value-type="float" office:value="1.55316115722656">
            <text:p>1.5531611572</text:p>
          </table:table-cell>
          <table:table-cell office:value-type="float" office:value="1.2878872220097">
            <text:p>1.287887222</text:p>
          </table:table-cell>
          <table:table-cell office:value-type="float" office:value="3.13687712495242">
            <text:p>3.136877125</text:p>
          </table:table-cell>
          <table:table-cell office:value-type="float" office:value="5.08323645195196">
            <text:p>5.083236452</text:p>
          </table:table-cell>
          <table:table-cell office:value-type="float" office:value="9.14091938749301">
            <text:p>9.1409193875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date" office:date-value="2020-08-16">
            <text:p>08/16/20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 office:value-type="float" office:value="2923">
            <text:p>2923</text:p>
          </table:table-cell>
          <table:table-cell office:value-type="float" office:value="1.33">
            <text:p>1.33</text:p>
          </table:table-cell>
          <table:table-cell office:value-type="float" office:value="0.4">
            <text:p>0.4</text:p>
          </table:table-cell>
          <table:table-cell office:value-type="float" office:value="62.2">
            <text:p>62.2</text:p>
          </table:table-cell>
          <table:table-cell office:value-type="float" office:value="2773.2">
            <text:p>2773.2</text:p>
          </table:table-cell>
          <table:table-cell office:value-type="float" office:value="1.132">
            <text:p>1.132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22">
            <text:p>122</text:p>
          </table:table-cell>
          <table:table-cell office:value-type="float" office:value="350">
            <text:p>350</text:p>
          </table:table-cell>
          <table:table-cell office:value-type="float" office:value="1018">
            <text:p>1018</text:p>
          </table:table-cell>
          <table:table-cell office:value-type="float" office:value="31">
            <text:p>31</text:p>
          </table:table-cell>
          <table:table-cell office:value-type="float" office:value="7.75">
            <text:p>7.75</text:p>
          </table:table-cell>
          <table:table-cell office:value-type="float" office:value="96.75">
            <text:p>96.75</text:p>
          </table:table-cell>
          <table:table-cell office:value-type="float" office:value="0.254098360655738">
            <text:p>0.2540983607</text:p>
          </table:table-cell>
          <table:table-cell office:value-type="float" office:value="0.0221428571428571">
            <text:p>0.0221428571</text:p>
          </table:table-cell>
          <table:table-cell office:value-type="float" office:value="0.0950392927308448">
            <text:p>0.0950392927</text:p>
          </table:table-cell>
          <table:table-cell office:value-type="float" office:value="2.01589357699543">
            <text:p>2.015893577</text:p>
          </table:table-cell>
          <table:table-cell office:value-type="float" office:value="1.078461">
            <text:p>1.078461</text:p>
          </table:table-cell>
          <table:table-cell office:value-type="float" office:value="1.350341160197">
            <text:p>1.3503411602</text:p>
          </table:table-cell>
          <table:table-cell office:value-type="float" office:value="3.06137594859294">
            <text:p>3.0613759486</text:p>
          </table:table-cell>
          <table:table-cell office:value-type="float" office:value="31.6487295913258">
            <text:p>31.6487295913</text:p>
          </table:table-cell>
          <table:table-cell office:value-type="float" office:value="7.63459961908363">
            <text:p>7.6345996191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date" office:date-value="2020-08-17">
            <text:p>08/17/20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2324">
            <text:p>2324</text:p>
          </table:table-cell>
          <table:table-cell office:value-type="float" office:value="1.29">
            <text:p>1.29</text:p>
          </table:table-cell>
          <table:table-cell office:value-type="float" office:value="0.4">
            <text:p>0.4</text:p>
          </table:table-cell>
          <table:table-cell office:value-type="float" office:value="60.8">
            <text:p>60.8</text:p>
          </table:table-cell>
          <table:table-cell office:value-type="float" office:value="2884.8">
            <text:p>2884.8</text:p>
          </table:table-cell>
          <table:table-cell office:value-type="float" office:value="1.05">
            <text:p>1.05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9">
            <text:p>9</text:p>
          </table:table-cell>
          <table:table-cell office:value-type="float" office:value="155">
            <text:p>155</text:p>
          </table:table-cell>
          <table:table-cell office:value-type="float" office:value="360">
            <text:p>360</text:p>
          </table:table-cell>
          <table:table-cell office:value-type="float" office:value="981">
            <text:p>981</text:p>
          </table:table-cell>
          <table:table-cell office:value-type="float" office:value="34.75">
            <text:p>34.75</text:p>
          </table:table-cell>
          <table:table-cell office:value-type="float" office:value="52.125">
            <text:p>52.125</text:p>
          </table:table-cell>
          <table:table-cell office:value-type="float" office:value="77.75">
            <text:p>77.75</text:p>
          </table:table-cell>
          <table:table-cell office:value-type="float" office:value="0.224193548387097">
            <text:p>0.2241935484</text:p>
          </table:table-cell>
          <table:table-cell office:value-type="float" office:value="0.144791666666667">
            <text:p>0.1447916667</text:p>
          </table:table-cell>
          <table:table-cell office:value-type="float" office:value="0.0792558613659531">
            <text:p>0.0792558614</text:p>
          </table:table-cell>
          <table:table-cell office:value-type="float" office:value="1.8831924037461">
            <text:p>1.8831924037</text:p>
          </table:table-cell>
          <table:table-cell office:value-type="float" office:value="1.54786150173611">
            <text:p>1.5478615017</text:p>
          </table:table-cell>
          <table:table-cell office:value-type="float" office:value="1.28970723824012">
            <text:p>1.2897072382</text:p>
          </table:table-cell>
          <table:table-cell office:value-type="float" office:value="3.42663289257146">
            <text:p>3.4266328926</text:p>
          </table:table-cell>
          <table:table-cell office:value-type="float" office:value="5.12596875108728">
            <text:p>5.1259687511</text:p>
          </table:table-cell>
          <table:table-cell office:value-type="float" office:value="9.08785821426305">
            <text:p>9.0878582143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date" office:date-value="2020-08-18">
            <text:p>08/18/20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float" office:value="2479">
            <text:p>2479</text:p>
          </table:table-cell>
          <table:table-cell office:value-type="float" office:value="0.97">
            <text:p>0.97</text:p>
          </table:table-cell>
          <table:table-cell office:value-type="float" office:value="0.4">
            <text:p>0.4</text:p>
          </table:table-cell>
          <table:table-cell office:value-type="float" office:value="59.6">
            <text:p>59.6</text:p>
          </table:table-cell>
          <table:table-cell office:value-type="float" office:value="2878.8">
            <text:p>2878.8</text:p>
          </table:table-cell>
          <table:table-cell office:value-type="float" office:value="1.186">
            <text:p>1.1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78">
            <text:p>178</text:p>
          </table:table-cell>
          <table:table-cell office:value-type="float" office:value="430">
            <text:p>430</text:p>
          </table:table-cell>
          <table:table-cell office:value-type="float" office:value="1060">
            <text:p>1060</text:p>
          </table:table-cell>
          <table:table-cell office:value-type="float" office:value="35">
            <text:p>35</text:p>
          </table:table-cell>
          <table:table-cell office:value-type="float" office:value="73.5">
            <text:p>73.5</text:p>
          </table:table-cell>
          <table:table-cell office:value-type="float" office:value="90.25">
            <text:p>90.25</text:p>
          </table:table-cell>
          <table:table-cell office:value-type="float" office:value="0.196629213483146">
            <text:p>0.1966292135</text:p>
          </table:table-cell>
          <table:table-cell office:value-type="float" office:value="0.17093023255814">
            <text:p>0.1709302326</text:p>
          </table:table-cell>
          <table:table-cell office:value-type="float" office:value="0.0851415094339623">
            <text:p>0.0851415094</text:p>
          </table:table-cell>
          <table:table-cell office:value-type="float" office:value="1.76398182047721">
            <text:p>1.7639818205</text:p>
          </table:table-cell>
          <table:table-cell office:value-type="float" office:value="1.65552141698215">
            <text:p>1.655521417</text:p>
          </table:table-cell>
          <table:table-cell office:value-type="float" office:value="1.31220347321111">
            <text:p>1.3122034732</text:p>
          </table:table-cell>
          <table:table-cell office:value-type="float" office:value="3.86135884870175">
            <text:p>3.8613588487</text:p>
          </table:table-cell>
          <table:table-cell office:value-type="float" office:value="4.39260934237752">
            <text:p>4.3926093424</text:p>
          </table:table-cell>
          <table:table-cell office:value-type="float" office:value="8.48297357732117">
            <text:p>8.4829735773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date" office:date-value="2020-08-19">
            <text:p>08/19/20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3700">
            <text:p>3700</text:p>
          </table:table-cell>
          <table:table-cell office:value-type="float" office:value="0.86">
            <text:p>0.86</text:p>
          </table:table-cell>
          <table:table-cell office:value-type="float" office:value="0.6">
            <text:p>0.6</text:p>
          </table:table-cell>
          <table:table-cell office:value-type="float" office:value="58.8">
            <text:p>58.8</text:p>
          </table:table-cell>
          <table:table-cell office:value-type="float" office:value="2964.6">
            <text:p>2964.6</text:p>
          </table:table-cell>
          <table:table-cell office:value-type="float" office:value="1.23">
            <text:p>1.23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252">
            <text:p>252</text:p>
          </table:table-cell>
          <table:table-cell office:value-type="float" office:value="462">
            <text:p>462</text:p>
          </table:table-cell>
          <table:table-cell office:value-type="float" office:value="1277">
            <text:p>1277</text:p>
          </table:table-cell>
          <table:table-cell office:value-type="float" office:value="37.875">
            <text:p>37.875</text:p>
          </table:table-cell>
          <table:table-cell office:value-type="float" office:value="17.5">
            <text:p>17.5</text:p>
          </table:table-cell>
          <table:table-cell office:value-type="float" office:value="46.375">
            <text:p>46.375</text:p>
          </table:table-cell>
          <table:table-cell office:value-type="float" office:value="0.150297619047619">
            <text:p>0.150297619</text:p>
          </table:table-cell>
          <table:table-cell office:value-type="float" office:value="0.0378787878787879">
            <text:p>0.0378787879</text:p>
          </table:table-cell>
          <table:table-cell office:value-type="float" office:value="0.0363155833985904">
            <text:p>0.0363155834</text:p>
          </table:table-cell>
          <table:table-cell office:value-type="float" office:value="1.57031684027778">
            <text:p>1.5703168403</text:p>
          </table:table-cell>
          <table:table-cell office:value-type="float" office:value="1.13538797061524">
            <text:p>1.1353879706</text:p>
          </table:table-cell>
          <table:table-cell office:value-type="float" office:value="1.12968943222632">
            <text:p>1.1296894322</text:p>
          </table:table-cell>
          <table:table-cell office:value-type="float" office:value="4.95031906453277">
            <text:p>4.9503190645</text:p>
          </table:table-cell>
          <table:table-cell office:value-type="float" office:value="18.6435116630965">
            <text:p>18.6435116631</text:p>
          </table:table-cell>
          <table:table-cell office:value-type="float" office:value="19.4312829570992">
            <text:p>19.4312829571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date" office:date-value="2020-08-20">
            <text:p>08/20/20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2968">
            <text:p>2968</text:p>
          </table:table-cell>
          <table:table-cell office:value-type="float" office:value="1.48">
            <text:p>1.48</text:p>
          </table:table-cell>
          <table:table-cell office:value-type="float" office:value="0.6">
            <text:p>0.6</text:p>
          </table:table-cell>
          <table:table-cell office:value-type="float" office:value="58.4">
            <text:p>58.4</text:p>
          </table:table-cell>
          <table:table-cell office:value-type="float" office:value="2795.8">
            <text:p>2795.8</text:p>
          </table:table-cell>
          <table:table-cell office:value-type="float" office:value="1.444">
            <text:p>1.44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325">
            <text:p>325</text:p>
          </table:table-cell>
          <table:table-cell office:value-type="float" office:value="525">
            <text:p>525</text:p>
          </table:table-cell>
          <table:table-cell office:value-type="float" office:value="1309">
            <text:p>1309</text:p>
          </table:table-cell>
          <table:table-cell office:value-type="float" office:value="27.5">
            <text:p>27.5</text:p>
          </table:table-cell>
          <table:table-cell office:value-type="float" office:value="45">
            <text:p>45</text:p>
          </table:table-cell>
          <table:table-cell office:value-type="float" office:value="90.25">
            <text:p>90.25</text:p>
          </table:table-cell>
          <table:table-cell office:value-type="float" office:value="0.0846153846153846">
            <text:p>0.0846153846</text:p>
          </table:table-cell>
          <table:table-cell office:value-type="float" office:value="0.0857142857142857">
            <text:p>0.0857142857</text:p>
          </table:table-cell>
          <table:table-cell office:value-type="float" office:value="0.0689457601222307">
            <text:p>0.0689457601</text:p>
          </table:table-cell>
          <table:table-cell office:value-type="float" office:value="1.31018698224852">
            <text:p>1.3101869822</text:p>
          </table:table-cell>
          <table:table-cell office:value-type="float" office:value="1.3144">
            <text:p>1.3144</text:p>
          </table:table-cell>
          <table:table-cell office:value-type="float" office:value="1.25062705539192">
            <text:p>1.2506270554</text:p>
          </table:table-cell>
          <table:table-cell office:value-type="float" office:value="8.53362174733149">
            <text:p>8.5336217473</text:p>
          </table:table-cell>
          <table:table-cell office:value-type="float" office:value="8.42854097334081">
            <text:p>8.4285409733</text:p>
          </table:table-cell>
          <table:table-cell office:value-type="float" office:value="10.3962369293821">
            <text:p>10.3962369294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date" office:date-value="2020-08-21">
            <text:p>08/21/20</text:p>
          </table:table-cell>
          <table:table-cell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3352">
            <text:p>3352</text:p>
          </table:table-cell>
          <table:table-cell office:value-type="float" office:value="1.55">
            <text:p>1.55</text:p>
          </table:table-cell>
          <table:table-cell office:value-type="float" office:value="0.8">
            <text:p>0.8</text:p>
          </table:table-cell>
          <table:table-cell office:value-type="float" office:value="58.2">
            <text:p>58.2</text:p>
          </table:table-cell>
          <table:table-cell office:value-type="float" office:value="2736.2">
            <text:p>2736.2</text:p>
          </table:table-cell>
          <table:table-cell office:value-type="float" office:value="1.452">
            <text:p>1.452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332">
            <text:p>332</text:p>
          </table:table-cell>
          <table:table-cell office:value-type="float" office:value="671">
            <text:p>671</text:p>
          </table:table-cell>
          <table:table-cell office:value-type="float" office:value="1605">
            <text:p>1605</text:p>
          </table:table-cell>
          <table:table-cell office:value-type="float" office:value="64.625">
            <text:p>64.625</text:p>
          </table:table-cell>
          <table:table-cell office:value-type="float" office:value="56.25">
            <text:p>56.25</text:p>
          </table:table-cell>
          <table:table-cell office:value-type="float" office:value="123.5">
            <text:p>123.5</text:p>
          </table:table-cell>
          <table:table-cell office:value-type="float" office:value="0.194653614457831">
            <text:p>0.1946536145</text:p>
          </table:table-cell>
          <table:table-cell office:value-type="float" office:value="0.0838301043219076">
            <text:p>0.0838301043</text:p>
          </table:table-cell>
          <table:table-cell office:value-type="float" office:value="0.0769470404984424">
            <text:p>0.0769470405</text:p>
          </table:table-cell>
          <table:table-cell office:value-type="float" office:value="1.75555210866055">
            <text:p>1.7555521087</text:p>
          </table:table-cell>
          <table:table-cell office:value-type="float" office:value="1.3071792384523">
            <text:p>1.3071792385</text:p>
          </table:table-cell>
          <table:table-cell office:value-type="float" office:value="1.28091950194583">
            <text:p>1.2809195019</text:p>
          </table:table-cell>
          <table:table-cell office:value-type="float" office:value="3.89723194881778">
            <text:p>3.8972319488</text:p>
          </table:table-cell>
          <table:table-cell office:value-type="float" office:value="8.61039986361111">
            <text:p>8.6103998636</text:p>
          </table:table-cell>
          <table:table-cell office:value-type="float" office:value="9.35039913615817">
            <text:p>9.3503991362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date" office:date-value="2020-08-22">
            <text:p>08/22/2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1480">
            <text:p>1480</text:p>
          </table:table-cell>
          <table:table-cell office:value-type="float" office:value="2.36">
            <text:p>2.36</text:p>
          </table:table-cell>
          <table:table-cell office:value-type="float" office:value="0.8">
            <text:p>0.8</text:p>
          </table:table-cell>
          <table:table-cell office:value-type="float" office:value="58.6">
            <text:p>58.6</text:p>
          </table:table-cell>
          <table:table-cell office:value-type="float" office:value="2287.8">
            <text:p>2287.8</text:p>
          </table:table-cell>
          <table:table-cell office:value-type="float" office:value="1.774">
            <text:p>1.774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0">
            <text:p>10</text:p>
          </table:table-cell>
          <table:table-cell office:value-type="float" office:value="348">
            <text:p>348</text:p>
          </table:table-cell>
          <table:table-cell office:value-type="float" office:value="662">
            <text:p>662</text:p>
          </table:table-cell>
          <table:table-cell office:value-type="float" office:value="1460">
            <text:p>1460</text:p>
          </table:table-cell>
          <table:table-cell office:value-type="float" office:value="58">
            <text:p>58</text:p>
          </table:table-cell>
          <table:table-cell office:value-type="float" office:value="62.5">
            <text:p>62.5</text:p>
          </table:table-cell>
          <table:table-cell office:value-type="float" office:value="161.25">
            <text:p>161.25</text:p>
          </table:table-cell>
          <table:table-cell office:value-type="float" office:value="0.166666666666667">
            <text:p>0.1666666667</text:p>
          </table:table-cell>
          <table:table-cell office:value-type="float" office:value="0.0944108761329305">
            <text:p>0.0944108761</text:p>
          </table:table-cell>
          <table:table-cell office:value-type="float" office:value="0.110445205479452">
            <text:p>0.1104452055</text:p>
          </table:table-cell>
          <table:table-cell office:value-type="float" office:value="1.63777777777778">
            <text:p>1.6377777778</text:p>
          </table:table-cell>
          <table:table-cell office:value-type="float" office:value="1.34790835698834">
            <text:p>1.347908357</text:p>
          </table:table-cell>
          <table:table-cell office:value-type="float" office:value="1.41046658026834">
            <text:p>1.4104665803</text:p>
          </table:table-cell>
          <table:table-cell office:value-type="float" office:value="4.49655610560192">
            <text:p>4.4965561056</text:p>
          </table:table-cell>
          <table:table-cell office:value-type="float" office:value="7.6831781411232">
            <text:p>7.6831781411</text:p>
          </table:table-cell>
          <table:table-cell office:value-type="float" office:value="6.61646072573629">
            <text:p>6.6164607257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date" office:date-value="2020-08-23">
            <text:p>08/23/20</text:p>
          </table:table-cell>
          <table:table-cell office:value-type="float" office:value="2">
            <text:p>2</text:p>
          </table:table-cell>
          <table:table-cell office:value-type="float" office:value="59">
            <text:p>59</text:p>
          </table:table-cell>
          <table:table-cell office:value-type="float" office:value="2181">
            <text:p>2181</text:p>
          </table:table-cell>
          <table:table-cell office:value-type="float" office:value="1.01">
            <text:p>1.01</text:p>
          </table:table-cell>
          <table:table-cell office:value-type="float" office:value="1">
            <text:p>1</text:p>
          </table:table-cell>
          <table:table-cell office:value-type="float" office:value="58.6">
            <text:p>58.6</text:p>
          </table:table-cell>
          <table:table-cell office:value-type="float" office:value="2072.6">
            <text:p>2072.6</text:p>
          </table:table-cell>
          <table:table-cell office:value-type="float" office:value="1.732">
            <text:p>1.732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365">
            <text:p>365</text:p>
          </table:table-cell>
          <table:table-cell office:value-type="float" office:value="813">
            <text:p>813</text:p>
          </table:table-cell>
          <table:table-cell office:value-type="float" office:value="1921">
            <text:p>1921</text:p>
          </table:table-cell>
          <table:table-cell office:value-type="float" office:value="13.75">
            <text:p>13.75</text:p>
          </table:table-cell>
          <table:table-cell office:value-type="float" office:value="59.875">
            <text:p>59.875</text:p>
          </table:table-cell>
          <table:table-cell office:value-type="float" office:value="338">
            <text:p>338</text:p>
          </table:table-cell>
          <table:table-cell office:value-type="float" office:value="0.0376712328767123">
            <text:p>0.0376712329</text:p>
          </table:table-cell>
          <table:table-cell office:value-type="float" office:value="0.0736469864698647">
            <text:p>0.0736469865</text:p>
          </table:table-cell>
          <table:table-cell office:value-type="float" office:value="0.17595002602811">
            <text:p>0.175950026</text:p>
          </table:table-cell>
          <table:table-cell office:value-type="float" office:value="1.13463079376994">
            <text:p>1.1346307938</text:p>
          </table:table-cell>
          <table:table-cell office:value-type="float" office:value="1.26839525473207">
            <text:p>1.2683952547</text:p>
          </table:table-cell>
          <table:table-cell office:value-type="float" office:value="1.6765035779506">
            <text:p>1.676503578</text:p>
          </table:table-cell>
          <table:table-cell office:value-type="float" office:value="18.7443446228369">
            <text:p>18.7443446228</text:p>
          </table:table-cell>
          <table:table-cell office:value-type="float" office:value="9.7542213903333">
            <text:p>9.7542213903</text:p>
          </table:table-cell>
          <table:table-cell office:value-type="float" office:value="4.27667062306518">
            <text:p>4.2766706231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date" office:date-value="2020-08-24">
            <text:p>08/24/20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 office:value-type="float" office:value="1458">
            <text:p>1458</text:p>
          </table:table-cell>
          <table:table-cell office:value-type="float" office:value="2.47">
            <text:p>2.47</text:p>
          </table:table-cell>
          <table:table-cell office:value-type="float" office:value="0.6">
            <text:p>0.6</text:p>
          </table:table-cell>
          <table:table-cell office:value-type="float" office:value="59.8">
            <text:p>59.8</text:p>
          </table:table-cell>
          <table:table-cell office:value-type="float" office:value="2327.2">
            <text:p>2327.2</text:p>
          </table:table-cell>
          <table:table-cell office:value-type="float" office:value="1.738">
            <text:p>1.73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">
            <text:p>6</text:p>
          </table:table-cell>
          <table:table-cell office:value-type="float" office:value="342">
            <text:p>342</text:p>
          </table:table-cell>
          <table:table-cell office:value-type="float" office:value="796">
            <text:p>796</text:p>
          </table:table-cell>
          <table:table-cell office:value-type="float" office:value="2116">
            <text:p>2116</text:p>
          </table:table-cell>
          <table:table-cell office:value-type="float" office:value="44.25">
            <text:p>44.25</text:p>
          </table:table-cell>
          <table:table-cell office:value-type="float" office:value="38.5">
            <text:p>38.5</text:p>
          </table:table-cell>
          <table:table-cell office:value-type="float" office:value="172">
            <text:p>172</text:p>
          </table:table-cell>
          <table:table-cell office:value-type="float" office:value="0.129385964912281">
            <text:p>0.1293859649</text:p>
          </table:table-cell>
          <table:table-cell office:value-type="float" office:value="0.0483668341708543">
            <text:p>0.0483668342</text:p>
          </table:table-cell>
          <table:table-cell office:value-type="float" office:value="0.0812854442344045">
            <text:p>0.0812854442</text:p>
          </table:table-cell>
          <table:table-cell office:value-type="float" office:value="1.48566270390889">
            <text:p>1.4856627039</text:p>
          </table:table-cell>
          <table:table-cell office:value-type="float" office:value="1.1738690468675">
            <text:p>1.1738690469</text:p>
          </table:table-cell>
          <table:table-cell office:value-type="float" office:value="1.29744940877141">
            <text:p>1.2974494088</text:p>
          </table:table-cell>
          <table:table-cell office:value-type="float" office:value="5.69675248043673">
            <text:p>5.6967524804</text:p>
          </table:table-cell>
          <table:table-cell office:value-type="float" office:value="14.6748883803323">
            <text:p>14.6748883803</text:p>
          </table:table-cell>
          <table:table-cell office:value-type="float" office:value="8.86938218745914">
            <text:p>8.8693821875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date" office:date-value="2020-08-25">
            <text:p>08/25/20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 office:value-type="float" office:value="1892">
            <text:p>1892</text:p>
          </table:table-cell>
          <table:table-cell office:value-type="float" office:value="1.27">
            <text:p>1.27</text:p>
          </table:table-cell>
          <table:table-cell office:value-type="float" office:value="0.6">
            <text:p>0.6</text:p>
          </table:table-cell>
          <table:table-cell office:value-type="float" office:value="61.6">
            <text:p>61.6</text:p>
          </table:table-cell>
          <table:table-cell office:value-type="float" office:value="2777.6">
            <text:p>2777.6</text:p>
          </table:table-cell>
          <table:table-cell office:value-type="float" office:value="1.754">
            <text:p>1.754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328">
            <text:p>328</text:p>
          </table:table-cell>
          <table:table-cell office:value-type="float" office:value="965">
            <text:p>965</text:p>
          </table:table-cell>
          <table:table-cell office:value-type="float" office:value="2039">
            <text:p>2039</text:p>
          </table:table-cell>
          <table:table-cell office:value-type="float" office:value="67.5">
            <text:p>67.5</text:p>
          </table:table-cell>
          <table:table-cell office:value-type="float" office:value="38.125">
            <text:p>38.125</text:p>
          </table:table-cell>
          <table:table-cell office:value-type="float" office:value="61.75">
            <text:p>61.75</text:p>
          </table:table-cell>
          <table:table-cell office:value-type="float" office:value="0.205792682926829">
            <text:p>0.2057926829</text:p>
          </table:table-cell>
          <table:table-cell office:value-type="float" office:value="0.0395077720207254">
            <text:p>0.039507772</text:p>
          </table:table-cell>
          <table:table-cell office:value-type="float" office:value="0.0302844531633154">
            <text:p>0.0302844532</text:p>
          </table:table-cell>
          <table:table-cell office:value-type="float" office:value="1.8032816218025">
            <text:p>1.8032816218</text:p>
          </table:table-cell>
          <table:table-cell office:value-type="float" office:value="1.14133649561062">
            <text:p>1.1413364956</text:p>
          </table:table-cell>
          <table:table-cell office:value-type="float" office:value="1.10779319635427">
            <text:p>1.1077931964</text:p>
          </table:table-cell>
          <table:table-cell office:value-type="float" office:value="3.70395228205002">
            <text:p>3.7039522821</text:p>
          </table:table-cell>
          <table:table-cell office:value-type="float" office:value="17.888913330322">
            <text:p>17.8889133303</text:p>
          </table:table-cell>
          <table:table-cell office:value-type="float" office:value="23.2327385605052">
            <text:p>23.2327385605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date" office:date-value="2020-08-26">
            <text:p>08/26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4625">
            <text:p>4625</text:p>
          </table:table-cell>
          <table:table-cell office:value-type="float" office:value="1.58">
            <text:p>1.58</text:p>
          </table:table-cell>
          <table:table-cell office:value-type="float" office:value="0.2">
            <text:p>0.2</text:p>
          </table:table-cell>
          <table:table-cell office:value-type="float" office:value="65.4">
            <text:p>65.4</text:p>
          </table:table-cell>
          <table:table-cell office:value-type="float" office:value="3510.6">
            <text:p>3510.6</text:p>
          </table:table-cell>
          <table:table-cell office:value-type="float" office:value="2.004">
            <text:p>2.004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360">
            <text:p>360</text:p>
          </table:table-cell>
          <table:table-cell office:value-type="float" office:value="1056">
            <text:p>1056</text:p>
          </table:table-cell>
          <table:table-cell office:value-type="float" office:value="2431">
            <text:p>2431</text:p>
          </table:table-cell>
          <table:table-cell office:value-type="float" office:value="82.25">
            <text:p>82.25</text:p>
          </table:table-cell>
          <table:table-cell office:value-type="float" office:value="162.375">
            <text:p>162.375</text:p>
          </table:table-cell>
          <table:table-cell office:value-type="float" office:value="85.625">
            <text:p>85.625</text:p>
          </table:table-cell>
          <table:table-cell office:value-type="float" office:value="0.228472222222222">
            <text:p>0.2284722222</text:p>
          </table:table-cell>
          <table:table-cell office:value-type="float" office:value="0.153764204545455">
            <text:p>0.1537642045</text:p>
          </table:table-cell>
          <table:table-cell office:value-type="float" office:value="0.0352221308103661">
            <text:p>0.0352221308</text:p>
          </table:table-cell>
          <table:table-cell office:value-type="float" office:value="1.90196390817901">
            <text:p>1.9019639082</text:p>
          </table:table-cell>
          <table:table-cell office:value-type="float" office:value="1.5845158398841">
            <text:p>1.5845158399</text:p>
          </table:table-cell>
          <table:table-cell office:value-type="float" office:value="1.12570903089397">
            <text:p>1.1257090309</text:p>
          </table:table-cell>
          <table:table-cell office:value-type="float" office:value="3.36853183706794">
            <text:p>3.3685318371</text:p>
          </table:table-cell>
          <table:table-cell office:value-type="float" office:value="4.84617255588119">
            <text:p>4.8461725559</text:p>
          </table:table-cell>
          <table:table-cell office:value-type="float" office:value="20.0238826960625">
            <text:p>20.0238826961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date" office:date-value="2020-08-27">
            <text:p>08/27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3732">
            <text:p>3732</text:p>
          </table:table-cell>
          <table:table-cell office:value-type="float" office:value="2.44">
            <text:p>2.44</text:p>
          </table:table-cell>
          <table:table-cell office:value-type="float" office:value="0.2">
            <text:p>0.2</text:p>
          </table:table-cell>
          <table:table-cell office:value-type="float" office:value="71.6">
            <text:p>71.6</text:p>
          </table:table-cell>
          <table:table-cell office:value-type="float" office:value="3868">
            <text:p>3868</text:p>
          </table:table-cell>
          <table:table-cell office:value-type="float" office:value="2.484">
            <text:p>2.484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372">
            <text:p>372</text:p>
          </table:table-cell>
          <table:table-cell office:value-type="float" office:value="1260">
            <text:p>1260</text:p>
          </table:table-cell>
          <table:table-cell office:value-type="float" office:value="3301">
            <text:p>3301</text:p>
          </table:table-cell>
          <table:table-cell office:value-type="float" office:value="105.625">
            <text:p>105.625</text:p>
          </table:table-cell>
          <table:table-cell office:value-type="float" office:value="65.625">
            <text:p>65.625</text:p>
          </table:table-cell>
          <table:table-cell office:value-type="float" office:value="39.875">
            <text:p>39.875</text:p>
          </table:table-cell>
          <table:table-cell office:value-type="float" office:value="0.283938172043011">
            <text:p>0.283938172</text:p>
          </table:table-cell>
          <table:table-cell office:value-type="float" office:value="0.0520833333333333">
            <text:p>0.0520833333</text:p>
          </table:table-cell>
          <table:table-cell office:value-type="float" office:value="0.0120796728264162">
            <text:p>0.0120796728</text:p>
          </table:table-cell>
          <table:table-cell office:value-type="float" office:value="2.15180053781507">
            <text:p>2.1518005378</text:p>
          </table:table-cell>
          <table:table-cell office:value-type="float" office:value="1.18760850694444">
            <text:p>1.1876085069</text:p>
          </table:table-cell>
          <table:table-cell office:value-type="float" office:value="1.04256485514382">
            <text:p>1.0425648551</text:p>
          </table:table-cell>
          <table:table-cell office:value-type="float" office:value="2.77334250015875">
            <text:p>2.7733425002</text:p>
          </table:table-cell>
          <table:table-cell office:value-type="float" office:value="13.652066858509">
            <text:p>13.652066858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date" office:date-value="2020-08-28">
            <text:p>08/28/20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5846">
            <text:p>5846</text:p>
          </table:table-cell>
          <table:table-cell office:value-type="float" office:value="2.26">
            <text:p>2.26</text:p>
          </table:table-cell>
          <table:table-cell office:value-type="float" office:value="0">
            <text:p>0</text:p>
          </table:table-cell>
          <table:table-cell office:value-type="float" office:value="78.2">
            <text:p>78.2</text:p>
          </table:table-cell>
          <table:table-cell office:value-type="float" office:value="4765.6">
            <text:p>4765.6</text:p>
          </table:table-cell>
          <table:table-cell office:value-type="float" office:value="3.146">
            <text:p>3.146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table:number-columns-repeated="2" office:value-type="float" office:value="12">
            <text:p>12</text:p>
          </table:table-cell>
          <table:table-cell office:value-type="float" office:value="620">
            <text:p>620</text:p>
          </table:table-cell>
          <table:table-cell office:value-type="float" office:value="1264">
            <text:p>1264</text:p>
          </table:table-cell>
          <table:table-cell office:value-type="float" office:value="2870">
            <text:p>2870</text:p>
          </table:table-cell>
          <table:table-cell office:value-type="float" office:value="57.75">
            <text:p>57.75</text:p>
          </table:table-cell>
          <table:table-cell office:value-type="float" office:value="101.75">
            <text:p>101.75</text:p>
          </table:table-cell>
          <table:table-cell office:value-type="float" office:value="214.625">
            <text:p>214.625</text:p>
          </table:table-cell>
          <table:table-cell office:value-type="float" office:value="0.0931451612903226">
            <text:p>0.0931451613</text:p>
          </table:table-cell>
          <table:table-cell office:value-type="float" office:value="0.080498417721519">
            <text:p>0.0804984177</text:p>
          </table:table-cell>
          <table:table-cell office:value-type="float" office:value="0.0747822299651568">
            <text:p>0.07478223</text:p>
          </table:table-cell>
          <table:table-cell office:value-type="float" office:value="1.34301306581686">
            <text:p>1.3430130658</text:p>
          </table:table-cell>
          <table:table-cell office:value-type="float" office:value="1.29444525272643">
            <text:p>1.2944452527</text:p>
          </table:table-cell>
          <table:table-cell office:value-type="float" office:value="1.27269887343843">
            <text:p>1.2726988734</text:p>
          </table:table-cell>
          <table:table-cell office:value-type="float" office:value="7.78301014031642">
            <text:p>7.7830101403</text:p>
          </table:table-cell>
          <table:table-cell office:value-type="float" office:value="8.95279517266505">
            <text:p>8.9527951727</text:p>
          </table:table-cell>
          <table:table-cell office:value-type="float" office:value="9.61128376731784">
            <text:p>9.6112837673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date" office:date-value="2020-08-29">
            <text:p>08/29/2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3245">
            <text:p>3245</text:p>
          </table:table-cell>
          <table:table-cell office:value-type="float" office:value="4.87">
            <text:p>4.87</text:p>
          </table:table-cell>
          <table:table-cell office:value-type="float" office:value="0.2">
            <text:p>0.2</text:p>
          </table:table-cell>
          <table:table-cell office:value-type="float" office:value="86">
            <text:p>86</text:p>
          </table:table-cell>
          <table:table-cell office:value-type="float" office:value="4616.6">
            <text:p>4616.6</text:p>
          </table:table-cell>
          <table:table-cell office:value-type="float" office:value="3.748">
            <text:p>3.74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5">
            <text:p>15</text:p>
          </table:table-cell>
          <table:table-cell office:value-type="float" office:value="13">
            <text:p>13</text:p>
          </table:table-cell>
          <table:table-cell office:value-type="float" office:value="715">
            <text:p>715</text:p>
          </table:table-cell>
          <table:table-cell office:value-type="float" office:value="1306">
            <text:p>1306</text:p>
          </table:table-cell>
          <table:table-cell office:value-type="float" office:value="2906">
            <text:p>2906</text:p>
          </table:table-cell>
          <table:table-cell office:value-type="float" office:value="81.625">
            <text:p>81.625</text:p>
          </table:table-cell>
          <table:table-cell office:value-type="float" office:value="92.75">
            <text:p>92.75</text:p>
          </table:table-cell>
          <table:table-cell office:value-type="float" office:value="129.25">
            <text:p>129.25</text:p>
          </table:table-cell>
          <table:table-cell office:value-type="float" office:value="0.114160839160839">
            <text:p>0.1141608392</text:p>
          </table:table-cell>
          <table:table-cell office:value-type="float" office:value="0.0710183767228178">
            <text:p>0.0710183767</text:p>
          </table:table-cell>
          <table:table-cell office:value-type="float" office:value="0.0444769442532691">
            <text:p>0.0444769443</text:p>
          </table:table-cell>
          <table:table-cell office:value-type="float" office:value="1.42510702357083">
            <text:p>1.4251070236</text:p>
          </table:table-cell>
          <table:table-cell office:value-type="float" office:value="1.25844979380126">
            <text:p>1.2584497938</text:p>
          </table:table-cell>
          <table:table-cell office:value-type="float" office:value="1.15954657408385">
            <text:p>1.1595465741</text:p>
          </table:table-cell>
          <table:table-cell office:value-type="float" office:value="6.4120027049555">
            <text:p>6.412002705</text:p>
          </table:table-cell>
          <table:table-cell office:value-type="float" office:value="10.1027210001458">
            <text:p>10.1027210001</text:p>
          </table:table-cell>
          <table:table-cell office:value-type="float" office:value="15.9284755994766">
            <text:p>15.9284755995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date" office:date-value="2020-08-30">
            <text:p>08/30/2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6380">
            <text:p>6380</text:p>
          </table:table-cell>
          <table:table-cell office:value-type="float" office:value="4.58">
            <text:p>4.58</text:p>
          </table:table-cell>
          <table:table-cell office:value-type="float" office:value="0.4">
            <text:p>0.4</text:p>
          </table:table-cell>
          <table:table-cell office:value-type="float" office:value="91.4">
            <text:p>91.4</text:p>
          </table:table-cell>
          <table:table-cell office:value-type="float" office:value="4228.6">
            <text:p>4228.6</text:p>
          </table:table-cell>
          <table:table-cell office:value-type="float" office:value="4.576">
            <text:p>4.576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744">
            <text:p>744</text:p>
          </table:table-cell>
          <table:table-cell office:value-type="float" office:value="1440">
            <text:p>1440</text:p>
          </table:table-cell>
          <table:table-cell office:value-type="float" office:value="3350">
            <text:p>3350</text:p>
          </table:table-cell>
          <table:table-cell office:value-type="float" office:value="24.5">
            <text:p>24.5</text:p>
          </table:table-cell>
          <table:table-cell office:value-type="float" office:value="107.75">
            <text:p>107.75</text:p>
          </table:table-cell>
          <table:table-cell office:value-type="float" office:value="139">
            <text:p>139</text:p>
          </table:table-cell>
          <table:table-cell office:value-type="float" office:value="0.0329301075268817">
            <text:p>0.0329301075</text:p>
          </table:table-cell>
          <table:table-cell office:value-type="float" office:value="0.0748263888888889">
            <text:p>0.0748263889</text:p>
          </table:table-cell>
          <table:table-cell office:value-type="float" office:value="0.0414925373134328">
            <text:p>0.0414925373</text:p>
          </table:table-cell>
          <table:table-cell office:value-type="float" office:value="1.11738078462828">
            <text:p>1.1173807846</text:p>
          </table:table-cell>
          <table:table-cell office:value-type="float" office:value="1.27286637852045">
            <text:p>1.2728663785</text:p>
          </table:table-cell>
          <table:table-cell office:value-type="float" office:value="1.14859827667632">
            <text:p>1.1485982767</text:p>
          </table:table-cell>
          <table:table-cell office:value-type="float" office:value="21.3937430645872">
            <text:p>21.3937430646</text:p>
          </table:table-cell>
          <table:table-cell office:value-type="float" office:value="9.60581135170942">
            <text:p>9.6058113517</text:p>
          </table:table-cell>
          <table:table-cell office:value-type="float" office:value="17.0495710592188">
            <text:p>17.0495710592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date" office:date-value="2020-08-31">
            <text:p>08/31/20</text:p>
          </table:table-cell>
          <table:table-cell office:value-type="float" office:value="1">
            <text:p>1</text:p>
          </table:table-cell>
          <table:table-cell office:value-type="float" office:value="103">
            <text:p>103</text:p>
          </table:table-cell>
          <table:table-cell office:value-type="float" office:value="3880">
            <text:p>3880</text:p>
          </table:table-cell>
          <table:table-cell office:value-type="float" office:value="4.59">
            <text:p>4.59</text:p>
          </table:table-cell>
          <table:table-cell office:value-type="float" office:value="1">
            <text:p>1</text:p>
          </table:table-cell>
          <table:table-cell office:value-type="float" office:value="95.4">
            <text:p>95.4</text:p>
          </table:table-cell>
          <table:table-cell office:value-type="float" office:value="4577.2">
            <text:p>4577.2</text:p>
          </table:table-cell>
          <table:table-cell office:value-type="float" office:value="5.086">
            <text:p>5.086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834">
            <text:p>834</text:p>
          </table:table-cell>
          <table:table-cell office:value-type="float" office:value="1703">
            <text:p>1703</text:p>
          </table:table-cell>
          <table:table-cell office:value-type="float" office:value="3972">
            <text:p>3972</text:p>
          </table:table-cell>
          <table:table-cell office:value-type="float" office:value="42.125">
            <text:p>42.125</text:p>
          </table:table-cell>
          <table:table-cell office:value-type="float" office:value="160.625">
            <text:p>160.625</text:p>
          </table:table-cell>
          <table:table-cell office:value-type="float" office:value="73">
            <text:p>73</text:p>
          </table:table-cell>
          <table:table-cell office:value-type="float" office:value="0.0505095923261391">
            <text:p>0.0505095923</text:p>
          </table:table-cell>
          <table:table-cell office:value-type="float" office:value="0.0943188490898415">
            <text:p>0.0943188491</text:p>
          </table:table-cell>
          <table:table-cell office:value-type="float" office:value="0.0183786505538771">
            <text:p>0.0183786506</text:p>
          </table:table-cell>
          <table:table-cell office:value-type="float" office:value="1.18178396221871">
            <text:p>1.1817839622</text:p>
          </table:table-cell>
          <table:table-cell office:value-type="float" office:value="1.34755222058996">
            <text:p>1.3475522206</text:p>
          </table:table-cell>
          <table:table-cell office:value-type="float" office:value="1.06498731553909">
            <text:p>1.0649873155</text:p>
          </table:table-cell>
          <table:table-cell office:value-type="float" office:value="14.0668075334816">
            <text:p>14.0668075335</text:p>
          </table:table-cell>
          <table:table-cell office:value-type="float" office:value="7.69034641636762">
            <text:p>7.690346416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date" office:date-value="2020-09-01">
            <text:p>09/01/20</text:p>
          </table:table-cell>
          <table:table-cell office:value-type="float" office:value="1">
            <text:p>1</text:p>
          </table:table-cell>
          <table:table-cell office:value-type="float" office:value="96">
            <text:p>96</text:p>
          </table:table-cell>
          <table:table-cell office:value-type="float" office:value="1792">
            <text:p>1792</text:p>
          </table:table-cell>
          <table:table-cell office:value-type="float" office:value="6.58">
            <text:p>6.58</text:p>
          </table:table-cell>
          <table:table-cell office:value-type="float" office:value="1.2">
            <text:p>1.2</text:p>
          </table:table-cell>
          <table:table-cell office:value-type="float" office:value="97.4">
            <text:p>97.4</text:p>
          </table:table-cell>
          <table:table-cell office:value-type="float" office:value="5431.4">
            <text:p>5431.4</text:p>
          </table:table-cell>
          <table:table-cell office:value-type="float" office:value="4.912">
            <text:p>4.912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816">
            <text:p>816</text:p>
          </table:table-cell>
          <table:table-cell office:value-type="float" office:value="1646">
            <text:p>1646</text:p>
          </table:table-cell>
          <table:table-cell office:value-type="float" office:value="3625">
            <text:p>3625</text:p>
          </table:table-cell>
          <table:table-cell office:value-type="float" office:value="76.75">
            <text:p>76.75</text:p>
          </table:table-cell>
          <table:table-cell office:value-type="float" office:value="130.5">
            <text:p>130.5</text:p>
          </table:table-cell>
          <table:table-cell office:value-type="float" office:value="120.75">
            <text:p>120.75</text:p>
          </table:table-cell>
          <table:table-cell office:value-type="float" office:value="0.0940563725490196">
            <text:p>0.0940563725</text:p>
          </table:table-cell>
          <table:table-cell office:value-type="float" office:value="0.0792831105710814">
            <text:p>0.0792831106</text:p>
          </table:table-cell>
          <table:table-cell office:value-type="float" office:value="0.0333103448275862">
            <text:p>0.0333103448</text:p>
          </table:table-cell>
          <table:table-cell office:value-type="float" office:value="1.34653664230705">
            <text:p>1.3465366423</text:p>
          </table:table-cell>
          <table:table-cell office:value-type="float" office:value="1.28981107777756">
            <text:p>1.2898110778</text:p>
          </table:table-cell>
          <table:table-cell office:value-type="float" office:value="1.11876098187872">
            <text:p>1.1187609819</text:p>
          </table:table-cell>
          <table:table-cell office:value-type="float" office:value="7.71086854684835">
            <text:p>7.7108685468</text:p>
          </table:table-cell>
          <table:table-cell office:value-type="float" office:value="9.08485090684303">
            <text:p>9.0848509068</text:p>
          </table:table-cell>
          <table:table-cell office:value-type="float" office:value="21.1534471848631">
            <text:p>21.1534471849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date" office:date-value="2020-09-02">
            <text:p>09/02/20</text:p>
          </table:table-cell>
          <table:table-cell office:value-type="float" office:value="3">
            <text:p>3</text:p>
          </table:table-cell>
          <table:table-cell office:value-type="float" office:value="98">
            <text:p>98</text:p>
          </table:table-cell>
          <table:table-cell office:value-type="float" office:value="7589">
            <text:p>7589</text:p>
          </table:table-cell>
          <table:table-cell office:value-type="float" office:value="4.81">
            <text:p>4.81</text:p>
          </table:table-cell>
          <table:table-cell office:value-type="float" office:value="1.4">
            <text:p>1.4</text:p>
          </table:table-cell>
          <table:table-cell office:value-type="float" office:value="103.4">
            <text:p>103.4</text:p>
          </table:table-cell>
          <table:table-cell office:value-type="float" office:value="5573.6">
            <text:p>5573.6</text:p>
          </table:table-cell>
          <table:table-cell office:value-type="float" office:value="5.29">
            <text:p>5.29</text:p>
          </table:table-cell>
          <table:table-cell table:number-columns-repeated="3"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820">
            <text:p>820</text:p>
          </table:table-cell>
          <table:table-cell office:value-type="float" office:value="1800">
            <text:p>1800</text:p>
          </table:table-cell>
          <table:table-cell office:value-type="float" office:value="4363">
            <text:p>4363</text:p>
          </table:table-cell>
          <table:table-cell office:value-type="float" office:value="29">
            <text:p>29</text:p>
          </table:table-cell>
          <table:table-cell office:value-type="float" office:value="127.75">
            <text:p>127.75</text:p>
          </table:table-cell>
          <table:table-cell office:value-type="float" office:value="79.5">
            <text:p>79.5</text:p>
          </table:table-cell>
          <table:table-cell office:value-type="float" office:value="0.0353658536585366">
            <text:p>0.0353658537</text:p>
          </table:table-cell>
          <table:table-cell office:value-type="float" office:value="0.0709722222222222">
            <text:p>0.0709722222</text:p>
          </table:table-cell>
          <table:table-cell office:value-type="float" office:value="0.0182214072885629">
            <text:p>0.0182214073</text:p>
          </table:table-cell>
          <table:table-cell office:value-type="float" office:value="1.12623194527067">
            <text:p>1.1262319453</text:p>
          </table:table-cell>
          <table:table-cell office:value-type="float" office:value="1.25827540817901">
            <text:p>1.2582754082</text:p>
          </table:table-cell>
          <table:table-cell office:value-type="float" office:value="1.06442568408978">
            <text:p>1.0644256841</text:p>
          </table:table-cell>
          <table:table-cell office:value-type="float" office:value="19.9439001830694">
            <text:p>19.9439001831</text:p>
          </table:table-cell>
          <table:table-cell office:value-type="float" office:value="10.1090706623554">
            <text:p>10.10907066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date" office:date-value="2020-09-03">
            <text:p>09/03/2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7516">
            <text:p>7516</text:p>
          </table:table-cell>
          <table:table-cell office:value-type="float" office:value="4">
            <text:p>4</text:p>
          </table:table-cell>
          <table:table-cell office:value-type="float" office:value="1.8">
            <text:p>1.8</text:p>
          </table:table-cell>
          <table:table-cell office:value-type="float" office:value="110.6">
            <text:p>110.6</text:p>
          </table:table-cell>
          <table:table-cell office:value-type="float" office:value="6417">
            <text:p>6417</text:p>
          </table:table-cell>
          <table:table-cell office:value-type="float" office:value="5.632">
            <text:p>5.63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3">
            <text:p>13</text:p>
          </table:table-cell>
          <table:table-cell office:value-type="float" office:value="928">
            <text:p>928</text:p>
          </table:table-cell>
          <table:table-cell office:value-type="float" office:value="2024">
            <text:p>2024</text:p>
          </table:table-cell>
          <table:table-cell office:value-type="float" office:value="5153">
            <text:p>5153</text:p>
          </table:table-cell>
          <table:table-cell office:value-type="float" office:value="39">
            <text:p>39</text:p>
          </table:table-cell>
          <table:table-cell office:value-type="float" office:value="38">
            <text:p>38</text:p>
          </table:table-cell>
          <table:table-cell office:value-type="float" office:value="33.125">
            <text:p>33.125</text:p>
          </table:table-cell>
          <table:table-cell office:value-type="float" office:value="0.0420258620689655">
            <text:p>0.0420258621</text:p>
          </table:table-cell>
          <table:table-cell office:value-type="float" office:value="0.0187747035573123">
            <text:p>0.0187747036</text:p>
          </table:table-cell>
          <table:table-cell office:value-type="float" office:value="0.00642829419755482">
            <text:p>0.0064282942</text:p>
          </table:table-cell>
          <table:table-cell office:value-type="float" office:value="1.15055221648335">
            <text:p>1.1505522165</text:p>
          </table:table-cell>
          <table:table-cell office:value-type="float" office:value="1.06640234185818">
            <text:p>1.0664023419</text:p>
          </table:table-cell>
          <table:table-cell office:value-type="float" office:value="1.02258002270537">
            <text:p>1.0225800227</text:p>
          </table:table-cell>
          <table:table-cell office:value-type="float" office:value="16.8375440683852">
            <text:p>16.837544068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date" office:date-value="2020-09-04">
            <text:p>09/04/20</text:p>
          </table:table-cell>
          <table:table-cell office:value-type="float" office:value="1">
            <text:p>1</text:p>
          </table:table-cell>
          <table:table-cell office:value-type="float" office:value="120">
            <text:p>120</text:p>
          </table:table-cell>
          <table:table-cell office:value-type="float" office:value="7091">
            <text:p>7091</text:p>
          </table:table-cell>
          <table:table-cell office:value-type="float" office:value="6.47">
            <text:p>6.47</text:p>
          </table:table-cell>
          <table:table-cell office:value-type="float" office:value="1.6">
            <text:p>1.6</text:p>
          </table:table-cell>
          <table:table-cell office:value-type="float" office:value="121.6">
            <text:p>121.6</text:p>
          </table:table-cell>
          <table:table-cell office:value-type="float" office:value="8011.6">
            <text:p>8011.6</text:p>
          </table:table-cell>
          <table:table-cell office:value-type="float" office:value="5.33">
            <text:p>5.33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table:number-columns-repeated="2" office:value-type="float" office:value="27">
            <text:p>27</text:p>
          </table:table-cell>
          <table:table-cell office:value-type="float" office:value="1133">
            <text:p>1133</text:p>
          </table:table-cell>
          <table:table-cell office:value-type="float" office:value="2125">
            <text:p>2125</text:p>
          </table:table-cell>
          <table:table-cell office:value-type="float" office:value="4379">
            <text:p>4379</text:p>
          </table:table-cell>
          <table:table-cell office:value-type="float" office:value="19.625">
            <text:p>19.625</text:p>
          </table:table-cell>
          <table:table-cell office:value-type="float" office:value="66">
            <text:p>66</text:p>
          </table:table-cell>
          <table:table-cell office:value-type="float" office:value="164">
            <text:p>164</text:p>
          </table:table-cell>
          <table:table-cell office:value-type="float" office:value="0.0173212709620477">
            <text:p>0.017321271</text:p>
          </table:table-cell>
          <table:table-cell office:value-type="float" office:value="0.0310588235294118">
            <text:p>0.0310588235</text:p>
          </table:table-cell>
          <table:table-cell office:value-type="float" office:value="0.0374514729390272">
            <text:p>0.0374514729</text:p>
          </table:table-cell>
          <table:table-cell office:value-type="float" office:value="1.06121250016554">
            <text:p>1.0612125002</text:p>
          </table:table-cell>
          <table:table-cell office:value-type="float" office:value="1.11059659737024">
            <text:p>1.1105965974</text:p>
          </table:table-cell>
          <table:table-cell office:value-type="float" office:value="1.13382927642419">
            <text:p>1.1338292764</text:p>
          </table:table-cell>
          <table:table-cell office:value-type="float" office:value="0">
            <text:p>0</text:p>
          </table:table-cell>
          <table:table-cell office:value-type="float" office:value="22.6620456542997">
            <text:p>22.6620456543</text:p>
          </table:table-cell>
          <table:table-cell office:value-type="float" office:value="18.8523249038266">
            <text:p>18.8523249038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date" office:date-value="2020-09-05">
            <text:p>09/05/20</text:p>
          </table:table-cell>
          <table:table-cell office:value-type="float" office:value="3">
            <text:p>3</text:p>
          </table:table-cell>
          <table:table-cell office:value-type="float" office:value="139">
            <text:p>139</text:p>
          </table:table-cell>
          <table:table-cell office:value-type="float" office:value="8097">
            <text:p>8097</text:p>
          </table:table-cell>
          <table:table-cell office:value-type="float" office:value="6.3">
            <text:p>6.3</text:p>
          </table:table-cell>
          <table:table-cell office:value-type="float" office:value="1.2">
            <text:p>1.2</text:p>
          </table:table-cell>
          <table:table-cell office:value-type="float" office:value="132.2">
            <text:p>132.2</text:p>
          </table:table-cell>
          <table:table-cell office:value-type="float" office:value="8778.6">
            <text:p>8778.6</text:p>
          </table:table-cell>
          <table:table-cell office:value-type="float" office:value="5.376">
            <text:p>5.376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2">
            <text:p>22</text:p>
          </table:table-cell>
          <table:table-cell office:value-type="float" office:value="28">
            <text:p>28</text:p>
          </table:table-cell>
          <table:table-cell office:value-type="float" office:value="1098">
            <text:p>1098</text:p>
          </table:table-cell>
          <table:table-cell office:value-type="float" office:value="2076">
            <text:p>2076</text:p>
          </table:table-cell>
          <table:table-cell office:value-type="float" office:value="3647">
            <text:p>3647</text:p>
          </table:table-cell>
          <table:table-cell office:value-type="float" office:value="90">
            <text:p>90</text:p>
          </table:table-cell>
          <table:table-cell office:value-type="float" office:value="113">
            <text:p>113</text:p>
          </table:table-cell>
          <table:table-cell office:value-type="float" office:value="116.875">
            <text:p>116.875</text:p>
          </table:table-cell>
          <table:table-cell office:value-type="float" office:value="0.0819672131147541">
            <text:p>0.0819672131</text:p>
          </table:table-cell>
          <table:table-cell office:value-type="float" office:value="0.0544315992292871">
            <text:p>0.0544315992</text:p>
          </table:table-cell>
          <table:table-cell office:value-type="float" office:value="0.0320468878530299">
            <text:p>0.0320468879</text:p>
          </table:table-cell>
          <table:table-cell office:value-type="float" office:value="1.30005374899221">
            <text:p>1.300053749</text:p>
          </table:table-cell>
          <table:table-cell office:value-type="float" office:value="1.19631768333203">
            <text:p>1.1963176833</text:p>
          </table:table-cell>
          <table:table-cell office:value-type="float" office:value="1.11417703340689">
            <text:p>1.1141770334</text:p>
          </table:table-cell>
          <table:table-cell office:value-type="float" office:value="8.79841910180674">
            <text:p>8.7984191018</text:p>
          </table:table-cell>
          <table:table-cell office:value-type="float" office:value="13.0777914021122">
            <text:p>13.0777914021</text:p>
          </table:table-cell>
          <table:table-cell office:value-type="float" office:value="21.9739089308337">
            <text:p>21.9739089308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date" office:date-value="2020-09-06">
            <text:p>09/06/20</text:p>
          </table:table-cell>
          <table:table-cell office:value-type="float" office:value="0">
            <text:p>0</text:p>
          </table:table-cell>
          <table:table-cell office:value-type="float" office:value="151">
            <text:p>151</text:p>
          </table:table-cell>
          <table:table-cell office:value-type="float" office:value="9765">
            <text:p>9765</text:p>
          </table:table-cell>
          <table:table-cell office:value-type="float" office:value="5.07">
            <text:p>5.07</text:p>
          </table:table-cell>
          <table:table-cell office:value-type="float" office:value="1.2">
            <text:p>1.2</text:p>
          </table:table-cell>
          <table:table-cell office:value-type="float" office:value="150.6">
            <text:p>150.6</text:p>
          </table:table-cell>
          <table:table-cell office:value-type="float" office:value="8419.8">
            <text:p>8419.8</text:p>
          </table:table-cell>
          <table:table-cell office:value-type="float" office:value="5.768">
            <text:p>5.76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5">
            <text:p>25</text:p>
          </table:table-cell>
          <table:table-cell office:value-type="float" office:value="29">
            <text:p>29</text:p>
          </table:table-cell>
          <table:table-cell office:value-type="float" office:value="1204">
            <text:p>1204</text:p>
          </table:table-cell>
          <table:table-cell office:value-type="float" office:value="2282">
            <text:p>2282</text:p>
          </table:table-cell>
          <table:table-cell office:value-type="float" office:value="3879">
            <text:p>3879</text:p>
          </table:table-cell>
          <table:table-cell office:value-type="float" office:value="72">
            <text:p>72</text:p>
          </table:table-cell>
          <table:table-cell office:value-type="float" office:value="169.625">
            <text:p>169.625</text:p>
          </table:table-cell>
          <table:table-cell office:value-type="float" office:value="279.875">
            <text:p>279.875</text:p>
          </table:table-cell>
          <table:table-cell office:value-type="float" office:value="0.0598006644518272">
            <text:p>0.0598006645</text:p>
          </table:table-cell>
          <table:table-cell office:value-type="float" office:value="0.0743317265556529">
            <text:p>0.0743317266</text:p>
          </table:table-cell>
          <table:table-cell office:value-type="float" office:value="0.0721513276617685">
            <text:p>0.0721513277</text:p>
          </table:table-cell>
          <table:table-cell office:value-type="float" office:value="1.2163115197404">
            <text:p>1.2163115197</text:p>
          </table:table-cell>
          <table:table-cell office:value-type="float" office:value="1.27099044586736">
            <text:p>1.2709904459</text:p>
          </table:table-cell>
          <table:table-cell office:value-type="float" office:value="1.26273304241957">
            <text:p>1.2627330424</text:p>
          </table:table-cell>
          <table:table-cell office:value-type="float" office:value="11.9341800841559">
            <text:p>11.9341800842</text:p>
          </table:table-cell>
          <table:table-cell office:value-type="float" office:value="9.66748399045433">
            <text:p>9.6674839905</text:p>
          </table:table-cell>
          <table:table-cell office:value-type="float" office:value="9.94940252948465">
            <text:p>9.9494025295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date" office:date-value="2020-09-07">
            <text:p>09/07/20</text:p>
          </table:table-cell>
          <table:table-cell office:value-type="float" office:value="1">
            <text:p>1</text:p>
          </table:table-cell>
          <table:table-cell office:value-type="float" office:value="151">
            <text:p>151</text:p>
          </table:table-cell>
          <table:table-cell office:value-type="float" office:value="11424">
            <text:p>11424</text:p>
          </table:table-cell>
          <table:table-cell office:value-type="float" office:value="5.04">
            <text:p>5.04</text:p>
          </table:table-cell>
          <table:table-cell office:value-type="float" office:value="1.4">
            <text:p>1.4</text:p>
          </table:table-cell>
          <table:table-cell office:value-type="float" office:value="170.8">
            <text:p>170.8</text:p>
          </table:table-cell>
          <table:table-cell office:value-type="float" office:value="8668.6">
            <text:p>8668.6</text:p>
          </table:table-cell>
          <table:table-cell office:value-type="float" office:value="5.46">
            <text:p>5.46</text:p>
          </table:table-cell>
          <table:table-cell table:number-columns-repeated="3" office:value-type="float" office:value="2">
            <text:p>2</text:p>
          </table:table-cell>
          <table:table-cell office:value-type="float" office:value="28">
            <text:p>28</text:p>
          </table:table-cell>
          <table:table-cell table:number-columns-repeated="2" office:value-type="float" office:value="32">
            <text:p>32</text:p>
          </table:table-cell>
          <table:table-cell office:value-type="float" office:value="1260">
            <text:p>1260</text:p>
          </table:table-cell>
          <table:table-cell office:value-type="float" office:value="2506">
            <text:p>2506</text:p>
          </table:table-cell>
          <table:table-cell office:value-type="float" office:value="4451">
            <text:p>4451</text:p>
          </table:table-cell>
          <table:table-cell office:value-type="float" office:value="61.5">
            <text:p>61.5</text:p>
          </table:table-cell>
          <table:table-cell office:value-type="float" office:value="90">
            <text:p>90</text:p>
          </table:table-cell>
          <table:table-cell office:value-type="float" office:value="290.25">
            <text:p>290.25</text:p>
          </table:table-cell>
          <table:table-cell office:value-type="float" office:value="0.0488095238095238">
            <text:p>0.0488095238</text:p>
          </table:table-cell>
          <table:table-cell office:value-type="float" office:value="0.0359138068635275">
            <text:p>0.0359138069</text:p>
          </table:table-cell>
          <table:table-cell office:value-type="float" office:value="0.065210065153898">
            <text:p>0.0652100652</text:p>
          </table:table-cell>
          <table:table-cell office:value-type="float" office:value="1.17550277777778">
            <text:p>1.1755027778</text:p>
          </table:table-cell>
          <table:table-cell office:value-type="float" office:value="1.12822633500827">
            <text:p>1.128226335</text:p>
          </table:table-cell>
          <table:table-cell office:value-type="float" office:value="1.2365698391295">
            <text:p>1.2365698391</text:p>
          </table:table-cell>
          <table:table-cell office:value-type="float" office:value="14.5448851784051">
            <text:p>14.5448851784</text:p>
          </table:table-cell>
          <table:table-cell office:value-type="float" office:value="19.6448337130611">
            <text:p>19.6448337131</text:p>
          </table:table-cell>
          <table:table-cell office:value-type="float" office:value="10.9723756943389">
            <text:p>10.9723756943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date" office:date-value="2020-09-08">
            <text:p>09/08/20</text:p>
          </table:table-cell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 office:value-type="float" office:value="5722">
            <text:p>5722</text:p>
          </table:table-cell>
          <table:table-cell office:value-type="float" office:value="5.96">
            <text:p>5.96</text:p>
          </table:table-cell>
          <table:table-cell office:value-type="float" office:value="1.2">
            <text:p>1.2</text:p>
          </table:table-cell>
          <table:table-cell office:value-type="float" office:value="189.8">
            <text:p>189.8</text:p>
          </table:table-cell>
          <table:table-cell office:value-type="float" office:value="9070">
            <text:p>9070</text:p>
          </table:table-cell>
          <table:table-cell office:value-type="float" office:value="5.142">
            <text:p>5.142</text:p>
          </table:table-cell>
          <table:table-cell table:number-columns-repeated="3"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41">
            <text:p>41</text:p>
          </table:table-cell>
          <table:table-cell office:value-type="float" office:value="27">
            <text:p>27</text:p>
          </table:table-cell>
          <table:table-cell office:value-type="float" office:value="1272">
            <text:p>1272</text:p>
          </table:table-cell>
          <table:table-cell office:value-type="float" office:value="2604">
            <text:p>2604</text:p>
          </table:table-cell>
          <table:table-cell office:value-type="float" office:value="4388">
            <text:p>4388</text:p>
          </table:table-cell>
          <table:table-cell office:value-type="float" office:value="113.625">
            <text:p>113.625</text:p>
          </table:table-cell>
          <table:table-cell office:value-type="float" office:value="128.75">
            <text:p>128.75</text:p>
          </table:table-cell>
          <table:table-cell office:value-type="float" office:value="351">
            <text:p>351</text:p>
          </table:table-cell>
          <table:table-cell office:value-type="float" office:value="0.0893278301886793">
            <text:p>0.0893278302</text:p>
          </table:table-cell>
          <table:table-cell office:value-type="float" office:value="0.0494431643625192">
            <text:p>0.0494431644</text:p>
          </table:table-cell>
          <table:table-cell office:value-type="float" office:value="0.0799908842297174">
            <text:p>0.0799908842</text:p>
          </table:table-cell>
          <table:table-cell office:value-type="float" office:value="1.32828714970296">
            <text:p>1.3282871497</text:p>
          </table:table-cell>
          <table:table-cell office:value-type="float" office:value="1.17784254321309">
            <text:p>1.1778425432</text:p>
          </table:table-cell>
          <table:table-cell office:value-type="float" office:value="1.29250923626132">
            <text:p>1.2925092363</text:p>
          </table:table-cell>
          <table:table-cell office:value-type="float" office:value="8.10122024460177">
            <text:p>8.1012202446</text:p>
          </table:table-cell>
          <table:table-cell office:value-type="float" office:value="14.3628560751061">
            <text:p>14.3628560751</text:p>
          </table:table-cell>
          <table:table-cell office:value-type="float" office:value="9.00745621854843">
            <text:p>9.0074562185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date" office:date-value="2020-09-09">
            <text:p>09/09/20</text:p>
          </table:table-cell>
          <table:table-cell office:value-type="float" office:value="2">
            <text:p>2</text:p>
          </table:table-cell>
          <table:table-cell office:value-type="float" office:value="221">
            <text:p>221</text:p>
          </table:table-cell>
          <table:table-cell office:value-type="float" office:value="8335">
            <text:p>8335</text:p>
          </table:table-cell>
          <table:table-cell office:value-type="float" office:value="4.93">
            <text:p>4.93</text:p>
          </table:table-cell>
          <table:table-cell office:value-type="float" office:value="1.4">
            <text:p>1.4</text:p>
          </table:table-cell>
          <table:table-cell office:value-type="float" office:value="211.4">
            <text:p>211.4</text:p>
          </table:table-cell>
          <table:table-cell office:value-type="float" office:value="9444.4">
            <text:p>9444.4</text:p>
          </table:table-cell>
          <table:table-cell office:value-type="float" office:value="5.362">
            <text:p>5.362</text:p>
          </table:table-cell>
          <table:table-cell table:number-columns-repeated="3" office:value-type="float" office:value="2">
            <text:p>2</text:p>
          </table:table-cell>
          <table:table-cell office:value-type="float" office:value="37">
            <text:p>37</text:p>
          </table:table-cell>
          <table:table-cell office:value-type="float" office:value="46">
            <text:p>46</text:p>
          </table:table-cell>
          <table:table-cell office:value-type="float" office:value="37">
            <text:p>37</text:p>
          </table:table-cell>
          <table:table-cell office:value-type="float" office:value="1583">
            <text:p>1583</text:p>
          </table:table-cell>
          <table:table-cell office:value-type="float" office:value="2770">
            <text:p>2770</text:p>
          </table:table-cell>
          <table:table-cell office:value-type="float" office:value="5223">
            <text:p>5223</text:p>
          </table:table-cell>
          <table:table-cell office:value-type="float" office:value="133.125">
            <text:p>133.125</text:p>
          </table:table-cell>
          <table:table-cell office:value-type="float" office:value="148.625">
            <text:p>148.625</text:p>
          </table:table-cell>
          <table:table-cell office:value-type="float" office:value="320.875">
            <text:p>320.875</text:p>
          </table:table-cell>
          <table:table-cell office:value-type="float" office:value="0.0840966519267214">
            <text:p>0.0840966519</text:p>
          </table:table-cell>
          <table:table-cell office:value-type="float" office:value="0.0536552346570397">
            <text:p>0.0536552347</text:p>
          </table:table-cell>
          <table:table-cell office:value-type="float" office:value="0.0614349990426958">
            <text:p>0.061434999</text:p>
          </table:table-cell>
          <table:table-cell office:value-type="float" office:value="1.30819988559948">
            <text:p>1.3081998856</text:p>
          </table:table-cell>
          <table:table-cell office:value-type="float" office:value="1.1934359343436">
            <text:p>1.1934359343</text:p>
          </table:table-cell>
          <table:table-cell office:value-type="float" office:value="1.22242004449989">
            <text:p>1.2224200445</text:p>
          </table:table-cell>
          <table:table-cell office:value-type="float" office:value="8.58417840952953">
            <text:p>8.5841784095</text:p>
          </table:table-cell>
          <table:table-cell office:value-type="float" office:value="13.2620926306757">
            <text:p>13.2620926307</text:p>
          </table:table-cell>
          <table:table-cell office:value-type="float" office:value="11.6257406550255">
            <text:p>11.625740655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date" office:date-value="2020-09-10">
            <text:p>09/10/20</text:p>
          </table:table-cell>
          <table:table-cell office:value-type="float" office:value="2">
            <text:p>2</text:p>
          </table:table-cell>
          <table:table-cell office:value-type="float" office:value="234">
            <text:p>234</text:p>
          </table:table-cell>
          <table:table-cell office:value-type="float" office:value="10104">
            <text:p>10104</text:p>
          </table:table-cell>
          <table:table-cell office:value-type="float" office:value="4.71">
            <text:p>4.71</text:p>
          </table:table-cell>
          <table:table-cell office:value-type="float" office:value="1.6">
            <text:p>1.6</text:p>
          </table:table-cell>
          <table:table-cell office:value-type="float" office:value="237.6">
            <text:p>237.6</text:p>
          </table:table-cell>
          <table:table-cell office:value-type="float" office:value="9527.8">
            <text:p>9527.8</text:p>
          </table:table-cell>
          <table:table-cell office:value-type="float" office:value="5.902">
            <text:p>5.902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53">
            <text:p>53</text:p>
          </table:table-cell>
          <table:table-cell office:value-type="float" office:value="42">
            <text:p>42</text:p>
          </table:table-cell>
          <table:table-cell office:value-type="float" office:value="1602">
            <text:p>1602</text:p>
          </table:table-cell>
          <table:table-cell office:value-type="float" office:value="2952">
            <text:p>2952</text:p>
          </table:table-cell>
          <table:table-cell office:value-type="float" office:value="6128">
            <text:p>6128</text:p>
          </table:table-cell>
          <table:table-cell office:value-type="float" office:value="43.5">
            <text:p>43.5</text:p>
          </table:table-cell>
          <table:table-cell office:value-type="float" office:value="106.625">
            <text:p>106.625</text:p>
          </table:table-cell>
          <table:table-cell office:value-type="float" office:value="393">
            <text:p>393</text:p>
          </table:table-cell>
          <table:table-cell office:value-type="float" office:value="0.0271535580524345">
            <text:p>0.0271535581</text:p>
          </table:table-cell>
          <table:table-cell office:value-type="float" office:value="0.0361195799457995">
            <text:p>0.0361195799</text:p>
          </table:table-cell>
          <table:table-cell office:value-type="float" office:value="0.0641318537859008">
            <text:p>0.0641318538</text:p>
          </table:table-cell>
          <table:table-cell office:value-type="float" office:value="1.09648259198474">
            <text:p>1.096482592</text:p>
          </table:table-cell>
          <table:table-cell office:value-type="float" office:value="1.128975592959">
            <text:p>1.128975593</text:p>
          </table:table-cell>
          <table:table-cell office:value-type="float" office:value="1.23252276180388">
            <text:p>1.2325227618</text:p>
          </table:table-cell>
          <table:table-cell office:value-type="float" office:value="25.8719636206296">
            <text:p>25.8719636206</text:p>
          </table:table-cell>
          <table:table-cell office:value-type="float" office:value="19.5348685304418">
            <text:p>19.5348685304</text:p>
          </table:table-cell>
          <table:table-cell office:value-type="float" office:value="11.1511409227049">
            <text:p>11.1511409227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date" office:date-value="2020-09-11">
            <text:p>09/11/20</text:p>
          </table:table-cell>
          <table:table-cell office:value-type="float" office:value="1">
            <text:p>1</text:p>
          </table:table-cell>
          <table:table-cell office:value-type="float" office:value="259">
            <text:p>259</text:p>
          </table:table-cell>
          <table:table-cell office:value-type="float" office:value="11637">
            <text:p>11637</text:p>
          </table:table-cell>
          <table:table-cell office:value-type="float" office:value="6.17">
            <text:p>6.17</text:p>
          </table:table-cell>
          <table:table-cell office:value-type="float" office:value="2.2">
            <text:p>2.2</text:p>
          </table:table-cell>
          <table:table-cell office:value-type="float" office:value="255.6">
            <text:p>255.6</text:p>
          </table:table-cell>
          <table:table-cell office:value-type="float" office:value="10150.2">
            <text:p>10150.2</text:p>
          </table:table-cell>
          <table:table-cell office:value-type="float" office:value="5.806">
            <text:p>5.806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36">
            <text:p>36</text:p>
          </table:table-cell>
          <table:table-cell office:value-type="float" office:value="29">
            <text:p>29</text:p>
          </table:table-cell>
          <table:table-cell office:value-type="float" office:value="1850">
            <text:p>1850</text:p>
          </table:table-cell>
          <table:table-cell office:value-type="float" office:value="3195">
            <text:p>3195</text:p>
          </table:table-cell>
          <table:table-cell office:value-type="float" office:value="5860">
            <text:p>5860</text:p>
          </table:table-cell>
          <table:table-cell office:value-type="float" office:value="54.75">
            <text:p>54.75</text:p>
          </table:table-cell>
          <table:table-cell office:value-type="float" office:value="254.5">
            <text:p>254.5</text:p>
          </table:table-cell>
          <table:table-cell office:value-type="float" office:value="341.875">
            <text:p>341.875</text:p>
          </table:table-cell>
          <table:table-cell office:value-type="float" office:value="0.0295945945945946">
            <text:p>0.0295945946</text:p>
          </table:table-cell>
          <table:table-cell office:value-type="float" office:value="0.0796557120500783">
            <text:p>0.0796557121</text:p>
          </table:table-cell>
          <table:table-cell office:value-type="float" office:value="0.0583404436860068">
            <text:p>0.0583404437</text:p>
          </table:table-cell>
          <table:table-cell office:value-type="float" office:value="1.10529772753835">
            <text:p>1.1052977275</text:p>
          </table:table-cell>
          <table:table-cell office:value-type="float" office:value="1.2912312558012">
            <text:p>1.2912312558</text:p>
          </table:table-cell>
          <table:table-cell office:value-type="float" office:value="1.2108626233452">
            <text:p>1.2108626233</text:p>
          </table:table-cell>
          <table:table-cell office:value-type="float" office:value="23.7663005509145">
            <text:p>23.7663005509</text:p>
          </table:table-cell>
          <table:table-cell office:value-type="float" office:value="9.0439357659598">
            <text:p>9.043935766</text:p>
          </table:table-cell>
          <table:table-cell office:value-type="float" office:value="12.2243734164149">
            <text:p>12.2243734164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date" office:date-value="2020-09-12">
            <text:p>09/12/20</text:p>
          </table:table-cell>
          <table:table-cell office:value-type="float" office:value="2">
            <text:p>2</text:p>
          </table:table-cell>
          <table:table-cell office:value-type="float" office:value="282">
            <text:p>282</text:p>
          </table:table-cell>
          <table:table-cell office:value-type="float" office:value="11841">
            <text:p>11841</text:p>
          </table:table-cell>
          <table:table-cell office:value-type="float" office:value="7.74">
            <text:p>7.74</text:p>
          </table:table-cell>
          <table:table-cell office:value-type="float" office:value="2.8">
            <text:p>2.8</text:p>
          </table:table-cell>
          <table:table-cell office:value-type="float" office:value="268.8">
            <text:p>268.8</text:p>
          </table:table-cell>
          <table:table-cell office:value-type="float" office:value="10746">
            <text:p>10746</text:p>
          </table:table-cell>
          <table:table-cell office:value-type="float" office:value="6.312">
            <text:p>6.312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table:number-columns-repeated="2" office:value-type="float" office:value="46">
            <text:p>46</text:p>
          </table:table-cell>
          <table:table-cell office:value-type="float" office:value="2003">
            <text:p>2003</text:p>
          </table:table-cell>
          <table:table-cell office:value-type="float" office:value="3266">
            <text:p>3266</text:p>
          </table:table-cell>
          <table:table-cell office:value-type="float" office:value="6022">
            <text:p>6022</text:p>
          </table:table-cell>
          <table:table-cell office:value-type="float" office:value="91.125">
            <text:p>91.125</text:p>
          </table:table-cell>
          <table:table-cell office:value-type="float" office:value="163.125">
            <text:p>163.125</text:p>
          </table:table-cell>
          <table:table-cell office:value-type="float" office:value="410.5">
            <text:p>410.5</text:p>
          </table:table-cell>
          <table:table-cell office:value-type="float" office:value="0.0454942586120819">
            <text:p>0.0454942586</text:p>
          </table:table-cell>
          <table:table-cell office:value-type="float" office:value="0.0499464176362523">
            <text:p>0.0499464176</text:p>
          </table:table-cell>
          <table:table-cell office:value-type="float" office:value="0.0681667220192627">
            <text:p>0.068166722</text:p>
          </table:table-cell>
          <table:table-cell office:value-type="float" office:value="1.16328657117295">
            <text:p>1.1632865712</text:p>
          </table:table-cell>
          <table:table-cell office:value-type="float" office:value="1.17970196521089">
            <text:p>1.1797019652</text:p>
          </table:table-cell>
          <table:table-cell office:value-type="float" office:value="1.24769106296949">
            <text:p>1.247691063</text:p>
          </table:table-cell>
          <table:table-cell office:value-type="float" office:value="15.5799303502467">
            <text:p>15.5799303502</text:p>
          </table:table-cell>
          <table:table-cell office:value-type="float" office:value="14.2215741536855">
            <text:p>14.2215741537</text:p>
          </table:table-cell>
          <table:table-cell office:value-type="float" office:value="10.5111748408226">
            <text:p>10.5111748408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date" office:date-value="2020-09-13">
            <text:p>09/13/20</text:p>
          </table:table-cell>
          <table:table-cell office:value-type="float" office:value="4">
            <text:p>4</text:p>
          </table:table-cell>
          <table:table-cell office:value-type="float" office:value="282">
            <text:p>282</text:p>
          </table:table-cell>
          <table:table-cell office:value-type="float" office:value="8834">
            <text:p>8834</text:p>
          </table:table-cell>
          <table:table-cell office:value-type="float" office:value="5.48">
            <text:p>5.48</text:p>
          </table:table-cell>
          <table:table-cell office:value-type="float" office:value="3.2">
            <text:p>3.2</text:p>
          </table:table-cell>
          <table:table-cell office:value-type="float" office:value="283.2">
            <text:p>283.2</text:p>
          </table:table-cell>
          <table:table-cell office:value-type="float" office:value="10455.8">
            <text:p>10455.8</text:p>
          </table:table-cell>
          <table:table-cell office:value-type="float" office:value="7.048">
            <text:p>7.048</text:p>
          </table:table-cell>
          <table:table-cell table:number-columns-repeated="3"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35">
            <text:p>35</text:p>
          </table:table-cell>
          <table:table-cell office:value-type="float" office:value="27">
            <text:p>27</text:p>
          </table:table-cell>
          <table:table-cell office:value-type="float" office:value="2060">
            <text:p>2060</text:p>
          </table:table-cell>
          <table:table-cell office:value-type="float" office:value="3566">
            <text:p>3566</text:p>
          </table:table-cell>
          <table:table-cell office:value-type="float" office:value="6532">
            <text:p>6532</text:p>
          </table:table-cell>
          <table:table-cell office:value-type="float" office:value="75">
            <text:p>75</text:p>
          </table:table-cell>
          <table:table-cell office:value-type="float" office:value="197.625">
            <text:p>197.625</text:p>
          </table:table-cell>
          <table:table-cell office:value-type="float" office:value="357.375">
            <text:p>357.375</text:p>
          </table:table-cell>
          <table:table-cell office:value-type="float" office:value="0.0364077669902913">
            <text:p>0.036407767</text:p>
          </table:table-cell>
          <table:table-cell office:value-type="float" office:value="0.0554192372406057">
            <text:p>0.0554192372</text:p>
          </table:table-cell>
          <table:table-cell office:value-type="float" office:value="0.0547114206981017">
            <text:p>0.0547114207</text:p>
          </table:table-cell>
          <table:table-cell office:value-type="float" office:value="1.13002521444057">
            <text:p>1.1300252144</text:p>
          </table:table-cell>
          <table:table-cell office:value-type="float" office:value="1.19998706238053">
            <text:p>1.1999870624</text:p>
          </table:table-cell>
          <table:table-cell office:value-type="float" office:value="1.19735691797077">
            <text:p>1.197356918</text:p>
          </table:table-cell>
          <table:table-cell office:value-type="float" office:value="19.3829505767392">
            <text:p>19.3829505767</text:p>
          </table:table-cell>
          <table:table-cell office:value-type="float" office:value="12.8507970348537">
            <text:p>12.8507970349</text:p>
          </table:table-cell>
          <table:table-cell office:value-type="float" office:value="13.0126466282061">
            <text:p>13.0126466282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date" office:date-value="2020-09-14">
            <text:p>09/14/20</text:p>
          </table:table-cell>
          <table:table-cell office:value-type="float" office:value="5">
            <text:p>5</text:p>
          </table:table-cell>
          <table:table-cell office:value-type="float" office:value="287">
            <text:p>287</text:p>
          </table:table-cell>
          <table:table-cell office:value-type="float" office:value="11314">
            <text:p>11314</text:p>
          </table:table-cell>
          <table:table-cell office:value-type="float" office:value="7.46">
            <text:p>7.46</text:p>
          </table:table-cell>
          <table:table-cell office:value-type="float" office:value="4.6">
            <text:p>4.6</text:p>
          </table:table-cell>
          <table:table-cell office:value-type="float" office:value="296.2">
            <text:p>296.2</text:p>
          </table:table-cell>
          <table:table-cell office:value-type="float" office:value="10093.8">
            <text:p>10093.8</text:p>
          </table:table-cell>
          <table:table-cell office:value-type="float" office:value="6.996">
            <text:p>6.996</text:p>
          </table:table-cell>
          <table:table-cell table:number-columns-repeated="3"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36">
            <text:p>36</text:p>
          </table:table-cell>
          <table:table-cell office:value-type="float" office:value="27">
            <text:p>27</text:p>
          </table:table-cell>
          <table:table-cell office:value-type="float" office:value="1758">
            <text:p>1758</text:p>
          </table:table-cell>
          <table:table-cell office:value-type="float" office:value="3578">
            <text:p>3578</text:p>
          </table:table-cell>
          <table:table-cell office:value-type="float" office:value="6790">
            <text:p>6790</text:p>
          </table:table-cell>
          <table:table-cell office:value-type="float" office:value="89.375">
            <text:p>89.375</text:p>
          </table:table-cell>
          <table:table-cell office:value-type="float" office:value="213.5">
            <text:p>213.5</text:p>
          </table:table-cell>
          <table:table-cell office:value-type="float" office:value="397.25">
            <text:p>397.25</text:p>
          </table:table-cell>
          <table:table-cell office:value-type="float" office:value="0.0508390216154721">
            <text:p>0.0508390216</text:p>
          </table:table-cell>
          <table:table-cell office:value-type="float" office:value="0.0596702068194522">
            <text:p>0.0596702068</text:p>
          </table:table-cell>
          <table:table-cell office:value-type="float" office:value="0.0585051546391753">
            <text:p>0.0585051546</text:p>
          </table:table-cell>
          <table:table-cell office:value-type="float" office:value="1.18300240364704">
            <text:p>1.1830024036</text:p>
          </table:table-cell>
          <table:table-cell office:value-type="float" office:value="1.21582436968856">
            <text:p>1.2158243697</text:p>
          </table:table-cell>
          <table:table-cell office:value-type="float" office:value="1.21147683335105">
            <text:p>1.2114768334</text:p>
          </table:table-cell>
          <table:table-cell office:value-type="float" office:value="13.9778659094978">
            <text:p>13.9778659095</text:p>
          </table:table-cell>
          <table:table-cell office:value-type="float" office:value="11.959528640215">
            <text:p>11.9595286402</text:p>
          </table:table-cell>
          <table:table-cell office:value-type="float" office:value="12.1909153562613">
            <text:p>12.1909153563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date" office:date-value="2020-09-15">
            <text:p>09/15/20</text:p>
          </table:table-cell>
          <table:table-cell office:value-type="float" office:value="4">
            <text:p>4</text:p>
          </table:table-cell>
          <table:table-cell office:value-type="float" office:value="306">
            <text:p>306</text:p>
          </table:table-cell>
          <table:table-cell office:value-type="float" office:value="8653">
            <text:p>8653</text:p>
          </table:table-cell>
          <table:table-cell office:value-type="float" office:value="8.39">
            <text:p>8.39</text:p>
          </table:table-cell>
          <table:table-cell office:value-type="float" office:value="6">
            <text:p>6</text:p>
          </table:table-cell>
          <table:table-cell office:value-type="float" office:value="305.4">
            <text:p>305.4</text:p>
          </table:table-cell>
          <table:table-cell office:value-type="float" office:value="10201.8">
            <text:p>10201.8</text:p>
          </table:table-cell>
          <table:table-cell office:value-type="float" office:value="6.594">
            <text:p>6.594</text:p>
          </table:table-cell>
          <table:table-cell table:number-columns-repeated="3" office:value-type="float" office:value="2">
            <text:p>2</text:p>
          </table:table-cell>
          <table:table-cell office:value-type="float" office:value="34">
            <text:p>34</text:p>
          </table:table-cell>
          <table:table-cell table:number-columns-repeated="2" office:value-type="float" office:value="51">
            <text:p>51</text:p>
          </table:table-cell>
          <table:table-cell office:value-type="float" office:value="1930">
            <text:p>1930</text:p>
          </table:table-cell>
          <table:table-cell office:value-type="float" office:value="3818">
            <text:p>3818</text:p>
          </table:table-cell>
          <table:table-cell office:value-type="float" office:value="7362">
            <text:p>7362</text:p>
          </table:table-cell>
          <table:table-cell office:value-type="float" office:value="150.625">
            <text:p>150.625</text:p>
          </table:table-cell>
          <table:table-cell office:value-type="float" office:value="185.875">
            <text:p>185.875</text:p>
          </table:table-cell>
          <table:table-cell office:value-type="float" office:value="358.375">
            <text:p>358.375</text:p>
          </table:table-cell>
          <table:table-cell office:value-type="float" office:value="0.0780440414507772">
            <text:p>0.0780440415</text:p>
          </table:table-cell>
          <table:table-cell office:value-type="float" office:value="0.0486838658983761">
            <text:p>0.0486838659</text:p>
          </table:table-cell>
          <table:table-cell office:value-type="float" office:value="0.0486790274381961">
            <text:p>0.0486790274</text:p>
          </table:table-cell>
          <table:table-cell office:value-type="float" office:value="1.28509225499342">
            <text:p>1.285092255</text:p>
          </table:table-cell>
          <table:table-cell office:value-type="float" office:value="1.17503896348999">
            <text:p>1.1750389635</text:p>
          </table:table-cell>
          <table:table-cell office:value-type="float" office:value="1.17502110554985">
            <text:p>1.1750211055</text:p>
          </table:table-cell>
          <table:table-cell office:value-type="float" office:value="9.22372078641434">
            <text:p>9.2237207864</text:p>
          </table:table-cell>
          <table:table-cell office:value-type="float" office:value="14.5815464608972">
            <text:p>14.5815464609</text:p>
          </table:table-cell>
          <table:table-cell office:value-type="float" office:value="14.5829618878211">
            <text:p>14.5829618878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date" office:date-value="2020-09-16">
            <text:p>09/16/20</text:p>
          </table:table-cell>
          <table:table-cell office:value-type="float" office:value="8">
            <text:p>8</text:p>
          </table:table-cell>
          <table:table-cell office:value-type="float" office:value="324">
            <text:p>324</text:p>
          </table:table-cell>
          <table:table-cell office:value-type="float" office:value="9827">
            <text:p>9827</text:p>
          </table:table-cell>
          <table:table-cell office:value-type="float" office:value="5.91">
            <text:p>5.91</text:p>
          </table:table-cell>
          <table:table-cell office:value-type="float" office:value="6.4">
            <text:p>6.4</text:p>
          </table:table-cell>
          <table:table-cell office:value-type="float" office:value="323.8">
            <text:p>323.8</text:p>
          </table:table-cell>
          <table:table-cell office:value-type="float" office:value="10744.2">
            <text:p>10744.2</text:p>
          </table:table-cell>
          <table:table-cell office:value-type="float" office:value="7.128">
            <text:p>7.128</text:p>
          </table:table-cell>
          <table:table-cell table:number-columns-repeated="3" office:value-type="float" office:value="2">
            <text:p>2</text:p>
          </table:table-cell>
          <table:table-cell office:value-type="float" office:value="34">
            <text:p>34</text:p>
          </table:table-cell>
          <table:table-cell office:value-type="float" office:value="63">
            <text:p>63</text:p>
          </table:table-cell>
          <table:table-cell office:value-type="float" office:value="34">
            <text:p>34</text:p>
          </table:table-cell>
          <table:table-cell office:value-type="float" office:value="2250">
            <text:p>2250</text:p>
          </table:table-cell>
          <table:table-cell office:value-type="float" office:value="4121">
            <text:p>4121</text:p>
          </table:table-cell>
          <table:table-cell office:value-type="float" office:value="8723">
            <text:p>8723</text:p>
          </table:table-cell>
          <table:table-cell office:value-type="float" office:value="114.375">
            <text:p>114.375</text:p>
          </table:table-cell>
          <table:table-cell office:value-type="float" office:value="238.875">
            <text:p>238.875</text:p>
          </table:table-cell>
          <table:table-cell office:value-type="float" office:value="342.5">
            <text:p>342.5</text:p>
          </table:table-cell>
          <table:table-cell office:value-type="float" office:value="0.0508333333333333">
            <text:p>0.0508333333</text:p>
          </table:table-cell>
          <table:table-cell office:value-type="float" office:value="0.0579652996845426">
            <text:p>0.0579652997</text:p>
          </table:table-cell>
          <table:table-cell office:value-type="float" office:value="0.0392640146738507">
            <text:p>0.0392640147</text:p>
          </table:table-cell>
          <table:table-cell office:value-type="float" office:value="1.18298136111111">
            <text:p>1.1829813611</text:p>
          </table:table-cell>
          <table:table-cell office:value-type="float" office:value="1.20946410179224">
            <text:p>1.2094641018</text:p>
          </table:table-cell>
          <table:table-cell office:value-type="float" office:value="1.14044571054116">
            <text:p>1.1404457105</text:p>
          </table:table-cell>
          <table:table-cell office:value-type="float" office:value="13.9793918928726">
            <text:p>13.9793918929</text:p>
          </table:table-cell>
          <table:table-cell office:value-type="float" office:value="12.3012866876514">
            <text:p>12.3012866877</text:p>
          </table:table-cell>
          <table:table-cell office:value-type="float" office:value="17.9978464494612">
            <text:p>17.9978464495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date" office:date-value="2020-09-17">
            <text:p>09/17/20</text:p>
          </table:table-cell>
          <table:table-cell office:value-type="float" office:value="9">
            <text:p>9</text:p>
          </table:table-cell>
          <table:table-cell office:value-type="float" office:value="328">
            <text:p>328</text:p>
          </table:table-cell>
          <table:table-cell office:value-type="float" office:value="12381">
            <text:p>12381</text:p>
          </table:table-cell>
          <table:table-cell office:value-type="float" office:value="5.73">
            <text:p>5.73</text:p>
          </table:table-cell>
          <table:table-cell office:value-type="float" office:value="6.6">
            <text:p>6.6</text:p>
          </table:table-cell>
          <table:table-cell office:value-type="float" office:value="343.6">
            <text:p>343.6</text:p>
          </table:table-cell>
          <table:table-cell office:value-type="float" office:value="10982.2">
            <text:p>10982.2</text:p>
          </table:table-cell>
          <table:table-cell office:value-type="float" office:value="6.93">
            <text:p>6.93</text:p>
          </table:table-cell>
          <table:table-cell table:number-columns-repeated="3" office:value-type="float" office:value="2">
            <text:p>2</text:p>
          </table:table-cell>
          <table:table-cell office:value-type="float" office:value="37">
            <text:p>37</text:p>
          </table:table-cell>
          <table:table-cell table:number-columns-repeated="2" office:value-type="float" office:value="49">
            <text:p>49</text:p>
          </table:table-cell>
          <table:table-cell office:value-type="float" office:value="2330">
            <text:p>2330</text:p>
          </table:table-cell>
          <table:table-cell office:value-type="float" office:value="4263">
            <text:p>4263</text:p>
          </table:table-cell>
          <table:table-cell office:value-type="float" office:value="8505">
            <text:p>8505</text:p>
          </table:table-cell>
          <table:table-cell office:value-type="float" office:value="95.75">
            <text:p>95.75</text:p>
          </table:table-cell>
          <table:table-cell office:value-type="float" office:value="159.875">
            <text:p>159.875</text:p>
          </table:table-cell>
          <table:table-cell office:value-type="float" office:value="389.625">
            <text:p>389.625</text:p>
          </table:table-cell>
          <table:table-cell office:value-type="float" office:value="0.0410944206008584">
            <text:p>0.0410944206</text:p>
          </table:table-cell>
          <table:table-cell office:value-type="float" office:value="0.0375029322073657">
            <text:p>0.0375029322</text:p>
          </table:table-cell>
          <table:table-cell office:value-type="float" office:value="0.0458112874779541">
            <text:p>0.0458112875</text:p>
          </table:table-cell>
          <table:table-cell office:value-type="float" office:value="1.14714042485586">
            <text:p>1.1471404249</text:p>
          </table:table-cell>
          <table:table-cell office:value-type="float" office:value="1.13401694377711">
            <text:p>1.1340169438</text:p>
          </table:table-cell>
          <table:table-cell office:value-type="float" office:value="1.1644529073312">
            <text:p>1.1644529073</text:p>
          </table:table-cell>
          <table:table-cell office:value-type="float" office:value="17.2114320779493">
            <text:p>17.2114320779</text:p>
          </table:table-cell>
          <table:table-cell office:value-type="float" office:value="18.8269266458541">
            <text:p>18.8269266459</text:p>
          </table:table-cell>
          <table:table-cell office:value-type="float" office:value="15.4744753200596">
            <text:p>15.4744753201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date" office:date-value="2020-09-18">
            <text:p>09/18/20</text:p>
          </table:table-cell>
          <table:table-cell office:value-type="float" office:value="6">
            <text:p>6</text:p>
          </table:table-cell>
          <table:table-cell office:value-type="float" office:value="374">
            <text:p>374</text:p>
          </table:table-cell>
          <table:table-cell office:value-type="float" office:value="11546">
            <text:p>11546</text:p>
          </table:table-cell>
          <table:table-cell office:value-type="float" office:value="8.15">
            <text:p>8.15</text:p>
          </table:table-cell>
          <table:table-cell office:value-type="float" office:value="7.4">
            <text:p>7.4</text:p>
          </table:table-cell>
          <table:table-cell office:value-type="float" office:value="363.2">
            <text:p>363.2</text:p>
          </table:table-cell>
          <table:table-cell office:value-type="float" office:value="11627">
            <text:p>11627</text:p>
          </table:table-cell>
          <table:table-cell office:value-type="float" office:value="7.054">
            <text:p>7.05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9">
            <text:p>39</text:p>
          </table:table-cell>
          <table:table-cell office:value-type="float" office:value="70">
            <text:p>70</text:p>
          </table:table-cell>
          <table:table-cell office:value-type="float" office:value="2270">
            <text:p>2270</text:p>
          </table:table-cell>
          <table:table-cell office:value-type="float" office:value="4583">
            <text:p>4583</text:p>
          </table:table-cell>
          <table:table-cell office:value-type="float" office:value="9364">
            <text:p>9364</text:p>
          </table:table-cell>
          <table:table-cell office:value-type="float" office:value="186.5">
            <text:p>186.5</text:p>
          </table:table-cell>
          <table:table-cell office:value-type="float" office:value="224.875">
            <text:p>224.875</text:p>
          </table:table-cell>
          <table:table-cell office:value-type="float" office:value="259.75">
            <text:p>259.75</text:p>
          </table:table-cell>
          <table:table-cell office:value-type="float" office:value="0.08215859030837">
            <text:p>0.0821585903</text:p>
          </table:table-cell>
          <table:table-cell office:value-type="float" office:value="0.0490672048876282">
            <text:p>0.0490672049</text:p>
          </table:table-cell>
          <table:table-cell office:value-type="float" office:value="0.0277392140111064">
            <text:p>0.027739214</text:p>
          </table:table-cell>
          <table:table-cell office:value-type="float" office:value="1.30078513264375">
            <text:p>1.3007851326</text:p>
          </table:table-cell>
          <table:table-cell office:value-type="float" office:value="1.17645409467385">
            <text:p>1.1764540947</text:p>
          </table:table-cell>
          <table:table-cell office:value-type="float" office:value="1.09859539846702">
            <text:p>1.0985953985</text:p>
          </table:table-cell>
          <table:table-cell office:value-type="float" office:value="8.77871087256842">
            <text:p>8.7787108726</text:p>
          </table:table-cell>
          <table:table-cell office:value-type="float" office:value="14.4702927553498">
            <text:p>14.4702927553</text:p>
          </table:table-cell>
          <table:table-cell office:value-type="float" office:value="25.3329823662016">
            <text:p>25.3329823662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date" office:date-value="2020-09-19">
            <text:p>09/19/20</text:p>
          </table:table-cell>
          <table:table-cell office:value-type="float" office:value="6">
            <text:p>6</text:p>
          </table:table-cell>
          <table:table-cell office:value-type="float" office:value="386">
            <text:p>386</text:p>
          </table:table-cell>
          <table:table-cell office:value-type="float" office:value="12504">
            <text:p>12504</text:p>
          </table:table-cell>
          <table:table-cell office:value-type="float" office:value="6.47">
            <text:p>6.47</text:p>
          </table:table-cell>
          <table:table-cell office:value-type="float" office:value="6.4">
            <text:p>6.4</text:p>
          </table:table-cell>
          <table:table-cell office:value-type="float" office:value="391">
            <text:p>391</text:p>
          </table:table-cell>
          <table:table-cell office:value-type="float" office:value="11666">
            <text:p>11666</text:p>
          </table:table-cell>
          <table:table-cell office:value-type="float" office:value="7.62">
            <text:p>7.62</text:p>
          </table:table-cell>
          <table:table-cell table:number-columns-repeated="3" office:value-type="float" office:value="2">
            <text:p>2</text:p>
          </table:table-cell>
          <table:table-cell office:value-type="float" office:value="48">
            <text:p>48</text:p>
          </table:table-cell>
          <table:table-cell office:value-type="float" office:value="81">
            <text:p>81</text:p>
          </table:table-cell>
          <table:table-cell office:value-type="float" office:value="61">
            <text:p>61</text:p>
          </table:table-cell>
          <table:table-cell office:value-type="float" office:value="2512">
            <text:p>2512</text:p>
          </table:table-cell>
          <table:table-cell office:value-type="float" office:value="4810">
            <text:p>4810</text:p>
          </table:table-cell>
          <table:table-cell office:value-type="float" office:value="8415">
            <text:p>8415</text:p>
          </table:table-cell>
          <table:table-cell office:value-type="float" office:value="216.25">
            <text:p>216.25</text:p>
          </table:table-cell>
          <table:table-cell office:value-type="float" office:value="241.375">
            <text:p>241.375</text:p>
          </table:table-cell>
          <table:table-cell office:value-type="float" office:value="401.5">
            <text:p>401.5</text:p>
          </table:table-cell>
          <table:table-cell office:value-type="float" office:value="0.0860867834394904">
            <text:p>0.0860867834</text:p>
          </table:table-cell>
          <table:table-cell office:value-type="float" office:value="0.0501819126819127">
            <text:p>0.0501819127</text:p>
          </table:table-cell>
          <table:table-cell office:value-type="float" office:value="0.0477124183006536">
            <text:p>0.0477124183</text:p>
          </table:table-cell>
          <table:table-cell office:value-type="float" office:value="1.31582917323281">
            <text:p>1.3158291732</text:p>
          </table:table-cell>
          <table:table-cell office:value-type="float" office:value="1.18057241413311">
            <text:p>1.1805724141</text:p>
          </table:table-cell>
          <table:table-cell office:value-type="float" office:value="1.17145535477808">
            <text:p>1.1714553548</text:p>
          </table:table-cell>
          <table:table-cell office:value-type="float" office:value="8.39352992085689">
            <text:p>8.3935299209</text:p>
          </table:table-cell>
          <table:table-cell office:value-type="float" office:value="14.1564350096453">
            <text:p>14.1564350096</text:p>
          </table:table-cell>
          <table:table-cell office:value-type="float" office:value="14.8714867295451">
            <text:p>14.8714867295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date" office:date-value="2020-09-20">
            <text:p>09/20/20</text:p>
          </table:table-cell>
          <table:table-cell office:value-type="float" office:value="8">
            <text:p>8</text:p>
          </table:table-cell>
          <table:table-cell office:value-type="float" office:value="404">
            <text:p>404</text:p>
          </table:table-cell>
          <table:table-cell office:value-type="float" office:value="11877">
            <text:p>11877</text:p>
          </table:table-cell>
          <table:table-cell office:value-type="float" office:value="9.01">
            <text:p>9.01</text:p>
          </table:table-cell>
          <table:table-cell office:value-type="float" office:value="6.2">
            <text:p>6.2</text:p>
          </table:table-cell>
          <table:table-cell office:value-type="float" office:value="432.2">
            <text:p>432.2</text:p>
          </table:table-cell>
          <table:table-cell office:value-type="float" office:value="10391.8">
            <text:p>10391.8</text:p>
          </table:table-cell>
          <table:table-cell office:value-type="float" office:value="8.58">
            <text:p>8.5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3">
            <text:p>63</text:p>
          </table:table-cell>
          <table:table-cell office:value-type="float" office:value="97">
            <text:p>97</text:p>
          </table:table-cell>
          <table:table-cell office:value-type="float" office:value="2681">
            <text:p>2681</text:p>
          </table:table-cell>
          <table:table-cell office:value-type="float" office:value="5192">
            <text:p>5192</text:p>
          </table:table-cell>
          <table:table-cell office:value-type="float" office:value="8516">
            <text:p>8516</text:p>
          </table:table-cell>
          <table:table-cell office:value-type="float" office:value="237.875">
            <text:p>237.875</text:p>
          </table:table-cell>
          <table:table-cell office:value-type="float" office:value="298.625">
            <text:p>298.625</text:p>
          </table:table-cell>
          <table:table-cell office:value-type="float" office:value="422.375">
            <text:p>422.375</text:p>
          </table:table-cell>
          <table:table-cell office:value-type="float" office:value="0.0887262215591197">
            <text:p>0.0887262216</text:p>
          </table:table-cell>
          <table:table-cell office:value-type="float" office:value="0.0575163713405239">
            <text:p>0.0575163713</text:p>
          </table:table-cell>
          <table:table-cell office:value-type="float" office:value="0.0495978158759981">
            <text:p>0.0495978159</text:p>
          </table:table-cell>
          <table:table-cell office:value-type="float" office:value="1.32597156654555">
            <text:p>1.3259715665</text:p>
          </table:table-cell>
          <table:table-cell office:value-type="float" office:value="1.20779124031731">
            <text:p>1.2077912403</text:p>
          </table:table-cell>
          <table:table-cell office:value-type="float" office:value="1.17841384451175">
            <text:p>1.1784138445</text:p>
          </table:table-cell>
          <table:table-cell office:value-type="float" office:value="8.15386607288123">
            <text:p>8.1538660729</text:p>
          </table:table-cell>
          <table:table-cell office:value-type="float" office:value="12.3946458535821">
            <text:p>12.3946458536</text:p>
          </table:table-cell>
          <table:table-cell office:value-type="float" office:value="14.3191345431514">
            <text:p>14.3191345432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date" office:date-value="2020-09-21">
            <text:p>09/21/20</text:p>
          </table:table-cell>
          <table:table-cell office:value-type="float" office:value="3">
            <text:p>3</text:p>
          </table:table-cell>
          <table:table-cell office:value-type="float" office:value="463">
            <text:p>463</text:p>
          </table:table-cell>
          <table:table-cell office:value-type="float" office:value="10022">
            <text:p>10022</text:p>
          </table:table-cell>
          <table:table-cell office:value-type="float" office:value="8.74">
            <text:p>8.74</text:p>
          </table:table-cell>
          <table:table-cell office:value-type="float" office:value="6.6">
            <text:p>6.6</text:p>
          </table:table-cell>
          <table:table-cell office:value-type="float" office:value="469">
            <text:p>469</text:p>
          </table:table-cell>
          <table:table-cell office:value-type="float" office:value="10774.8">
            <text:p>10774.8</text:p>
          </table:table-cell>
          <table:table-cell office:value-type="float" office:value="8.362">
            <text:p>8.36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4">
            <text:p>74</text:p>
          </table:table-cell>
          <table:table-cell office:value-type="float" office:value="97">
            <text:p>97</text:p>
          </table:table-cell>
          <table:table-cell office:value-type="float" office:value="3110">
            <text:p>3110</text:p>
          </table:table-cell>
          <table:table-cell office:value-type="float" office:value="5604">
            <text:p>5604</text:p>
          </table:table-cell>
          <table:table-cell office:value-type="float" office:value="9419">
            <text:p>9419</text:p>
          </table:table-cell>
          <table:table-cell office:value-type="float" office:value="253.25">
            <text:p>253.25</text:p>
          </table:table-cell>
          <table:table-cell office:value-type="float" office:value="384.125">
            <text:p>384.125</text:p>
          </table:table-cell>
          <table:table-cell office:value-type="float" office:value="311.5">
            <text:p>311.5</text:p>
          </table:table-cell>
          <table:table-cell office:value-type="float" office:value="0.0814308681672026">
            <text:p>0.0814308682</text:p>
          </table:table-cell>
          <table:table-cell office:value-type="float" office:value="0.0685447894361171">
            <text:p>0.0685447894</text:p>
          </table:table-cell>
          <table:table-cell office:value-type="float" office:value="0.0330714513217964">
            <text:p>0.0330714513</text:p>
          </table:table-cell>
          <table:table-cell office:value-type="float" office:value="1.29800477171452">
            <text:p>1.2980047717</text:p>
          </table:table-cell>
          <table:table-cell office:value-type="float" office:value="1.24911560381774">
            <text:p>1.2491156038</text:p>
          </table:table-cell>
          <table:table-cell office:value-type="float" office:value="1.11789377257565">
            <text:p>1.1178937726</text:p>
          </table:table-cell>
          <table:table-cell office:value-type="float" office:value="8.85414583869867">
            <text:p>8.8541458387</text:p>
          </table:table-cell>
          <table:table-cell office:value-type="float" office:value="10.4550692585896">
            <text:p>10.4550692586</text:p>
          </table:table-cell>
          <table:table-cell office:value-type="float" office:value="21.3037738443139">
            <text:p>21.3037738443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date" office:date-value="2020-09-22">
            <text:p>09/22/20</text:p>
          </table:table-cell>
          <table:table-cell office:value-type="float" office:value="8">
            <text:p>8</text:p>
          </table:table-cell>
          <table:table-cell office:value-type="float" office:value="534">
            <text:p>534</text:p>
          </table:table-cell>
          <table:table-cell office:value-type="float" office:value="6010">
            <text:p>6010</text:p>
          </table:table-cell>
          <table:table-cell office:value-type="float" office:value="10.53">
            <text:p>10.53</text:p>
          </table:table-cell>
          <table:table-cell office:value-type="float" office:value="6.8">
            <text:p>6.8</text:p>
          </table:table-cell>
          <table:table-cell office:value-type="float" office:value="501.6">
            <text:p>501.6</text:p>
          </table:table-cell>
          <table:table-cell office:value-type="float" office:value="10663">
            <text:p>10663</text:p>
          </table:table-cell>
          <table:table-cell office:value-type="float" office:value="8.324">
            <text:p>8.324</text:p>
          </table:table-cell>
          <table:table-cell table:number-columns-repeated="3"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73">
            <text:p>73</text:p>
          </table:table-cell>
          <table:table-cell office:value-type="float" office:value="97">
            <text:p>97</text:p>
          </table:table-cell>
          <table:table-cell office:value-type="float" office:value="2835">
            <text:p>2835</text:p>
          </table:table-cell>
          <table:table-cell office:value-type="float" office:value="5482">
            <text:p>5482</text:p>
          </table:table-cell>
          <table:table-cell office:value-type="float" office:value="8867">
            <text:p>8867</text:p>
          </table:table-cell>
          <table:table-cell office:value-type="float" office:value="239.75">
            <text:p>239.75</text:p>
          </table:table-cell>
          <table:table-cell office:value-type="float" office:value="387.125">
            <text:p>387.125</text:p>
          </table:table-cell>
          <table:table-cell office:value-type="float" office:value="170.125">
            <text:p>170.125</text:p>
          </table:table-cell>
          <table:table-cell office:value-type="float" office:value="0.0845679012345679">
            <text:p>0.0845679012</text:p>
          </table:table-cell>
          <table:table-cell office:value-type="float" office:value="0.0706174753739511">
            <text:p>0.0706174754</text:p>
          </table:table-cell>
          <table:table-cell office:value-type="float" office:value="0.019186308785384">
            <text:p>0.0191863088</text:p>
          </table:table-cell>
          <table:table-cell office:value-type="float" office:value="1.31000504496266">
            <text:p>1.310005045</text:p>
          </table:table-cell>
          <table:table-cell office:value-type="float" office:value="1.25693534635208">
            <text:p>1.2569353464</text:p>
          </table:table-cell>
          <table:table-cell office:value-type="float" office:value="1.06787358506067">
            <text:p>1.0678735851</text:p>
          </table:table-cell>
          <table:table-cell office:value-type="float" office:value="8.53822379211974">
            <text:p>8.5382237921</text:p>
          </table:table-cell>
          <table:table-cell office:value-type="float" office:value="10.1581515871239">
            <text:p>10.158151587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date" office:date-value="2020-09-23">
            <text:p>09/23/20</text:p>
          </table:table-cell>
          <table:table-cell office:value-type="float" office:value="8">
            <text:p>8</text:p>
          </table:table-cell>
          <table:table-cell office:value-type="float" office:value="558">
            <text:p>558</text:p>
          </table:table-cell>
          <table:table-cell office:value-type="float" office:value="13461">
            <text:p>13461</text:p>
          </table:table-cell>
          <table:table-cell office:value-type="float" office:value="7.06">
            <text:p>7.06</text:p>
          </table:table-cell>
          <table:table-cell office:value-type="float" office:value="7">
            <text:p>7</text:p>
          </table:table-cell>
          <table:table-cell office:value-type="float" office:value="536.2">
            <text:p>536.2</text:p>
          </table:table-cell>
          <table:table-cell office:value-type="float" office:value="10510.8">
            <text:p>10510.8</text:p>
          </table:table-cell>
          <table:table-cell office:value-type="float" office:value="8.19">
            <text:p>8.19</text:p>
          </table:table-cell>
          <table:table-cell table:number-columns-repeated="3" office:value-type="float" office:value="2">
            <text:p>2</text:p>
          </table:table-cell>
          <table:table-cell office:value-type="float" office:value="62">
            <text:p>62</text:p>
          </table:table-cell>
          <table:table-cell office:value-type="float" office:value="77">
            <text:p>77</text:p>
          </table:table-cell>
          <table:table-cell office:value-type="float" office:value="62">
            <text:p>62</text:p>
          </table:table-cell>
          <table:table-cell office:value-type="float" office:value="3189">
            <text:p>3189</text:p>
          </table:table-cell>
          <table:table-cell office:value-type="float" office:value="5992">
            <text:p>5992</text:p>
          </table:table-cell>
          <table:table-cell office:value-type="float" office:value="9987">
            <text:p>9987</text:p>
          </table:table-cell>
          <table:table-cell office:value-type="float" office:value="220">
            <text:p>220</text:p>
          </table:table-cell>
          <table:table-cell office:value-type="float" office:value="79.625">
            <text:p>79.625</text:p>
          </table:table-cell>
          <table:table-cell office:value-type="float" office:value="-19">
            <text:p>-19</text:p>
          </table:table-cell>
          <table:table-cell office:value-type="float" office:value="0.0689871433051113">
            <text:p>0.0689871433</text:p>
          </table:table-cell>
          <table:table-cell office:value-type="float" office:value="0.0132885514018692">
            <text:p>0.0132885514</text:p>
          </table:table-cell>
          <table:table-cell office:value-type="float" office:value="-0.00190247321517973">
            <text:p>-0.0019024732</text:p>
          </table:table-cell>
          <table:table-cell office:value-type="float" office:value="1.25078308441303">
            <text:p>1.2507830844</text:p>
          </table:table-cell>
          <table:table-cell office:value-type="float" office:value="1.04685603767933">
            <text:p>1.0468560377</text:p>
          </table:table-cell>
          <table:table-cell office:value-type="float" office:value="0.993348437779366">
            <text:p>0.9933484378</text:p>
          </table:table-cell>
          <table:table-cell office:value-type="float" office:value="10.3902039117723">
            <text:p>10.390203911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date" office:date-value="2020-09-24">
            <text:p>09/24/20</text:p>
          </table:table-cell>
          <table:table-cell office:value-type="float" office:value="7">
            <text:p>7</text:p>
          </table:table-cell>
          <table:table-cell office:value-type="float" office:value="549">
            <text:p>549</text:p>
          </table:table-cell>
          <table:table-cell office:value-type="float" office:value="11945">
            <text:p>11945</text:p>
          </table:table-cell>
          <table:table-cell office:value-type="float" office:value="6.28">
            <text:p>6.28</text:p>
          </table:table-cell>
          <table:table-cell office:value-type="float" office:value="8.8">
            <text:p>8.8</text:p>
          </table:table-cell>
          <table:table-cell office:value-type="float" office:value="561.4">
            <text:p>561.4</text:p>
          </table:table-cell>
          <table:table-cell office:value-type="float" office:value="10862.8">
            <text:p>10862.8</text:p>
          </table:table-cell>
          <table:table-cell office:value-type="float" office:value="8.054">
            <text:p>8.054</text:p>
          </table:table-cell>
          <table:table-cell table:number-columns-repeated="3" office:value-type="float" office:value="2">
            <text:p>2</text:p>
          </table:table-cell>
          <table:table-cell office:value-type="float" office:value="53">
            <text:p>53</text:p>
          </table:table-cell>
          <table:table-cell table:number-columns-repeated="2" office:value-type="float" office:value="70">
            <text:p>70</text:p>
          </table:table-cell>
          <table:table-cell office:value-type="float" office:value="3698">
            <text:p>3698</text:p>
          </table:table-cell>
          <table:table-cell office:value-type="float" office:value="6348">
            <text:p>6348</text:p>
          </table:table-cell>
          <table:table-cell office:value-type="float" office:value="11335">
            <text:p>11335</text:p>
          </table:table-cell>
          <table:table-cell office:value-type="float" office:value="189.625">
            <text:p>189.625</text:p>
          </table:table-cell>
          <table:table-cell office:value-type="float" office:value="-114.75">
            <text:p>-114.75</text:p>
          </table:table-cell>
          <table:table-cell office:value-type="float" office:value="283.875">
            <text:p>283.875</text:p>
          </table:table-cell>
          <table:table-cell office:value-type="float" office:value="0.0512777176852353">
            <text:p>0.0512777177</text:p>
          </table:table-cell>
          <table:table-cell office:value-type="float" office:value="-0.0180765595463138">
            <text:p>-0.0180765595</text:p>
          </table:table-cell>
          <table:table-cell office:value-type="float" office:value="0.0250441111601235">
            <text:p>0.0250441112</text:p>
          </table:table-cell>
          <table:table-cell office:value-type="float" office:value="1.1846256443871">
            <text:p>1.1846256444</text:p>
          </table:table-cell>
          <table:table-cell office:value-type="float" office:value="0.937372495117763">
            <text:p>0.9373724951</text:p>
          </table:table-cell>
          <table:table-cell office:value-type="float" office:value="1.08888371576788">
            <text:p>1.0888837158</text:p>
          </table:table-cell>
          <table:table-cell office:value-type="float" office:value="13.861197553758">
            <text:p>13.8611975538</text:p>
          </table:table-cell>
          <table:table-cell office:value-type="float" office:value="0">
            <text:p>0</text:p>
          </table:table-cell>
          <table:table-cell office:value-type="float" office:value="28.0221973643877">
            <text:p>28.0221973644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date" office:date-value="2020-09-25">
            <text:p>09/25/20</text:p>
          </table:table-cell>
          <table:table-cell office:value-type="float" office:value="9">
            <text:p>9</text:p>
          </table:table-cell>
          <table:table-cell office:value-type="float" office:value="577">
            <text:p>577</text:p>
          </table:table-cell>
          <table:table-cell office:value-type="float" office:value="11116">
            <text:p>11116</text:p>
          </table:table-cell>
          <table:table-cell office:value-type="float" office:value="8.34">
            <text:p>8.34</text:p>
          </table:table-cell>
          <table:table-cell office:value-type="float" office:value="8.4">
            <text:p>8.4</text:p>
          </table:table-cell>
          <table:table-cell office:value-type="float" office:value="578.6">
            <text:p>578.6</text:p>
          </table:table-cell>
          <table:table-cell office:value-type="float" office:value="11675.4">
            <text:p>11675.4</text:p>
          </table:table-cell>
          <table:table-cell office:value-type="float" office:value="7.808">
            <text:p>7.80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7">
            <text:p>47</text:p>
          </table:table-cell>
          <table:table-cell office:value-type="float" office:value="95">
            <text:p>95</text:p>
          </table:table-cell>
          <table:table-cell office:value-type="float" office:value="3825">
            <text:p>3825</text:p>
          </table:table-cell>
          <table:table-cell office:value-type="float" office:value="6740">
            <text:p>6740</text:p>
          </table:table-cell>
          <table:table-cell office:value-type="float" office:value="11860">
            <text:p>11860</text:p>
          </table:table-cell>
          <table:table-cell office:value-type="float" office:value="238.75">
            <text:p>238.75</text:p>
          </table:table-cell>
          <table:table-cell office:value-type="float" office:value="-292.75">
            <text:p>-292.75</text:p>
          </table:table-cell>
          <table:table-cell office:value-type="float" office:value="317.875">
            <text:p>317.875</text:p>
          </table:table-cell>
          <table:table-cell office:value-type="float" office:value="0.0624183006535948">
            <text:p>0.0624183007</text:p>
          </table:table-cell>
          <table:table-cell office:value-type="float" office:value="-0.0434347181008902">
            <text:p>-0.0434347181</text:p>
          </table:table-cell>
          <table:table-cell office:value-type="float" office:value="0.0268022765598651">
            <text:p>0.0268022766</text:p>
          </table:table-cell>
          <table:table-cell office:value-type="float" office:value="1.22610029903029">
            <text:p>1.226100299</text:p>
          </table:table-cell>
          <table:table-cell office:value-type="float" office:value="0.851676173130432">
            <text:p>0.8516761731</text:p>
          </table:table-cell>
          <table:table-cell office:value-type="float" office:value="1.09521595753596">
            <text:p>1.0952159575</text:p>
          </table:table-cell>
          <table:table-cell office:value-type="float" office:value="11.4479474904721">
            <text:p>11.4479474905</text:p>
          </table:table-cell>
          <table:table-cell office:value-type="float" office:value="-15.6092286860959">
            <text:p>-15.6092286861</text:p>
          </table:table-cell>
          <table:table-cell office:value-type="float" office:value="26.2065497606135">
            <text:p>26.2065497606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date" office:date-value="2020-09-26">
            <text:p>09/26/20</text:p>
          </table:table-cell>
          <table:table-cell office:value-type="float" office:value="12">
            <text:p>12</text:p>
          </table:table-cell>
          <table:table-cell office:value-type="float" office:value="589">
            <text:p>589</text:p>
          </table:table-cell>
          <table:table-cell office:value-type="float" office:value="11782">
            <text:p>11782</text:p>
          </table:table-cell>
          <table:table-cell office:value-type="float" office:value="8.06">
            <text:p>8.06</text:p>
          </table:table-cell>
          <table:table-cell office:value-type="float" office:value="9.4">
            <text:p>9.4</text:p>
          </table:table-cell>
          <table:table-cell office:value-type="float" office:value="605.6">
            <text:p>605.6</text:p>
          </table:table-cell>
          <table:table-cell office:value-type="float" office:value="10396.2">
            <text:p>10396.2</text:p>
          </table:table-cell>
          <table:table-cell office:value-type="float" office:value="8.384">
            <text:p>8.384</text:p>
          </table:table-cell>
          <table:table-cell table:number-columns-repeated="3" office:value-type="float" office:value="2">
            <text:p>2</text:p>
          </table:table-cell>
          <table:table-cell office:value-type="float" office:value="59">
            <text:p>59</text:p>
          </table:table-cell>
          <table:table-cell table:number-columns-repeated="2" office:value-type="float" office:value="78">
            <text:p>78</text:p>
          </table:table-cell>
          <table:table-cell office:value-type="float" office:value="4070">
            <text:p>4070</text:p>
          </table:table-cell>
          <table:table-cell office:value-type="float" office:value="6281">
            <text:p>6281</text:p>
          </table:table-cell>
          <table:table-cell office:value-type="float" office:value="9999">
            <text:p>9999</text:p>
          </table:table-cell>
          <table:table-cell office:value-type="float" office:value="211.875">
            <text:p>211.875</text:p>
          </table:table-cell>
          <table:table-cell office:value-type="float" office:value="111.5">
            <text:p>111.5</text:p>
          </table:table-cell>
          <table:table-cell office:value-type="float" office:value="2231.625">
            <text:p>2231.625</text:p>
          </table:table-cell>
          <table:table-cell office:value-type="float" office:value="0.0520577395577396">
            <text:p>0.0520577396</text:p>
          </table:table-cell>
          <table:table-cell office:value-type="float" office:value="0.0177519503263812">
            <text:p>0.0177519503</text:p>
          </table:table-cell>
          <table:table-cell office:value-type="float" office:value="0.223184818481848">
            <text:p>0.2231848185</text:p>
          </table:table-cell>
          <table:table-cell office:value-type="float" office:value="1.1875137046179">
            <text:p>1.1875137046</text:p>
          </table:table-cell>
          <table:table-cell office:value-type="float" office:value="1.0627494843535">
            <text:p>1.0627494844</text:p>
          </table:table-cell>
          <table:table-cell office:value-type="float" office:value="1.87877733255999">
            <text:p>1.8787773326</text:p>
          </table:table-cell>
          <table:table-cell office:value-type="float" office:value="13.658611245749">
            <text:p>13.6586112457</text:p>
          </table:table-cell>
          <table:table-cell office:value-type="float" office:value="0">
            <text:p>0</text:p>
          </table:table-cell>
          <table:table-cell office:value-type="float" office:value="3.44065414919596">
            <text:p>3.4406541492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date" office:date-value="2020-09-27">
            <text:p>09/27/20</text:p>
          </table:table-cell>
          <table:table-cell office:value-type="float" office:value="6">
            <text:p>6</text:p>
          </table:table-cell>
          <table:table-cell office:value-type="float" office:value="620">
            <text:p>620</text:p>
          </table:table-cell>
          <table:table-cell office:value-type="float" office:value="10073">
            <text:p>10073</text:p>
          </table:table-cell>
          <table:table-cell office:value-type="float" office:value="9.3">
            <text:p>9.3</text:p>
          </table:table-cell>
          <table:table-cell office:value-type="float" office:value="9.6">
            <text:p>9.6</text:p>
          </table:table-cell>
          <table:table-cell office:value-type="float" office:value="646.8">
            <text:p>646.8</text:p>
          </table:table-cell>
          <table:table-cell office:value-type="float" office:value="9414.6">
            <text:p>9414.6</text:p>
          </table:table-cell>
          <table:table-cell office:value-type="float" office:value="9.546">
            <text:p>9.546</text:p>
          </table:table-cell>
          <table:table-cell table:number-columns-repeated="3" office:value-type="float" office:value="2">
            <text:p>2</text:p>
          </table:table-cell>
          <table:table-cell office:value-type="float" office:value="75">
            <text:p>75</text:p>
          </table:table-cell>
          <table:table-cell table:number-columns-repeated="2" office:value-type="float" office:value="95">
            <text:p>95</text:p>
          </table:table-cell>
          <table:table-cell office:value-type="float" office:value="4131">
            <text:p>4131</text:p>
          </table:table-cell>
          <table:table-cell office:value-type="float" office:value="6521">
            <text:p>6521</text:p>
          </table:table-cell>
          <table:table-cell office:value-type="float" office:value="9971">
            <text:p>9971</text:p>
          </table:table-cell>
          <table:table-cell office:value-type="float" office:value="206.5">
            <text:p>206.5</text:p>
          </table:table-cell>
          <table:table-cell office:value-type="float" office:value="-306.25">
            <text:p>-306.25</text:p>
          </table:table-cell>
          <table:table-cell office:value-type="float" office:value="86.75">
            <text:p>86.75</text:p>
          </table:table-cell>
          <table:table-cell office:value-type="float" office:value="0.0499878963931252">
            <text:p>0.0499878964</text:p>
          </table:table-cell>
          <table:table-cell office:value-type="float" office:value="-0.0469636558809998">
            <text:p>-0.0469636559</text:p>
          </table:table-cell>
          <table:table-cell office:value-type="float" office:value="0.00870023066893993">
            <text:p>0.0087002307</text:p>
          </table:table-cell>
          <table:table-cell office:value-type="float" office:value="1.17985526535613">
            <text:p>1.1798552654</text:p>
          </table:table-cell>
          <table:table-cell office:value-type="float" office:value="0.83995015096497">
            <text:p>0.839950151</text:p>
          </table:table-cell>
          <table:table-cell office:value-type="float" office:value="1.03059916760813">
            <text:p>1.0305991676</text:p>
          </table:table-cell>
          <table:table-cell office:value-type="float" office:value="14.210056393597">
            <text:p>14.2100563936</text:p>
          </table:table-cell>
          <table:table-cell office:value-type="float" office:value="-14.4098733758003">
            <text:p>-14.409873375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date" office:date-value="2020-09-28">
            <text:p>09/28/20</text:p>
          </table:table-cell>
          <table:table-cell office:value-type="float" office:value="13">
            <text:p>13</text:p>
          </table:table-cell>
          <table:table-cell office:value-type="float" office:value="693">
            <text:p>693</text:p>
          </table:table-cell>
          <table:table-cell office:value-type="float" office:value="7065">
            <text:p>7065</text:p>
          </table:table-cell>
          <table:table-cell office:value-type="float" office:value="9.94">
            <text:p>9.94</text:p>
          </table:table-cell>
          <table:table-cell office:value-type="float" office:value="9.4">
            <text:p>9.4</text:p>
          </table:table-cell>
          <table:table-cell office:value-type="float" office:value="686">
            <text:p>686</text:p>
          </table:table-cell>
          <table:table-cell office:value-type="float" office:value="9424.8">
            <text:p>9424.8</text:p>
          </table:table-cell>
          <table:table-cell office:value-type="float" office:value="9.48">
            <text:p>9.48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75">
            <text:p>75</text:p>
          </table:table-cell>
          <table:table-cell office:value-type="float" office:value="97">
            <text:p>97</text:p>
          </table:table-cell>
          <table:table-cell office:value-type="float" office:value="133">
            <text:p>133</text:p>
          </table:table-cell>
          <table:table-cell office:value-type="float" office:value="3828">
            <text:p>3828</text:p>
          </table:table-cell>
          <table:table-cell office:value-type="float" office:value="6831">
            <text:p>6831</text:p>
          </table:table-cell>
          <table:table-cell office:value-type="float" office:value="11546">
            <text:p>11546</text:p>
          </table:table-cell>
          <table:table-cell office:value-type="float" office:value="-464">
            <text:p>-464</text:p>
          </table:table-cell>
          <table:table-cell office:value-type="float" office:value="-617">
            <text:p>-617</text:p>
          </table:table-cell>
          <table:table-cell office:value-type="float" office:value="43.125">
            <text:p>43.125</text:p>
          </table:table-cell>
          <table:table-cell office:value-type="float" office:value="-0.121212121212121">
            <text:p>-0.1212121212</text:p>
          </table:table-cell>
          <table:table-cell office:value-type="float" office:value="-0.0903235251061338">
            <text:p>-0.0903235251</text:p>
          </table:table-cell>
          <table:table-cell office:value-type="float" office:value="0.00373505976095618">
            <text:p>0.0037350598</text:p>
          </table:table-cell>
          <table:table-cell office:value-type="float" office:value="0.60455463728191">
            <text:p>0.6045546373</text:p>
          </table:table-cell>
          <table:table-cell office:value-type="float" office:value="0.699858006936225">
            <text:p>0.6998580069</text:p>
          </table:table-cell>
          <table:table-cell office:value-type="float" office:value="1.01310005247933">
            <text:p>1.0131000525</text:p>
          </table:table-cell>
          <table:table-cell office:value-type="float" office:value="-5.36442916305321">
            <text:p>-5.3644291631</text:p>
          </table:table-cell>
          <table:table-cell office:value-type="float" office:value="-7.32200834351243">
            <text:p>-7.322008343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date" office:date-value="2020-09-29">
            <text:p>09/29/20</text:p>
          </table:table-cell>
          <table:table-cell office:value-type="float" office:value="8">
            <text:p>8</text:p>
          </table:table-cell>
          <table:table-cell office:value-type="float" office:value="755">
            <text:p>755</text:p>
          </table:table-cell>
          <table:table-cell office:value-type="float" office:value="7037">
            <text:p>7037</text:p>
          </table:table-cell>
          <table:table-cell office:value-type="float" office:value="12.09">
            <text:p>12.09</text:p>
          </table:table-cell>
          <table:table-cell office:value-type="float" office:value="10.2">
            <text:p>10.2</text:p>
          </table:table-cell>
          <table:table-cell office:value-type="float" office:value="719.6">
            <text:p>719.6</text:p>
          </table:table-cell>
          <table:table-cell office:value-type="float" office:value="9462.8">
            <text:p>9462.8</text:p>
          </table:table-cell>
          <table:table-cell office:value-type="float" office:value="9.284">
            <text:p>9.284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72">
            <text:p>72</text:p>
          </table:table-cell>
          <table:table-cell office:value-type="float" office:value="3190">
            <text:p>3190</text:p>
          </table:table-cell>
          <table:table-cell office:value-type="float" office:value="7560">
            <text:p>7560</text:p>
          </table:table-cell>
          <table:table-cell office:value-type="float" office:value="19670">
            <text:p>19670</text:p>
          </table:table-cell>
          <table:table-cell office:value-type="float" office:value="-405.25">
            <text:p>-405.25</text:p>
          </table:table-cell>
          <table:table-cell office:value-type="float" office:value="-110.25">
            <text:p>-110.25</text:p>
          </table:table-cell>
          <table:table-cell office:value-type="float" office:value="6251.5">
            <text:p>6251.5</text:p>
          </table:table-cell>
          <table:table-cell office:value-type="float" office:value="-0.127037617554859">
            <text:p>-0.1270376176</text:p>
          </table:table-cell>
          <table:table-cell office:value-type="float" office:value="-0.0145833333333333">
            <text:p>-0.0145833333</text:p>
          </table:table-cell>
          <table:table-cell office:value-type="float" office:value="0.317819013726487">
            <text:p>0.3178190137</text:p>
          </table:table-cell>
          <table:table-cell office:value-type="float" office:value="0.586999908855062">
            <text:p>0.5869999089</text:p>
          </table:table-cell>
          <table:table-cell office:value-type="float" office:value="0.949375173611111">
            <text:p>0.9493751736</text:p>
          </table:table-cell>
          <table:table-cell office:value-type="float" office:value="2.31034404199541">
            <text:p>2.310344042</text:p>
          </table:table-cell>
          <table:table-cell office:value-type="float" office:value="-5.10181675087735">
            <text:p>-5.1018167509</text:p>
          </table:table-cell>
          <table:table-cell office:value-type="float" office:value="0">
            <text:p>0</text:p>
          </table:table-cell>
          <table:table-cell office:value-type="float" office:value="2.51160204748878">
            <text:p>2.5116020475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date" office:date-value="2020-09-30">
            <text:p>09/30/20</text:p>
          </table:table-cell>
          <table:table-cell office:value-type="float" office:value="8">
            <text:p>8</text:p>
          </table:table-cell>
          <table:table-cell office:value-type="float" office:value="773">
            <text:p>773</text:p>
          </table:table-cell>
          <table:table-cell office:value-type="float" office:value="11167">
            <text:p>11167</text:p>
          </table:table-cell>
          <table:table-cell office:value-type="float" office:value="8.01">
            <text:p>8.01</text:p>
          </table:table-cell>
          <table:table-cell office:value-type="float" office:value="12.4">
            <text:p>12.4</text:p>
          </table:table-cell>
          <table:table-cell office:value-type="float" office:value="743.6">
            <text:p>743.6</text:p>
          </table:table-cell>
          <table:table-cell office:value-type="float" office:value="9927">
            <text:p>9927</text:p>
          </table:table-cell>
          <table:table-cell office:value-type="float" office:value="9.558">
            <text:p>9.55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64">
            <text:p>64</text:p>
          </table:table-cell>
          <table:table-cell office:value-type="float" office:value="128">
            <text:p>128</text:p>
          </table:table-cell>
          <table:table-cell office:value-type="float" office:value="64">
            <text:p>64</text:p>
          </table:table-cell>
          <table:table-cell office:value-type="float" office:value="3322">
            <text:p>3322</text:p>
          </table:table-cell>
          <table:table-cell office:value-type="float" office:value="6856">
            <text:p>6856</text:p>
          </table:table-cell>
          <table:table-cell office:value-type="float" office:value="31753">
            <text:p>31753</text:p>
          </table:table-cell>
          <table:table-cell office:value-type="float" office:value="-201.5">
            <text:p>-201.5</text:p>
          </table:table-cell>
          <table:table-cell office:value-type="float" office:value="54.875">
            <text:p>54.875</text:p>
          </table:table-cell>
          <table:table-cell office:value-type="float" office:value="6152.75">
            <text:p>6152.75</text:p>
          </table:table-cell>
          <table:table-cell office:value-type="float" office:value="-0.0606562311860325">
            <text:p>-0.0606562312</text:p>
          </table:table-cell>
          <table:table-cell office:value-type="float" office:value="0.00800393815635939">
            <text:p>0.0080039382</text:p>
          </table:table-cell>
          <table:table-cell office:value-type="float" office:value="0.193769092684156">
            <text:p>0.1937690927</text:p>
          </table:table-cell>
          <table:table-cell office:value-type="float" office:value="0.794914380477005">
            <text:p>0.7949143805</text:p>
          </table:table-cell>
          <table:table-cell office:value-type="float" office:value="1.02813934707824">
            <text:p>1.0281393471</text:p>
          </table:table-cell>
          <table:table-cell office:value-type="float" office:value="1.75178288850264">
            <text:p>1.7517828885</text:p>
          </table:table-cell>
          <table:table-cell office:value-type="float" office:value="-11.0772808973157">
            <text:p>-11.0772808973</text:p>
          </table:table-cell>
          <table:table-cell office:value-type="float" office:value="0">
            <text:p>0</text:p>
          </table:table-cell>
          <table:table-cell office:value-type="float" office:value="3.91352966594189">
            <text:p>3.9135296659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date" office:date-value="2020-10-01">
            <text:p>10/01/20</text:p>
          </table:table-cell>
          <table:table-cell office:value-type="float" office:value="16">
            <text:p>16</text:p>
          </table:table-cell>
          <table:table-cell office:value-type="float" office:value="757">
            <text:p>757</text:p>
          </table:table-cell>
          <table:table-cell office:value-type="float" office:value="11972">
            <text:p>11972</text:p>
          </table:table-cell>
          <table:table-cell office:value-type="float" office:value="7.08">
            <text:p>7.08</text:p>
          </table:table-cell>
          <table:table-cell office:value-type="float" office:value="12.6">
            <text:p>12.6</text:p>
          </table:table-cell>
          <table:table-cell office:value-type="float" office:value="745.8">
            <text:p>745.8</text:p>
          </table:table-cell>
          <table:table-cell office:value-type="float" office:value="10748.8">
            <text:p>10748.8</text:p>
          </table:table-cell>
          <table:table-cell office:value-type="float" office:value="9.514">
            <text:p>9.51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3" office:value-type="float" office:value="44">
            <text:p>44</text:p>
          </table:table-cell>
          <table:table-cell office:value-type="float" office:value="2904">
            <text:p>2904</text:p>
          </table:table-cell>
          <table:table-cell office:value-type="float" office:value="6824">
            <text:p>6824</text:p>
          </table:table-cell>
          <table:table-cell office:value-type="float" office:value="44398">
            <text:p>44398</text:p>
          </table:table-cell>
          <table:table-cell office:value-type="float" office:value="-160.375">
            <text:p>-160.375</text:p>
          </table:table-cell>
          <table:table-cell office:value-type="float" office:value="24.375">
            <text:p>24.375</text:p>
          </table:table-cell>
          <table:table-cell office:value-type="float" office:value="5128.125">
            <text:p>5128.125</text:p>
          </table:table-cell>
          <table:table-cell office:value-type="float" office:value="-0.0552255509641873">
            <text:p>-0.055225551</text:p>
          </table:table-cell>
          <table:table-cell office:value-type="float" office:value="0.00357195193434936">
            <text:p>0.0035719519</text:p>
          </table:table-cell>
          <table:table-cell office:value-type="float" office:value="0.115503513671787">
            <text:p>0.1155035137</text:p>
          </table:table-cell>
          <table:table-cell office:value-type="float" office:value="0.812688300124769">
            <text:p>0.8126883001</text:p>
          </table:table-cell>
          <table:table-cell office:value-type="float" office:value="1.01252683909784">
            <text:p>1.0125268391</text:p>
          </table:table-cell>
          <table:table-cell office:value-type="float" office:value="1.43041077872549">
            <text:p>1.4304107787</text:p>
          </table:table-cell>
          <table:table-cell office:value-type="float" office:value="-12.2013496080801">
            <text:p>-12.2013496081</text:p>
          </table:table-cell>
          <table:table-cell office:value-type="float" office:value="0">
            <text:p>0</text:p>
          </table:table-cell>
          <table:table-cell office:value-type="float" office:value="6.34135282063795">
            <text:p>6.3413528206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date" office:date-value="2020-10-02">
            <text:p>10/02/20</text:p>
          </table:table-cell>
          <table:table-cell office:value-type="float" office:value="17">
            <text:p>17</text:p>
          </table:table-cell>
          <table:table-cell office:value-type="float" office:value="740">
            <text:p>740</text:p>
          </table:table-cell>
          <table:table-cell office:value-type="float" office:value="12394">
            <text:p>12394</text:p>
          </table:table-cell>
          <table:table-cell office:value-type="float" office:value="10.67">
            <text:p>10.67</text:p>
          </table:table-cell>
          <table:table-cell office:value-type="float" office:value="13">
            <text:p>13</text:p>
          </table:table-cell>
          <table:table-cell office:value-type="float" office:value="731.8">
            <text:p>731.8</text:p>
          </table:table-cell>
          <table:table-cell office:value-type="float" office:value="10932.8">
            <text:p>10932.8</text:p>
          </table:table-cell>
          <table:table-cell office:value-type="float" office:value="9.252">
            <text:p>9.25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3" office:value-type="float" office:value="30">
            <text:p>30</text:p>
          </table:table-cell>
          <table:table-cell office:value-type="float" office:value="2662">
            <text:p>2662</text:p>
          </table:table-cell>
          <table:table-cell office:value-type="float" office:value="6934">
            <text:p>6934</text:p>
          </table:table-cell>
          <table:table-cell office:value-type="float" office:value="50580">
            <text:p>50580</text:p>
          </table:table-cell>
          <table:table-cell office:value-type="float" office:value="52.25">
            <text:p>52.25</text:p>
          </table:table-cell>
          <table:table-cell office:value-type="float" office:value="-38">
            <text:p>-38</text:p>
          </table:table-cell>
          <table:table-cell office:value-type="float" office:value="3969.125">
            <text:p>3969.125</text:p>
          </table:table-cell>
          <table:table-cell office:value-type="float" office:value="0.0196280991735537">
            <text:p>0.0196280992</text:p>
          </table:table-cell>
          <table:table-cell office:value-type="float" office:value="-0.00548024228439573">
            <text:p>-0.0054802423</text:p>
          </table:table-cell>
          <table:table-cell office:value-type="float" office:value="0.0784722222222222">
            <text:p>0.0784722222</text:p>
          </table:table-cell>
          <table:table-cell office:value-type="float" office:value="1.06945346117069">
            <text:p>1.0694534612</text:p>
          </table:table-cell>
          <table:table-cell office:value-type="float" office:value="0.980878016793386">
            <text:p>0.9808780168</text:p>
          </table:table-cell>
          <table:table-cell office:value-type="float" office:value="1.28672224151235">
            <text:p>1.2867222415</text:p>
          </table:table-cell>
          <table:table-cell table:number-columns-repeated="2" office:value-type="float" office:value="0">
            <text:p>0</text:p>
          </table:table-cell>
          <table:table-cell office:value-type="float" office:value="9.17523634786087">
            <text:p>9.1752363479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date" office:date-value="2020-10-03">
            <text:p>10/03/20</text:p>
          </table:table-cell>
          <table:table-cell office:value-type="float" office:value="14">
            <text:p>14</text:p>
          </table:table-cell>
          <table:table-cell office:value-type="float" office:value="704">
            <text:p>704</text:p>
          </table:table-cell>
          <table:table-cell office:value-type="float" office:value="11174">
            <text:p>11174</text:p>
          </table:table-cell>
          <table:table-cell office:value-type="float" office:value="9.72">
            <text:p>9.72</text:p>
          </table:table-cell>
          <table:table-cell office:value-type="float" office:value="13.6">
            <text:p>13.6</text:p>
          </table:table-cell>
          <table:table-cell office:value-type="float" office:value="707">
            <text:p>707</text:p>
          </table:table-cell>
          <table:table-cell office:value-type="float" office:value="9984.2">
            <text:p>9984.2</text:p>
          </table:table-cell>
          <table:table-cell office:value-type="float" office:value="10.468">
            <text:p>10.468</text:p>
          </table:table-cell>
          <table:table-cell table:number-columns-repeated="3" office:value-type="float" office:value="3">
            <text:p>3</text:p>
          </table:table-cell>
          <table:table-cell office:value-type="float" office:value="21">
            <text:p>21</text:p>
          </table:table-cell>
          <table:table-cell office:value-type="float" office:value="89">
            <text:p>89</text:p>
          </table:table-cell>
          <table:table-cell office:value-type="float" office:value="21">
            <text:p>21</text:p>
          </table:table-cell>
          <table:table-cell office:value-type="float" office:value="3190">
            <text:p>3190</text:p>
          </table:table-cell>
          <table:table-cell office:value-type="float" office:value="7358">
            <text:p>7358</text:p>
          </table:table-cell>
          <table:table-cell office:value-type="float" office:value="59010">
            <text:p>59010</text:p>
          </table:table-cell>
          <table:table-cell office:value-type="float" office:value="-405.25">
            <text:p>-405.25</text:p>
          </table:table-cell>
          <table:table-cell office:value-type="float" office:value="-180.625">
            <text:p>-180.625</text:p>
          </table:table-cell>
          <table:table-cell office:value-type="float" office:value="2845.125">
            <text:p>2845.125</text:p>
          </table:table-cell>
          <table:table-cell office:value-type="float" office:value="-0.127037617554859">
            <text:p>-0.1270376176</text:p>
          </table:table-cell>
          <table:table-cell office:value-type="float" office:value="-0.024548110899701">
            <text:p>-0.0245481109</text:p>
          </table:table-cell>
          <table:table-cell office:value-type="float" office:value="0.0482142857142857">
            <text:p>0.0482142857</text:p>
          </table:table-cell>
          <table:table-cell office:value-type="float" office:value="0.586999908855062">
            <text:p>0.5869999089</text:p>
          </table:table-cell>
          <table:table-cell office:value-type="float" office:value="0.915262726958585">
            <text:p>0.915262727</text:p>
          </table:table-cell>
          <table:table-cell office:value-type="float" office:value="1.17330625">
            <text:p>1.17330625</text:p>
          </table:table-cell>
          <table:table-cell office:value-type="float" office:value="-5.10181675087735">
            <text:p>-5.1018167509</text:p>
          </table:table-cell>
          <table:table-cell office:value-type="float" office:value="-27.8882645726596">
            <text:p>-27.8882645727</text:p>
          </table:table-cell>
          <table:table-cell office:value-type="float" office:value="14.7202397463358">
            <text:p>14.7202397463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date" office:date-value="2020-10-04">
            <text:p>10/04/20</text:p>
          </table:table-cell>
          <table:table-cell office:value-type="float" office:value="10">
            <text:p>10</text:p>
          </table:table-cell>
          <table:table-cell office:value-type="float" office:value="685">
            <text:p>685</text:p>
          </table:table-cell>
          <table:table-cell office:value-type="float" office:value="7957">
            <text:p>7957</text:p>
          </table:table-cell>
          <table:table-cell office:value-type="float" office:value="10.78">
            <text:p>10.78</text:p>
          </table:table-cell>
          <table:table-cell office:value-type="float" office:value="14.4">
            <text:p>14.4</text:p>
          </table:table-cell>
          <table:table-cell office:value-type="float" office:value="681">
            <text:p>681</text:p>
          </table:table-cell>
          <table:table-cell office:value-type="float" office:value="8729.6">
            <text:p>8729.6</text:p>
          </table:table-cell>
          <table:table-cell office:value-type="float" office:value="11.922">
            <text:p>11.922</text:p>
          </table:table-cell>
          <table:table-cell table:number-columns-repeated="3" office:value-type="float" office:value="3">
            <text:p>3</text:p>
          </table:table-cell>
          <table:table-cell office:value-type="float" office:value="22">
            <text:p>22</text:p>
          </table:table-cell>
          <table:table-cell office:value-type="float" office:value="90">
            <text:p>90</text:p>
          </table:table-cell>
          <table:table-cell office:value-type="float" office:value="22">
            <text:p>22</text:p>
          </table:table-cell>
          <table:table-cell office:value-type="float" office:value="3322">
            <text:p>3322</text:p>
          </table:table-cell>
          <table:table-cell office:value-type="float" office:value="6660">
            <text:p>6660</text:p>
          </table:table-cell>
          <table:table-cell office:value-type="float" office:value="57324">
            <text:p>57324</text:p>
          </table:table-cell>
          <table:table-cell office:value-type="float" office:value="-201.5">
            <text:p>-201.5</text:p>
          </table:table-cell>
          <table:table-cell office:value-type="float" office:value="65.5">
            <text:p>65.5</text:p>
          </table:table-cell>
          <table:table-cell office:value-type="float" office:value="667.375">
            <text:p>667.375</text:p>
          </table:table-cell>
          <table:table-cell office:value-type="float" office:value="-0.0606562311860325">
            <text:p>-0.0606562312</text:p>
          </table:table-cell>
          <table:table-cell office:value-type="float" office:value="0.00983483483483484">
            <text:p>0.0098348348</text:p>
          </table:table-cell>
          <table:table-cell office:value-type="float" office:value="0.0116421568627451">
            <text:p>0.0116421569</text:p>
          </table:table-cell>
          <table:table-cell office:value-type="float" office:value="0.794914380477005">
            <text:p>0.7949143805</text:p>
          </table:table-cell>
          <table:table-cell office:value-type="float" office:value="1.03461150091533">
            <text:p>1.0346115009</text:p>
          </table:table-cell>
          <table:table-cell office:value-type="float" office:value="1.04101320705978">
            <text:p>1.0410132071</text:p>
          </table:table-cell>
          <table:table-cell office:value-type="float" office:value="-11.0772808973157">
            <text:p>-11.077280897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date" office:date-value="2020-10-05">
            <text:p>10/05/20</text:p>
          </table:table-cell>
          <table:table-cell office:value-type="float" office:value="11">
            <text:p>11</text:p>
          </table:table-cell>
          <table:table-cell office:value-type="float" office:value="649">
            <text:p>649</text:p>
          </table:table-cell>
          <table:table-cell office:value-type="float" office:value="6424">
            <text:p>6424</text:p>
          </table:table-cell>
          <table:table-cell office:value-type="float" office:value="14.09">
            <text:p>14.09</text:p>
          </table:table-cell>
          <table:table-cell office:value-type="float" office:value="15.8">
            <text:p>15.8</text:p>
          </table:table-cell>
          <table:table-cell office:value-type="float" office:value="664.2">
            <text:p>664.2</text:p>
          </table:table-cell>
          <table:table-cell office:value-type="float" office:value="8196">
            <text:p>8196</text:p>
          </table:table-cell>
          <table:table-cell office:value-type="float" office:value="11.466">
            <text:p>11.466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32">
            <text:p>32</text:p>
          </table:table-cell>
          <table:table-cell office:value-type="float" office:value="2904">
            <text:p>2904</text:p>
          </table:table-cell>
          <table:table-cell office:value-type="float" office:value="6438">
            <text:p>6438</text:p>
          </table:table-cell>
          <table:table-cell office:value-type="float" office:value="48894">
            <text:p>48894</text:p>
          </table:table-cell>
          <table:table-cell office:value-type="float" office:value="-160.375">
            <text:p>-160.375</text:p>
          </table:table-cell>
          <table:table-cell office:value-type="float" office:value="425.5">
            <text:p>425.5</text:p>
          </table:table-cell>
          <table:table-cell office:value-type="float" office:value="-1299.625">
            <text:p>-1299.625</text:p>
          </table:table-cell>
          <table:table-cell office:value-type="float" office:value="-0.0552255509641873">
            <text:p>-0.055225551</text:p>
          </table:table-cell>
          <table:table-cell office:value-type="float" office:value="0.0660919540229885">
            <text:p>0.066091954</text:p>
          </table:table-cell>
          <table:table-cell office:value-type="float" office:value="-0.0265804597701149">
            <text:p>-0.0265804598</text:p>
          </table:table-cell>
          <table:table-cell office:value-type="float" office:value="0.812688300124769">
            <text:p>0.8126883001</text:p>
          </table:table-cell>
          <table:table-cell office:value-type="float" office:value="1.23988340599815">
            <text:p>1.239883406</text:p>
          </table:table-cell>
          <table:table-cell office:value-type="float" office:value="0.908353171654115">
            <text:p>0.9083531717</text:p>
          </table:table-cell>
          <table:table-cell office:value-type="float" office:value="-12.2013496080801">
            <text:p>-12.2013496081</text:p>
          </table:table-cell>
          <table:table-cell office:value-type="float" office:value="10.8304952919625">
            <text:p>10.830495292</text:p>
          </table:table-cell>
          <table:table-cell office:value-type="float" office:value="-25.7291912620285">
            <text:p>-25.729191262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date" office:date-value="2020-10-06">
            <text:p>10/06/20</text:p>
          </table:table-cell>
          <table:table-cell office:value-type="float" office:value="20">
            <text:p>20</text:p>
          </table:table-cell>
          <table:table-cell office:value-type="float" office:value="627">
            <text:p>627</text:p>
          </table:table-cell>
          <table:table-cell office:value-type="float" office:value="5699">
            <text:p>5699</text:p>
          </table:table-cell>
          <table:table-cell office:value-type="float" office:value="14.35">
            <text:p>14.35</text:p>
          </table:table-cell>
          <table:table-cell office:value-type="float" office:value="17.2">
            <text:p>17.2</text:p>
          </table:table-cell>
          <table:table-cell office:value-type="float" office:value="684.2">
            <text:p>684.2</text:p>
          </table:table-cell>
          <table:table-cell office:value-type="float" office:value="8253.6">
            <text:p>8253.6</text:p>
          </table:table-cell>
          <table:table-cell office:value-type="float" office:value="11.148">
            <text:p>11.148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70">
            <text:p>70</text:p>
          </table:table-cell>
          <table:table-cell office:value-type="float" office:value="2662">
            <text:p>2662</text:p>
          </table:table-cell>
          <table:table-cell office:value-type="float" office:value="5983">
            <text:p>5983</text:p>
          </table:table-cell>
          <table:table-cell office:value-type="float" office:value="40745">
            <text:p>40745</text:p>
          </table:table-cell>
          <table:table-cell office:value-type="float" office:value="52.25">
            <text:p>52.25</text:p>
          </table:table-cell>
          <table:table-cell office:value-type="float" office:value="492.125">
            <text:p>492.125</text:p>
          </table:table-cell>
          <table:table-cell office:value-type="float" office:value="-737.625">
            <text:p>-737.625</text:p>
          </table:table-cell>
          <table:table-cell office:value-type="float" office:value="0.0196280991735537">
            <text:p>0.0196280992</text:p>
          </table:table-cell>
          <table:table-cell office:value-type="float" office:value="0.0822538860103627">
            <text:p>0.082253886</text:p>
          </table:table-cell>
          <table:table-cell office:value-type="float" office:value="-0.0181034482758621">
            <text:p>-0.0181034483</text:p>
          </table:table-cell>
          <table:table-cell office:value-type="float" office:value="1.06945346117069">
            <text:p>1.0694534612</text:p>
          </table:table-cell>
          <table:table-cell office:value-type="float" office:value="1.30114937649333">
            <text:p>1.3011493765</text:p>
          </table:table-cell>
          <table:table-cell office:value-type="float" office:value="0.937280291319857">
            <text:p>0.9372802913</text:p>
          </table:table-cell>
          <table:table-cell office:value-type="float" office:value="0">
            <text:p>0</text:p>
          </table:table-cell>
          <table:table-cell office:value-type="float" office:value="8.76893140437852">
            <text:p>8.768931404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date" office:date-value="2020-10-07">
            <text:p>10/07/20</text:p>
          </table:table-cell>
          <table:table-cell office:value-type="float" office:value="24">
            <text:p>24</text:p>
          </table:table-cell>
          <table:table-cell office:value-type="float" office:value="656">
            <text:p>656</text:p>
          </table:table-cell>
          <table:table-cell office:value-type="float" office:value="9726">
            <text:p>9726</text:p>
          </table:table-cell>
          <table:table-cell office:value-type="float" office:value="8.39">
            <text:p>8.39</text:p>
          </table:table-cell>
          <table:table-cell office:value-type="float" office:value="18.2">
            <text:p>18.2</text:p>
          </table:table-cell>
          <table:table-cell office:value-type="float" office:value="745.8">
            <text:p>745.8</text:p>
          </table:table-cell>
          <table:table-cell office:value-type="float" office:value="8894.8">
            <text:p>8894.8</text:p>
          </table:table-cell>
          <table:table-cell office:value-type="float" office:value="11.098">
            <text:p>11.098</text:p>
          </table:table-cell>
          <table:table-cell table:number-columns-repeated="3" office:value-type="float" office:value="3">
            <text:p>3</text:p>
          </table:table-cell>
          <table:table-cell office:value-type="float" office:value="113">
            <text:p>113</text:p>
          </table:table-cell>
          <table:table-cell office:value-type="float" office:value="178">
            <text:p>178</text:p>
          </table:table-cell>
          <table:table-cell office:value-type="float" office:value="113">
            <text:p>113</text:p>
          </table:table-cell>
          <table:table-cell office:value-type="float" office:value="3498">
            <text:p>3498</text:p>
          </table:table-cell>
          <table:table-cell office:value-type="float" office:value="6994">
            <text:p>6994</text:p>
          </table:table-cell>
          <table:table-cell office:value-type="float" office:value="42431">
            <text:p>42431</text:p>
          </table:table-cell>
          <table:table-cell office:value-type="float" office:value="181.5">
            <text:p>181.5</text:p>
          </table:table-cell>
          <table:table-cell office:value-type="float" office:value="162.5">
            <text:p>162.5</text:p>
          </table:table-cell>
          <table:table-cell office:value-type="float" office:value="-1299.625">
            <text:p>-1299.625</text:p>
          </table:table-cell>
          <table:table-cell office:value-type="float" office:value="0.0518867924528302">
            <text:p>0.0518867925</text:p>
          </table:table-cell>
          <table:table-cell office:value-type="float" office:value="0.0232342007434944">
            <text:p>0.0232342007</text:p>
          </table:table-cell>
          <table:table-cell office:value-type="float" office:value="-0.0306291390728477">
            <text:p>-0.0306291391</text:p>
          </table:table-cell>
          <table:table-cell office:value-type="float" office:value="1.18688056247775">
            <text:p>1.1868805625</text:p>
          </table:table-cell>
          <table:table-cell office:value-type="float" office:value="1.08237776564724">
            <text:p>1.0823777656</text:p>
          </table:table-cell>
          <table:table-cell office:value-type="float" office:value="0.894636775799307">
            <text:p>0.8946367758</text:p>
          </table:table-cell>
          <table:table-cell office:value-type="float" office:value="13.7024883528063">
            <text:p>13.7024883528</text:p>
          </table:table-cell>
          <table:table-cell office:value-type="float" office:value="30.1783015466673">
            <text:p>30.1783015467</text:p>
          </table:table-cell>
          <table:table-cell office:value-type="float" office:value="-22.2819483292016">
            <text:p>-22.2819483292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date" office:date-value="2020-10-08">
            <text:p>10/08/20</text:p>
          </table:table-cell>
          <table:table-cell office:value-type="float" office:value="21">
            <text:p>21</text:p>
          </table:table-cell>
          <table:table-cell office:value-type="float" office:value="804">
            <text:p>804</text:p>
          </table:table-cell>
          <table:table-cell office:value-type="float" office:value="11462">
            <text:p>11462</text:p>
          </table:table-cell>
          <table:table-cell office:value-type="float" office:value="8.13">
            <text:p>8.13</text:p>
          </table:table-cell>
          <table:table-cell office:value-type="float" office:value="20">
            <text:p>20</text:p>
          </table:table-cell>
          <table:table-cell office:value-type="float" office:value="850.8">
            <text:p>850.8</text:p>
          </table:table-cell>
          <table:table-cell office:value-type="float" office:value="9953.8">
            <text:p>9953.8</text:p>
          </table:table-cell>
          <table:table-cell office:value-type="float" office:value="10.624">
            <text:p>10.624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158">
            <text:p>158</text:p>
          </table:table-cell>
          <table:table-cell office:value-type="float" office:value="3432">
            <text:p>3432</text:p>
          </table:table-cell>
          <table:table-cell office:value-type="float" office:value="6732">
            <text:p>6732</text:p>
          </table:table-cell>
          <table:table-cell office:value-type="float" office:value="37092">
            <text:p>37092</text:p>
          </table:table-cell>
          <table:table-cell office:value-type="float" office:value="-127.5">
            <text:p>-127.5</text:p>
          </table:table-cell>
          <table:table-cell office:value-type="float" office:value="-191.25">
            <text:p>-191.25</text:p>
          </table:table-cell>
          <table:table-cell office:value-type="float" office:value="-1053.75">
            <text:p>-1053.75</text:p>
          </table:table-cell>
          <table:table-cell office:value-type="float" office:value="-0.0371503496503496">
            <text:p>-0.0371503497</text:p>
          </table:table-cell>
          <table:table-cell table:number-columns-repeated="2" office:value-type="float" office:value="-0.0284090909090909">
            <text:p>-0.0284090909</text:p>
          </table:table-cell>
          <table:table-cell office:value-type="float" office:value="0.872678867242897">
            <text:p>0.8726788672</text:p>
          </table:table-cell>
          <table:table-cell table:number-columns-repeated="2" office:value-type="float" office:value="0.902150051652893">
            <text:p>0.9021500517</text:p>
          </table:table-cell>
          <table:table-cell office:value-type="float" office:value="-18.3091308639258">
            <text:p>-18.3091308639</text:p>
          </table:table-cell>
          <table:table-cell table:number-columns-repeated="2" office:value-type="float" office:value="-24.0505424546661">
            <text:p>-24.0505424547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date" office:date-value="2020-10-09">
            <text:p>10/09/20</text:p>
          </table:table-cell>
          <table:table-cell office:value-type="float" office:value="15">
            <text:p>15</text:p>
          </table:table-cell>
          <table:table-cell office:value-type="float" office:value="993">
            <text:p>993</text:p>
          </table:table-cell>
          <table:table-cell office:value-type="float" office:value="11163">
            <text:p>11163</text:p>
          </table:table-cell>
          <table:table-cell office:value-type="float" office:value="10.53">
            <text:p>10.53</text:p>
          </table:table-cell>
          <table:table-cell office:value-type="float" office:value="20.2">
            <text:p>20.2</text:p>
          </table:table-cell>
          <table:table-cell office:value-type="float" office:value="975.8">
            <text:p>975.8</text:p>
          </table:table-cell>
          <table:table-cell office:value-type="float" office:value="10854.6">
            <text:p>10854.6</text:p>
          </table:table-cell>
          <table:table-cell office:value-type="float" office:value="9.848">
            <text:p>9.848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180">
            <text:p>180</text:p>
          </table:table-cell>
          <table:table-cell office:value-type="float" office:value="3146">
            <text:p>3146</text:p>
          </table:table-cell>
          <table:table-cell office:value-type="float" office:value="7308">
            <text:p>7308</text:p>
          </table:table-cell>
          <table:table-cell office:value-type="float" office:value="34001">
            <text:p>34001</text:p>
          </table:table-cell>
          <table:table-cell office:value-type="float" office:value="-13.875">
            <text:p>-13.875</text:p>
          </table:table-cell>
          <table:table-cell office:value-type="float" office:value="483">
            <text:p>483</text:p>
          </table:table-cell>
          <table:table-cell office:value-type="float" office:value="667.375">
            <text:p>667.375</text:p>
          </table:table-cell>
          <table:table-cell office:value-type="float" office:value="-0.00441036236490782">
            <text:p>-0.0044103624</text:p>
          </table:table-cell>
          <table:table-cell office:value-type="float" office:value="0.0660919540229885">
            <text:p>0.066091954</text:p>
          </table:table-cell>
          <table:table-cell office:value-type="float" office:value="0.0196280991735537">
            <text:p>0.0196280992</text:p>
          </table:table-cell>
          <table:table-cell office:value-type="float" office:value="0.984601856263355">
            <text:p>0.9846018563</text:p>
          </table:table-cell>
          <table:table-cell office:value-type="float" office:value="1.23988340599815">
            <text:p>1.239883406</text:p>
          </table:table-cell>
          <table:table-cell office:value-type="float" office:value="1.06945346117069">
            <text:p>1.0694534612</text:p>
          </table:table-cell>
          <table:table-cell office:value-type="float" office:value="0">
            <text:p>0</text:p>
          </table:table-cell>
          <table:table-cell office:value-type="float" office:value="10.8304952919625">
            <text:p>10.83049529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date" office:date-value="2020-10-10">
            <text:p>10/10/20</text:p>
          </table:table-cell>
          <table:table-cell office:value-type="float" office:value="20">
            <text:p>20</text:p>
          </table:table-cell>
          <table:table-cell office:value-type="float" office:value="1174">
            <text:p>1174</text:p>
          </table:table-cell>
          <table:table-cell office:value-type="float" office:value="11719">
            <text:p>11719</text:p>
          </table:table-cell>
          <table:table-cell office:value-type="float" office:value="11.72">
            <text:p>11.72</text:p>
          </table:table-cell>
          <table:table-cell office:value-type="float" office:value="18.2">
            <text:p>18.2</text:p>
          </table:table-cell>
          <table:table-cell office:value-type="float" office:value="1128.2">
            <text:p>1128.2</text:p>
          </table:table-cell>
          <table:table-cell office:value-type="float" office:value="10614.8">
            <text:p>10614.8</text:p>
          </table:table-cell>
          <table:table-cell office:value-type="float" office:value="10.922">
            <text:p>10.922</text:p>
          </table:table-cell>
          <table:table-cell table:number-columns-repeated="3" office:value-type="float" office:value="3">
            <text:p>3</text:p>
          </table:table-cell>
          <table:table-cell office:value-type="float" office:value="210">
            <text:p>210</text:p>
          </table:table-cell>
          <table:table-cell office:value-type="float" office:value="283">
            <text:p>283</text:p>
          </table:table-cell>
          <table:table-cell office:value-type="float" office:value="210">
            <text:p>210</text:p>
          </table:table-cell>
          <table:table-cell office:value-type="float" office:value="4134">
            <text:p>4134</text:p>
          </table:table-cell>
          <table:table-cell office:value-type="float" office:value="8086">
            <text:p>8086</text:p>
          </table:table-cell>
          <table:table-cell office:value-type="float" office:value="44679">
            <text:p>44679</text:p>
          </table:table-cell>
          <table:table-cell office:value-type="float" office:value="214.5">
            <text:p>214.5</text:p>
          </table:table-cell>
          <table:table-cell office:value-type="float" office:value="445.25">
            <text:p>445.25</text:p>
          </table:table-cell>
          <table:table-cell office:value-type="float" office:value="2318.25">
            <text:p>2318.25</text:p>
          </table:table-cell>
          <table:table-cell office:value-type="float" office:value="0.0518867924528302">
            <text:p>0.0518867925</text:p>
          </table:table-cell>
          <table:table-cell office:value-type="float" office:value="0.055064308681672">
            <text:p>0.0550643087</text:p>
          </table:table-cell>
          <table:table-cell office:value-type="float" office:value="0.0518867924528302">
            <text:p>0.0518867925</text:p>
          </table:table-cell>
          <table:table-cell office:value-type="float" office:value="1.18688056247775">
            <text:p>1.1868805625</text:p>
          </table:table-cell>
          <table:table-cell office:value-type="float" office:value="1.19866795344341">
            <text:p>1.1986679534</text:p>
          </table:table-cell>
          <table:table-cell office:value-type="float" office:value="1.18688056247775">
            <text:p>1.1868805625</text:p>
          </table:table-cell>
          <table:table-cell office:value-type="float" office:value="13.7024883528063">
            <text:p>13.7024883528</text:p>
          </table:table-cell>
          <table:table-cell office:value-type="float" office:value="12.9314351381529">
            <text:p>12.9314351382</text:p>
          </table:table-cell>
          <table:table-cell office:value-type="float" office:value="13.7024883528063">
            <text:p>13.7024883528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date" office:date-value="2020-10-11">
            <text:p>10/11/20</text:p>
          </table:table-cell>
          <table:table-cell office:value-type="float" office:value="21">
            <text:p>21</text:p>
          </table:table-cell>
          <table:table-cell office:value-type="float" office:value="1252">
            <text:p>1252</text:p>
          </table:table-cell>
          <table:table-cell office:value-type="float" office:value="10203">
            <text:p>10203</text:p>
          </table:table-cell>
          <table:table-cell office:value-type="float" office:value="10.47">
            <text:p>10.47</text:p>
          </table:table-cell>
          <table:table-cell office:value-type="float" office:value="19.6">
            <text:p>19.6</text:p>
          </table:table-cell>
          <table:table-cell office:value-type="float" office:value="1271.2">
            <text:p>1271.2</text:p>
          </table:table-cell>
          <table:table-cell office:value-type="float" office:value="9747">
            <text:p>9747</text:p>
          </table:table-cell>
          <table:table-cell office:value-type="float" office:value="12.174">
            <text:p>12.174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204">
            <text:p>204</text:p>
          </table:table-cell>
          <table:table-cell office:value-type="float" office:value="4498">
            <text:p>4498</text:p>
          </table:table-cell>
          <table:table-cell office:value-type="float" office:value="9021">
            <text:p>9021</text:p>
          </table:table-cell>
          <table:table-cell office:value-type="float" office:value="48613">
            <text:p>48613</text:p>
          </table:table-cell>
          <table:table-cell office:value-type="float" office:value="123.5">
            <text:p>123.5</text:p>
          </table:table-cell>
          <table:table-cell office:value-type="float" office:value="968.75">
            <text:p>968.75</text:p>
          </table:table-cell>
          <table:table-cell office:value-type="float" office:value="1334.75">
            <text:p>1334.75</text:p>
          </table:table-cell>
          <table:table-cell office:value-type="float" office:value="0.0274566473988439">
            <text:p>0.0274566474</text:p>
          </table:table-cell>
          <table:table-cell office:value-type="float" office:value="0.107388316151203">
            <text:p>0.1073883162</text:p>
          </table:table-cell>
          <table:table-cell office:value-type="float" office:value="0.0274566473988439">
            <text:p>0.0274566474</text:p>
          </table:table-cell>
          <table:table-cell office:value-type="float" office:value="1.09757584616927">
            <text:p>1.0975758462</text:p>
          </table:table-cell>
          <table:table-cell office:value-type="float" office:value="1.39846231740296">
            <text:p>1.3984623174</text:p>
          </table:table-cell>
          <table:table-cell office:value-type="float" office:value="1.09757584616927">
            <text:p>1.0975758462</text:p>
          </table:table-cell>
          <table:table-cell office:value-type="float" office:value="25.5901589779144">
            <text:p>25.5901589779</text:p>
          </table:table-cell>
          <table:table-cell office:value-type="float" office:value="6.79526915343788">
            <text:p>6.7952691534</text:p>
          </table:table-cell>
          <table:table-cell office:value-type="float" office:value="25.5901589779144">
            <text:p>25.5901589779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date" office:date-value="2020-10-12">
            <text:p>10/12/20</text:p>
          </table:table-cell>
          <table:table-cell office:value-type="float" office:value="14">
            <text:p>14</text:p>
          </table:table-cell>
          <table:table-cell office:value-type="float" office:value="1418">
            <text:p>1418</text:p>
          </table:table-cell>
          <table:table-cell office:value-type="float" office:value="8527">
            <text:p>8527</text:p>
          </table:table-cell>
          <table:table-cell office:value-type="float" office:value="13.76">
            <text:p>13.76</text:p>
          </table:table-cell>
          <table:table-cell office:value-type="float" office:value="22">
            <text:p>22</text:p>
          </table:table-cell>
          <table:table-cell office:value-type="float" office:value="1380.2">
            <text:p>1380.2</text:p>
          </table:table-cell>
          <table:table-cell office:value-type="float" office:value="9446">
            <text:p>9446</text:p>
          </table:table-cell>
          <table:table-cell office:value-type="float" office:value="11.974">
            <text:p>11.974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174">
            <text:p>174</text:p>
          </table:table-cell>
          <table:table-cell office:value-type="float" office:value="4158">
            <text:p>4158</text:p>
          </table:table-cell>
          <table:table-cell office:value-type="float" office:value="9464">
            <text:p>9464</text:p>
          </table:table-cell>
          <table:table-cell office:value-type="float" office:value="48894">
            <text:p>48894</text:p>
          </table:table-cell>
          <table:table-cell office:value-type="float" office:value="453.75">
            <text:p>453.75</text:p>
          </table:table-cell>
          <table:table-cell office:value-type="float" office:value="430.5">
            <text:p>430.5</text:p>
          </table:table-cell>
          <table:table-cell office:value-type="float" office:value="3231.5">
            <text:p>3231.5</text:p>
          </table:table-cell>
          <table:table-cell office:value-type="float" office:value="0.109126984126984">
            <text:p>0.1091269841</text:p>
          </table:table-cell>
          <table:table-cell office:value-type="float" office:value="0.0454881656804734">
            <text:p>0.0454881657</text:p>
          </table:table-cell>
          <table:table-cell office:value-type="float" office:value="0.0660919540229885">
            <text:p>0.066091954</text:p>
          </table:table-cell>
          <table:table-cell office:value-type="float" office:value="1.40528549382716">
            <text:p>1.4052854938</text:p>
          </table:table-cell>
          <table:table-cell office:value-type="float" office:value="1.16326415938693">
            <text:p>1.1632641594</text:p>
          </table:table-cell>
          <table:table-cell office:value-type="float" office:value="1.23988340599815">
            <text:p>1.239883406</text:p>
          </table:table-cell>
          <table:table-cell office:value-type="float" office:value="6.69234074584823">
            <text:p>6.6923407458</text:p>
          </table:table-cell>
          <table:table-cell office:value-type="float" office:value="15.5819714694667">
            <text:p>15.5819714695</text:p>
          </table:table-cell>
          <table:table-cell office:value-type="float" office:value="10.8304952919625">
            <text:p>10.830495292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date" office:date-value="2020-10-13">
            <text:p>10/13/20</text:p>
          </table:table-cell>
          <table:table-cell office:value-type="float" office:value="28">
            <text:p>28</text:p>
          </table:table-cell>
          <table:table-cell office:value-type="float" office:value="1519">
            <text:p>1519</text:p>
          </table:table-cell>
          <table:table-cell office:value-type="float" office:value="7123">
            <text:p>7123</text:p>
          </table:table-cell>
          <table:table-cell office:value-type="float" office:value="14.39">
            <text:p>14.39</text:p>
          </table:table-cell>
          <table:table-cell office:value-type="float" office:value="23.8">
            <text:p>23.8</text:p>
          </table:table-cell>
          <table:table-cell office:value-type="float" office:value="1456.4">
            <text:p>1456.4</text:p>
          </table:table-cell>
          <table:table-cell office:value-type="float" office:value="9250.6">
            <text:p>9250.6</text:p>
          </table:table-cell>
          <table:table-cell office:value-type="float" office:value="11.398">
            <text:p>11.398</text:p>
          </table:table-cell>
          <table:table-cell table:number-columns-repeated="3" office:value-type="float" office:value="3">
            <text:p>3</text:p>
          </table:table-cell>
          <table:table-cell office:value-type="float" office:value="145">
            <text:p>145</text:p>
          </table:table-cell>
          <table:table-cell office:value-type="float" office:value="181">
            <text:p>181</text:p>
          </table:table-cell>
          <table:table-cell office:value-type="float" office:value="145">
            <text:p>145</text:p>
          </table:table-cell>
          <table:table-cell office:value-type="float" office:value="4928">
            <text:p>4928</text:p>
          </table:table-cell>
          <table:table-cell office:value-type="float" office:value="9801">
            <text:p>9801</text:p>
          </table:table-cell>
          <table:table-cell office:value-type="float" office:value="54233">
            <text:p>54233</text:p>
          </table:table-cell>
          <table:table-cell office:value-type="float" office:value="467.5">
            <text:p>467.5</text:p>
          </table:table-cell>
          <table:table-cell office:value-type="float" office:value="787.875">
            <text:p>787.875</text:p>
          </table:table-cell>
          <table:table-cell office:value-type="float" office:value="4460.875">
            <text:p>4460.875</text:p>
          </table:table-cell>
          <table:table-cell office:value-type="float" office:value="0.0948660714285714">
            <text:p>0.0948660714</text:p>
          </table:table-cell>
          <table:table-cell office:value-type="float" office:value="0.0803872053872054">
            <text:p>0.0803872054</text:p>
          </table:table-cell>
          <table:table-cell office:value-type="float" office:value="0.0822538860103627">
            <text:p>0.082253886</text:p>
          </table:table-cell>
          <table:table-cell office:value-type="float" office:value="1.34967041015625">
            <text:p>1.3496704102</text:p>
          </table:table-cell>
          <table:table-cell office:value-type="float" office:value="1.29402094032355">
            <text:p>1.2940209403</text:p>
          </table:table-cell>
          <table:table-cell office:value-type="float" office:value="1.30114937649333">
            <text:p>1.3011493765</text:p>
          </table:table-cell>
          <table:table-cell office:value-type="float" office:value="7.64792594491755">
            <text:p>7.6479259449</text:p>
          </table:table-cell>
          <table:table-cell office:value-type="float" office:value="8.9647136501945">
            <text:p>8.9647136502</text:p>
          </table:table-cell>
          <table:table-cell office:value-type="float" office:value="8.76893140437852">
            <text:p>8.7689314044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date" office:date-value="2020-10-14">
            <text:p>10/14/20</text:p>
          </table:table-cell>
          <table:table-cell office:value-type="float" office:value="27">
            <text:p>27</text:p>
          </table:table-cell>
          <table:table-cell office:value-type="float" office:value="1538">
            <text:p>1538</text:p>
          </table:table-cell>
          <table:table-cell office:value-type="float" office:value="9658">
            <text:p>9658</text:p>
          </table:table-cell>
          <table:table-cell office:value-type="float" office:value="9.53">
            <text:p>9.53</text:p>
          </table:table-cell>
          <table:table-cell office:value-type="float" office:value="26.2">
            <text:p>26.2</text:p>
          </table:table-cell>
          <table:table-cell office:value-type="float" office:value="1534.4">
            <text:p>1534.4</text:p>
          </table:table-cell>
          <table:table-cell office:value-type="float" office:value="9169.4">
            <text:p>9169.4</text:p>
          </table:table-cell>
          <table:table-cell office:value-type="float" office:value="11.944">
            <text:p>11.944</text:p>
          </table:table-cell>
          <table:table-cell table:number-columns-repeated="3" office:value-type="float" office:value="3">
            <text:p>3</text:p>
          </table:table-cell>
          <table:table-cell office:value-type="float" office:value="151">
            <text:p>151</text:p>
          </table:table-cell>
          <table:table-cell office:value-type="float" office:value="192">
            <text:p>192</text:p>
          </table:table-cell>
          <table:table-cell office:value-type="float" office:value="151">
            <text:p>151</text:p>
          </table:table-cell>
          <table:table-cell office:value-type="float" office:value="5456">
            <text:p>5456</text:p>
          </table:table-cell>
          <table:table-cell office:value-type="float" office:value="11330">
            <text:p>11330</text:p>
          </table:table-cell>
          <table:table-cell office:value-type="float" office:value="59291">
            <text:p>59291</text:p>
          </table:table-cell>
          <table:table-cell office:value-type="float" office:value="635.25">
            <text:p>635.25</text:p>
          </table:table-cell>
          <table:table-cell office:value-type="float" office:value="369.75">
            <text:p>369.75</text:p>
          </table:table-cell>
          <table:table-cell office:value-type="float" office:value="4636.5">
            <text:p>4636.5</text:p>
          </table:table-cell>
          <table:table-cell office:value-type="float" office:value="0.116431451612903">
            <text:p>0.1164314516</text:p>
          </table:table-cell>
          <table:table-cell office:value-type="float" office:value="0.0326345984112974">
            <text:p>0.0326345984</text:p>
          </table:table-cell>
          <table:table-cell office:value-type="float" office:value="0.0781990521327014">
            <text:p>0.0781990521</text:p>
          </table:table-cell>
          <table:table-cell office:value-type="float" office:value="1.43408039517755">
            <text:p>1.4340803952</text:p>
          </table:table-cell>
          <table:table-cell office:value-type="float" office:value="1.11630852778594">
            <text:p>1.1163085278</text:p>
          </table:table-cell>
          <table:table-cell office:value-type="float" office:value="1.28568226230318">
            <text:p>1.2856822623</text:p>
          </table:table-cell>
          <table:table-cell office:value-type="float" office:value="6.29347718693299">
            <text:p>6.2934771869</text:p>
          </table:table-cell>
          <table:table-cell office:value-type="float" office:value="21.5843604800214">
            <text:p>21.58436048</text:p>
          </table:table-cell>
          <table:table-cell office:value-type="float" office:value="9.20610708576988">
            <text:p>9.2061070858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date" office:date-value="2020-10-15">
            <text:p>10/15/20</text:p>
          </table:table-cell>
          <table:table-cell office:value-type="float" office:value="29">
            <text:p>29</text:p>
          </table:table-cell>
          <table:table-cell office:value-type="float" office:value="1555">
            <text:p>1555</text:p>
          </table:table-cell>
          <table:table-cell office:value-type="float" office:value="10742">
            <text:p>10742</text:p>
          </table:table-cell>
          <table:table-cell office:value-type="float" office:value="8.84">
            <text:p>8.84</text:p>
          </table:table-cell>
          <table:table-cell office:value-type="float" office:value="28.2">
            <text:p>28.2</text:p>
          </table:table-cell>
          <table:table-cell office:value-type="float" office:value="1589.4">
            <text:p>1589.4</text:p>
          </table:table-cell>
          <table:table-cell office:value-type="float" office:value="10058.2">
            <text:p>10058.2</text:p>
          </table:table-cell>
          <table:table-cell office:value-type="float" office:value="11.954">
            <text:p>11.954</text:p>
          </table:table-cell>
          <table:table-cell table:number-columns-repeated="3" office:value-type="float" office:value="3">
            <text:p>3</text:p>
          </table:table-cell>
          <table:table-cell office:value-type="float" office:value="132">
            <text:p>132</text:p>
          </table:table-cell>
          <table:table-cell office:value-type="float" office:value="178">
            <text:p>178</text:p>
          </table:table-cell>
          <table:table-cell office:value-type="float" office:value="132">
            <text:p>132</text:p>
          </table:table-cell>
          <table:table-cell office:value-type="float" office:value="4914">
            <text:p>4914</text:p>
          </table:table-cell>
          <table:table-cell office:value-type="float" office:value="12298">
            <text:p>12298</text:p>
          </table:table-cell>
          <table:table-cell office:value-type="float" office:value="53109">
            <text:p>53109</text:p>
          </table:table-cell>
          <table:table-cell office:value-type="float" office:value="536.25">
            <text:p>536.25</text:p>
          </table:table-cell>
          <table:table-cell office:value-type="float" office:value="328">
            <text:p>328</text:p>
          </table:table-cell>
          <table:table-cell office:value-type="float" office:value="5795.625">
            <text:p>5795.625</text:p>
          </table:table-cell>
          <table:table-cell office:value-type="float" office:value="0.109126984126984">
            <text:p>0.1091269841</text:p>
          </table:table-cell>
          <table:table-cell office:value-type="float" office:value="0.0266710034151895">
            <text:p>0.0266710034</text:p>
          </table:table-cell>
          <table:table-cell office:value-type="float" office:value="0.109126984126984">
            <text:p>0.1091269841</text:p>
          </table:table-cell>
          <table:table-cell office:value-type="float" office:value="1.40528549382716">
            <text:p>1.4052854938</text:p>
          </table:table-cell>
          <table:table-cell office:value-type="float" office:value="1.09474274310258">
            <text:p>1.0947427431</text:p>
          </table:table-cell>
          <table:table-cell office:value-type="float" office:value="1.40528549382716">
            <text:p>1.4052854938</text:p>
          </table:table-cell>
          <table:table-cell office:value-type="float" office:value="6.69234074584823">
            <text:p>6.6923407458</text:p>
          </table:table-cell>
          <table:table-cell office:value-type="float" office:value="26.3338459803035">
            <text:p>26.3338459803</text:p>
          </table:table-cell>
          <table:table-cell office:value-type="float" office:value="6.69234074584823">
            <text:p>6.6923407458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date" office:date-value="2020-10-16">
            <text:p>10/16/20</text:p>
          </table:table-cell>
          <table:table-cell office:value-type="float" office:value="33">
            <text:p>33</text:p>
          </table:table-cell>
          <table:table-cell office:value-type="float" office:value="1642">
            <text:p>1642</text:p>
          </table:table-cell>
          <table:table-cell office:value-type="float" office:value="9797">
            <text:p>9797</text:p>
          </table:table-cell>
          <table:table-cell office:value-type="float" office:value="13.2">
            <text:p>13.2</text:p>
          </table:table-cell>
          <table:table-cell office:value-type="float" office:value="29.2">
            <text:p>29.2</text:p>
          </table:table-cell>
          <table:table-cell office:value-type="float" office:value="1628">
            <text:p>1628</text:p>
          </table:table-cell>
          <table:table-cell office:value-type="float" office:value="10633">
            <text:p>10633</text:p>
          </table:table-cell>
          <table:table-cell office:value-type="float" office:value="12.024">
            <text:p>12.024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121">
            <text:p>121</text:p>
          </table:table-cell>
          <table:table-cell office:value-type="float" office:value="5824">
            <text:p>5824</text:p>
          </table:table-cell>
          <table:table-cell office:value-type="float" office:value="11544">
            <text:p>11544</text:p>
          </table:table-cell>
          <table:table-cell office:value-type="float" office:value="62944">
            <text:p>62944</text:p>
          </table:table-cell>
          <table:table-cell office:value-type="float" office:value="552.5">
            <text:p>552.5</text:p>
          </table:table-cell>
          <table:table-cell office:value-type="float" office:value="97.125">
            <text:p>97.125</text:p>
          </table:table-cell>
          <table:table-cell office:value-type="float" office:value="5971.25">
            <text:p>5971.25</text:p>
          </table:table-cell>
          <table:table-cell office:value-type="float" office:value="0.0948660714285714">
            <text:p>0.0948660714</text:p>
          </table:table-cell>
          <table:table-cell office:value-type="float" office:value="0.00841346153846154">
            <text:p>0.0084134615</text:p>
          </table:table-cell>
          <table:table-cell office:value-type="float" office:value="0.0948660714285714">
            <text:p>0.0948660714</text:p>
          </table:table-cell>
          <table:table-cell office:value-type="float" office:value="1.34967041015625">
            <text:p>1.3496704102</text:p>
          </table:table-cell>
          <table:table-cell office:value-type="float" office:value="1.02958585660133">
            <text:p>1.0295858566</text:p>
          </table:table-cell>
          <table:table-cell office:value-type="float" office:value="1.34967041015625">
            <text:p>1.3496704102</text:p>
          </table:table-cell>
          <table:table-cell office:value-type="float" office:value="7.64792594491755">
            <text:p>7.6479259449</text:p>
          </table:table-cell>
          <table:table-cell office:value-type="float" office:value="0">
            <text:p>0</text:p>
          </table:table-cell>
          <table:table-cell office:value-type="float" office:value="7.64792594491755">
            <text:p>7.6479259449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date" office:date-value="2020-10-17">
            <text:p>10/17/20</text:p>
          </table:table-cell>
          <table:table-cell office:value-type="float" office:value="24">
            <text:p>24</text:p>
          </table:table-cell>
          <table:table-cell office:value-type="float" office:value="1693">
            <text:p>1693</text:p>
          </table:table-cell>
          <table:table-cell office:value-type="float" office:value="12971">
            <text:p>12971</text:p>
          </table:table-cell>
          <table:table-cell office:value-type="float" office:value="13.81">
            <text:p>13.81</text:p>
          </table:table-cell>
          <table:table-cell office:value-type="float" office:value="30">
            <text:p>30</text:p>
          </table:table-cell>
          <table:table-cell office:value-type="float" office:value="1699.6">
            <text:p>1699.6</text:p>
          </table:table-cell>
          <table:table-cell office:value-type="float" office:value="10631.6">
            <text:p>10631.6</text:p>
          </table:table-cell>
          <table:table-cell office:value-type="float" office:value="13.18">
            <text:p>13.18</text:p>
          </table:table-cell>
          <table:table-cell table:number-columns-repeated="3" office:value-type="float" office:value="3">
            <text:p>3</text:p>
          </table:table-cell>
          <table:table-cell office:value-type="float" office:value="159">
            <text:p>159</text:p>
          </table:table-cell>
          <table:table-cell office:value-type="float" office:value="215">
            <text:p>215</text:p>
          </table:table-cell>
          <table:table-cell office:value-type="float" office:value="159">
            <text:p>159</text:p>
          </table:table-cell>
          <table:table-cell office:value-type="float" office:value="6448">
            <text:p>6448</text:p>
          </table:table-cell>
          <table:table-cell office:value-type="float" office:value="12012">
            <text:p>12012</text:p>
          </table:table-cell>
          <table:table-cell office:value-type="float" office:value="69688">
            <text:p>69688</text:p>
          </table:table-cell>
          <table:table-cell office:value-type="float" office:value="750.75">
            <text:p>750.75</text:p>
          </table:table-cell>
          <table:table-cell office:value-type="float" office:value="138.25">
            <text:p>138.25</text:p>
          </table:table-cell>
          <table:table-cell office:value-type="float" office:value="8113.875">
            <text:p>8113.875</text:p>
          </table:table-cell>
          <table:table-cell office:value-type="float" office:value="0.116431451612903">
            <text:p>0.1164314516</text:p>
          </table:table-cell>
          <table:table-cell office:value-type="float" office:value="0.011509324009324">
            <text:p>0.011509324</text:p>
          </table:table-cell>
          <table:table-cell office:value-type="float" office:value="0.116431451612903">
            <text:p>0.1164314516</text:p>
          </table:table-cell>
          <table:table-cell office:value-type="float" office:value="1.43408039517755">
            <text:p>1.4340803952</text:p>
          </table:table-cell>
          <table:table-cell office:value-type="float" office:value="1.04054226452937">
            <text:p>1.0405422645</text:p>
          </table:table-cell>
          <table:table-cell office:value-type="float" office:value="1.43408039517755">
            <text:p>1.4340803952</text:p>
          </table:table-cell>
          <table:table-cell office:value-type="float" office:value="6.29347718693299">
            <text:p>6.2934771869</text:p>
          </table:table-cell>
          <table:table-cell office:value-type="float" office:value="0">
            <text:p>0</text:p>
          </table:table-cell>
          <table:table-cell office:value-type="float" office:value="6.29347718693299">
            <text:p>6.2934771869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date" office:date-value="2020-10-18">
            <text:p>10/18/20</text:p>
          </table:table-cell>
          <table:table-cell office:value-type="float" office:value="33">
            <text:p>33</text:p>
          </table:table-cell>
          <table:table-cell office:value-type="float" office:value="1712">
            <text:p>1712</text:p>
          </table:table-cell>
          <table:table-cell office:value-type="float" office:value="9997">
            <text:p>9997</text:p>
          </table:table-cell>
          <table:table-cell office:value-type="float" office:value="14.74">
            <text:p>14.74</text:p>
          </table:table-cell>
          <table:table-cell office:value-type="float" office:value="31.8">
            <text:p>31.8</text:p>
          </table:table-cell>
          <table:table-cell office:value-type="float" office:value="1780.6">
            <text:p>1780.6</text:p>
          </table:table-cell>
          <table:table-cell office:value-type="float" office:value="9749.6">
            <text:p>9749.6</text:p>
          </table:table-cell>
          <table:table-cell office:value-type="float" office:value="14.536">
            <text:p>14.536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333">
            <text:p>333</text:p>
          </table:table-cell>
          <table:table-cell table:number-columns-repeated="2" office:value-type="float" office:value="173">
            <text:p>173</text:p>
          </table:table-cell>
          <table:table-cell office:value-type="float" office:value="7541">
            <text:p>7541</text:p>
          </table:table-cell>
          <table:table-cell office:value-type="float" office:value="13131">
            <text:p>13131</text:p>
          </table:table-cell>
          <table:table-cell office:value-type="float" office:value="81771">
            <text:p>81771</text:p>
          </table:table-cell>
          <table:table-cell office:value-type="float" office:value="-32.375">
            <text:p>-32.375</text:p>
          </table:table-cell>
          <table:table-cell office:value-type="float" office:value="-277.75">
            <text:p>-277.75</text:p>
          </table:table-cell>
          <table:table-cell office:value-type="float" office:value="8781.25">
            <text:p>8781.25</text:p>
          </table:table-cell>
          <table:table-cell office:value-type="float" office:value="-0.00429319718870176">
            <text:p>-0.0042931972</text:p>
          </table:table-cell>
          <table:table-cell office:value-type="float" office:value="-0.0211522351686848">
            <text:p>-0.0211522352</text:p>
          </table:table-cell>
          <table:table-cell office:value-type="float" office:value="0.107388316151203">
            <text:p>0.1073883162</text:p>
          </table:table-cell>
          <table:table-cell office:value-type="float" office:value="0.985009935662062">
            <text:p>0.9850099357</text:p>
          </table:table-cell>
          <table:table-cell office:value-type="float" office:value="0.926844114332761">
            <text:p>0.9268441143</text:p>
          </table:table-cell>
          <table:table-cell office:value-type="float" office:value="1.39846231740296">
            <text:p>1.3984623174</text:p>
          </table:table-cell>
          <table:table-cell office:value-type="float" office:value="0">
            <text:p>0</text:p>
          </table:table-cell>
          <table:table-cell office:value-type="float" office:value="-32.4216447169212">
            <text:p>-32.4216447169</text:p>
          </table:table-cell>
          <table:table-cell office:value-type="float" office:value="6.79526915343788">
            <text:p>6.7952691534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date" office:date-value="2020-10-19">
            <text:p>10/19/20</text:p>
          </table:table-cell>
          <table:table-cell office:value-type="float" office:value="31">
            <text:p>31</text:p>
          </table:table-cell>
          <table:table-cell office:value-type="float" office:value="1896">
            <text:p>1896</text:p>
          </table:table-cell>
          <table:table-cell office:value-type="float" office:value="9651">
            <text:p>9651</text:p>
          </table:table-cell>
          <table:table-cell office:value-type="float" office:value="15.31">
            <text:p>15.31</text:p>
          </table:table-cell>
          <table:table-cell office:value-type="float" office:value="34.8">
            <text:p>34.8</text:p>
          </table:table-cell>
          <table:table-cell office:value-type="float" office:value="1856.8">
            <text:p>1856.8</text:p>
          </table:table-cell>
          <table:table-cell office:value-type="float" office:value="9612.8">
            <text:p>9612.8</text:p>
          </table:table-cell>
          <table:table-cell office:value-type="float" office:value="15.02">
            <text:p>15.02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340">
            <text:p>340</text:p>
          </table:table-cell>
          <table:table-cell table:number-columns-repeated="2" office:value-type="float" office:value="174">
            <text:p>174</text:p>
          </table:table-cell>
          <table:table-cell office:value-type="float" office:value="8049">
            <text:p>8049</text:p>
          </table:table-cell>
          <table:table-cell office:value-type="float" office:value="14291">
            <text:p>14291</text:p>
          </table:table-cell>
          <table:table-cell office:value-type="float" office:value="94978">
            <text:p>94978</text:p>
          </table:table-cell>
          <table:table-cell office:value-type="float" office:value="-71.125">
            <text:p>-71.125</text:p>
          </table:table-cell>
          <table:table-cell office:value-type="float" office:value="91.75">
            <text:p>91.75</text:p>
          </table:table-cell>
          <table:table-cell office:value-type="float" office:value="4320.375">
            <text:p>4320.375</text:p>
          </table:table-cell>
          <table:table-cell office:value-type="float" office:value="-0.00883650142874891">
            <text:p>-0.0088365014</text:p>
          </table:table-cell>
          <table:table-cell office:value-type="float" office:value="0.00642012455391505">
            <text:p>0.0064201246</text:p>
          </table:table-cell>
          <table:table-cell office:value-type="float" office:value="0.0454881656804734">
            <text:p>0.0454881657</text:p>
          </table:table-cell>
          <table:table-cell office:value-type="float" office:value="0.969225289164079">
            <text:p>0.9692252892</text:p>
          </table:table-cell>
          <table:table-cell office:value-type="float" office:value="1.02255122321731">
            <text:p>1.0225512232</text:p>
          </table:table-cell>
          <table:table-cell office:value-type="float" office:value="1.16326415938693">
            <text:p>1.1632641594</text:p>
          </table:table-cell>
          <table:table-cell table:number-columns-repeated="2" office:value-type="float" office:value="0">
            <text:p>0</text:p>
          </table:table-cell>
          <table:table-cell office:value-type="float" office:value="15.5819714694667">
            <text:p>15.5819714695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date" office:date-value="2020-10-20">
            <text:p>10/20/20</text:p>
          </table:table-cell>
          <table:table-cell office:value-type="float" office:value="38">
            <text:p>38</text:p>
          </table:table-cell>
          <table:table-cell office:value-type="float" office:value="1960">
            <text:p>1960</text:p>
          </table:table-cell>
          <table:table-cell office:value-type="float" office:value="6332">
            <text:p>6332</text:p>
          </table:table-cell>
          <table:table-cell office:value-type="float" office:value="15.62">
            <text:p>15.62</text:p>
          </table:table-cell>
          <table:table-cell office:value-type="float" office:value="39.2">
            <text:p>39.2</text:p>
          </table:table-cell>
          <table:table-cell office:value-type="float" office:value="1944.6">
            <text:p>1944.6</text:p>
          </table:table-cell>
          <table:table-cell office:value-type="float" office:value="10290.8">
            <text:p>10290.8</text:p>
          </table:table-cell>
          <table:table-cell office:value-type="float" office:value="14.742">
            <text:p>14.74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93">
            <text:p>193</text:p>
          </table:table-cell>
          <table:table-cell office:value-type="float" office:value="261">
            <text:p>261</text:p>
          </table:table-cell>
          <table:table-cell office:value-type="float" office:value="193">
            <text:p>193</text:p>
          </table:table-cell>
          <table:table-cell office:value-type="float" office:value="6864">
            <text:p>6864</text:p>
          </table:table-cell>
          <table:table-cell office:value-type="float" office:value="12957">
            <text:p>12957</text:p>
          </table:table-cell>
          <table:table-cell office:value-type="float" office:value="96664">
            <text:p>96664</text:p>
          </table:table-cell>
          <table:table-cell office:value-type="float" office:value="90.5">
            <text:p>90.5</text:p>
          </table:table-cell>
          <table:table-cell office:value-type="float" office:value="566.5">
            <text:p>566.5</text:p>
          </table:table-cell>
          <table:table-cell office:value-type="float" office:value="3266.625">
            <text:p>3266.625</text:p>
          </table:table-cell>
          <table:table-cell office:value-type="float" office:value="0.0131847319347319">
            <text:p>0.0131847319</text:p>
          </table:table-cell>
          <table:table-cell office:value-type="float" office:value="0.0437215404800494">
            <text:p>0.0437215405</text:p>
          </table:table-cell>
          <table:table-cell office:value-type="float" office:value="0.0337936046511628">
            <text:p>0.0337936047</text:p>
          </table:table-cell>
          <table:table-cell office:value-type="float" office:value="1.0464872825977">
            <text:p>1.0464872826</text:p>
          </table:table-cell>
          <table:table-cell office:value-type="float" office:value="1.15677207495999">
            <text:p>1.156772075</text:p>
          </table:table-cell>
          <table:table-cell office:value-type="float" office:value="1.1205159514011">
            <text:p>1.1205159514</text:p>
          </table:table-cell>
          <table:table-cell office:value-type="float" office:value="0">
            <text:p>0</text:p>
          </table:table-cell>
          <table:table-cell office:value-type="float" office:value="16.1977788571892">
            <text:p>16.1977788572</text:p>
          </table:table-cell>
          <table:table-cell office:value-type="float" office:value="20.8558478764038">
            <text:p>20.8558478764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date" office:date-value="2020-10-21">
            <text:p>10/21/20</text:p>
          </table:table-cell>
          <table:table-cell office:value-type="float" office:value="48">
            <text:p>48</text:p>
          </table:table-cell>
          <table:table-cell office:value-type="float" office:value="2023">
            <text:p>2023</text:p>
          </table:table-cell>
          <table:table-cell office:value-type="float" office:value="9113">
            <text:p>9113</text:p>
          </table:table-cell>
          <table:table-cell office:value-type="float" office:value="15.62">
            <text:p>15.62</text:p>
          </table:table-cell>
          <table:table-cell office:value-type="float" office:value="42">
            <text:p>42</text:p>
          </table:table-cell>
          <table:table-cell office:value-type="float" office:value="2044">
            <text:p>2044</text:p>
          </table:table-cell>
          <table:table-cell office:value-type="float" office:value="11017">
            <text:p>11017</text:p>
          </table:table-cell>
          <table:table-cell office:value-type="float" office:value="14.826">
            <text:p>14.826</text:p>
          </table:table-cell>
          <table:table-cell table:number-columns-repeated="3" office:value-type="float" office:value="3">
            <text:p>3</text:p>
          </table:table-cell>
          <table:table-cell office:value-type="float" office:value="211">
            <text:p>211</text:p>
          </table:table-cell>
          <table:table-cell office:value-type="float" office:value="281">
            <text:p>281</text:p>
          </table:table-cell>
          <table:table-cell office:value-type="float" office:value="211">
            <text:p>211</text:p>
          </table:table-cell>
          <table:table-cell office:value-type="float" office:value="6974">
            <text:p>6974</text:p>
          </table:table-cell>
          <table:table-cell office:value-type="float" office:value="13390">
            <text:p>13390</text:p>
          </table:table-cell>
          <table:table-cell office:value-type="float" office:value="119144">
            <text:p>119144</text:p>
          </table:table-cell>
          <table:table-cell office:value-type="float" office:value="221">
            <text:p>221</text:p>
          </table:table-cell>
          <table:table-cell office:value-type="float" office:value="436.625">
            <text:p>436.625</text:p>
          </table:table-cell>
          <table:table-cell office:value-type="float" office:value="3751.625">
            <text:p>3751.625</text:p>
          </table:table-cell>
          <table:table-cell office:value-type="float" office:value="0.0316891310582162">
            <text:p>0.0316891311</text:p>
          </table:table-cell>
          <table:table-cell office:value-type="float" office:value="0.0326082897684839">
            <text:p>0.0326082898</text:p>
          </table:table-cell>
          <table:table-cell office:value-type="float" office:value="0.0314881571879406">
            <text:p>0.0314881572</text:p>
          </table:table-cell>
          <table:table-cell office:value-type="float" office:value="1.11288019271712">
            <text:p>1.1128801927</text:p>
          </table:table-cell>
          <table:table-cell office:value-type="float" office:value="1.11621308329048">
            <text:p>1.1162130833</text:p>
          </table:table-cell>
          <table:table-cell office:value-type="float" office:value="1.11215189808225">
            <text:p>1.1121518981</text:p>
          </table:table-cell>
          <table:table-cell office:value-type="float" office:value="22.21811293239">
            <text:p>22.2181129324</text:p>
          </table:table-cell>
          <table:table-cell office:value-type="float" office:value="21.6014982734712">
            <text:p>21.6014982735</text:p>
          </table:table-cell>
          <table:table-cell office:value-type="float" office:value="22.3577312773473">
            <text:p>22.3577312773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date" office:date-value="2020-10-22">
            <text:p>10/22/20</text:p>
          </table:table-cell>
          <table:table-cell office:value-type="float" office:value="46">
            <text:p>46</text:p>
          </table:table-cell>
          <table:table-cell office:value-type="float" office:value="2132">
            <text:p>2132</text:p>
          </table:table-cell>
          <table:table-cell office:value-type="float" office:value="16361">
            <text:p>16361</text:p>
          </table:table-cell>
          <table:table-cell office:value-type="float" office:value="12.42">
            <text:p>12.42</text:p>
          </table:table-cell>
          <table:table-cell office:value-type="float" office:value="43.4">
            <text:p>43.4</text:p>
          </table:table-cell>
          <table:table-cell office:value-type="float" office:value="2113.8">
            <text:p>2113.8</text:p>
          </table:table-cell>
          <table:table-cell office:value-type="float" office:value="11481">
            <text:p>11481</text:p>
          </table:table-cell>
          <table:table-cell office:value-type="float" office:value="14.804">
            <text:p>14.804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89">
            <text:p>189</text:p>
          </table:table-cell>
          <table:table-cell office:value-type="float" office:value="260">
            <text:p>260</text:p>
          </table:table-cell>
          <table:table-cell office:value-type="float" office:value="189">
            <text:p>189</text:p>
          </table:table-cell>
          <table:table-cell office:value-type="float" office:value="6614">
            <text:p>6614</text:p>
          </table:table-cell>
          <table:table-cell office:value-type="float" office:value="13175">
            <text:p>13175</text:p>
          </table:table-cell>
          <table:table-cell office:value-type="float" office:value="129541">
            <text:p>129541</text:p>
          </table:table-cell>
          <table:table-cell office:value-type="float" office:value="-16.625">
            <text:p>-16.625</text:p>
          </table:table-cell>
          <table:table-cell office:value-type="float" office:value="101">
            <text:p>101</text:p>
          </table:table-cell>
          <table:table-cell office:value-type="float" office:value="2054">
            <text:p>2054</text:p>
          </table:table-cell>
          <table:table-cell office:value-type="float" office:value="-0.00251360749924403">
            <text:p>-0.0025136075</text:p>
          </table:table-cell>
          <table:table-cell office:value-type="float" office:value="0.00766603415559772">
            <text:p>0.0076660342</text:p>
          </table:table-cell>
          <table:table-cell office:value-type="float" office:value="0.0158559838197945">
            <text:p>0.0158559838</text:p>
          </table:table-cell>
          <table:table-cell office:value-type="float" office:value="0.99121475746906">
            <text:p>0.9912147575</text:p>
          </table:table-cell>
          <table:table-cell office:value-type="float" office:value="1.02694630498075">
            <text:p>1.026946305</text:p>
          </table:table-cell>
          <table:table-cell office:value-type="float" office:value="1.05598871132615">
            <text:p>1.055988711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date" office:date-value="2020-10-23">
            <text:p>10/23/20</text:p>
          </table:table-cell>
          <table:table-cell office:value-type="float" office:value="47">
            <text:p>47</text:p>
          </table:table-cell>
          <table:table-cell office:value-type="float" office:value="2209">
            <text:p>2209</text:p>
          </table:table-cell>
          <table:table-cell office:value-type="float" office:value="13628">
            <text:p>13628</text:p>
          </table:table-cell>
          <table:table-cell office:value-type="float" office:value="15.16">
            <text:p>15.16</text:p>
          </table:table-cell>
          <table:table-cell office:value-type="float" office:value="42.8">
            <text:p>42.8</text:p>
          </table:table-cell>
          <table:table-cell office:value-type="float" office:value="2211.6">
            <text:p>2211.6</text:p>
          </table:table-cell>
          <table:table-cell office:value-type="float" office:value="14001">
            <text:p>14001</text:p>
          </table:table-cell>
          <table:table-cell office:value-type="float" office:value="15.006">
            <text:p>15.006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24">
            <text:p>224</text:p>
          </table:table-cell>
          <table:table-cell office:value-type="float" office:value="297">
            <text:p>297</text:p>
          </table:table-cell>
          <table:table-cell office:value-type="float" office:value="224">
            <text:p>224</text:p>
          </table:table-cell>
          <table:table-cell office:value-type="float" office:value="6923">
            <text:p>6923</text:p>
          </table:table-cell>
          <table:table-cell office:value-type="float" office:value="13385">
            <text:p>13385</text:p>
          </table:table-cell>
          <table:table-cell office:value-type="float" office:value="87672">
            <text:p>87672</text:p>
          </table:table-cell>
          <table:table-cell office:value-type="float" office:value="-146.5">
            <text:p>-146.5</text:p>
          </table:table-cell>
          <table:table-cell office:value-type="float" office:value="-533.8">
            <text:p>-533.8</text:p>
          </table:table-cell>
          <table:table-cell office:value-type="float" office:value="102">
            <text:p>102</text:p>
          </table:table-cell>
          <table:table-cell office:value-type="float" office:value="-0.0211613462371804">
            <text:p>-0.0211613462</text:p>
          </table:table-cell>
          <table:table-cell office:value-type="float" office:value="-0.0398804632050803">
            <text:p>-0.0398804632</text:p>
          </table:table-cell>
          <table:table-cell office:value-type="float" office:value="0.00116342732001095">
            <text:p>0.0011634273</text:p>
          </table:table-cell>
          <table:table-cell office:value-type="float" office:value="0.926812981216025">
            <text:p>0.9268129812</text:p>
          </table:table-cell>
          <table:table-cell office:value-type="float" office:value="0.863535663419304">
            <text:p>0.8635356634</text:p>
          </table:table-cell>
          <table:table-cell office:value-type="float" office:value="1.00407464860377">
            <text:p>1.0040746486</text:p>
          </table:table-cell>
          <table:table-cell office:value-type="float" office:value="-32.4075352124249">
            <text:p>-32.4075352124</text:p>
          </table:table-cell>
          <table:table-cell office:value-type="float" office:value="-17.0316958002316">
            <text:p>-17.03169580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date" office:date-value="2020-10-24">
            <text:p>10/24/20</text:p>
          </table:table-cell>
          <table:table-cell office:value-type="float" office:value="38">
            <text:p>38</text:p>
          </table:table-cell>
          <table:table-cell office:value-type="float" office:value="2245">
            <text:p>2245</text:p>
          </table:table-cell>
          <table:table-cell office:value-type="float" office:value="11971">
            <text:p>11971</text:p>
          </table:table-cell>
          <table:table-cell office:value-type="float" office:value="15.2">
            <text:p>15.2</text:p>
          </table:table-cell>
          <table:table-cell office:value-type="float" office:value="42.6">
            <text:p>42.6</text:p>
          </table:table-cell>
          <table:table-cell office:value-type="float" office:value="2327.4">
            <text:p>2327.4</text:p>
          </table:table-cell>
          <table:table-cell office:value-type="float" office:value="14180.4">
            <text:p>14180.4</text:p>
          </table:table-cell>
          <table:table-cell office:value-type="float" office:value="16.51">
            <text:p>16.51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3" office:value-type="float" office:value="248">
            <text:p>248</text:p>
          </table:table-cell>
          <table:table-cell office:value-type="float" office:value="8160">
            <text:p>8160</text:p>
          </table:table-cell>
          <table:table-cell office:value-type="float" office:value="15579">
            <text:p>15579</text:p>
          </table:table-cell>
          <table:table-cell office:value-type="float" office:value="89077">
            <text:p>89077</text:p>
          </table:table-cell>
          <table:table-cell office:value-type="float" office:value="300.857142857143">
            <text:p>300.8571428571</text:p>
          </table:table-cell>
          <table:table-cell office:value-type="float" office:value="741.833333333333">
            <text:p>741.8333333333</text:p>
          </table:table-cell>
          <table:table-cell office:value-type="float" office:value="-124.285714285714">
            <text:p>-124.2857142857</text:p>
          </table:table-cell>
          <table:table-cell office:value-type="float" office:value="0.0368697478991597">
            <text:p>0.0368697479</text:p>
          </table:table-cell>
          <table:table-cell office:value-type="float" office:value="0.0476175193101825">
            <text:p>0.0476175193</text:p>
          </table:table-cell>
          <table:table-cell office:value-type="float" office:value="-0.00139526156343068">
            <text:p>-0.0013952616</text:p>
          </table:table-cell>
          <table:table-cell office:value-type="float" office:value="1.13170849913495">
            <text:p>1.1317084991</text:p>
          </table:table-cell>
          <table:table-cell office:value-type="float" office:value="1.17110547675034">
            <text:p>1.1711054768</text:p>
          </table:table-cell>
          <table:table-cell office:value-type="float" office:value="0.99512040016746">
            <text:p>0.9951204002</text:p>
          </table:table-cell>
          <table:table-cell office:value-type="float" office:value="19.1443716187963">
            <text:p>19.1443716188</text:p>
          </table:table-cell>
          <table:table-cell office:value-type="float" office:value="14.9004446469861">
            <text:p>14.90044464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date" office:date-value="2020-10-25">
            <text:p>10/25/20</text:p>
          </table:table-cell>
          <table:table-cell office:value-type="float" office:value="35">
            <text:p>35</text:p>
          </table:table-cell>
          <table:table-cell office:value-type="float" office:value="2449">
            <text:p>2449</text:p>
          </table:table-cell>
          <table:table-cell office:value-type="float" office:value="18932">
            <text:p>18932</text:p>
          </table:table-cell>
          <table:table-cell office:value-type="float" office:value="16.63">
            <text:p>16.63</text:p>
          </table:table-cell>
          <table:table-cell office:value-type="float" office:value="46">
            <text:p>46</text:p>
          </table:table-cell>
          <table:table-cell office:value-type="float" office:value="2479.2">
            <text:p>2479.2</text:p>
          </table:table-cell>
          <table:table-cell office:value-type="float" office:value="13250.2">
            <text:p>13250.2</text:p>
          </table:table-cell>
          <table:table-cell office:value-type="float" office:value="17.576">
            <text:p>17.576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291">
            <text:p>291</text:p>
          </table:table-cell>
          <table:table-cell office:value-type="float" office:value="494">
            <text:p>494</text:p>
          </table:table-cell>
          <table:table-cell office:value-type="float" office:value="291">
            <text:p>291</text:p>
          </table:table-cell>
          <table:table-cell office:value-type="float" office:value="8033">
            <text:p>8033</text:p>
          </table:table-cell>
          <table:table-cell office:value-type="float" office:value="16334">
            <text:p>16334</text:p>
          </table:table-cell>
          <table:table-cell office:value-type="float" office:value="99701">
            <text:p>99701</text:p>
          </table:table-cell>
          <table:table-cell office:value-type="float" office:value="0">
            <text:p>0</text:p>
          </table:table-cell>
          <table:table-cell office:value-type="float" office:value="-270.333333333333">
            <text:p>-270.3333333333</text:p>
          </table:table-cell>
          <table:table-cell office:value-type="float" office:value="-3891.66666666667">
            <text:p>-3891.6666666667</text:p>
          </table:table-cell>
          <table:table-cell office:value-type="float" office:value="0">
            <text:p>0</text:p>
          </table:table-cell>
          <table:table-cell office:value-type="float" office:value="-0.0165503448838823">
            <text:p>-0.0165503449</text:p>
          </table:table-cell>
          <table:table-cell office:value-type="float" office:value="-0.0390333764622889">
            <text:p>-0.0390333765</text:p>
          </table:table-cell>
          <table:table-cell office:value-type="float" office:value="0.95">
            <text:p>0.95</text:p>
          </table:table-cell>
          <table:table-cell office:value-type="float" office:value="0.942610664181332">
            <text:p>0.9426106642</text:p>
          </table:table-cell>
          <table:table-cell office:value-type="float" office:value="0.86636944715896">
            <text:p>0.8663694472</text:p>
          </table:table-cell>
          <table:table-cell table:number-columns-repeated="2" office:value-type="float" office:value="0">
            <text:p>0</text:p>
          </table:table-cell>
          <table:table-cell office:value-type="float" office:value="-17.4089340099108">
            <text:p>-17.4089340099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office:value-type="date" office:date-value="2020-10-26">
            <text:p>10/26/20</text:p>
          </table:table-cell>
          <table:table-cell office:value-type="float" office:value="47">
            <text:p>47</text:p>
          </table:table-cell>
          <table:table-cell office:value-type="float" office:value="2602">
            <text:p>2602</text:p>
          </table:table-cell>
          <table:table-cell office:value-type="float" office:value="10010">
            <text:p>10010</text:p>
          </table:table-cell>
          <table:table-cell office:value-type="float" office:value="23.14">
            <text:p>23.14</text:p>
          </table:table-cell>
          <table:table-cell office:value-type="float" office:value="45.2">
            <text:p>45.2</text:p>
          </table:table-cell>
          <table:table-cell office:value-type="float" office:value="2670.6">
            <text:p>2670.6</text:p>
          </table:table-cell>
          <table:table-cell office:value-type="float" office:value="13643.8">
            <text:p>13643.8</text:p>
          </table:table-cell>
          <table:table-cell office:value-type="float" office:value="17.482">
            <text:p>17.482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338">
            <text:p>338</text:p>
          </table:table-cell>
          <table:table-cell office:value-type="float" office:value="551">
            <text:p>551</text:p>
          </table:table-cell>
          <table:table-cell office:value-type="float" office:value="338">
            <text:p>338</text:p>
          </table:table-cell>
          <table:table-cell office:value-type="float" office:value="7908">
            <text:p>7908</text:p>
          </table:table-cell>
          <table:table-cell office:value-type="float" office:value="16089">
            <text:p>16089</text:p>
          </table:table-cell>
          <table:table-cell office:value-type="float" office:value="98203">
            <text:p>98203</text:p>
          </table:table-cell>
          <table:table-cell office:value-type="float" office:value="0">
            <text:p>0</text:p>
          </table:table-cell>
          <table:table-cell office:value-type="float" office:value="-615.6">
            <text:p>-615.6</text:p>
          </table:table-cell>
          <table:table-cell office:value-type="float" office:value="-6749.4">
            <text:p>-6749.4</text:p>
          </table:table-cell>
          <table:table-cell office:value-type="float" office:value="0">
            <text:p>0</text:p>
          </table:table-cell>
          <table:table-cell office:value-type="float" office:value="-0.0382621666977438">
            <text:p>-0.0382621667</text:p>
          </table:table-cell>
          <table:table-cell office:value-type="float" office:value="-0.0687290612303086">
            <text:p>-0.0687290612</text:p>
          </table:table-cell>
          <table:table-cell office:value-type="float" office:value="0.95">
            <text:p>0.95</text:p>
          </table:table-cell>
          <table:table-cell office:value-type="float" office:value="0.868951843622692">
            <text:p>0.8689518436</text:p>
          </table:table-cell>
          <table:table-cell office:value-type="float" office:value="0.768706706054815">
            <text:p>0.7687067061</text:p>
          </table:table-cell>
          <table:table-cell office:value-type="float" office:value="0">
            <text:p>0</text:p>
          </table:table-cell>
          <table:table-cell office:value-type="float" office:value="-17.7669055643621">
            <text:p>-17.7669055644</text:p>
          </table:table-cell>
          <table:table-cell office:value-type="float" office:value="-9.73452619370529">
            <text:p>-9.7345261937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date" office:date-value="2020-10-27">
            <text:p>10/27/20</text:p>
          </table:table-cell>
          <table:table-cell office:value-type="float" office:value="63">
            <text:p>63</text:p>
          </table:table-cell>
          <table:table-cell office:value-type="float" office:value="2891">
            <text:p>2891</text:p>
          </table:table-cell>
          <table:table-cell office:value-type="float" office:value="11710">
            <text:p>11710</text:p>
          </table:table-cell>
          <table:table-cell office:value-type="float" office:value="17.75">
            <text:p>17.75</text:p>
          </table:table-cell>
          <table:table-cell office:value-type="float" office:value="48.8">
            <text:p>48.8</text:p>
          </table:table-cell>
          <table:table-cell office:value-type="float" office:value="2861">
            <text:p>2861</text:p>
          </table:table-cell>
          <table:table-cell office:value-type="float" office:value="14300.2">
            <text:p>14300.2</text:p>
          </table:table-cell>
          <table:table-cell office:value-type="float" office:value="17.318">
            <text:p>17.318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44">
            <text:p>344</text:p>
          </table:table-cell>
          <table:table-cell office:value-type="float" office:value="430">
            <text:p>430</text:p>
          </table:table-cell>
          <table:table-cell office:value-type="float" office:value="344">
            <text:p>344</text:p>
          </table:table-cell>
          <table:table-cell office:value-type="float" office:value="7785">
            <text:p>7785</text:p>
          </table:table-cell>
          <table:table-cell office:value-type="float" office:value="16482">
            <text:p>16482</text:p>
          </table:table-cell>
          <table:table-cell office:value-type="float" office:value="95794">
            <text:p>95794</text:p>
          </table:table-cell>
          <table:table-cell table:number-columns-repeated="2" office:value-type="float" office:value="0">
            <text:p>0</text:p>
          </table:table-cell>
          <table:table-cell office:value-type="float" office:value="2030.5">
            <text:p>2030.5</text:p>
          </table:table-cell>
          <table:table-cell table:number-columns-repeated="2" office:value-type="float" office:value="0">
            <text:p>0</text:p>
          </table:table-cell>
          <table:table-cell office:value-type="float" office:value="0.0211965258784475">
            <text:p>0.0211965259</text:p>
          </table:table-cell>
          <table:table-cell office:value-type="float" office:value="0.95">
            <text:p>0.95</text:p>
          </table:table-cell>
          <table:table-cell office:value-type="float" office:value="1.16">
            <text:p>1.16</text:p>
          </table:table-cell>
          <table:table-cell office:value-type="float" office:value="1.07506845428483">
            <text:p>1.0750684543</text:p>
          </table:table-cell>
          <table:table-cell table:number-columns-repeated="2" office:value-type="float" office:value="0">
            <text:p>0</text:p>
          </table:table-cell>
          <table:table-cell office:value-type="float" office:value="33.0463425892351">
            <text:p>33.0463425892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date" office:date-value="2020-10-28">
            <text:p>10/28/20</text:p>
          </table:table-cell>
          <table:table-cell office:value-type="float" office:value="43">
            <text:p>43</text:p>
          </table:table-cell>
          <table:table-cell office:value-type="float" office:value="3166">
            <text:p>3166</text:p>
          </table:table-cell>
          <table:table-cell office:value-type="float" office:value="15596">
            <text:p>15596</text:p>
          </table:table-cell>
          <table:table-cell office:value-type="float" office:value="14.69">
            <text:p>14.69</text:p>
          </table:table-cell>
          <table:table-cell office:value-type="float" office:value="54.8">
            <text:p>54.8</text:p>
          </table:table-cell>
          <table:table-cell office:value-type="float" office:value="3121.8">
            <text:p>3121.8</text:p>
          </table:table-cell>
          <table:table-cell office:value-type="float" office:value="13641.4">
            <text:p>13641.4</text:p>
          </table:table-cell>
          <table:table-cell office:value-type="float" office:value="18.194">
            <text:p>18.194</text:p>
          </table:table-cell>
          <table:table-cell table:number-columns-repeated="3" office:value-type="float" office:value="5">
            <text:p>5</text:p>
          </table:table-cell>
          <table:table-cell office:value-type="float" office:value="424">
            <text:p>424</text:p>
          </table:table-cell>
          <table:table-cell office:value-type="float" office:value="515">
            <text:p>515</text:p>
          </table:table-cell>
          <table:table-cell office:value-type="float" office:value="424">
            <text:p>424</text:p>
          </table:table-cell>
          <table:table-cell office:value-type="float" office:value="7664">
            <text:p>7664</text:p>
          </table:table-cell>
          <table:table-cell office:value-type="float" office:value="16723">
            <text:p>16723</text:p>
          </table:table-cell>
          <table:table-cell office:value-type="float" office:value="93069">
            <text:p>93069</text:p>
          </table:table-cell>
          <table:table-cell table:number-columns-repeated="6" office:value-type="float" office:value="0">
            <text:p>0</text:p>
          </table:table-cell>
          <table:table-cell office:value-type="float" office:value="0.95">
            <text:p>0.95</text:p>
          </table:table-cell>
          <table:table-cell office:value-type="float" office:value="1.18">
            <text:p>1.18</text:p>
          </table:table-cell>
          <table:table-cell office:value-type="float" office:value="0.9">
            <text:p>0.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date" office:date-value="2020-10-29">
            <text:p>10/29/20</text:p>
          </table:table-cell>
          <table:table-cell office:value-type="float" office:value="56">
            <text:p>56</text:p>
          </table:table-cell>
          <table:table-cell office:value-type="float" office:value="3197">
            <text:p>3197</text:p>
          </table:table-cell>
          <table:table-cell office:value-type="float" office:value="15253">
            <text:p>15253</text:p>
          </table:table-cell>
          <table:table-cell office:value-type="float" office:value="14.38">
            <text:p>14.38</text:p>
          </table:table-cell>
          <table:table-cell office:value-type="float" office:value="55.6">
            <text:p>55.6</text:p>
          </table:table-cell>
          <table:table-cell office:value-type="float" office:value="3411">
            <text:p>3411</text:p>
          </table:table-cell>
          <table:table-cell office:value-type="float" office:value="14952">
            <text:p>14952</text:p>
          </table:table-cell>
          <table:table-cell office:value-type="float" office:value="18.284">
            <text:p>18.284</text:p>
          </table:table-cell>
          <table:table-cell table:number-columns-repeated="3" office:value-type="float" office:value="5">
            <text:p>5</text:p>
          </table:table-cell>
          <table:table-cell office:value-type="float" office:value="461">
            <text:p>461</text:p>
          </table:table-cell>
          <table:table-cell office:value-type="float" office:value="559">
            <text:p>559</text:p>
          </table:table-cell>
          <table:table-cell office:value-type="float" office:value="461">
            <text:p>461</text:p>
          </table:table-cell>
          <table:table-cell office:value-type="float" office:value="7545">
            <text:p>7545</text:p>
          </table:table-cell>
          <table:table-cell office:value-type="float" office:value="17179">
            <text:p>17179</text:p>
          </table:table-cell>
          <table:table-cell office:value-type="float" office:value="90422">
            <text:p>90422</text:p>
          </table:table-cell>
          <table:table-cell table:number-columns-repeated="6" office:value-type="float" office:value="0">
            <text:p>0</text:p>
          </table:table-cell>
          <table:table-cell office:value-type="float" office:value="0.95">
            <text:p>0.95</text:p>
          </table:table-cell>
          <table:table-cell office:value-type="float" office:value="1.22">
            <text:p>1.22</text:p>
          </table:table-cell>
          <table:table-cell office:value-type="float" office:value="0.9">
            <text:p>0.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office:value-type="date" office:date-value="2020-10-30">
            <text:p>10/30/20</text:p>
          </table:table-cell>
          <table:table-cell office:value-type="float" office:value="65">
            <text:p>65</text:p>
          </table:table-cell>
          <table:table-cell office:value-type="float" office:value="3753">
            <text:p>3753</text:p>
          </table:table-cell>
          <table:table-cell office:value-type="float" office:value="15638">
            <text:p>15638</text:p>
          </table:table-cell>
          <table:table-cell office:value-type="float" office:value="21.01">
            <text:p>21.01</text:p>
          </table:table-cell>
          <table:table-cell office:value-type="float" office:value="53.75">
            <text:p>53.75</text:p>
          </table:table-cell>
          <table:table-cell office:value-type="float" office:value="3541">
            <text:p>3541</text:p>
          </table:table-cell>
          <table:table-cell office:value-type="float" office:value="15762.5">
            <text:p>15762.5</text:p>
          </table:table-cell>
          <table:table-cell office:value-type="float" office:value="18.4175">
            <text:p>18.4175</text:p>
          </table:table-cell>
          <table:table-cell table:number-columns-repeated="3" office:value-type="float" office:value="5">
            <text:p>5</text:p>
          </table:table-cell>
          <table:table-cell table:number-columns-repeated="3" office:value-type="float" office:value="312">
            <text:p>312</text:p>
          </table:table-cell>
          <table:table-cell office:value-type="float" office:value="7428">
            <text:p>7428</text:p>
          </table:table-cell>
          <table:table-cell office:value-type="float" office:value="17891">
            <text:p>17891</text:p>
          </table:table-cell>
          <table:table-cell office:value-type="float" office:value="87850">
            <text:p>87850</text:p>
          </table:table-cell>
          <table:table-cell table:number-columns-repeated="6" office:value-type="float" office:value="0">
            <text:p>0</text:p>
          </table:table-cell>
          <table:table-cell office:value-type="float" office:value="0.95">
            <text:p>0.95</text:p>
          </table:table-cell>
          <table:table-cell office:value-type="float" office:value="1.17">
            <text:p>1.17</text:p>
          </table:table-cell>
          <table:table-cell office:value-type="float" office:value="0.9">
            <text:p>0.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office:value-type="date" office:date-value="2020-10-31">
            <text:p>10/31/20</text:p>
          </table:table-cell>
          <table:table-cell office:value-type="float" office:value="51">
            <text:p>51</text:p>
          </table:table-cell>
          <table:table-cell office:value-type="float" office:value="4048">
            <text:p>4048</text:p>
          </table:table-cell>
          <table:table-cell office:value-type="float" office:value="16563">
            <text:p>16563</text:p>
          </table:table-cell>
          <table:table-cell office:value-type="float" office:value="23.59">
            <text:p>23.59</text:p>
          </table:table-cell>
          <table:table-cell office:value-type="float" office:value="57.3333333333333">
            <text:p>57.3333333333</text:p>
          </table:table-cell>
          <table:table-cell office:value-type="float" office:value="3666">
            <text:p>3666</text:p>
          </table:table-cell>
          <table:table-cell office:value-type="float" office:value="15818">
            <text:p>15818</text:p>
          </table:table-cell>
          <table:table-cell office:value-type="float" office:value="19.66">
            <text:p>19.66</text:p>
          </table:table-cell>
          <table:table-cell table:number-columns-repeated="3" office:value-type="float" office:value="5">
            <text:p>5</text:p>
          </table:table-cell>
          <table:table-cell office:value-type="float" office:value="317">
            <text:p>317</text:p>
          </table:table-cell>
          <table:table-cell office:value-type="float" office:value="616">
            <text:p>616</text:p>
          </table:table-cell>
          <table:table-cell office:value-type="float" office:value="317">
            <text:p>317</text:p>
          </table:table-cell>
          <table:table-cell office:value-type="float" office:value="7313">
            <text:p>7313</text:p>
          </table:table-cell>
          <table:table-cell office:value-type="float" office:value="18717">
            <text:p>18717</text:p>
          </table:table-cell>
          <table:table-cell office:value-type="float" office:value="85352">
            <text:p>85352</text:p>
          </table:table-cell>
          <table:table-cell table:number-columns-repeated="6" office:value-type="float" office:value="0">
            <text:p>0</text:p>
          </table:table-cell>
          <table:table-cell office:value-type="float" office:value="0.95">
            <text:p>0.95</text:p>
          </table:table-cell>
          <table:table-cell office:value-type="float" office:value="1.17">
            <text:p>1.17</text:p>
          </table:table-cell>
          <table:table-cell office:value-type="float" office:value="0.9">
            <text:p>0.9</text:p>
          </table:table-cell>
          <table:table-cell table:number-columns-repeated="3" office:value-type="float" office:value="0">
            <text:p>0</text:p>
          </table:table-cell>
        </table:table-row>
      </table:table>
      <table:table table:name="Aggregates" table:style-name="ta1" table:print="false">
        <table:table-column table:style-name="co20" table:default-cell-style-name="Default"/>
        <table:table-column table:style-name="co21" table:number-columns-repeated="2" table:default-cell-style-name="Default"/>
        <table:table-column table:style-name="co20" table:default-cell-style-name="Default"/>
        <table:table-column table:style-name="co14" table:default-cell-style-name="Default"/>
        <table:table-column table:style-name="co6" table:default-cell-style-name="Default"/>
        <table:table-column table:style-name="co14" table:default-cell-style-name="Default"/>
        <table:table-column table:style-name="co20" table:number-columns-repeated="2" table:default-cell-style-name="Default"/>
        <table:table-column table:style-name="co21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row table:style-name="ro1">
          <table:table-cell office:value-type="float" office:value="0.9">
            <text:p>0.9</text:p>
          </table:table-cell>
          <table:table-cell office:value-type="float" office:value="0.95">
            <text:p>0.95</text:p>
          </table:table-cell>
          <table:table-cell office:value-type="float" office:value="1.17">
            <text:p>1.17</text:p>
          </table:table-cell>
          <table:table-cell office:value-type="float" office:value="-24">
            <text:p>-24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3.5">
            <text:p>3.5</text:p>
          </table:table-cell>
          <table:table-cell office:value-type="float" office:value="5.2">
            <text:p>5.2</text:p>
          </table:table-cell>
          <table:table-cell office:value-type="float" office:value="25.4">
            <text:p>25.4</text:p>
          </table:table-cell>
          <table:table-cell office:value-type="float" office:value="3433">
            <text:p>3433</text:p>
          </table:table-cell>
          <table:table-cell office:value-type="float" office:value="4017">
            <text:p>4017</text:p>
          </table:table-cell>
          <table:table-cell office:value-type="float" office:value="15220">
            <text:p>1522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day number:style="long"/>
      <number:text>-</number:text>
      <number:month number:style="long"/>
      <number:text>-</number:text>
      <number:year number:style="long"/>
    </number:date-style>
    <number:percentage-style style:name="N118">
      <number:number number:decimal-places="1" number:min-integer-digits="1"/>
      <number:text>%</number:text>
    </number:percentage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1-03">11/03/2021</text:date>, <text:time>22:35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am Widdess</meta:initial-creator>
    <meta:creation-date>2020-10-03T13:02:51.26</meta:creation-date>
    <dc:date>2021-11-03T22:35:04.70</dc:date>
    <dc:creator>Liam Widdess</dc:creator>
    <meta:editing-duration>P2DT3H31M17S</meta:editing-duration>
    <meta:editing-cycles>185</meta:editing-cycles>
    <meta:generator>OpenOffice/4.1.7$Win32 OpenOffice.org_project/417m1$Build-9800</meta:generator>
    <meta:document-statistic meta:table-count="8" meta:cell-count="7280" meta:object-count="1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891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43902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8080" draw:fill-color="#ff808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gr1" style:family="graphic">
      <style:graphic-properties draw:fill-color="#aecf00" draw:textarea-horizontal-align="center" draw:textarea-vertical-align="middle"/>
    </style:style>
    <style:style style:name="gr2" style:family="graphic">
      <style:graphic-properties draw:fill-color="#ffd320" draw:textarea-horizontal-align="center" draw:textarea-vertical-align="middle"/>
    </style:style>
    <style:style style:name="gr3" style:family="graphic">
      <style:graphic-properties draw:fill-color="#ff8080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/>
    </style:style>
  </office:automatic-styles>
  <office:body>
    <office:chart>
      <chart:chart svg:width="33.872cm" svg:height="14.879cm" xlink:href=".." xlink:type="simple" chart:class="chart:line" chart:style-name="ch1">
        <chart:title svg:x="7.904cm" svg:y="0.468cm" chart:style-name="ch2">
          <text:p>Estimated Transmissions Per Day</text:p>
        </chart:title>
        <chart:plot-area chart:style-name="ch3" table:cell-range-address="ResultsData.B1:ResultsData.B1000 ResultsData.Q1:ResultsData.S1000" chart:data-source-has-labels="column" svg:x="0.759cm" svg:y="1.314cm" svg:width="31.251cm" svg:height="12.854cm">
          <chartooo:coordinate-region svg:x="2.121cm" svg:y="1.526cm" svg:width="29.889cm" svg:height="11.969cm"/>
          <chart:axis chart:dimension="x" chart:name="primary-x" chart:style-name="ch4" chartooo:axis-type="auto">
            <chartooo:date-scale/>
            <chart:categories table:cell-range-address="ResultsData.B1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Q1:ResultsData.Q1000" chart:class="chart:line">
            <chart:data-point chart:repeated="1000"/>
          </chart:series>
          <chart:series chart:style-name="ch8" chart:values-cell-range-address="ResultsData.R1:ResultsData.R1000" chart:class="chart:line">
            <chart:data-point chart:repeated="1000"/>
          </chart:series>
          <chart:series chart:style-name="ch9" chart:values-cell-range-address="ResultsData.S1:ResultsData.S1000" chart:class="chart:line">
            <chart:data-point chart:repeated="1000"/>
          </chart:series>
          <chart:wall chart:style-name="ch10"/>
          <chart:floor chart:style-name="ch11"/>
        </chart:plot-area>
        <draw:rect draw:style-name="gr1" draw:text-style-name="P1" svg:width="0.307cm" svg:height="0.291cm" svg:x="17.384cm" svg:y="0.657cm">
          <text:p/>
        </draw:rect>
        <draw:rect draw:style-name="gr2" draw:text-style-name="P2" svg:width="0.307cm" svg:height="0.291cm" svg:x="20.122cm" svg:y="0.663cm">
          <text:p/>
        </draw:rect>
        <draw:rect draw:style-name="gr3" draw:text-style-name="P2" svg:width="0.307cm" svg:height="0.291cm" svg:x="23.141cm" svg:y="0.67cm">
          <text:p/>
        </draw:rect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Q</text:p>
              </table:table-cell>
              <table:table-cell office:value-type="string">
                <text:p>Column R</text:p>
              </table:table-cell>
              <table:table-cell office:value-type="string">
                <text:p>Column S</text:p>
              </table:table-cell>
            </table:table-row>
          </table:table-header-rows>
          <table:table-rows>
            <table:table-row>
              <table:table-cell office:value-type="float" office:value="43902">
                <text:p>43900</text:p>
                <draw:g>
                  <svg:desc>ResultsData.B1:ResultsData.B1000</svg:desc>
                </draw:g>
              </table:table-cell>
              <table:table-cell office:value-type="float" office:value="1133">
                <text:p>1133</text:p>
                <draw:g>
                  <svg:desc>ResultsData.Q1:ResultsData.Q1000</svg:desc>
                </draw:g>
              </table:table-cell>
              <table:table-cell office:value-type="float" office:value="1417">
                <text:p>1417</text:p>
                <draw:g>
                  <svg:desc>ResultsData.R1:ResultsData.R1000</svg:desc>
                </draw:g>
              </table:table-cell>
              <table:table-cell office:value-type="float" office:value="1889">
                <text:p>1889</text:p>
                <draw:g>
                  <svg:desc>ResultsData.S1:ResultsData.S1000</svg:desc>
                </draw:g>
              </table:table-cell>
            </table:table-row>
            <table:table-row>
              <table:table-cell office:value-type="float" office:value="43903">
                <text:p>43900</text:p>
              </table:table-cell>
              <table:table-cell office:value-type="float" office:value="1250">
                <text:p>1250</text:p>
              </table:table-cell>
              <table:table-cell office:value-type="float" office:value="1562">
                <text:p>1562</text:p>
              </table:table-cell>
              <table:table-cell office:value-type="float" office:value="2083">
                <text:p>2083</text:p>
              </table:table-cell>
            </table:table-row>
            <table:table-row>
              <table:table-cell office:value-type="float" office:value="43904">
                <text:p>43900</text:p>
              </table:table-cell>
              <table:table-cell office:value-type="float" office:value="1340">
                <text:p>134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05">
                <text:p>43910</text:p>
              </table:table-cell>
              <table:table-cell office:value-type="float" office:value="1300">
                <text:p>1300</text:p>
              </table:table-cell>
              <table:table-cell office:value-type="float" office:value="1625">
                <text:p>16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06">
                <text:p>43910</text:p>
              </table:table-cell>
              <table:table-cell office:value-type="float" office:value="1133">
                <text:p>1133</text:p>
              </table:table-cell>
              <table:table-cell office:value-type="float" office:value="1775">
                <text:p>17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07">
                <text:p>43910</text:p>
              </table:table-cell>
              <table:table-cell office:value-type="float" office:value="1250">
                <text:p>1250</text:p>
              </table:table-cell>
              <table:table-cell office:value-type="float" office:value="1725">
                <text:p>1725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08">
                <text:p>43910</text:p>
              </table:table-cell>
              <table:table-cell office:value-type="float" office:value="1340">
                <text:p>134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09">
                <text:p>43910</text:p>
              </table:table-cell>
              <table:table-cell office:value-type="float" office:value="1220">
                <text:p>1220</text:p>
              </table:table-cell>
              <table:table-cell office:value-type="float" office:value="1625">
                <text:p>16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133">
                <text:p>1133</text:p>
              </table:table-cell>
              <table:table-cell office:value-type="float" office:value="1575">
                <text:p>15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11">
                <text:p>43910</text:p>
              </table:table-cell>
              <table:table-cell office:value-type="float" office:value="1180">
                <text:p>1180</text:p>
              </table:table-cell>
              <table:table-cell office:value-type="float" office:value="1562">
                <text:p>1562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12">
                <text:p>43910</text:p>
              </table:table-cell>
              <table:table-cell office:value-type="float" office:value="1100">
                <text:p>110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13">
                <text:p>43910</text:p>
              </table:table-cell>
              <table:table-cell office:value-type="float" office:value="1040">
                <text:p>1040</text:p>
              </table:table-cell>
              <table:table-cell office:value-type="float" office:value="1525">
                <text:p>15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14">
                <text:p>43910</text:p>
              </table:table-cell>
              <table:table-cell office:value-type="float" office:value="1000">
                <text:p>1000</text:p>
              </table:table-cell>
              <table:table-cell office:value-type="float" office:value="1575">
                <text:p>15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15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475">
                <text:p>1475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16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375">
                <text:p>13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17">
                <text:p>43920</text:p>
              </table:table-cell>
              <table:table-cell office:value-type="float" office:value="1040">
                <text:p>1040</text:p>
              </table:table-cell>
              <table:table-cell office:value-type="float" office:value="1375">
                <text:p>1375</text:p>
              </table:table-cell>
              <table:table-cell office:value-type="float" office:value="2033">
                <text:p>2033</text:p>
              </table:table-cell>
            </table:table-row>
            <table:table-row>
              <table:table-cell office:value-type="float" office:value="43918">
                <text:p>43920</text:p>
              </table:table-cell>
              <table:table-cell office:value-type="float" office:value="980">
                <text:p>980</text:p>
              </table:table-cell>
              <table:table-cell office:value-type="float" office:value="1260">
                <text:p>1260</text:p>
              </table:table-cell>
              <table:table-cell office:value-type="float" office:value="2100">
                <text:p>2100</text:p>
              </table:table-cell>
            </table:table-row>
            <table:table-row>
              <table:table-cell office:value-type="float" office:value="43919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275">
                <text:p>1275</text:p>
              </table:table-cell>
              <table:table-cell office:value-type="float" office:value="1967">
                <text:p>1967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275">
                <text:p>1275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1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300">
                <text:p>1300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2">
                <text:p>43920</text:p>
              </table:table-cell>
              <table:table-cell office:value-type="float" office:value="960">
                <text:p>960</text:p>
              </table:table-cell>
              <table:table-cell office:value-type="float" office:value="1225">
                <text:p>1225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23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275">
                <text:p>1275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24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275">
                <text:p>1275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25">
                <text:p>43930</text:p>
              </table:table-cell>
              <table:table-cell office:value-type="float" office:value="1000">
                <text:p>1000</text:p>
              </table:table-cell>
              <table:table-cell office:value-type="float" office:value="1250">
                <text:p>1250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6">
                <text:p>43930</text:p>
              </table:table-cell>
              <table:table-cell office:value-type="float" office:value="960">
                <text:p>960</text:p>
              </table:table-cell>
              <table:table-cell office:value-type="float" office:value="1200">
                <text:p>1200</text:p>
              </table:table-cell>
              <table:table-cell office:value-type="float" office:value="1633">
                <text:p>1633</text:p>
              </table:table-cell>
            </table:table-row>
            <table:table-row>
              <table:table-cell office:value-type="float" office:value="43927">
                <text:p>43930</text:p>
              </table:table-cell>
              <table:table-cell office:value-type="float" office:value="840">
                <text:p>840</text:p>
              </table:table-cell>
              <table:table-cell office:value-type="float" office:value="1275">
                <text:p>1275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28">
                <text:p>43930</text:p>
              </table:table-cell>
              <table:table-cell office:value-type="float" office:value="760">
                <text:p>760</text:p>
              </table:table-cell>
              <table:table-cell office:value-type="float" office:value="1267">
                <text:p>1267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29">
                <text:p>43930</text:p>
              </table:table-cell>
              <table:table-cell office:value-type="float" office:value="620">
                <text:p>620</text:p>
              </table:table-cell>
              <table:table-cell office:value-type="float" office:value="1033">
                <text:p>1033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580">
                <text:p>580</text:p>
              </table:table-cell>
              <table:table-cell office:value-type="float" office:value="967">
                <text:p>967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43931">
                <text:p>43930</text:p>
              </table:table-cell>
              <table:table-cell office:value-type="float" office:value="540">
                <text:p>540</text:p>
              </table:table-cell>
              <table:table-cell office:value-type="float" office:value="1040">
                <text:p>1040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32">
                <text:p>43930</text:p>
              </table:table-cell>
              <table:table-cell office:value-type="float" office:value="520">
                <text:p>520</text:p>
              </table:table-cell>
              <table:table-cell office:value-type="float" office:value="950">
                <text:p>950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33">
                <text:p>43930</text:p>
              </table:table-cell>
              <table:table-cell office:value-type="float" office:value="620">
                <text:p>620</text:p>
              </table:table-cell>
              <table:table-cell office:value-type="float" office:value="1000">
                <text:p>1000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34">
                <text:p>43930</text:p>
              </table:table-cell>
              <table:table-cell office:value-type="float" office:value="580">
                <text:p>580</text:p>
              </table:table-cell>
              <table:table-cell office:value-type="float" office:value="960">
                <text:p>960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43935">
                <text:p>43940</text:p>
              </table:table-cell>
              <table:table-cell office:value-type="float" office:value="540">
                <text:p>540</text:p>
              </table:table-cell>
              <table:table-cell office:value-type="float" office:value="840">
                <text:p>840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float" office:value="43936">
                <text:p>43940</text:p>
              </table:table-cell>
              <table:table-cell office:value-type="float" office:value="455">
                <text:p>455</text:p>
              </table:table-cell>
              <table:table-cell office:value-type="float" office:value="744">
                <text:p>744</text:p>
              </table:table-cell>
              <table:table-cell office:value-type="float" office:value="1270">
                <text:p>1270</text:p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472">
                <text:p>472</text:p>
              </table:table-cell>
              <table:table-cell office:value-type="float" office:value="762">
                <text:p>762</text:p>
              </table:table-cell>
              <table:table-cell office:value-type="float" office:value="1105">
                <text:p>110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395">
                <text:p>395</text:p>
              </table:table-cell>
              <table:table-cell office:value-type="float" office:value="700">
                <text:p>700</text:p>
              </table:table-cell>
              <table:table-cell office:value-type="float" office:value="1051">
                <text:p>1051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358">
                <text:p>358</text:p>
              </table:table-cell>
              <table:table-cell office:value-type="float" office:value="640">
                <text:p>640</text:p>
              </table:table-cell>
              <table:table-cell office:value-type="float" office:value="912">
                <text:p>91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378">
                <text:p>378</text:p>
              </table:table-cell>
              <table:table-cell office:value-type="float" office:value="637">
                <text:p>637</text:p>
              </table:table-cell>
              <table:table-cell office:value-type="float" office:value="917">
                <text:p>917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472">
                <text:p>472</text:p>
              </table:table-cell>
              <table:table-cell office:value-type="float" office:value="720">
                <text:p>720</text:p>
              </table:table-cell>
              <table:table-cell office:value-type="float" office:value="1112">
                <text:p>1112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395">
                <text:p>395</text:p>
              </table:table-cell>
              <table:table-cell office:value-type="float" office:value="669">
                <text:p>669</text:p>
              </table:table-cell>
              <table:table-cell office:value-type="float" office:value="1042">
                <text:p>1042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344">
                <text:p>344</text:p>
              </table:table-cell>
              <table:table-cell office:value-type="float" office:value="614">
                <text:p>614</text:p>
              </table:table-cell>
              <table:table-cell office:value-type="float" office:value="901">
                <text:p>901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363">
                <text:p>363</text:p>
              </table:table-cell>
              <table:table-cell office:value-type="float" office:value="648">
                <text:p>648</text:p>
              </table:table-cell>
              <table:table-cell office:value-type="float" office:value="945">
                <text:p>945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445">
                <text:p>445</text:p>
              </table:table-cell>
              <table:table-cell office:value-type="float" office:value="710">
                <text:p>710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368">
                <text:p>368</text:p>
              </table:table-cell>
              <table:table-cell office:value-type="float" office:value="630">
                <text:p>630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344">
                <text:p>344</text:p>
              </table:table-cell>
              <table:table-cell office:value-type="float" office:value="582">
                <text:p>582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363">
                <text:p>363</text:p>
              </table:table-cell>
              <table:table-cell office:value-type="float" office:value="607">
                <text:p>607</text:p>
              </table:table-cell>
              <table:table-cell office:value-type="float" office:value="979">
                <text:p>979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96">
                <text:p>296</text:p>
              </table:table-cell>
              <table:table-cell office:value-type="float" office:value="601">
                <text:p>601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260">
                <text:p>260</text:p>
              </table:table-cell>
              <table:table-cell office:value-type="float" office:value="576">
                <text:p>576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60">
                <text:p>260</text:p>
              </table:table-cell>
              <table:table-cell office:value-type="float" office:value="532">
                <text:p>532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328">
                <text:p>328</text:p>
              </table:table-cell>
              <table:table-cell office:value-type="float" office:value="578">
                <text:p>578</text:p>
              </table:table-cell>
              <table:table-cell office:value-type="float" office:value="1329">
                <text:p>1329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38">
                <text:p>238</text:p>
              </table:table-cell>
              <table:table-cell office:value-type="float" office:value="467">
                <text:p>467</text:p>
              </table:table-cell>
              <table:table-cell office:value-type="float" office:value="1116">
                <text:p>1116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17">
                <text:p>217</text:p>
              </table:table-cell>
              <table:table-cell office:value-type="float" office:value="438">
                <text:p>438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162">
                <text:p>162</text:p>
              </table:table-cell>
              <table:table-cell office:value-type="float" office:value="394">
                <text:p>394</text:p>
              </table:table-cell>
              <table:table-cell office:value-type="float" office:value="715">
                <text:p>715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150">
                <text:p>150</text:p>
              </table:table-cell>
              <table:table-cell office:value-type="float" office:value="411">
                <text:p>411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142">
                <text:p>142</text:p>
              </table:table-cell>
              <table:table-cell office:value-type="float" office:value="346">
                <text:p>346</text:p>
              </table:table-cell>
              <table:table-cell office:value-type="float" office:value="558">
                <text:p>558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142">
                <text:p>142</text:p>
              </table:table-cell>
              <table:table-cell office:value-type="float" office:value="335">
                <text:p>335</text:p>
              </table:table-cell>
              <table:table-cell office:value-type="float" office:value="638">
                <text:p>638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210">
                <text:p>210</text:p>
              </table:table-cell>
              <table:table-cell office:value-type="float" office:value="340">
                <text:p>340</text:p>
              </table:table-cell>
              <table:table-cell office:value-type="float" office:value="658">
                <text:p>658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178">
                <text:p>178</text:p>
              </table:table-cell>
              <table:table-cell office:value-type="float" office:value="335">
                <text:p>335</text:p>
              </table:table-cell>
              <table:table-cell office:value-type="float" office:value="690">
                <text:p>690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148">
                <text:p>148</text:p>
              </table:table-cell>
              <table:table-cell office:value-type="float" office:value="290">
                <text:p>290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162">
                <text:p>162</text:p>
              </table:table-cell>
              <table:table-cell office:value-type="float" office:value="308">
                <text:p>308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175">
                <text:p>175</text:p>
              </table:table-cell>
              <table:table-cell office:value-type="float" office:value="299">
                <text:p>299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178">
                <text:p>178</text:p>
              </table:table-cell>
              <table:table-cell office:value-type="float" office:value="280">
                <text:p>28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138">
                <text:p>138</text:p>
              </table:table-cell>
              <table:table-cell office:value-type="float" office:value="242">
                <text:p>242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152">
                <text:p>152</text:p>
              </table:table-cell>
              <table:table-cell office:value-type="float" office:value="256">
                <text:p>256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15">
                <text:p>115</text:p>
              </table:table-cell>
              <table:table-cell office:value-type="float" office:value="255">
                <text:p>255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122">
                <text:p>122</text:p>
              </table:table-cell>
              <table:table-cell office:value-type="float" office:value="250">
                <text:p>25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132">
                <text:p>132</text:p>
              </table:table-cell>
              <table:table-cell office:value-type="float" office:value="235">
                <text:p>235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45">
                <text:p>145</text:p>
              </table:table-cell>
              <table:table-cell office:value-type="float" office:value="252">
                <text:p>252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122">
                <text:p>122</text:p>
              </table:table-cell>
              <table:table-cell office:value-type="float" office:value="230">
                <text:p>23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118">
                <text:p>118</text:p>
              </table:table-cell>
              <table:table-cell office:value-type="float" office:value="240">
                <text:p>240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112">
                <text:p>112</text:p>
              </table:table-cell>
              <table:table-cell office:value-type="float" office:value="195">
                <text:p>195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135">
                <text:p>135</text:p>
              </table:table-cell>
              <table:table-cell office:value-type="float" office:value="224">
                <text:p>224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100">
                <text:p>100</text:p>
              </table:table-cell>
              <table:table-cell office:value-type="float" office:value="220">
                <text:p>22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90">
                <text:p>90</text:p>
              </table:table-cell>
              <table:table-cell office:value-type="float" office:value="232">
                <text:p>232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80">
                <text:p>80</text:p>
              </table:table-cell>
              <table:table-cell office:value-type="float" office:value="180">
                <text:p>180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116">
                <text:p>116</text:p>
              </table:table-cell>
              <table:table-cell office:value-type="float" office:value="210">
                <text:p>210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90">
                <text:p>90</text:p>
              </table:table-cell>
              <table:table-cell office:value-type="float" office:value="222">
                <text:p>222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78">
                <text:p>78</text:p>
              </table:table-cell>
              <table:table-cell office:value-type="float" office:value="184">
                <text:p>184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70">
                <text:p>70</text:p>
              </table:table-cell>
              <table:table-cell office:value-type="float" office:value="165">
                <text:p>165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52">
                <text:p>52</text:p>
              </table:table-cell>
              <table:table-cell office:value-type="float" office:value="180">
                <text:p>18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40">
                <text:p>40</text:p>
              </table:table-cell>
              <table:table-cell office:value-type="float" office:value="158">
                <text:p>158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32">
                <text:p>32</text:p>
              </table:table-cell>
              <table:table-cell office:value-type="float" office:value="118">
                <text:p>118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38">
                <text:p>38</text:p>
              </table:table-cell>
              <table:table-cell office:value-type="float" office:value="116">
                <text:p>116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50">
                <text:p>50</text:p>
              </table:table-cell>
              <table:table-cell office:value-type="float" office:value="120">
                <text:p>120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45">
                <text:p>45</text:p>
              </table:table-cell>
              <table:table-cell office:value-type="float" office:value="136">
                <text:p>136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2">
                <text:p>32</text:p>
              </table:table-cell>
              <table:table-cell office:value-type="float" office:value="110">
                <text:p>110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8">
                <text:p>38</text:p>
              </table:table-cell>
              <table:table-cell office:value-type="float" office:value="105">
                <text:p>105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55">
                <text:p>55</text:p>
              </table:table-cell>
              <table:table-cell office:value-type="float" office:value="98">
                <text:p>98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42">
                <text:p>42</text:p>
              </table:table-cell>
              <table:table-cell office:value-type="float" office:value="98">
                <text:p>9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18">
                <text:p>18</text:p>
              </table:table-cell>
              <table:table-cell office:value-type="float" office:value="72">
                <text:p>72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25">
                <text:p>25</text:p>
              </table:table-cell>
              <table:table-cell office:value-type="float" office:value="82">
                <text:p>82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42">
                <text:p>42</text:p>
              </table:table-cell>
              <table:table-cell office:value-type="float" office:value="95">
                <text:p>95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42">
                <text:p>42</text:p>
              </table:table-cell>
              <table:table-cell office:value-type="float" office:value="88">
                <text:p>88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32">
                <text:p>32</text:p>
              </table:table-cell>
              <table:table-cell office:value-type="float" office:value="72">
                <text:p>72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28">
                <text:p>28</text:p>
              </table:table-cell>
              <table:table-cell office:value-type="float" office:value="70">
                <text:p>7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35">
                <text:p>35</text:p>
              </table:table-cell>
              <table:table-cell office:value-type="float" office:value="72">
                <text:p>72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55">
                <text:p>55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9">
                <text:p>49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5">
                <text:p>4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25">
                <text:p>25</text:p>
              </table:table-cell>
              <table:table-cell office:value-type="float" office:value="50">
                <text:p>5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5">
                <text:p>4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2">
                <text:p>4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5">
                <text:p>3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40">
                <text:p>4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25">
                <text:p>25</text:p>
              </table:table-cell>
              <table:table-cell office:value-type="float" office:value="38">
                <text:p>3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22">
                <text:p>22</text:p>
              </table:table-cell>
              <table:table-cell office:value-type="float" office:value="35">
                <text:p>3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8">
                <text:p>18</text:p>
              </table:table-cell>
              <table:table-cell office:value-type="float" office:value="42">
                <text:p>4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5">
                <text:p>5</text:p>
              </table:table-cell>
              <table:table-cell office:value-type="float" office:value="48">
                <text:p>48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2">
                <text:p>2</text:p>
              </table:table-cell>
              <table:table-cell office:value-type="float" office:value="45">
                <text:p>4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0">
                <text:p>0</text:p>
              </table:table-cell>
              <table:table-cell office:value-type="float" office:value="45">
                <text:p>45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5">
                <text:p>5</text:p>
              </table:table-cell>
              <table:table-cell office:value-type="float" office:value="52">
                <text:p>52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5">
                <text:p>15</text:p>
              </table:table-cell>
              <table:table-cell office:value-type="float" office:value="58">
                <text:p>58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2">
                <text:p>12</text:p>
              </table:table-cell>
              <table:table-cell office:value-type="float" office:value="63">
                <text:p>63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0">
                <text:p>10</text:p>
              </table:table-cell>
              <table:table-cell office:value-type="float" office:value="75">
                <text:p>75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25">
                <text:p>25</text:p>
              </table:table-cell>
              <table:table-cell office:value-type="float" office:value="60">
                <text:p>6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32">
                <text:p>32</text:p>
              </table:table-cell>
              <table:table-cell office:value-type="float" office:value="68">
                <text:p>68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30">
                <text:p>30</text:p>
              </table:table-cell>
              <table:table-cell office:value-type="float" office:value="80">
                <text:p>8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25">
                <text:p>25</text:p>
              </table:table-cell>
              <table:table-cell office:value-type="float" office:value="78">
                <text:p>78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38">
                <text:p>38</text:p>
              </table:table-cell>
              <table:table-cell office:value-type="float" office:value="68">
                <text:p>6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42">
                <text:p>42</text:p>
              </table:table-cell>
              <table:table-cell office:value-type="float" office:value="75">
                <text:p>75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82">
                <text:p>82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56">
                <text:p>56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55">
                <text:p>5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42">
                <text:p>42</text:p>
              </table:table-cell>
              <table:table-cell office:value-type="float" office:value="68">
                <text:p>6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62">
                <text:p>62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55">
                <text:p>55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60">
                <text:p>6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42">
                <text:p>42</text:p>
              </table:table-cell>
              <table:table-cell office:value-type="float" office:value="68">
                <text:p>68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56">
                <text:p>5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60">
                <text:p>6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22">
                <text:p>22</text:p>
              </table:table-cell>
              <table:table-cell office:value-type="float" office:value="47">
                <text:p>47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22">
                <text:p>22</text:p>
              </table:table-cell>
              <table:table-cell office:value-type="float" office:value="60">
                <text:p>60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10">
                <text:p>10</text:p>
              </table:table-cell>
              <table:table-cell office:value-type="float" office:value="52">
                <text:p>5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55">
                <text:p>55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46">
                <text:p>46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72">
                <text:p>72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8">
                <text:p>8</text:p>
              </table:table-cell>
              <table:table-cell office:value-type="float" office:value="58">
                <text:p>58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58">
                <text:p>58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46">
                <text:p>46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80">
                <text:p>8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8">
                <text:p>8</text:p>
              </table:table-cell>
              <table:table-cell office:value-type="float" office:value="82">
                <text:p>82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20">
                <text:p>20</text:p>
              </table:table-cell>
              <table:table-cell office:value-type="float" office:value="87">
                <text:p>87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30">
                <text:p>30</text:p>
              </table:table-cell>
              <table:table-cell office:value-type="float" office:value="102">
                <text:p>102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58">
                <text:p>58</text:p>
              </table:table-cell>
              <table:table-cell office:value-type="float" office:value="96">
                <text:p>96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00">
                <text:p>100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10">
                <text:p>11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80">
                <text:p>80</text:p>
              </table:table-cell>
              <table:table-cell office:value-type="float" office:value="132">
                <text:p>132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5">
                <text:p>125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0">
                <text:p>120</text:p>
              </table:table-cell>
              <table:table-cell office:value-type="float" office:value="388">
                <text:p>38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5">
                <text:p>125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80">
                <text:p>80</text:p>
              </table:table-cell>
              <table:table-cell office:value-type="float" office:value="162">
                <text:p>162</text:p>
              </table:table-cell>
              <table:table-cell office:value-type="float" office:value="734">
                <text:p>734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72">
                <text:p>72</text:p>
              </table:table-cell>
              <table:table-cell office:value-type="float" office:value="200">
                <text:p>200</text:p>
              </table:table-cell>
              <table:table-cell office:value-type="float" office:value="573">
                <text:p>573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82">
                <text:p>82</text:p>
              </table:table-cell>
              <table:table-cell office:value-type="float" office:value="230">
                <text:p>230</text:p>
              </table:table-cell>
              <table:table-cell office:value-type="float" office:value="1043">
                <text:p>1043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92">
                <text:p>92</text:p>
              </table:table-cell>
              <table:table-cell office:value-type="float" office:value="320">
                <text:p>320</text:p>
              </table:table-cell>
              <table:table-cell office:value-type="float" office:value="1244">
                <text:p>1244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22">
                <text:p>122</text:p>
              </table:table-cell>
              <table:table-cell office:value-type="float" office:value="350">
                <text:p>350</text:p>
              </table:table-cell>
              <table:table-cell office:value-type="float" office:value="1018">
                <text:p>1018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55">
                <text:p>155</text:p>
              </table:table-cell>
              <table:table-cell office:value-type="float" office:value="360">
                <text:p>360</text:p>
              </table:table-cell>
              <table:table-cell office:value-type="float" office:value="981">
                <text:p>981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78">
                <text:p>178</text:p>
              </table:table-cell>
              <table:table-cell office:value-type="float" office:value="430">
                <text:p>430</text:p>
              </table:table-cell>
              <table:table-cell office:value-type="float" office:value="1060">
                <text:p>1060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252">
                <text:p>252</text:p>
              </table:table-cell>
              <table:table-cell office:value-type="float" office:value="462">
                <text:p>462</text:p>
              </table:table-cell>
              <table:table-cell office:value-type="float" office:value="1277">
                <text:p>1277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325">
                <text:p>325</text:p>
              </table:table-cell>
              <table:table-cell office:value-type="float" office:value="525">
                <text:p>525</text:p>
              </table:table-cell>
              <table:table-cell office:value-type="float" office:value="1309">
                <text:p>1309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332">
                <text:p>332</text:p>
              </table:table-cell>
              <table:table-cell office:value-type="float" office:value="671">
                <text:p>671</text:p>
              </table:table-cell>
              <table:table-cell office:value-type="float" office:value="1605">
                <text:p>1605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348">
                <text:p>348</text:p>
              </table:table-cell>
              <table:table-cell office:value-type="float" office:value="662">
                <text:p>662</text:p>
              </table:table-cell>
              <table:table-cell office:value-type="float" office:value="1460">
                <text:p>1460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365">
                <text:p>365</text:p>
              </table:table-cell>
              <table:table-cell office:value-type="float" office:value="813">
                <text:p>813</text:p>
              </table:table-cell>
              <table:table-cell office:value-type="float" office:value="1921">
                <text:p>1921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342">
                <text:p>342</text:p>
              </table:table-cell>
              <table:table-cell office:value-type="float" office:value="796">
                <text:p>796</text:p>
              </table:table-cell>
              <table:table-cell office:value-type="float" office:value="2116">
                <text:p>2116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328">
                <text:p>328</text:p>
              </table:table-cell>
              <table:table-cell office:value-type="float" office:value="965">
                <text:p>965</text:p>
              </table:table-cell>
              <table:table-cell office:value-type="float" office:value="2039">
                <text:p>2039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360">
                <text:p>360</text:p>
              </table:table-cell>
              <table:table-cell office:value-type="float" office:value="1056">
                <text:p>1056</text:p>
              </table:table-cell>
              <table:table-cell office:value-type="float" office:value="2431">
                <text:p>2431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372">
                <text:p>372</text:p>
              </table:table-cell>
              <table:table-cell office:value-type="float" office:value="1260">
                <text:p>1260</text:p>
              </table:table-cell>
              <table:table-cell office:value-type="float" office:value="3301">
                <text:p>3301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620">
                <text:p>620</text:p>
              </table:table-cell>
              <table:table-cell office:value-type="float" office:value="1264">
                <text:p>1264</text:p>
              </table:table-cell>
              <table:table-cell office:value-type="float" office:value="2870">
                <text:p>2870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715">
                <text:p>715</text:p>
              </table:table-cell>
              <table:table-cell office:value-type="float" office:value="1306">
                <text:p>1306</text:p>
              </table:table-cell>
              <table:table-cell office:value-type="float" office:value="2906">
                <text:p>2906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744">
                <text:p>744</text:p>
              </table:table-cell>
              <table:table-cell office:value-type="float" office:value="1440">
                <text:p>1440</text:p>
              </table:table-cell>
              <table:table-cell office:value-type="float" office:value="3350">
                <text:p>3350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834">
                <text:p>834</text:p>
              </table:table-cell>
              <table:table-cell office:value-type="float" office:value="1703">
                <text:p>1703</text:p>
              </table:table-cell>
              <table:table-cell office:value-type="float" office:value="3972">
                <text:p>397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816">
                <text:p>816</text:p>
              </table:table-cell>
              <table:table-cell office:value-type="float" office:value="1646">
                <text:p>1646</text:p>
              </table:table-cell>
              <table:table-cell office:value-type="float" office:value="3625">
                <text:p>3625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820">
                <text:p>820</text:p>
              </table:table-cell>
              <table:table-cell office:value-type="float" office:value="1800">
                <text:p>1800</text:p>
              </table:table-cell>
              <table:table-cell office:value-type="float" office:value="4363">
                <text:p>4363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928">
                <text:p>928</text:p>
              </table:table-cell>
              <table:table-cell office:value-type="float" office:value="2024">
                <text:p>2024</text:p>
              </table:table-cell>
              <table:table-cell office:value-type="float" office:value="5153">
                <text:p>5153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133">
                <text:p>1133</text:p>
              </table:table-cell>
              <table:table-cell office:value-type="float" office:value="2125">
                <text:p>2125</text:p>
              </table:table-cell>
              <table:table-cell office:value-type="float" office:value="4379">
                <text:p>4379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098">
                <text:p>1098</text:p>
              </table:table-cell>
              <table:table-cell office:value-type="float" office:value="2076">
                <text:p>2076</text:p>
              </table:table-cell>
              <table:table-cell office:value-type="float" office:value="3647">
                <text:p>3647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204">
                <text:p>1204</text:p>
              </table:table-cell>
              <table:table-cell office:value-type="float" office:value="2282">
                <text:p>2282</text:p>
              </table:table-cell>
              <table:table-cell office:value-type="float" office:value="3879">
                <text:p>3879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260">
                <text:p>1260</text:p>
              </table:table-cell>
              <table:table-cell office:value-type="float" office:value="2506">
                <text:p>2506</text:p>
              </table:table-cell>
              <table:table-cell office:value-type="float" office:value="4451">
                <text:p>4451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272">
                <text:p>1272</text:p>
              </table:table-cell>
              <table:table-cell office:value-type="float" office:value="2604">
                <text:p>2604</text:p>
              </table:table-cell>
              <table:table-cell office:value-type="float" office:value="4388">
                <text:p>4388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1583">
                <text:p>1583</text:p>
              </table:table-cell>
              <table:table-cell office:value-type="float" office:value="2770">
                <text:p>2770</text:p>
              </table:table-cell>
              <table:table-cell office:value-type="float" office:value="5223">
                <text:p>5223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1602">
                <text:p>1602</text:p>
              </table:table-cell>
              <table:table-cell office:value-type="float" office:value="2952">
                <text:p>2952</text:p>
              </table:table-cell>
              <table:table-cell office:value-type="float" office:value="6128">
                <text:p>6128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850">
                <text:p>1850</text:p>
              </table:table-cell>
              <table:table-cell office:value-type="float" office:value="3195">
                <text:p>3195</text:p>
              </table:table-cell>
              <table:table-cell office:value-type="float" office:value="5860">
                <text:p>5860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2003">
                <text:p>2003</text:p>
              </table:table-cell>
              <table:table-cell office:value-type="float" office:value="3266">
                <text:p>3266</text:p>
              </table:table-cell>
              <table:table-cell office:value-type="float" office:value="6022">
                <text:p>6022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2060">
                <text:p>2060</text:p>
              </table:table-cell>
              <table:table-cell office:value-type="float" office:value="3566">
                <text:p>3566</text:p>
              </table:table-cell>
              <table:table-cell office:value-type="float" office:value="6532">
                <text:p>6532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758">
                <text:p>1758</text:p>
              </table:table-cell>
              <table:table-cell office:value-type="float" office:value="3578">
                <text:p>3578</text:p>
              </table:table-cell>
              <table:table-cell office:value-type="float" office:value="6790">
                <text:p>6790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930">
                <text:p>1930</text:p>
              </table:table-cell>
              <table:table-cell office:value-type="float" office:value="3818">
                <text:p>3818</text:p>
              </table:table-cell>
              <table:table-cell office:value-type="float" office:value="7362">
                <text:p>7362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2250">
                <text:p>2250</text:p>
              </table:table-cell>
              <table:table-cell office:value-type="float" office:value="4121">
                <text:p>4121</text:p>
              </table:table-cell>
              <table:table-cell office:value-type="float" office:value="8723">
                <text:p>8723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2330">
                <text:p>2330</text:p>
              </table:table-cell>
              <table:table-cell office:value-type="float" office:value="4263">
                <text:p>4263</text:p>
              </table:table-cell>
              <table:table-cell office:value-type="float" office:value="8505">
                <text:p>8505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2270">
                <text:p>2270</text:p>
              </table:table-cell>
              <table:table-cell office:value-type="float" office:value="4583">
                <text:p>4583</text:p>
              </table:table-cell>
              <table:table-cell office:value-type="float" office:value="9364">
                <text:p>9364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2512">
                <text:p>2512</text:p>
              </table:table-cell>
              <table:table-cell office:value-type="float" office:value="4810">
                <text:p>4810</text:p>
              </table:table-cell>
              <table:table-cell office:value-type="float" office:value="8415">
                <text:p>8415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2681">
                <text:p>2681</text:p>
              </table:table-cell>
              <table:table-cell office:value-type="float" office:value="5192">
                <text:p>5192</text:p>
              </table:table-cell>
              <table:table-cell office:value-type="float" office:value="8516">
                <text:p>8516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3110">
                <text:p>3110</text:p>
              </table:table-cell>
              <table:table-cell office:value-type="float" office:value="5604">
                <text:p>5604</text:p>
              </table:table-cell>
              <table:table-cell office:value-type="float" office:value="9419">
                <text:p>9419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2835">
                <text:p>2835</text:p>
              </table:table-cell>
              <table:table-cell office:value-type="float" office:value="5482">
                <text:p>5482</text:p>
              </table:table-cell>
              <table:table-cell office:value-type="float" office:value="8867">
                <text:p>8867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3189">
                <text:p>3189</text:p>
              </table:table-cell>
              <table:table-cell office:value-type="float" office:value="5992">
                <text:p>5992</text:p>
              </table:table-cell>
              <table:table-cell office:value-type="float" office:value="9987">
                <text:p>9987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3698">
                <text:p>3698</text:p>
              </table:table-cell>
              <table:table-cell office:value-type="float" office:value="6348">
                <text:p>6348</text:p>
              </table:table-cell>
              <table:table-cell office:value-type="float" office:value="11335">
                <text:p>11335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3825">
                <text:p>3825</text:p>
              </table:table-cell>
              <table:table-cell office:value-type="float" office:value="6740">
                <text:p>6740</text:p>
              </table:table-cell>
              <table:table-cell office:value-type="float" office:value="11860">
                <text:p>11860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4070">
                <text:p>4070</text:p>
              </table:table-cell>
              <table:table-cell office:value-type="float" office:value="6281">
                <text:p>6281</text:p>
              </table:table-cell>
              <table:table-cell office:value-type="float" office:value="9999">
                <text:p>9999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4131">
                <text:p>4131</text:p>
              </table:table-cell>
              <table:table-cell office:value-type="float" office:value="6521">
                <text:p>6521</text:p>
              </table:table-cell>
              <table:table-cell office:value-type="float" office:value="9971">
                <text:p>9971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3828">
                <text:p>3828</text:p>
              </table:table-cell>
              <table:table-cell office:value-type="float" office:value="6831">
                <text:p>6831</text:p>
              </table:table-cell>
              <table:table-cell office:value-type="float" office:value="11546">
                <text:p>11546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3190">
                <text:p>3190</text:p>
              </table:table-cell>
              <table:table-cell office:value-type="float" office:value="7560">
                <text:p>7560</text:p>
              </table:table-cell>
              <table:table-cell office:value-type="float" office:value="19670">
                <text:p>19670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3322">
                <text:p>3322</text:p>
              </table:table-cell>
              <table:table-cell office:value-type="float" office:value="6856">
                <text:p>6856</text:p>
              </table:table-cell>
              <table:table-cell office:value-type="float" office:value="31753">
                <text:p>31753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2904">
                <text:p>2904</text:p>
              </table:table-cell>
              <table:table-cell office:value-type="float" office:value="6824">
                <text:p>6824</text:p>
              </table:table-cell>
              <table:table-cell office:value-type="float" office:value="44398">
                <text:p>44398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2662">
                <text:p>2662</text:p>
              </table:table-cell>
              <table:table-cell office:value-type="float" office:value="6934">
                <text:p>6934</text:p>
              </table:table-cell>
              <table:table-cell office:value-type="float" office:value="50580">
                <text:p>50580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3190">
                <text:p>3190</text:p>
              </table:table-cell>
              <table:table-cell office:value-type="float" office:value="7358">
                <text:p>7358</text:p>
              </table:table-cell>
              <table:table-cell office:value-type="float" office:value="59010">
                <text:p>59010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3322">
                <text:p>3322</text:p>
              </table:table-cell>
              <table:table-cell office:value-type="float" office:value="6660">
                <text:p>6660</text:p>
              </table:table-cell>
              <table:table-cell office:value-type="float" office:value="57324">
                <text:p>57324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2904">
                <text:p>2904</text:p>
              </table:table-cell>
              <table:table-cell office:value-type="float" office:value="6438">
                <text:p>6438</text:p>
              </table:table-cell>
              <table:table-cell office:value-type="float" office:value="48894">
                <text:p>48894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2662">
                <text:p>2662</text:p>
              </table:table-cell>
              <table:table-cell office:value-type="float" office:value="5983">
                <text:p>5983</text:p>
              </table:table-cell>
              <table:table-cell office:value-type="float" office:value="40745">
                <text:p>40745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3498">
                <text:p>3498</text:p>
              </table:table-cell>
              <table:table-cell office:value-type="float" office:value="6994">
                <text:p>6994</text:p>
              </table:table-cell>
              <table:table-cell office:value-type="float" office:value="42431">
                <text:p>42431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3432">
                <text:p>3432</text:p>
              </table:table-cell>
              <table:table-cell office:value-type="float" office:value="6732">
                <text:p>6732</text:p>
              </table:table-cell>
              <table:table-cell office:value-type="float" office:value="37092">
                <text:p>37092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3146">
                <text:p>3146</text:p>
              </table:table-cell>
              <table:table-cell office:value-type="float" office:value="7308">
                <text:p>7308</text:p>
              </table:table-cell>
              <table:table-cell office:value-type="float" office:value="34001">
                <text:p>34001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4134">
                <text:p>4134</text:p>
              </table:table-cell>
              <table:table-cell office:value-type="float" office:value="8086">
                <text:p>8086</text:p>
              </table:table-cell>
              <table:table-cell office:value-type="float" office:value="44679">
                <text:p>44679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4498">
                <text:p>4498</text:p>
              </table:table-cell>
              <table:table-cell office:value-type="float" office:value="9021">
                <text:p>9021</text:p>
              </table:table-cell>
              <table:table-cell office:value-type="float" office:value="48613">
                <text:p>48613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4158">
                <text:p>4158</text:p>
              </table:table-cell>
              <table:table-cell office:value-type="float" office:value="9464">
                <text:p>9464</text:p>
              </table:table-cell>
              <table:table-cell office:value-type="float" office:value="48894">
                <text:p>48894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4928">
                <text:p>4928</text:p>
              </table:table-cell>
              <table:table-cell office:value-type="float" office:value="9801">
                <text:p>9801</text:p>
              </table:table-cell>
              <table:table-cell office:value-type="float" office:value="54233">
                <text:p>54233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5456">
                <text:p>5456</text:p>
              </table:table-cell>
              <table:table-cell office:value-type="float" office:value="11330">
                <text:p>11330</text:p>
              </table:table-cell>
              <table:table-cell office:value-type="float" office:value="59291">
                <text:p>59291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4914">
                <text:p>4914</text:p>
              </table:table-cell>
              <table:table-cell office:value-type="float" office:value="12298">
                <text:p>12298</text:p>
              </table:table-cell>
              <table:table-cell office:value-type="float" office:value="53109">
                <text:p>53109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5824">
                <text:p>5824</text:p>
              </table:table-cell>
              <table:table-cell office:value-type="float" office:value="11544">
                <text:p>11544</text:p>
              </table:table-cell>
              <table:table-cell office:value-type="float" office:value="62944">
                <text:p>62944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6448">
                <text:p>6448</text:p>
              </table:table-cell>
              <table:table-cell office:value-type="float" office:value="12012">
                <text:p>12012</text:p>
              </table:table-cell>
              <table:table-cell office:value-type="float" office:value="69688">
                <text:p>69688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7541">
                <text:p>7541</text:p>
              </table:table-cell>
              <table:table-cell office:value-type="float" office:value="13131">
                <text:p>13131</text:p>
              </table:table-cell>
              <table:table-cell office:value-type="float" office:value="81771">
                <text:p>81771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8049">
                <text:p>8049</text:p>
              </table:table-cell>
              <table:table-cell office:value-type="float" office:value="14291">
                <text:p>14291</text:p>
              </table:table-cell>
              <table:table-cell office:value-type="float" office:value="94978">
                <text:p>9497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6864">
                <text:p>6864</text:p>
              </table:table-cell>
              <table:table-cell office:value-type="float" office:value="12957">
                <text:p>12957</text:p>
              </table:table-cell>
              <table:table-cell office:value-type="float" office:value="96664">
                <text:p>96664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6974">
                <text:p>6974</text:p>
              </table:table-cell>
              <table:table-cell office:value-type="float" office:value="13390">
                <text:p>13390</text:p>
              </table:table-cell>
              <table:table-cell office:value-type="float" office:value="119144">
                <text:p>119144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6614">
                <text:p>6614</text:p>
              </table:table-cell>
              <table:table-cell office:value-type="float" office:value="13175">
                <text:p>13175</text:p>
              </table:table-cell>
              <table:table-cell office:value-type="float" office:value="129541">
                <text:p>129541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6923">
                <text:p>6923</text:p>
              </table:table-cell>
              <table:table-cell office:value-type="float" office:value="13385">
                <text:p>13385</text:p>
              </table:table-cell>
              <table:table-cell office:value-type="float" office:value="87672">
                <text:p>87672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8160">
                <text:p>8160</text:p>
              </table:table-cell>
              <table:table-cell office:value-type="float" office:value="15579">
                <text:p>15579</text:p>
              </table:table-cell>
              <table:table-cell office:value-type="float" office:value="89077">
                <text:p>89077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8033">
                <text:p>8033</text:p>
              </table:table-cell>
              <table:table-cell office:value-type="float" office:value="16334">
                <text:p>16334</text:p>
              </table:table-cell>
              <table:table-cell office:value-type="float" office:value="99701">
                <text:p>99701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7908">
                <text:p>7908</text:p>
              </table:table-cell>
              <table:table-cell office:value-type="float" office:value="16089">
                <text:p>16089</text:p>
              </table:table-cell>
              <table:table-cell office:value-type="float" office:value="98203">
                <text:p>98203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7785">
                <text:p>7785</text:p>
              </table:table-cell>
              <table:table-cell office:value-type="float" office:value="16482">
                <text:p>16482</text:p>
              </table:table-cell>
              <table:table-cell office:value-type="float" office:value="95794">
                <text:p>95794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7664">
                <text:p>7664</text:p>
              </table:table-cell>
              <table:table-cell office:value-type="float" office:value="16723">
                <text:p>16723</text:p>
              </table:table-cell>
              <table:table-cell office:value-type="float" office:value="93069">
                <text:p>93069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7545">
                <text:p>7545</text:p>
              </table:table-cell>
              <table:table-cell office:value-type="float" office:value="17179">
                <text:p>17179</text:p>
              </table:table-cell>
              <table:table-cell office:value-type="float" office:value="90422">
                <text:p>90422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7428">
                <text:p>7428</text:p>
              </table:table-cell>
              <table:table-cell office:value-type="float" office:value="17891">
                <text:p>17891</text:p>
              </table:table-cell>
              <table:table-cell office:value-type="float" office:value="87850">
                <text:p>87850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7313">
                <text:p>7313</text:p>
              </table:table-cell>
              <table:table-cell office:value-type="float" office:value="18717">
                <text:p>18717</text:p>
              </table:table-cell>
              <table:table-cell office:value-type="float" office:value="85352">
                <text:p>853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5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84d1" draw:fill-color="#0084d1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56cm" svg:height="14.832cm" xlink:href=".." xlink:type="simple" chart:class="chart:line" chart:style-name="ch1">
        <chart:title svg:x="14.067cm" svg:y="0.432cm" chart:style-name="ch2">
          <text:p>Hospitalizations (occupancy)</text:p>
        </chart:title>
        <chart:plot-area chart:style-name="ch3" table:cell-range-address="ResultsData.B35:ResultsData.B1000 ResultsData.H35:ResultsData.H1000" chart:data-source-has-labels="column" svg:x="1.125cm" svg:y="1.38cm" svg:width="31.003cm" svg:height="12.733cm">
          <chartooo:coordinate-region svg:x="2.118cm" svg:y="1.592cm" svg:width="30.01cm" svg:height="11.848cm"/>
          <chart:axis chart:dimension="x" chart:name="primary-x" chart:style-name="ch4" chartooo:axis-type="auto">
            <chartooo:date-scale chart:major-interval-value="1" chart:major-interval-unit="months"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H35:ResultsData.H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801.666666666667">
                <text:p>801.666666666667</text:p>
                <draw:g>
                  <svg:desc>ResultsData.H35:ResultsData.H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788.25">
                <text:p>788.2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792.8">
                <text:p>792.8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815.4">
                <text:p>815.4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811">
                <text:p>811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815.2">
                <text:p>815.2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841">
                <text:p>841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858.6">
                <text:p>858.6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875.6">
                <text:p>875.6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896.8">
                <text:p>896.8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922">
                <text:p>922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943.2">
                <text:p>943.2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974.2">
                <text:p>974.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989.6">
                <text:p>989.6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995.4">
                <text:p>995.4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1004.2">
                <text:p>1004.2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1001">
                <text:p>1001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997.2">
                <text:p>997.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989.2">
                <text:p>989.2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966.4">
                <text:p>966.4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937.4">
                <text:p>937.4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915.6">
                <text:p>915.6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885.2">
                <text:p>885.2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848">
                <text:p>848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819">
                <text:p>819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780.2">
                <text:p>780.2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737.2">
                <text:p>737.2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697.6">
                <text:p>697.6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655.2">
                <text:p>655.2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618.4">
                <text:p>618.4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594.4">
                <text:p>594.4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572">
                <text:p>572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557">
                <text:p>557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529.2">
                <text:p>529.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487.2">
                <text:p>487.2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465.4">
                <text:p>465.4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450.6">
                <text:p>450.6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428.4">
                <text:p>428.4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416.8">
                <text:p>416.8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413.6">
                <text:p>413.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410.2">
                <text:p>410.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407.6">
                <text:p>407.6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412.2">
                <text:p>412.2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418.2">
                <text:p>418.2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416.6">
                <text:p>416.6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412.2">
                <text:p>412.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406.2">
                <text:p>406.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92.2">
                <text:p>392.2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79.8">
                <text:p>379.8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364.6">
                <text:p>364.6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345.2">
                <text:p>345.2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324.6">
                <text:p>324.6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302.6">
                <text:p>302.6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288.8">
                <text:p>288.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275.6">
                <text:p>275.6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259.6">
                <text:p>259.6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242.8">
                <text:p>242.8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226.2">
                <text:p>226.2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208.4">
                <text:p>208.4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194.4">
                <text:p>194.4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189.2">
                <text:p>189.2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184.2">
                <text:p>184.2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183.4">
                <text:p>183.4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182.2">
                <text:p>182.2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180.2">
                <text:p>180.2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175.4">
                <text:p>175.4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172.8">
                <text:p>172.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70.8">
                <text:p>170.8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67.4">
                <text:p>167.4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40.4">
                <text:p>140.4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38.6">
                <text:p>138.6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136.4">
                <text:p>136.4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33.4">
                <text:p>133.4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30.6">
                <text:p>130.6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29.6">
                <text:p>129.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129.6">
                <text:p>129.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106.2">
                <text:p>106.2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96.4">
                <text:p>96.4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81.8">
                <text:p>81.8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80.4">
                <text:p>80.4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76.6">
                <text:p>76.6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71.8">
                <text:p>71.8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70.8">
                <text:p>70.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70.8">
                <text:p>70.8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74.4">
                <text:p>74.4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74.8">
                <text:p>74.8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73.8">
                <text:p>73.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72.4">
                <text:p>72.4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72.6">
                <text:p>72.6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73.2">
                <text:p>73.2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73.4">
                <text:p>73.4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72.4">
                <text:p>72.4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69.8">
                <text:p>69.8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67.4">
                <text:p>67.4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65.8">
                <text:p>65.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65.2">
                <text:p>65.2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62.2">
                <text:p>62.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60.8">
                <text:p>60.8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59.6">
                <text:p>59.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58.8">
                <text:p>58.8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58.4">
                <text:p>58.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58.2">
                <text:p>58.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59.8">
                <text:p>59.8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61.6">
                <text:p>61.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65.4">
                <text:p>65.4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71.6">
                <text:p>71.6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78.2">
                <text:p>78.2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91.4">
                <text:p>91.4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95.4">
                <text:p>95.4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97.4">
                <text:p>97.4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103.4">
                <text:p>103.4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110.6">
                <text:p>110.6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21.6">
                <text:p>121.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32.2">
                <text:p>132.2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50.6">
                <text:p>150.6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70.8">
                <text:p>170.8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89.8">
                <text:p>189.8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211.4">
                <text:p>211.4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237.6">
                <text:p>237.6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255.6">
                <text:p>255.6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268.8">
                <text:p>268.8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283.2">
                <text:p>283.2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296.2">
                <text:p>296.2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305.4">
                <text:p>305.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323.8">
                <text:p>323.8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343.6">
                <text:p>343.6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363.2">
                <text:p>363.2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432.2">
                <text:p>432.2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501.6">
                <text:p>501.6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536.2">
                <text:p>536.2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561.4">
                <text:p>561.4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578.6">
                <text:p>578.6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605.6">
                <text:p>605.6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646.8">
                <text:p>646.8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719.6">
                <text:p>719.6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743.6">
                <text:p>743.6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745.8">
                <text:p>745.8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731.8">
                <text:p>731.8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707">
                <text:p>707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681">
                <text:p>681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664.2">
                <text:p>664.2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684.2">
                <text:p>684.2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745.8">
                <text:p>745.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850.8">
                <text:p>850.8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975.8">
                <text:p>975.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128.2">
                <text:p>1128.2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271.2">
                <text:p>1271.2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380.2">
                <text:p>1380.2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456.4">
                <text:p>1456.4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534.4">
                <text:p>1534.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589.4">
                <text:p>1589.4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628">
                <text:p>1628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699.6">
                <text:p>1699.6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780.6">
                <text:p>1780.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856.8">
                <text:p>1856.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944.6">
                <text:p>1944.6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2113.8">
                <text:p>2113.8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2211.6">
                <text:p>2211.6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2327.4">
                <text:p>2327.4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2479.2">
                <text:p>2479.2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2670.6">
                <text:p>2670.6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2861">
                <text:p>2861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3121.8">
                <text:p>3121.8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3411">
                <text:p>3411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3541">
                <text:p>3541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3666">
                <text:p>36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2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cm" svg:height="14.878cm" xlink:href=".." xlink:type="simple" chart:class="chart:line" chart:style-name="ch1">
        <chart:title svg:x="14.197cm" svg:y="0.433cm" chart:style-name="ch2">
          <text:p>Test Positivity (percentage)</text:p>
        </chart:title>
        <chart:plot-area chart:style-name="ch3" table:cell-range-address="ResultsData.B35:ResultsData.B1000 ResultsData.J35:ResultsData.J1000" chart:data-source-has-labels="column" svg:x="1.12cm" svg:y="1.404cm" svg:width="30.879cm" svg:height="12.755cm">
          <chartooo:coordinate-region svg:x="1.892cm" svg:y="1.617cm" svg:width="30.107cm" svg:height="11.869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J35:ResultsData.J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4.77333333333333">
                <text:p>4.77333333333333</text:p>
                <draw:g>
                  <svg:desc>ResultsData.J35:ResultsData.J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4.3475">
                <text:p>4.347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4.146">
                <text:p>4.146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4.052">
                <text:p>4.05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3.938">
                <text:p>3.938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4.024">
                <text:p>4.024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3.696">
                <text:p>3.696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2.976">
                <text:p>2.976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3.232">
                <text:p>3.232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3.222">
                <text:p>3.222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3.028">
                <text:p>3.028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.92">
                <text:p>2.9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3.018">
                <text:p>3.018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.724">
                <text:p>2.724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2.326">
                <text:p>2.326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.208">
                <text:p>2.208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.222">
                <text:p>2.22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1.992">
                <text:p>1.992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1.306">
                <text:p>1.306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1.092">
                <text:p>1.092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0.734">
                <text:p>0.734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0.814">
                <text:p>0.814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0.848">
                <text:p>0.848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0.834">
                <text:p>0.834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0.994">
                <text:p>0.994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.058">
                <text:p>1.058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1.182">
                <text:p>1.182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1.204">
                <text:p>1.204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.116">
                <text:p>1.116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1.012">
                <text:p>1.01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0.968">
                <text:p>0.968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0.832">
                <text:p>0.832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0.804">
                <text:p>0.804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0.834">
                <text:p>0.834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0.746">
                <text:p>0.746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0.676">
                <text:p>0.676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0.542">
                <text:p>0.54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0.584">
                <text:p>0.584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0.662">
                <text:p>0.66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0.576">
                <text:p>0.576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0.486">
                <text:p>0.486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0.458">
                <text:p>0.458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0.414">
                <text:p>0.414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0.256">
                <text:p>0.256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0.268">
                <text:p>0.26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0.292">
                <text:p>0.292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0.254">
                <text:p>0.254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0.194">
                <text:p>0.19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0.138">
                <text:p>0.138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0.096">
                <text:p>0.096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0.182">
                <text:p>0.18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0.354">
                <text:p>0.354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0.376">
                <text:p>0.376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0.368">
                <text:p>0.368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0.346">
                <text:p>0.346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0.298">
                <text:p>0.298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0.266">
                <text:p>0.266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.406">
                <text:p>0.406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0.402">
                <text:p>0.402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0.276">
                <text:p>0.276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0.506">
                <text:p>0.506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0.766">
                <text:p>0.766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0.964">
                <text:p>0.964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0.902">
                <text:p>0.902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0.486">
                <text:p>0.48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0.656">
                <text:p>0.65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0.712">
                <text:p>0.712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0.724">
                <text:p>0.724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0.844">
                <text:p>0.844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0.894">
                <text:p>0.894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0.706">
                <text:p>0.70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.724">
                <text:p>0.724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0.712">
                <text:p>0.712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0.662">
                <text:p>0.662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0.626">
                <text:p>0.62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0.708">
                <text:p>0.708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0.574">
                <text:p>0.574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0.526">
                <text:p>0.526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0.532">
                <text:p>0.532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0.492">
                <text:p>0.492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0.482">
                <text:p>0.482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0.562">
                <text:p>0.562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0.546">
                <text:p>0.546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0.536">
                <text:p>0.536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0.572">
                <text:p>0.572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0.556">
                <text:p>0.556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0.714">
                <text:p>0.714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0.792">
                <text:p>0.792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1.388">
                <text:p>1.388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1.494">
                <text:p>1.494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1.482">
                <text:p>1.482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1.548">
                <text:p>1.548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1.434">
                <text:p>1.434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1.224">
                <text:p>1.224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1.114">
                <text:p>1.114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.132">
                <text:p>1.13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.186">
                <text:p>1.18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1.444">
                <text:p>1.44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1.452">
                <text:p>1.45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1.774">
                <text:p>1.774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1.732">
                <text:p>1.732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1.738">
                <text:p>1.738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1.754">
                <text:p>1.754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2.004">
                <text:p>2.004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2.484">
                <text:p>2.484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3.146">
                <text:p>3.14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3.748">
                <text:p>3.748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4.576">
                <text:p>4.576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5.086">
                <text:p>5.086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4.912">
                <text:p>4.912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5.29">
                <text:p>5.29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5.632">
                <text:p>5.632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5.33">
                <text:p>5.33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5.376">
                <text:p>5.376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5.768">
                <text:p>5.768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5.46">
                <text:p>5.46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5.142">
                <text:p>5.142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5.362">
                <text:p>5.362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5.902">
                <text:p>5.902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5.806">
                <text:p>5.806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6.312">
                <text:p>6.312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7.048">
                <text:p>7.048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6.996">
                <text:p>6.996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6.594">
                <text:p>6.59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7.128">
                <text:p>7.128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6.93">
                <text:p>6.93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7.054">
                <text:p>7.054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7.62">
                <text:p>7.6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8.58">
                <text:p>8.58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8.362">
                <text:p>8.362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8.324">
                <text:p>8.324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8.19">
                <text:p>8.19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8.054">
                <text:p>8.054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7.808">
                <text:p>7.808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8.384">
                <text:p>8.384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9.546">
                <text:p>9.54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9.48">
                <text:p>9.4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9.284">
                <text:p>9.284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9.558">
                <text:p>9.558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9.514">
                <text:p>9.514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9.252">
                <text:p>9.252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10.468">
                <text:p>10.468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11.922">
                <text:p>11.922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11.466">
                <text:p>11.466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11.148">
                <text:p>11.148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11.098">
                <text:p>11.09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10.624">
                <text:p>10.624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9.848">
                <text:p>9.84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0.922">
                <text:p>10.922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2.174">
                <text:p>12.174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1.974">
                <text:p>11.974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1.398">
                <text:p>11.398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1.944">
                <text:p>11.94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1.954">
                <text:p>11.954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2.024">
                <text:p>12.024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3.18">
                <text:p>13.18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4.536">
                <text:p>14.53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5.02">
                <text:p>15.02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4.742">
                <text:p>14.742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4.826">
                <text:p>14.826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4.804">
                <text:p>14.804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5.006">
                <text:p>15.006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6.51">
                <text:p>16.51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7.576">
                <text:p>17.576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7.482">
                <text:p>17.482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7.318">
                <text:p>17.318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8.194">
                <text:p>18.194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8.284">
                <text:p>18.284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8.4175">
                <text:p>18.4175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9.66">
                <text:p>19.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5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c5000b" draw:fill-color="#c5000b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  <style:style style:name="gr1" style:family="graphic">
      <style:graphic-properties svg:stroke-color="#000000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chart>
      <chart:chart svg:width="33.789cm" svg:height="14.824cm" xlink:href=".." xlink:type="simple" chart:class="chart:line" chart:style-name="ch1">
        <chart:title svg:x="13.424cm" svg:y="0.432cm" chart:style-name="ch2">
          <text:p>Effective Reproduction Rate (R-eff)</text:p>
        </chart:title>
        <chart:plot-area chart:style-name="ch3" table:cell-range-address="ResultsData.B35:ResultsData.B1000 ResultsData.AA35:ResultsData.AA1000" chart:data-source-has-labels="column" svg:x="1.098cm" svg:y="1.352cm" svg:width="31.338cm" svg:height="12.752cm">
          <chartooo:coordinate-region svg:x="1.869cm" svg:y="1.564cm" svg:width="30.567cm" svg:height="11.867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AA35:ResultsData.AA1000" chart:class="chart:line">
            <chart:data-point chart:repeated="966"/>
          </chart:series>
          <chart:wall chart:style-name="ch8"/>
          <chart:floor chart:style-name="ch9"/>
        </chart:plot-area>
        <draw:line draw:style-name="gr1" draw:text-style-name="P1" svg:x1="1.869cm" svg:y1="9.441cm" svg:x2="32.436cm" svg:y2="9.441cm">
          <text:p/>
        </draw:line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A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0.777990880448607">
                <text:p>0.777990880448607</text:p>
                <draw:g>
                  <svg:desc>ResultsData.AA35:ResultsData.AA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1.09226823733647">
                <text:p>1.09226823733647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0.908060444444444">
                <text:p>0.908060444444444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0.79982666015625">
                <text:p>0.79982666015625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1.07224489795918">
                <text:p>1.07224489795918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0.949972946807485">
                <text:p>0.949972946807485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0.930170323151481">
                <text:p>0.930170323151481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1.03438911818693">
                <text:p>1.03438911818693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1.12178724333419">
                <text:p>1.12178724333419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1.0111112328903">
                <text:p>1.0111112328903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0.808350694444445">
                <text:p>0.808350694444445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0.938230242394988">
                <text:p>0.938230242394988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0.959898222006302">
                <text:p>0.959898222006302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0.635450282529672">
                <text:p>0.63545028252967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0.731603740174093">
                <text:p>0.731603740174093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1.02642659279778">
                <text:p>1.02642659279778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0.920059028941823">
                <text:p>0.920059028941823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0.778905415335024">
                <text:p>0.778905415335024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0.581984740857155">
                <text:p>0.581984740857155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0.897364995877245">
                <text:p>0.897364995877245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0.651517928499121">
                <text:p>0.651517928499121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0.637031411841358">
                <text:p>0.637031411841358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0.914994675874359">
                <text:p>0.914994675874359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0.866579606401384">
                <text:p>0.866579606401384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0.681224303853865">
                <text:p>0.681224303853865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0.872951872770511">
                <text:p>0.872951872770511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0.961883070764463">
                <text:p>0.961883070764463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0.840417444995022">
                <text:p>0.840417444995022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0.6835140625">
                <text:p>0.6835140625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0.92146694214876">
                <text:p>0.92146694214876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0.935733375549316">
                <text:p>0.93573337554931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.06938100730488">
                <text:p>1.06938100730488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0.91883241">
                <text:p>0.91883241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0.94464803078316">
                <text:p>0.94464803078316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0.834492669753086">
                <text:p>0.834492669753086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0.864226382325142">
                <text:p>0.86422638232514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0.783694937541091">
                <text:p>0.783694937541091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0.959253540039062">
                <text:p>0.959253540039062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1.34315475206612">
                <text:p>1.34315475206612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0.943938809824614">
                <text:p>0.943938809824614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0.887851871141975">
                <text:p>0.887851871141975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1.063125">
                <text:p>1.063125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0.878310924945216">
                <text:p>0.87831092494521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0.740695962310964">
                <text:p>0.740695962310964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1.07783996786042">
                <text:p>1.07783996786042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0.7285640625">
                <text:p>0.7285640625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0.755636516583881">
                <text:p>0.755636516583881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0.710763609594944">
                <text:p>0.710763609594944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0.311160866899524">
                <text:p>0.311160866899524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0.70875625">
                <text:p>0.70875625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0.694866457612457">
                <text:p>0.694866457612457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0.549086828512397">
                <text:p>0.549086828512397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0.905636111111111">
                <text:p>0.905636111111111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743622448979592">
                <text:p>0.743622448979592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0.938125">
                <text:p>0.938125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0.635308641975309">
                <text:p>0.635308641975309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0.720332484384295">
                <text:p>0.720332484384295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0.744309972299169">
                <text:p>0.744309972299169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0.821465085872934">
                <text:p>0.821465085872934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0.561983506944445">
                <text:p>0.561983506944445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0.869178722993827">
                <text:p>0.869178722993827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0.822401033057851">
                <text:p>0.822401033057851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843418367346939">
                <text:p>0.843418367346939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0.63105625">
                <text:p>0.63105625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0.704375308641975">
                <text:p>0.704375308641975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0.703125">
                <text:p>0.703125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1.03473034972299">
                <text:p>1.03473034972299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0.853913175207756">
                <text:p>0.853913175207756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1.530947265625">
                <text:p>1.530947265625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1.08163131925208">
                <text:p>1.0816313192520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.8064">
                <text:p>0.8064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.02090277777778">
                <text:p>1.0209027777777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.3453515625">
                <text:p>1.3453515625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1.24204444444444">
                <text:p>1.24204444444444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.40216944444444">
                <text:p>1.40216944444444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1.41098465236686">
                <text:p>1.41098465236686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.25883639268728">
                <text:p>1.25883639268728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.08444444444444">
                <text:p>1.08444444444444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.16760177777778">
                <text:p>1.16760177777778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0.87150625">
                <text:p>0.87150625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.03233469398789">
                <text:p>1.03233469398789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.18567978515625">
                <text:p>1.18567978515625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.28082840236686">
                <text:p>1.2808284023668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0.898754325259516">
                <text:p>0.89875432525951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.14923611111111">
                <text:p>1.14923611111111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.09201749330756">
                <text:p>1.09201749330756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0.654384765625">
                <text:p>0.65438476562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0.906003305785124">
                <text:p>0.906003305785124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1.18533953287197">
                <text:p>1.18533953287197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0.704940166493236">
                <text:p>0.70494016649323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.64850020661157">
                <text:p>0.64850020661157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0.913725">
                <text:p>0.913725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1.18533953287197">
                <text:p>1.18533953287197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0.752822265625">
                <text:p>0.752822265625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0.775377777777778">
                <text:p>0.775377777777778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0.585133544590312">
                <text:p>0.585133544590312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1.16453402777778">
                <text:p>1.1645340277777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1.0338350591716">
                <text:p>1.0338350591716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0.755821487603306">
                <text:p>0.755821487603306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.4545179584121">
                <text:p>2.4545179584121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1.43363727334105">
                <text:p>1.43363727334105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0.645604191438763">
                <text:p>0.645604191438763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0.747143467598098">
                <text:p>0.74714346759809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.5209596526465">
                <text:p>2.5209596526465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1.505703515625">
                <text:p>1.505703515625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1.06468024985128">
                <text:p>1.06468024985128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0.984950208085612">
                <text:p>0.984950208085612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0.978627511053441">
                <text:p>0.978627511053441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1.52567552354601">
                <text:p>1.52567552354601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1.0219515625">
                <text:p>1.0219515625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1.9569347107438">
                <text:p>1.9569347107438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1.10443529757805">
                <text:p>1.10443529757805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1.088725">
                <text:p>1.088725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1.12641684027778">
                <text:p>1.1264168402777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1.83009024">
                <text:p>1.83009024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1.85437328532236">
                <text:p>1.85437328532236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1.8160350625">
                <text:p>1.8160350625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1.68619584120983">
                <text:p>1.68619584120983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1.55316115722656">
                <text:p>1.55316115722656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.078461">
                <text:p>1.078461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.54786150173611">
                <text:p>1.54786150173611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.65552141698215">
                <text:p>1.65552141698215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1.13538797061524">
                <text:p>1.13538797061524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1.3144">
                <text:p>1.314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1.3071792384523">
                <text:p>1.3071792384523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1.34790835698834">
                <text:p>1.34790835698834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1.26839525473207">
                <text:p>1.26839525473207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1.1738690468675">
                <text:p>1.1738690468675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1.14133649561062">
                <text:p>1.14133649561062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1.5845158398841">
                <text:p>1.5845158398841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1.18760850694444">
                <text:p>1.18760850694444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1.29444525272643">
                <text:p>1.29444525272643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1.25844979380126">
                <text:p>1.25844979380126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1.27286637852045">
                <text:p>1.27286637852045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1.34755222058996">
                <text:p>1.34755222058996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1.28981107777756">
                <text:p>1.28981107777756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1.25827540817901">
                <text:p>1.25827540817901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1.06640234185818">
                <text:p>1.06640234185818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.11059659737024">
                <text:p>1.11059659737024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.19631768333203">
                <text:p>1.19631768333203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.27099044586736">
                <text:p>1.27099044586736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.12822633500827">
                <text:p>1.12822633500827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.17784254321309">
                <text:p>1.17784254321309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1.1934359343436">
                <text:p>1.1934359343436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1.128975592959">
                <text:p>1.128975592959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.2912312558012">
                <text:p>1.2912312558012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.17970196521089">
                <text:p>1.17970196521089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.19998706238053">
                <text:p>1.19998706238053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.21582436968856">
                <text:p>1.21582436968856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.17503896348999">
                <text:p>1.17503896348999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1.20946410179224">
                <text:p>1.20946410179224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1.13401694377711">
                <text:p>1.13401694377711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1.17645409467385">
                <text:p>1.17645409467385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1.18057241413311">
                <text:p>1.18057241413311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1.20779124031731">
                <text:p>1.20779124031731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1.24911560381774">
                <text:p>1.24911560381774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1.25693534635208">
                <text:p>1.25693534635208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1.04685603767933">
                <text:p>1.04685603767933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0.937372495117763">
                <text:p>0.937372495117763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0.851676173130432">
                <text:p>0.851676173130432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1.0627494843535">
                <text:p>1.0627494843535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0.83995015096497">
                <text:p>0.83995015096497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0.699858006936225">
                <text:p>0.699858006936225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0.949375173611111">
                <text:p>0.949375173611111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1.02813934707824">
                <text:p>1.02813934707824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1.01252683909784">
                <text:p>1.01252683909784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0.980878016793386">
                <text:p>0.980878016793386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0.915262726958585">
                <text:p>0.915262726958585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1.03461150091533">
                <text:p>1.03461150091533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1.23988340599815">
                <text:p>1.23988340599815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1.30114937649333">
                <text:p>1.30114937649333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1.08237776564724">
                <text:p>1.08237776564724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0.902150051652893">
                <text:p>0.902150051652893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1.23988340599815">
                <text:p>1.23988340599815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.19866795344341">
                <text:p>1.19866795344341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.39846231740296">
                <text:p>1.39846231740296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.16326415938693">
                <text:p>1.16326415938693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.29402094032355">
                <text:p>1.29402094032355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.11630852778594">
                <text:p>1.1163085277859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.09474274310258">
                <text:p>1.09474274310258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.02958585660133">
                <text:p>1.02958585660133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.04054226452937">
                <text:p>1.04054226452937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0.926844114332761">
                <text:p>0.926844114332761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.02255122321731">
                <text:p>1.02255122321731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.15677207495999">
                <text:p>1.15677207495999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.11621308329048">
                <text:p>1.11621308329048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.02694630498075">
                <text:p>1.02694630498075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0.863535663419304">
                <text:p>0.863535663419304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.17110547675034">
                <text:p>1.17110547675034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0.942610664181332">
                <text:p>0.942610664181332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0.868951843622692">
                <text:p>0.868951843622692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37">
      <style:chart-properties chart:display-label="true" chart:logarithmic="false" chart:minimum="4392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56cm" svg:height="14.805cm" xlink:href=".." xlink:type="simple" chart:class="chart:line" chart:style-name="ch1">
        <chart:title svg:x="13.828cm" svg:y="0.432cm" chart:style-name="ch2">
          <text:p>Deployed Test Capacity (Daily)</text:p>
        </chart:title>
        <chart:plot-area chart:style-name="ch3" table:cell-range-address="ResultsData.B35:ResultsData.B1000 ResultsData.I35:ResultsData.I1000" chart:data-source-has-labels="column" svg:x="1.125cm" svg:y="1.404cm" svg:width="31.268cm" svg:height="12.681cm">
          <chartooo:coordinate-region svg:x="2.303cm" svg:y="1.617cm" svg:width="30.09cm" svg:height="11.795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I35:ResultsData.I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1921.66666666667">
                <text:p>1921.66666666667</text:p>
                <draw:g>
                  <svg:desc>ResultsData.I35:ResultsData.I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2019">
                <text:p>2019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2105.6">
                <text:p>2105.6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2146.2">
                <text:p>2146.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2312.6">
                <text:p>2312.6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2222.4">
                <text:p>2222.4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2297.8">
                <text:p>2297.8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2379.6">
                <text:p>2379.6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2548.8">
                <text:p>2548.8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2690.6">
                <text:p>2690.6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2584.6">
                <text:p>2584.6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2356.4">
                <text:p>2356.4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2409.8">
                <text:p>2409.8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430">
                <text:p>2430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2565.2">
                <text:p>2565.2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785.2">
                <text:p>2785.2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2967.6">
                <text:p>2967.6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731.6">
                <text:p>2731.6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521.2">
                <text:p>2521.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2480.8">
                <text:p>2480.8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2897">
                <text:p>2897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3409.6">
                <text:p>3409.6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3860">
                <text:p>3860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4540">
                <text:p>4540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4686">
                <text:p>4686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4136.6">
                <text:p>4136.6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3888.4">
                <text:p>3888.4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3796">
                <text:p>3796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3852.8">
                <text:p>3852.8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4083.6">
                <text:p>4083.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3748.6">
                <text:p>3748.6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3087.8">
                <text:p>3087.8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3098.4">
                <text:p>3098.4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3216.4">
                <text:p>3216.4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4132.8">
                <text:p>4132.8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4403.4">
                <text:p>4403.4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4845.6">
                <text:p>4845.6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4378">
                <text:p>4378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3750.4">
                <text:p>3750.4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2831.8">
                <text:p>2831.8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2950.2">
                <text:p>2950.2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3445.4">
                <text:p>3445.4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3788.6">
                <text:p>3788.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3943.4">
                <text:p>3943.4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3601">
                <text:p>3601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3191.6">
                <text:p>3191.6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2284">
                <text:p>2284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2466.4">
                <text:p>2466.4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3325.2">
                <text:p>3325.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3777.6">
                <text:p>3777.6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4046.6">
                <text:p>4046.6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835.4">
                <text:p>3835.4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714.8">
                <text:p>3714.8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3016.6">
                <text:p>3016.6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3078.8">
                <text:p>3078.8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3293.4">
                <text:p>3293.4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3854.8">
                <text:p>3854.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3537.6">
                <text:p>3537.6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2916.2">
                <text:p>2916.2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3094">
                <text:p>309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3085.8">
                <text:p>3085.8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3129.8">
                <text:p>3129.8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3544.6">
                <text:p>3544.6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3899.6">
                <text:p>3899.6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3195.2">
                <text:p>3195.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2652.6">
                <text:p>2652.6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2405.8">
                <text:p>2405.8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2405.8">
                <text:p>2405.8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2146">
                <text:p>2146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2429.6">
                <text:p>2429.6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2466.6">
                <text:p>2466.6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2491.8">
                <text:p>2491.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963.2">
                <text:p>1963.2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2138.8">
                <text:p>2138.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885.4">
                <text:p>1885.4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2086.8">
                <text:p>2086.8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925.8">
                <text:p>1925.8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2129">
                <text:p>2129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666.6">
                <text:p>1666.6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458.6">
                <text:p>1458.6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413">
                <text:p>1413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1218.8">
                <text:p>1218.8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289.4">
                <text:p>1289.4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427.4">
                <text:p>1427.4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488.4">
                <text:p>1488.4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1373.6">
                <text:p>1373.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351.2">
                <text:p>1351.2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429.6">
                <text:p>1429.6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1482.4">
                <text:p>1482.4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1664.8">
                <text:p>1664.8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1914.4">
                <text:p>1914.4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2297.6">
                <text:p>2297.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2177">
                <text:p>2177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2039.6">
                <text:p>2039.6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2047.8">
                <text:p>2047.8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2197.4">
                <text:p>2197.4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2401.6">
                <text:p>2401.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2720.6">
                <text:p>2720.6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3144.8">
                <text:p>3144.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3119">
                <text:p>3119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2823.8">
                <text:p>2823.8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718.4">
                <text:p>2718.4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2557.6">
                <text:p>2557.6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2521.8">
                <text:p>2521.8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2860.8">
                <text:p>2860.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951.6">
                <text:p>2951.6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2703.2">
                <text:p>2703.2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2334.2">
                <text:p>2334.2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2189">
                <text:p>2189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1931.8">
                <text:p>1931.8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2094">
                <text:p>2094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2295">
                <text:p>2295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2528">
                <text:p>2528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2510.4">
                <text:p>2510.4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2182.6">
                <text:p>2182.6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2177.8">
                <text:p>2177.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2221.6">
                <text:p>2221.6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2383">
                <text:p>2383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2605">
                <text:p>2605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3029.8">
                <text:p>3029.8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2915.2">
                <text:p>2915.2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2773.2">
                <text:p>2773.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2884.8">
                <text:p>2884.8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2878.8">
                <text:p>2878.8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2964.6">
                <text:p>2964.6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2795.8">
                <text:p>2795.8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2736.2">
                <text:p>2736.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2287.8">
                <text:p>2287.8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2072.6">
                <text:p>2072.6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2327.2">
                <text:p>2327.2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2777.6">
                <text:p>2777.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3510.6">
                <text:p>3510.6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3868">
                <text:p>3868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4765.6">
                <text:p>4765.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4616.6">
                <text:p>4616.6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4228.6">
                <text:p>4228.6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4577.2">
                <text:p>4577.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5431.4">
                <text:p>5431.4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5573.6">
                <text:p>5573.6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6417">
                <text:p>6417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8011.6">
                <text:p>8011.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8778.6">
                <text:p>8778.6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8419.8">
                <text:p>8419.8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8668.6">
                <text:p>8668.6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9070">
                <text:p>9070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9444.4">
                <text:p>9444.4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9527.8">
                <text:p>9527.8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0150.2">
                <text:p>10150.2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0746">
                <text:p>10746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0455.8">
                <text:p>10455.8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0093.8">
                <text:p>10093.8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0201.8">
                <text:p>10201.8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10744.2">
                <text:p>10744.2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10982.2">
                <text:p>10982.2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11627">
                <text:p>11627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11666">
                <text:p>11666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10391.8">
                <text:p>10391.8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10774.8">
                <text:p>10774.8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10663">
                <text:p>10663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10510.8">
                <text:p>10510.8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10862.8">
                <text:p>10862.8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11675.4">
                <text:p>11675.4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10396.2">
                <text:p>10396.2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9414.6">
                <text:p>9414.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9424.8">
                <text:p>9424.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9462.8">
                <text:p>9462.8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9927">
                <text:p>9927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10748.8">
                <text:p>10748.8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10932.8">
                <text:p>10932.8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9984.2">
                <text:p>9984.2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8729.6">
                <text:p>8729.6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8196">
                <text:p>8196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8253.6">
                <text:p>8253.6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8894.8">
                <text:p>8894.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9953.8">
                <text:p>9953.8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10854.6">
                <text:p>10854.6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0614.8">
                <text:p>10614.8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9747">
                <text:p>9747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9446">
                <text:p>9446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9250.6">
                <text:p>9250.6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9169.4">
                <text:p>9169.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0058.2">
                <text:p>10058.2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0633">
                <text:p>10633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0631.6">
                <text:p>10631.6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9749.6">
                <text:p>9749.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9612.8">
                <text:p>9612.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0290.8">
                <text:p>10290.8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1017">
                <text:p>11017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1481">
                <text:p>11481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4001">
                <text:p>14001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4180.4">
                <text:p>14180.4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3250.2">
                <text:p>13250.2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3643.8">
                <text:p>13643.8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4300.2">
                <text:p>14300.2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3641.4">
                <text:p>13641.4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4952">
                <text:p>14952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5762.5">
                <text:p>15762.5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5818">
                <text:p>158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